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04"/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07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8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103">
      <style:table-cell-properties fo:background-color="transparent"/>
    </style:style>
    <style:style style:name="ce21" style:family="table-cell" style:parent-style-name="Default" style:data-style-name="N108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10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110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table:formula="of:=[.A1]/0.00008382" office:value-type="float" office:value="6144118.34884276" calcext:value-type="float">
            <text:p>6144118,34884276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D1]/0.00008382" office:value-type="float" office:value="6144118.34884276" calcext:value-type="float">
            <text:p>6144118,34884276</text:p>
          </table:table-cell>
          <table:table-cell table:style-name="ce3" table:formula="of:=MOD([.D1];3)" office:value-type="float" office:value="2" calcext:value-type="float">
            <text:p>2</text:p>
          </table:table-cell>
          <table:table-cell table:style-name="ce1" table:formula="of:=48000000/[.E1]" office:value-type="float" office:value="7.81234951456311" calcext:value-type="float">
            <text:p>7,81</text:p>
          </table:table-cell>
        </table:table-row>
        <table:table-row table:style-name="ro1">
          <table:table-cell table:formula="of:=[.A1]-[.A3]" office:value-type="float" office:value="35" calcext:value-type="float">
            <text:p>35</text:p>
          </table:table-cell>
          <table:table-cell table:style-name="ce2" table:formula="of:=[.A2]/[.B1]/0.000001" office:value-type="float" office:value="5.69650485436893" calcext:value-type="float">
            <text:p>5,70 us</text:p>
          </table:table-cell>
          <table:table-cell/>
          <table:table-cell table:formula="of:=[.D1]-[.D3]" office:value-type="float" office:value="35" calcext:value-type="float">
            <text:p>35</text:p>
          </table:table-cell>
          <table:table-cell table:style-name="ce2" table:formula="of:=[.D2]/[.E1]/0.000001" office:value-type="float" office:value="5.69650485436893" calcext:value-type="float">
            <text:p>5,70 us</text:p>
          </table:table-cell>
          <table:table-cell table:style-name="ce2"/>
          <table:table-cell/>
        </table:table-row>
        <table:table-row table:style-name="ro1">
          <table:table-cell table:formula="of:=[.B3]*[.A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E3]*[.D4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]/[.E1]" office:value-type="float" office:value="0.01668018" calcext:value-type="float">
            <text:p>0,0166801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5]" office:value-type="float" office:value="59.9513914118433" calcext:value-type="float">
            <text:p>59,95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formula="of:=480+[.A2]/2" office:value-type="float" office:value="497.5" calcext:value-type="float">
            <text:p>497,5</text:p>
          </table:table-cell>
          <table:table-cell table:number-columns-repeated="2"/>
          <table:table-cell table:formula="of:=480+[.D2]/2" office:value-type="float" office:value="497.5" calcext:value-type="float">
            <text:p>497,5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6000000" calcext:value-type="float">
            <text:p>6000000</text:p>
          </table:table-cell>
          <table:table-cell table:style-name="ce3" table:formula="of:=MOD([.D12];3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2]-[.D14]" office:value-type="float" office:value="24" calcext:value-type="float">
            <text:p>24</text:p>
          </table:table-cell>
          <table:table-cell table:style-name="ce2" table:formula="of:=[.D13]/[.E12]/0.000001" office:value-type="float" office:value="4" calcext:value-type="float">
            <text:p>4,00 us</text:p>
          </table:table-cell>
          <table:table-cell table:style-name="ce2"/>
          <table:table-cell/>
        </table:table-row>
        <table:table-row table:style-name="ro1">
          <table:table-cell table:number-columns-repeated="3"/>
          <table:table-cell table:formula="of:=[.E14]*[.D15]"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199*[.D12]/[.E12]" office:value-type="float" office:value="0.016716" calcext:value-type="float">
            <text:p>0,0167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table:formula="of:=1/[.E16]" office:value-type="float" office:value="59.8229241445322" calcext:value-type="float">
            <text:p>59,82</text:p>
          </table:table-cell>
          <table:table-cell table:style-name="ce5" office:value-type="string" calcext:value-type="string">
            <text:p>FPS</text:p>
          </table:table-cell>
          <table:table-cell/>
        </table:table-row>
        <table:table-row table:style-name="ro1">
          <table:table-cell table:number-columns-repeated="3"/>
          <table:table-cell table:formula="of:=480+[.D13]/2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formula="of:=83.82-5" office:value-type="float" office:value="78.82" calcext:value-type="float">
            <text:p>78,82</text:p>
          </table:table-cell>
          <table:table-cell table:number-columns-repeated="6"/>
        </table:table-row>
        <table:table-row table:style-name="ro1">
          <table:table-cell table:formula="of:=[.A20]/160" office:value-type="float" office:value="0.492625" calcext:value-type="float">
            <text:p>0,492625</text:p>
          </table:table-cell>
          <table:table-cell office:value-type="string" calcext:value-type="string">
            <text:p>us/pixel</text:p>
          </table:table-cell>
          <table:table-cell table:number-columns-repeated="5"/>
        </table:table-row>
        <table:table-row table:style-name="ro1">
          <table:table-cell table:style-name="ce1" table:formula="of:=1/[.A21]" office:value-type="float" office:value="2.02994163917787" calcext:value-type="float">
            <text:p>2,03</text:p>
          </table:table-cell>
          <table:table-cell office:value-type="string" calcext:value-type="string">
            <text:p>MHz</text:p>
          </table:table-cell>
          <table:table-cell table:formula="of:=[.A22]*2" office:value-type="float" office:value="4.05988327835574" calcext:value-type="float">
            <text:p>4,0598832783557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22]*3" office:value-type="float" office:value="6.08982491753361" calcext:value-type="float">
            <text:p>6,08982491753361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9]*0.000001*[.B1]" office:value-type="float" office:value="484" calcext:value-type="float">
            <text:p>484</text:p>
          </table:table-cell>
          <table:table-cell table:formula="of:=[.B28]+[.A28]"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table:formula="of:=[.A28]/[.B1]*1000000" office:value-type="float" office:value="5.04547572815534" calcext:value-type="float">
            <text:p>5,04547572815534</text:p>
          </table:table-cell>
          <table:table-cell table:formula="of:=83.82-[.A29]" office:value-type="float" office:value="78.7745242718447" calcext:value-type="float">
            <text:p>78,7745242718447</text:p>
          </table:table-cell>
          <table:table-cell table:number-columns-repeated="5"/>
        </table:table-row>
      </table:table>
      <table:table table:name="Hoja1_2" table:style-name="ta1">
        <table:table-column table:style-name="co2" table:default-cell-style-name="ce18"/>
        <table:table-column table:style-name="co1" table:number-columns-repeated="10" table:default-cell-style-name="ce21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w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6" office:value-type="string" calcext:value-type="string">
            <text:p>h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table:number-columns-repeated="4"/>
          <table:table-cell table:style-name="Default" table:number-columns-repeated="5"/>
          <table:table-cell/>
          <table:table-cell office:value-type="string" calcext:value-type="string">
            <text:p>Pxl cloc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16"/>
          <table:table-cell table:style-name="ce19" office:value-type="float" office:value="59.950237" calcext:value-type="float">
            <text:p>59,950</text:p>
          </table:table-cell>
          <table:table-cell table:style-name="ce22" office:value-type="string" calcext:value-type="string">
            <text:p>Hz</text:p>
          </table:table-cell>
          <table:table-cell table:style-name="ce16" table:number-columns-repeated="3"/>
          <table:table-cell table:style-name="Default" table:number-columns-repeated="5"/>
          <table:table-cell/>
          <table:table-cell office:value-type="string" calcext:value-type="string">
            <text:p>6 MHz</text:p>
          </table:table-cell>
          <table:table-cell office:value-type="float" office:value="382" calcext:value-type="float">
            <text:p>382</text:p>
          </table:table-cell>
          <table:table-cell office:value-type="float" office:value="262" calcext:value-type="float">
            <text:p>262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table:style-name="ce16"/>
          <table:table-cell table:style-name="ce18" table:number-columns-repeated="2"/>
          <table:table-cell table:style-name="ce16" table:number-columns-repeated="3"/>
          <table:table-cell table:style-name="Default" table:number-columns-repeated="5"/>
          <table:table-cell/>
          <table:table-cell office:value-type="string" calcext:value-type="string">
            <text:p>6,144 MHz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  <table:table-cell table:style-name="ce24" office:value-type="float" office:value="0.026" calcext:value-type="float">
            <text:p>0,0260</text:p>
          </table:table-cell>
        </table:table-row>
        <table:table-row table:style-name="ro1">
          <table:table-cell table:style-name="ce16"/>
          <table:table-cell table:style-name="ce20" office:value-type="float" office:value="6000000" calcext:value-type="float">
            <text:p>6,00E+06</text:p>
          </table:table-cell>
          <table:table-cell table:style-name="ce16"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17" office:value-type="string" calcext:value-type="string">
            <text:p>W / H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58" calcext:value-type="float">
            <text:p>258</text:p>
          </table:table-cell>
          <table:table-cell table:style-name="ce18" office:value-type="float" office:value="259" calcext:value-type="float">
            <text:p>259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table:formula="of:=[.E6]+1" office:value-type="float" office:value="261" calcext:value-type="float">
            <text:p>261</text:p>
          </table:table-cell>
          <table:table-cell table:style-name="ce18" table:formula="of:=[.F6]+1" office:value-type="float" office:value="262" calcext:value-type="float">
            <text:p>262</text:p>
          </table:table-cell>
          <table:table-cell table:style-name="ce18" table:formula="of:=[.G6]+1" office:value-type="float" office:value="263" calcext:value-type="float">
            <text:p>263</text:p>
          </table:table-cell>
          <table:table-cell table:style-name="ce18" table:formula="of:=[.H6]+1" office:value-type="float" office:value="264" calcext:value-type="float">
            <text:p>264</text:p>
          </table:table-cell>
          <table:table-cell table:style-name="ce18" table:formula="of:=[.I6]+1" office:value-type="float" office:value="265" calcext:value-type="float">
            <text:p>265</text:p>
          </table:table-cell>
          <table:table-cell table:style-name="ce18" table:formula="of:=[.J6]+1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1/([.$A7]/[.$B$5]*[.B$6])-[.$B$3]" office:value-type="float" office:value="3.14788057282573" calcext:value-type="float">
            <text:p>3,148</text:p>
          </table:table-cell>
          <table:table-cell table:formula="of:=1/([.$A7]/[.$B$5]*[.C$6])-[.$B$3]" office:value-type="float" office:value="2.90331422564424" calcext:value-type="float">
            <text:p>2,903</text:p>
          </table:table-cell>
          <table:table-cell table:formula="of:=1/([.$A7]/[.$B$5]*[.D$6])-[.$B$3]" office:value-type="float" office:value="2.66063642168422" calcext:value-type="float">
            <text:p>2,661</text:p>
          </table:table-cell>
          <table:table-cell table:formula="of:=1/([.$A7]/[.$B$5]*[.E$6])-[.$B$3]" office:value-type="float" office:value="2.41982537006237" calcext:value-type="float">
            <text:p>2,420</text:p>
          </table:table-cell>
          <table:table-cell table:formula="of:=1/([.$A7]/[.$B$5]*[.F$6])-[.$B$3]" office:value-type="float" office:value="2.18085961385523" calcext:value-type="float">
            <text:p>2,181</text:p>
          </table:table-cell>
          <table:table-cell table:formula="of:=1/([.$A7]/[.$B$5]*[.G$6])-[.$B$3]" office:value-type="float" office:value="1.94371802372601" calcext:value-type="float">
            <text:p>1,944</text:p>
          </table:table-cell>
          <table:table-cell table:formula="of:=1/([.$A7]/[.$B$5]*[.H$6])-[.$B$3]" office:value-type="float" office:value="1.70837979169664" calcext:value-type="float">
            <text:p>1,708</text:p>
          </table:table-cell>
          <table:table-cell table:formula="of:=1/([.$A7]/[.$B$5]*[.I$6])-[.$B$3]" office:value-type="float" office:value="1.47482442506143" calcext:value-type="float">
            <text:p>1,475</text:p>
          </table:table-cell>
          <table:table-cell table:formula="of:=1/([.$A7]/[.$B$5]*[.J$6])-[.$B$3]" office:value-type="float" office:value="1.24303174043855" calcext:value-type="float">
            <text:p>1,243</text:p>
          </table:table-cell>
          <table:table-cell table:formula="of:=1/([.$A7]/[.$B$5]*[.K$6])-[.$B$3]" office:value-type="float" office:value="1.01298185795569" calcext:value-type="float">
            <text:p>1,013</text:p>
          </table:table-cell>
          <table:table-cell table:number-columns-repeated="5"/>
        </table:table-row>
        <table:table-row table:style-name="ro1">
          <table:table-cell table:formula="of:=[.A7]+1" office:value-type="float" office:value="371" calcext:value-type="float">
            <text:p>371</text:p>
          </table:table-cell>
          <table:table-cell table:formula="of:=1/([.$A8]/[.$B$5]*[.B$6])-[.$B$3]" office:value-type="float" office:value="2.97780478421974" calcext:value-type="float">
            <text:p>2,978</text:p>
          </table:table-cell>
          <table:table-cell table:formula="of:=1/([.$A8]/[.$B$5]*[.C$6])-[.$B$3]" office:value-type="float" office:value="2.73389764552121" calcext:value-type="float">
            <text:p>2,734</text:p>
          </table:table-cell>
          <table:table-cell table:formula="of:=1/([.$A8]/[.$B$5]*[.D$6])-[.$B$3]" office:value-type="float" office:value="2.49187395963116" calcext:value-type="float">
            <text:p>2,492</text:p>
          </table:table-cell>
          <table:table-cell table:formula="of:=1/([.$A8]/[.$B$5]*[.E$6])-[.$B$3]" office:value-type="float" office:value="2.25171199440182" calcext:value-type="float">
            <text:p>2,252</text:p>
          </table:table-cell>
          <table:table-cell table:formula="of:=1/([.$A8]/[.$B$5]*[.F$6])-[.$B$3]" office:value-type="float" office:value="2.01339035074511" calcext:value-type="float">
            <text:p>2,013</text:p>
          </table:table-cell>
          <table:table-cell table:formula="of:=1/([.$A8]/[.$B$5]*[.G$6])-[.$B$3]" office:value-type="float" office:value="1.77688795627662" calcext:value-type="float">
            <text:p>1,777</text:p>
          </table:table-cell>
          <table:table-cell table:formula="of:=1/([.$A8]/[.$B$5]*[.H$6])-[.$B$3]" office:value-type="float" office:value="1.54218405910446" calcext:value-type="float">
            <text:p>1,542</text:p>
          </table:table-cell>
          <table:table-cell table:formula="of:=1/([.$A8]/[.$B$5]*[.I$6])-[.$B$3]" office:value-type="float" office:value="1.30925822175936" calcext:value-type="float">
            <text:p>1,309</text:p>
          </table:table-cell>
          <table:table-cell table:formula="of:=1/([.$A8]/[.$B$5]*[.J$6])-[.$B$3]" office:value-type="float" office:value="1.07809031526216" calcext:value-type="float">
            <text:p>1,078</text:p>
          </table:table-cell>
          <table:table-cell table:formula="of:=1/([.$A8]/[.$B$5]*[.K$6])-[.$B$3]" office:value-type="float" office:value="0.848660513325093" calcext:value-type="float">
            <text:p>0,849</text:p>
          </table:table-cell>
          <table:table-cell table:number-columns-repeated="5"/>
        </table:table-row>
        <table:table-row table:style-name="ro1">
          <table:table-cell table:formula="of:=[.A8]+1" office:value-type="float" office:value="372" calcext:value-type="float">
            <text:p>372</text:p>
          </table:table-cell>
          <table:table-cell table:formula="of:=1/([.$A9]/[.$B$5]*[.B$6])-[.$B$3]" office:value-type="float" office:value="2.80864338157399" calcext:value-type="float">
            <text:p>2,809</text:p>
          </table:table-cell>
          <table:table-cell table:formula="of:=1/([.$A9]/[.$B$5]*[.C$6])-[.$B$3]" office:value-type="float" office:value="2.5653919072268" calcext:value-type="float">
            <text:p>2,565</text:p>
          </table:table-cell>
          <table:table-cell table:formula="of:=1/([.$A9]/[.$B$5]*[.D$6])-[.$B$3]" office:value-type="float" office:value="2.32401882264292" calcext:value-type="float">
            <text:p>2,324</text:p>
          </table:table-cell>
          <table:table-cell table:formula="of:=1/([.$A9]/[.$B$5]*[.E$6])-[.$B$3]" office:value-type="float" office:value="2.08450245409428" calcext:value-type="float">
            <text:p>2,085</text:p>
          </table:table-cell>
          <table:table-cell table:formula="of:=1/([.$A9]/[.$B$5]*[.F$6])-[.$B$3]" office:value-type="float" office:value="1.8468214600173" calcext:value-type="float">
            <text:p>1,847</text:p>
          </table:table-cell>
          <table:table-cell table:formula="of:=1/([.$A9]/[.$B$5]*[.G$6])-[.$B$3]" office:value-type="float" office:value="1.61095482467372" calcext:value-type="float">
            <text:p>1,611</text:p>
          </table:table-cell>
          <table:table-cell table:formula="of:=1/([.$A9]/[.$B$5]*[.H$6])-[.$B$3]" office:value-type="float" office:value="1.37688185195633" calcext:value-type="float">
            <text:p>1,377</text:p>
          </table:table-cell>
          <table:table-cell table:formula="of:=1/([.$A9]/[.$B$5]*[.I$6])-[.$B$3]" office:value-type="float" office:value="1.14458215933529" calcext:value-type="float">
            <text:p>1,145</text:p>
          </table:table-cell>
          <table:table-cell table:formula="of:=1/([.$A9]/[.$B$5]*[.J$6])-[.$B$3]" office:value-type="float" office:value="0.914035671941569" calcext:value-type="float">
            <text:p>0,914</text:p>
          </table:table-cell>
          <table:table-cell table:formula="of:=1/([.$A9]/[.$B$5]*[.K$6])-[.$B$3]" office:value-type="float" office:value="0.685222616783896" calcext:value-type="float">
            <text:p>0,685</text:p>
          </table:table-cell>
          <table:table-cell table:number-columns-repeated="5"/>
        </table:table-row>
        <table:table-row table:style-name="ro1">
          <table:table-cell table:formula="of:=[.A9]+1" office:value-type="float" office:value="373" calcext:value-type="float">
            <text:p>373</text:p>
          </table:table-cell>
          <table:table-cell table:formula="of:=1/([.$A10]/[.$B$5]*[.B$6])-[.$B$3]" office:value-type="float" office:value="2.64038901057782" calcext:value-type="float">
            <text:p>2,640</text:p>
          </table:table-cell>
          <table:table-cell table:formula="of:=1/([.$A10]/[.$B$5]*[.C$6])-[.$B$3]" office:value-type="float" office:value="2.39778968495541" calcext:value-type="float">
            <text:p>2,398</text:p>
          </table:table-cell>
          <table:table-cell table:formula="of:=1/([.$A10]/[.$B$5]*[.D$6])-[.$B$3]" office:value-type="float" office:value="2.15706371319884" calcext:value-type="float">
            <text:p>2,157</text:p>
          </table:table-cell>
          <table:table-cell table:formula="of:=1/([.$A10]/[.$B$5]*[.E$6])-[.$B$3]" office:value-type="float" office:value="1.91818947968653" calcext:value-type="float">
            <text:p>1,918</text:p>
          </table:table-cell>
          <table:table-cell table:formula="of:=1/([.$A10]/[.$B$5]*[.F$6])-[.$B$3]" office:value-type="float" office:value="1.68114570007087" calcext:value-type="float">
            <text:p>1,681</text:p>
          </table:table-cell>
          <table:table-cell table:formula="of:=1/([.$A10]/[.$B$5]*[.G$6])-[.$B$3]" office:value-type="float" office:value="1.44591141495611" calcext:value-type="float">
            <text:p>1,446</text:p>
          </table:table-cell>
          <table:table-cell table:formula="of:=1/([.$A10]/[.$B$5]*[.H$6])-[.$B$3]" office:value-type="float" office:value="1.21246598372052" calcext:value-type="float">
            <text:p>1,212</text:p>
          </table:table-cell>
          <table:table-cell table:formula="of:=1/([.$A10]/[.$B$5]*[.I$6])-[.$B$3]" office:value-type="float" office:value="0.980789078479162" calcext:value-type="float">
            <text:p>0,981</text:p>
          </table:table-cell>
          <table:table-cell table:formula="of:=1/([.$A10]/[.$B$5]*[.J$6])-[.$B$3]" office:value-type="float" office:value="0.75086067818301" calcext:value-type="float">
            <text:p>0,751</text:p>
          </table:table-cell>
          <table:table-cell table:formula="of:=1/([.$A10]/[.$B$5]*[.K$6])-[.$B$3]" office:value-type="float" office:value="0.522661062851498" calcext:value-type="float">
            <text:p>0,523</text:p>
          </table:table-cell>
          <table:table-cell table:number-columns-repeated="5"/>
        </table:table-row>
        <table:table-row table:style-name="ro1">
          <table:table-cell table:formula="of:=[.A10]+1" office:value-type="float" office:value="374" calcext:value-type="float">
            <text:p>374</text:p>
          </table:table-cell>
          <table:table-cell table:formula="of:=1/([.$A11]/[.$B$5]*[.B$6])-[.$B$3]" office:value-type="float" office:value="2.47303439557626" calcext:value-type="float">
            <text:p>2,473</text:p>
          </table:table-cell>
          <table:table-cell table:formula="of:=1/([.$A11]/[.$B$5]*[.C$6])-[.$B$3]" office:value-type="float" office:value="2.23108373125233" calcext:value-type="float">
            <text:p>2,231</text:p>
          </table:table-cell>
          <table:table-cell table:formula="of:=1/([.$A11]/[.$B$5]*[.D$6])-[.$B$3]" office:value-type="float" office:value="1.99100141182664" calcext:value-type="float">
            <text:p>1,991</text:p>
          </table:table-cell>
          <table:table-cell table:formula="of:=1/([.$A11]/[.$B$5]*[.E$6])-[.$B$3]" office:value-type="float" office:value="1.75276587947347" calcext:value-type="float">
            <text:p>1,753</text:p>
          </table:table-cell>
          <table:table-cell table:formula="of:=1/([.$A11]/[.$B$5]*[.F$6])-[.$B$3]" office:value-type="float" office:value="1.51635590675518" calcext:value-type="float">
            <text:p>1,516</text:p>
          </table:table-cell>
          <table:table-cell table:formula="of:=1/([.$A11]/[.$B$5]*[.G$6])-[.$B$3]" office:value-type="float" office:value="1.28175059031718" calcext:value-type="float">
            <text:p>1,282</text:p>
          </table:table-cell>
          <table:table-cell table:formula="of:=1/([.$A11]/[.$B$5]*[.H$6])-[.$B$3]" office:value-type="float" office:value="1.04892934472662" calcext:value-type="float">
            <text:p>1,049</text:p>
          </table:table-cell>
          <table:table-cell table:formula="of:=1/([.$A11]/[.$B$5]*[.I$6])-[.$B$3]" office:value-type="float" office:value="0.817871896451138" calcext:value-type="float">
            <text:p>0,818</text:p>
          </table:table-cell>
          <table:table-cell table:formula="of:=1/([.$A11]/[.$B$5]*[.J$6])-[.$B$3]" office:value-type="float" office:value="0.588558277973966" calcext:value-type="float">
            <text:p>0,589</text:p>
          </table:table-cell>
          <table:table-cell table:formula="of:=1/([.$A11]/[.$B$5]*[.K$6])-[.$B$3]" office:value-type="float" office:value="0.360968822041734" calcext:value-type="float">
            <text:p>0,361</text:p>
          </table:table-cell>
          <table:table-cell table:number-columns-repeated="5"/>
        </table:table-row>
        <table:table-row table:style-name="ro1">
          <table:table-cell table:formula="of:=[.A11]+1" office:value-type="float" office:value="375" calcext:value-type="float">
            <text:p>375</text:p>
          </table:table-cell>
          <table:table-cell table:formula="of:=1/([.$A12]/[.$B$5]*[.B$6])-[.$B$3]" office:value-type="float" office:value="2.3065723385214" calcext:value-type="float">
            <text:p>2,307</text:p>
          </table:table-cell>
          <table:table-cell table:formula="of:=1/([.$A12]/[.$B$5]*[.C$6])-[.$B$3]" office:value-type="float" office:value="2.06526687596899" calcext:value-type="float">
            <text:p>2,065</text:p>
          </table:table-cell>
          <table:table-cell table:formula="of:=1/([.$A12]/[.$B$5]*[.D$6])-[.$B$3]" office:value-type="float" office:value="1.82582477606177" calcext:value-type="float">
            <text:p>1,826</text:p>
          </table:table-cell>
          <table:table-cell table:formula="of:=1/([.$A12]/[.$B$5]*[.E$6])-[.$B$3]" office:value-type="float" office:value="1.58822453846153" calcext:value-type="float">
            <text:p>1,588</text:p>
          </table:table-cell>
          <table:table-cell table:formula="of:=1/([.$A12]/[.$B$5]*[.F$6])-[.$B$3]" office:value-type="float" office:value="1.35244499233716" calcext:value-type="float">
            <text:p>1,352</text:p>
          </table:table-cell>
          <table:table-cell table:formula="of:=1/([.$A12]/[.$B$5]*[.G$6])-[.$B$3]" office:value-type="float" office:value="1.11846529007633" calcext:value-type="float">
            <text:p>1,118</text:p>
          </table:table-cell>
          <table:table-cell table:formula="of:=1/([.$A12]/[.$B$5]*[.H$6])-[.$B$3]" office:value-type="float" office:value="0.886264901140677" calcext:value-type="float">
            <text:p>0,886</text:p>
          </table:table-cell>
          <table:table-cell table:formula="of:=1/([.$A12]/[.$B$5]*[.I$6])-[.$B$3]" office:value-type="float" office:value="0.655823606060601" calcext:value-type="float">
            <text:p>0,656</text:p>
          </table:table-cell>
          <table:table-cell table:formula="of:=1/([.$A12]/[.$B$5]*[.J$6])-[.$B$3]" office:value-type="float" office:value="0.42712149056603" calcext:value-type="float">
            <text:p>0,427</text:p>
          </table:table-cell>
          <table:table-cell table:formula="of:=1/([.$A12]/[.$B$5]*[.K$6])-[.$B$3]" office:value-type="float" office:value="0.200138939849623" calcext:value-type="float">
            <text:p>0,200</text:p>
          </table:table-cell>
          <table:table-cell table:number-columns-repeated="5"/>
        </table:table-row>
        <table:table-row table:style-name="ro1">
          <table:table-cell table:formula="of:=[.A12]+1" office:value-type="float" office:value="376" calcext:value-type="float">
            <text:p>376</text:p>
          </table:table-cell>
          <table:table-cell table:formula="of:=1/([.$A13]/[.$B$5]*[.B$6])-[.$B$3]" office:value-type="float" office:value="2.14099571794023" calcext:value-type="float">
            <text:p>2,141</text:p>
          </table:table-cell>
          <table:table-cell table:formula="of:=1/([.$A13]/[.$B$5]*[.C$6])-[.$B$3]" office:value-type="float" office:value="1.90033202523502" calcext:value-type="float">
            <text:p>1,900</text:p>
          </table:table-cell>
          <table:table-cell table:formula="of:=1/([.$A13]/[.$B$5]*[.D$6])-[.$B$3]" office:value-type="float" office:value="1.66152673942331" calcext:value-type="float">
            <text:p>1,662</text:p>
          </table:table-cell>
          <table:table-cell table:formula="of:=1/([.$A13]/[.$B$5]*[.E$6])-[.$B$3]" office:value-type="float" office:value="1.42455841734861" calcext:value-type="float">
            <text:p>1,425</text:p>
          </table:table-cell>
          <table:table-cell table:formula="of:=1/([.$A13]/[.$B$5]*[.F$6])-[.$B$3]" office:value-type="float" office:value="1.18940594448521" calcext:value-type="float">
            <text:p>1,189</text:p>
          </table:table-cell>
          <table:table-cell table:formula="of:=1/([.$A13]/[.$B$5]*[.G$6])-[.$B$3]" office:value-type="float" office:value="0.95604852866655" calcext:value-type="float">
            <text:p>0,956</text:p>
          </table:table-cell>
          <table:table-cell table:formula="of:=1/([.$A13]/[.$B$5]*[.H$6])-[.$B$3]" office:value-type="float" office:value="0.724465693956795" calcext:value-type="float">
            <text:p>0,724</text:p>
          </table:table-cell>
          <table:table-cell table:formula="of:=1/([.$A13]/[.$B$5]*[.I$6])-[.$B$3]" office:value-type="float" office:value="0.494637274661507" calcext:value-type="float">
            <text:p>0,495</text:p>
          </table:table-cell>
          <table:table-cell table:formula="of:=1/([.$A13]/[.$B$5]*[.J$6])-[.$B$3]" office:value-type="float" office:value="0.26654340947411" calcext:value-type="float">
            <text:p>0,267</text:p>
          </table:table-cell>
          <table:table-cell table:formula="of:=1/([.$A13]/[.$B$5]*[.K$6])-[.$B$3]" office:value-type="float" office:value="0.0401645357542719" calcext:value-type="float">
            <text:p>0,040</text:p>
          </table:table-cell>
          <table:table-cell table:number-columns-repeated="5"/>
        </table:table-row>
        <table:table-row table:style-name="ro1">
          <table:table-cell table:formula="of:=[.A13]+1" office:value-type="float" office:value="377" calcext:value-type="float">
            <text:p>377</text:p>
          </table:table-cell>
          <table:table-cell table:formula="of:=1/([.$A14]/[.$B$5]*[.B$6])-[.$B$3]" office:value-type="float" office:value="1.97629748791915" calcext:value-type="float">
            <text:p>1,976</text:p>
          </table:table-cell>
          <table:table-cell table:formula="of:=1/([.$A14]/[.$B$5]*[.C$6])-[.$B$3]" office:value-type="float" office:value="1.73627216044661" calcext:value-type="float">
            <text:p>1,736</text:p>
          </table:table-cell>
          <table:table-cell table:formula="of:=1/([.$A14]/[.$B$5]*[.D$6])-[.$B$3]" office:value-type="float" office:value="1.49810031040627" calcext:value-type="float">
            <text:p>1,498</text:p>
          </table:table-cell>
          <table:table-cell table:formula="of:=1/([.$A14]/[.$B$5]*[.E$6])-[.$B$3]" office:value-type="float" office:value="1.2617605515201" calcext:value-type="float">
            <text:p>1,262</text:p>
          </table:table-cell>
          <table:table-cell table:formula="of:=1/([.$A14]/[.$B$5]*[.F$6])-[.$B$3]" office:value-type="float" office:value="1.02723182526906" calcext:value-type="float">
            <text:p>1,027</text:p>
          </table:table-cell>
          <table:table-cell table:formula="of:=1/([.$A14]/[.$B$5]*[.G$6])-[.$B$3]" office:value-type="float" office:value="0.794493394638266" calcext:value-type="float">
            <text:p>0,794</text:p>
          </table:table-cell>
          <table:table-cell table:formula="of:=1/([.$A14]/[.$B$5]*[.H$6])-[.$B$3]" office:value-type="float" office:value="0.563524838004653" calcext:value-type="float">
            <text:p>0,564</text:p>
          </table:table-cell>
          <table:table-cell table:formula="of:=1/([.$A14]/[.$B$5]*[.I$6])-[.$B$3]" office:value-type="float" office:value="0.334306043163735" calcext:value-type="float">
            <text:p>0,334</text:p>
          </table:table-cell>
          <table:table-cell table:formula="of:=1/([.$A14]/[.$B$5]*[.J$6])-[.$B$3]" office:value-type="float" office:value="0.106817201491417" calcext:value-type="float">
            <text:p>0,107</text:p>
          </table:table-cell>
          <table:table-cell table:formula="of:=1/([.$A14]/[.$B$5]*[.K$6])-[.$B$3]" office:value-type="float" office:value="-0.118961197762317" calcext:value-type="float">
            <text:p>-0,119</text:p>
          </table:table-cell>
          <table:table-cell table:number-columns-repeated="5"/>
        </table:table-row>
        <table:table-row table:style-name="ro1">
          <table:table-cell table:formula="of:=[.A14]+1" office:value-type="float" office:value="378" calcext:value-type="float">
            <text:p>378</text:p>
          </table:table-cell>
          <table:table-cell table:formula="of:=1/([.$A15]/[.$B$5]*[.B$6])-[.$B$3]" office:value-type="float" office:value="1.81247067710456" calcext:value-type="float">
            <text:p>1,812</text:p>
          </table:table-cell>
          <table:table-cell table:formula="of:=1/([.$A15]/[.$B$5]*[.C$6])-[.$B$3]" office:value-type="float" office:value="1.57308033727082" calcext:value-type="float">
            <text:p>1,573</text:p>
          </table:table-cell>
          <table:table-cell table:formula="of:=1/([.$A15]/[.$B$5]*[.D$6])-[.$B$3]" office:value-type="float" office:value="1.33553857148985" calcext:value-type="float">
            <text:p>1,336</text:p>
          </table:table-cell>
          <table:table-cell table:formula="of:=1/([.$A15]/[.$B$5]*[.E$6])-[.$B$3]" office:value-type="float" office:value="1.09982405006105" calcext:value-type="float">
            <text:p>1,100</text:p>
          </table:table-cell>
          <table:table-cell table:formula="of:=1/([.$A15]/[.$B$5]*[.F$6])-[.$B$3]" office:value-type="float" office:value="0.865915770175761" calcext:value-type="float">
            <text:p>0,866</text:p>
          </table:table-cell>
          <table:table-cell table:formula="of:=1/([.$A15]/[.$B$5]*[.G$6])-[.$B$3]" office:value-type="float" office:value="0.633793049678907" calcext:value-type="float">
            <text:p>0,634</text:p>
          </table:table-cell>
          <table:table-cell table:formula="of:=1/([.$A15]/[.$B$5]*[.H$6])-[.$B$3]" office:value-type="float" office:value="0.403435520972899" calcext:value-type="float">
            <text:p>0,403</text:p>
          </table:table-cell>
          <table:table-cell table:formula="of:=1/([.$A15]/[.$B$5]*[.I$6])-[.$B$3]" office:value-type="float" office:value="0.174823125060122" calcext:value-type="float">
            <text:p>0,175</text:p>
          </table:table-cell>
          <table:table-cell table:formula="of:=1/([.$A15]/[.$B$5]*[.J$6])-[.$B$3]" office:value-type="float" office:value="-0.0520638942797334" calcext:value-type="float">
            <text:p>-0,052</text:p>
          </table:table-cell>
          <table:table-cell table:formula="of:=1/([.$A15]/[.$B$5]*[.K$6])-[.$B$3]" office:value-type="float" office:value="-0.277244996180926" calcext:value-type="float">
            <text:p>-0,277</text:p>
          </table:table-cell>
          <table:table-cell table:number-columns-repeated="5"/>
        </table:table-row>
        <table:table-row table:style-name="ro1">
          <table:table-cell table:formula="of:=[.A15]+1" office:value-type="float" office:value="379" calcext:value-type="float">
            <text:p>379</text:p>
          </table:table-cell>
          <table:table-cell table:formula="of:=1/([.$A16]/[.$B$5]*[.B$6])-[.$B$3]" office:value-type="float" office:value="1.64950838771907" calcext:value-type="float">
            <text:p>1,650</text:p>
          </table:table-cell>
          <table:table-cell table:formula="of:=1/([.$A16]/[.$B$5]*[.C$6])-[.$B$3]" office:value-type="float" office:value="1.41074968466589" calcext:value-type="float">
            <text:p>1,411</text:p>
          </table:table-cell>
          <table:table-cell table:formula="of:=1/([.$A16]/[.$B$5]*[.D$6])-[.$B$3]" office:value-type="float" office:value="1.17383467816139" calcext:value-type="float">
            <text:p>1,174</text:p>
          </table:table-cell>
          <table:table-cell table:formula="of:=1/([.$A16]/[.$B$5]*[.E$6])-[.$B$3]" office:value-type="float" office:value="0.938742094783848" calcext:value-type="float">
            <text:p>0,939</text:p>
          </table:table-cell>
          <table:table-cell table:formula="of:=1/([.$A16]/[.$B$5]*[.F$6])-[.$B$3]" office:value-type="float" office:value="0.705450987140992" calcext:value-type="float">
            <text:p>0,705</text:p>
          </table:table-cell>
          <table:table-cell table:formula="of:=1/([.$A16]/[.$B$5]*[.G$6])-[.$B$3]" office:value-type="float" office:value="0.473940727648085" calcext:value-type="float">
            <text:p>0,474</text:p>
          </table:table-cell>
          <table:table-cell table:formula="of:=1/([.$A16]/[.$B$5]*[.H$6])-[.$B$3]" office:value-type="float" office:value="0.244191002447906" calcext:value-type="float">
            <text:p>0,244</text:p>
          </table:table-cell>
          <table:table-cell table:formula="of:=1/([.$A16]/[.$B$5]*[.I$6])-[.$B$3]" office:value-type="float" office:value="0.0161818054689391" calcext:value-type="float">
            <text:p>0,016</text:p>
          </table:table-cell>
          <table:table-cell table:formula="of:=1/([.$A16]/[.$B$5]*[.J$6])-[.$B$3]" office:value-type="float" office:value="-0.210106567381885" calcext:value-type="float">
            <text:p>-0,210</text:p>
          </table:table-cell>
          <table:table-cell table:formula="of:=1/([.$A16]/[.$B$5]*[.K$6])-[.$B$3]" office:value-type="float" office:value="-0.43469352389549" calcext:value-type="float">
            <text:p>-0,435</text:p>
          </table:table-cell>
          <table:table-cell table:number-columns-repeated="5"/>
        </table:table-row>
        <table:table-row table:style-name="ro1">
          <table:table-cell table:formula="of:=[.A16]+1" office:value-type="float" office:value="380" calcext:value-type="float">
            <text:p>380</text:p>
          </table:table-cell>
          <table:table-cell table:formula="of:=1/([.$A17]/[.$B$5]*[.B$6])-[.$B$3]" office:value-type="float" office:value="1.48740379459349" calcext:value-type="float">
            <text:p>1,487</text:p>
          </table:table-cell>
          <table:table-cell table:formula="of:=1/([.$A17]/[.$B$5]*[.C$6])-[.$B$3]" office:value-type="float" office:value="1.24927340391677" calcext:value-type="float">
            <text:p>1,249</text:p>
          </table:table-cell>
          <table:table-cell table:formula="of:=1/([.$A17]/[.$B$5]*[.D$6])-[.$B$3]" office:value-type="float" office:value="1.0129818579557" calcext:value-type="float">
            <text:p>1,013</text:p>
          </table:table-cell>
          <table:table-cell table:formula="of:=1/([.$A17]/[.$B$5]*[.E$6])-[.$B$3]" office:value-type="float" office:value="0.77850793927125" calcext:value-type="float">
            <text:p>0,779</text:p>
          </table:table-cell>
          <table:table-cell table:formula="of:=1/([.$A17]/[.$B$5]*[.F$6])-[.$B$3]" office:value-type="float" office:value="0.545830755595887" calcext:value-type="float">
            <text:p>0,546</text:p>
          </table:table-cell>
          <table:table-cell table:formula="of:=1/([.$A17]/[.$B$5]*[.G$6])-[.$B$3]" office:value-type="float" office:value="0.31492973362797" calcext:value-type="float">
            <text:p>0,315</text:p>
          </table:table-cell>
          <table:table-cell table:formula="of:=1/([.$A17]/[.$B$5]*[.H$6])-[.$B$3]" office:value-type="float" office:value="0.0857846129677782" calcext:value-type="float">
            <text:p>0,086</text:p>
          </table:table-cell>
          <table:table-cell table:formula="of:=1/([.$A17]/[.$B$5]*[.I$6])-[.$B$3]" office:value-type="float" office:value="-0.141624559808612" calcext:value-type="float">
            <text:p>-0,142</text:p>
          </table:table-cell>
          <table:table-cell table:formula="of:=1/([.$A17]/[.$B$5]*[.J$6])-[.$B$3]" office:value-type="float" office:value="-0.367317436941413" calcext:value-type="float">
            <text:p>-0,367</text:p>
          </table:table-cell>
          <table:table-cell table:formula="of:=1/([.$A17]/[.$B$5]*[.K$6])-[.$B$3]" office:value-type="float" office:value="-0.591313375148395" calcext:value-type="float">
            <text:p>-0,591</text:p>
          </table:table-cell>
          <table:table-cell table:number-columns-repeated="5"/>
        </table:table-row>
        <table:table-row table:style-name="ro1">
          <table:table-cell table:formula="of:=[.A17]+1" office:value-type="float" office:value="381" calcext:value-type="float">
            <text:p>381</text:p>
          </table:table-cell>
          <table:table-cell table:formula="of:=1/([.$A18]/[.$B$5]*[.B$6])-[.$B$3]" office:value-type="float" office:value="1.32615014421398" calcext:value-type="float">
            <text:p>1,326</text:p>
          </table:table-cell>
          <table:table-cell table:formula="of:=1/([.$A18]/[.$B$5]*[.C$6])-[.$B$3]" office:value-type="float" office:value="1.08864476768602" calcext:value-type="float">
            <text:p>1,089</text:p>
          </table:table-cell>
          <table:table-cell table:formula="of:=1/([.$A18]/[.$B$5]*[.D$6])-[.$B$3]" office:value-type="float" office:value="0.852973409509623" calcext:value-type="float">
            <text:p>0,853</text:p>
          </table:table-cell>
          <table:table-cell table:formula="of:=1/([.$A18]/[.$B$5]*[.E$6])-[.$B$3]" office:value-type="float" office:value="0.619114907934581" calcext:value-type="float">
            <text:p>0,619</text:p>
          </table:table-cell>
          <table:table-cell table:formula="of:=1/([.$A18]/[.$B$5]*[.F$6])-[.$B$3]" office:value-type="float" office:value="0.387048425528711" calcext:value-type="float">
            <text:p>0,387</text:p>
          </table:table-cell>
          <table:table-cell table:formula="of:=1/([.$A18]/[.$B$5]*[.G$6])-[.$B$3]" office:value-type="float" office:value="0.156753442988524" calcext:value-type="float">
            <text:p>0,157</text:p>
          </table:table-cell>
          <table:table-cell table:formula="of:=1/([.$A18]/[.$B$5]*[.H$6])-[.$B$3]" office:value-type="float" office:value="-0.0717902469087761" calcext:value-type="float">
            <text:p>-0,072</text:p>
          </table:table-cell>
          <table:table-cell table:formula="of:=1/([.$A18]/[.$B$5]*[.I$6])-[.$B$3]" office:value-type="float" office:value="-0.298602545215942" calcext:value-type="float">
            <text:p>-0,299</text:p>
          </table:table-cell>
          <table:table-cell table:formula="of:=1/([.$A18]/[.$B$5]*[.J$6])-[.$B$3]" office:value-type="float" office:value="-0.523703052592481" calcext:value-type="float">
            <text:p>-0,524</text:p>
          </table:table-cell>
          <table:table-cell table:formula="of:=1/([.$A18]/[.$B$5]*[.K$6])-[.$B$3]" office:value-type="float" office:value="-0.747111074951157" calcext:value-type="float">
            <text:p>-0,747</text:p>
          </table:table-cell>
          <table:table-cell table:number-columns-repeated="5"/>
        </table:table-row>
        <table:table-row table:style-name="ro1">
          <table:table-cell table:formula="of:=[.A18]+1" office:value-type="float" office:value="382" calcext:value-type="float">
            <text:p>382</text:p>
          </table:table-cell>
          <table:table-cell table:formula="of:=1/([.$A19]/[.$B$5]*[.B$6])-[.$B$3]" office:value-type="float" office:value="1.1657407537841" calcext:value-type="float">
            <text:p>1,166</text:p>
          </table:table-cell>
          <table:table-cell table:formula="of:=1/([.$A19]/[.$B$5]*[.C$6])-[.$B$3]" office:value-type="float" office:value="0.92885711907951" calcext:value-type="float">
            <text:p>0,929</text:p>
          </table:table-cell>
          <table:table-cell table:formula="of:=1/([.$A19]/[.$B$5]*[.D$6])-[.$B$3]" office:value-type="float" office:value="0.693802701631327" calcext:value-type="float">
            <text:p>0,694</text:p>
          </table:table-cell>
          <table:table-cell table:formula="of:=1/([.$A19]/[.$B$5]*[.E$6])-[.$B$3]" office:value-type="float" office:value="0.460556395086591" calcext:value-type="float">
            <text:p>0,461</text:p>
          </table:table-cell>
          <table:table-cell table:formula="of:=1/([.$A19]/[.$B$5]*[.F$6])-[.$B$3]" office:value-type="float" office:value="0.229097416561352" calcext:value-type="float">
            <text:p>0,229</text:p>
          </table:table-cell>
          <table:table-cell table:style-name="ce23" table:formula="of:=1/([.$A19]/[.$B$5]*[.G$6])-[.$B$3]" office:value-type="float" office:value="-0.00059469953239244" calcext:value-type="float">
            <text:p>-0,0006</text:p>
          </table:table-cell>
          <table:table-cell table:formula="of:=1/([.$A19]/[.$B$5]*[.H$6])-[.$B$3]" office:value-type="float" office:value="-0.22854010751896" calcext:value-type="float">
            <text:p>-0,229</text:p>
          </table:table-cell>
          <table:table-cell table:formula="of:=1/([.$A19]/[.$B$5]*[.I$6])-[.$B$3]" office:value-type="float" office:value="-0.454758656354116" calcext:value-type="float">
            <text:p>-0,455</text:p>
          </table:table-cell>
          <table:table-cell table:formula="of:=1/([.$A19]/[.$B$5]*[.J$6])-[.$B$3]" office:value-type="float" office:value="-0.679269895386746" calcext:value-type="float">
            <text:p>-0,679</text:p>
          </table:table-cell>
          <table:table-cell table:formula="of:=1/([.$A19]/[.$B$5]*[.K$6])-[.$B$3]" office:value-type="float" office:value="-0.902093079990557" calcext:value-type="float">
            <text:p>-0,902</text:p>
          </table:table-cell>
          <table:table-cell table:number-columns-repeated="5"/>
        </table:table-row>
        <table:table-row table:style-name="ro1">
          <table:table-cell table:formula="of:=[.A19]+1" office:value-type="float" office:value="383" calcext:value-type="float">
            <text:p>383</text:p>
          </table:table-cell>
          <table:table-cell table:formula="of:=1/([.$A20]/[.$B$5]*[.B$6])-[.$B$3]" office:value-type="float" office:value="1.00616901030164" calcext:value-type="float">
            <text:p>1,006</text:p>
          </table:table-cell>
          <table:table-cell table:formula="of:=1/([.$A20]/[.$B$5]*[.C$6])-[.$B$3]" office:value-type="float" office:value="0.769903870726814" calcext:value-type="float">
            <text:p>0,770</text:p>
          </table:table-cell>
          <table:table-cell table:formula="of:=1/([.$A20]/[.$B$5]*[.D$6])-[.$B$3]" office:value-type="float" office:value="0.535463172384247" calcext:value-type="float">
            <text:p>0,535</text:p>
          </table:table-cell>
          <table:table-cell table:formula="of:=1/([.$A20]/[.$B$5]*[.E$6])-[.$B$3]" office:value-type="float" office:value="0.302825864028925" calcext:value-type="float">
            <text:p>0,303</text:p>
          </table:table-cell>
          <table:table-cell table:formula="of:=1/([.$A20]/[.$B$5]*[.F$6])-[.$B$3]" office:value-type="float" office:value="0.0719712170403071" calcext:value-type="float">
            <text:p>0,072</text:p>
          </table:table-cell>
          <table:table-cell table:formula="of:=1/([.$A20]/[.$B$5]*[.G$6])-[.$B$3]" office:value-type="float" office:value="-0.157121180734663" calcext:value-type="float">
            <text:p>-0,157</text:p>
          </table:table-cell>
          <table:table-cell table:formula="of:=1/([.$A20]/[.$B$5]*[.H$6])-[.$B$3]" office:value-type="float" office:value="-0.384471430998026" calcext:value-type="float">
            <text:p>-0,384</text:p>
          </table:table-cell>
          <table:table-cell table:formula="of:=1/([.$A20]/[.$B$5]*[.I$6])-[.$B$3]" office:value-type="float" office:value="-0.610099330880608" calcext:value-type="float">
            <text:p>-0,610</text:p>
          </table:table-cell>
          <table:table-cell table:formula="of:=1/([.$A20]/[.$B$5]*[.J$6])-[.$B$3]" office:value-type="float" office:value="-0.834024378688596" calcext:value-type="float">
            <text:p>-0,834</text:p>
          </table:table-cell>
          <table:table-cell table:formula="of:=1/([.$A20]/[.$B$5]*[.K$6])-[.$B$3]" office:value-type="float" office:value="-1.05626577952061" calcext:value-type="float">
            <text:p>-1,056</text:p>
          </table:table-cell>
          <table:table-cell table:number-columns-repeated="5"/>
        </table:table-row>
        <table:table-row table:style-name="ro1">
          <table:table-cell table:formula="of:=[.A20]+1" office:value-type="float" office:value="384" calcext:value-type="float">
            <text:p>384</text:p>
          </table:table-cell>
          <table:table-cell table:formula="of:=1/([.$A21]/[.$B$5]*[.B$6])-[.$B$3]" office:value-type="float" office:value="0.847428369649798" calcext:value-type="float">
            <text:p>0,847</text:p>
          </table:table-cell>
          <table:table-cell table:formula="of:=1/([.$A21]/[.$B$5]*[.C$6])-[.$B$3]" office:value-type="float" office:value="0.611778503875975" calcext:value-type="float">
            <text:p>0,612</text:p>
          </table:table-cell>
          <table:table-cell table:formula="of:=1/([.$A21]/[.$B$5]*[.D$6])-[.$B$3]" office:value-type="float" office:value="0.377948328185326" calcext:value-type="float">
            <text:p>0,378</text:p>
          </table:table-cell>
          <table:table-cell table:formula="of:=1/([.$A21]/[.$B$5]*[.E$6])-[.$B$3]" office:value-type="float" office:value="0.145916846153852" calcext:value-type="float">
            <text:p>0,146</text:p>
          </table:table-cell>
          <table:table-cell table:formula="of:=1/([.$A21]/[.$B$5]*[.F$6])-[.$B$3]" office:value-type="float" office:value="-0.0843366168582378" calcext:value-type="float">
            <text:p>-0,084</text:p>
          </table:table-cell>
          <table:table-cell table:formula="of:=1/([.$A21]/[.$B$5]*[.G$6])-[.$B$3]" office:value-type="float" office:value="-0.312832419847325" calcext:value-type="float">
            <text:p>-0,313</text:p>
          </table:table-cell>
          <table:table-cell table:formula="of:=1/([.$A21]/[.$B$5]*[.H$6])-[.$B$3]" office:value-type="float" office:value="-0.539590612167302" calcext:value-type="float">
            <text:p>-0,540</text:p>
          </table:table-cell>
          <table:table-cell table:formula="of:=1/([.$A21]/[.$B$5]*[.I$6])-[.$B$3]" office:value-type="float" office:value="-0.764630939393932" calcext:value-type="float">
            <text:p>-0,765</text:p>
          </table:table-cell>
          <table:table-cell table:formula="of:=1/([.$A21]/[.$B$5]*[.J$6])-[.$B$3]" office:value-type="float" office:value="-0.987972849056604" calcext:value-type="float">
            <text:p>-0,988</text:p>
          </table:table-cell>
          <table:table-cell table:formula="of:=1/([.$A21]/[.$B$5]*[.K$6])-[.$B$3]" office:value-type="float" office:value="-1.20963549624061" calcext:value-type="float">
            <text:p>-1,210</text:p>
          </table:table-cell>
          <table:table-cell table:number-columns-repeated="5"/>
        </table:table-row>
        <table:table-row table:style-name="ro1">
          <table:table-cell table:formula="of:=[.A21]+1" office:value-type="float" office:value="385" calcext:value-type="float">
            <text:p>385</text:p>
          </table:table-cell>
          <table:table-cell table:formula="of:=1/([.$A22]/[.$B$5]*[.B$6])-[.$B$3]" office:value-type="float" office:value="0.689512355702661" calcext:value-type="float">
            <text:p>0,690</text:p>
          </table:table-cell>
          <table:table-cell table:formula="of:=1/([.$A22]/[.$B$5]*[.C$6])-[.$B$3]" office:value-type="float" office:value="0.45447456750226" calcext:value-type="float">
            <text:p>0,454</text:p>
          </table:table-cell>
          <table:table-cell table:formula="of:=1/([.$A22]/[.$B$5]*[.D$6])-[.$B$3]" office:value-type="float" office:value="0.22125174291731" calcext:value-type="float">
            <text:p>0,221</text:p>
          </table:table-cell>
          <table:table-cell table:formula="of:=1/([.$A22]/[.$B$5]*[.E$6])-[.$B$3]" office:value-type="float" office:value="-0.0101770599400552" calcext:value-type="float">
            <text:p>-0,010</text:p>
          </table:table-cell>
          <table:table-cell table:formula="of:=1/([.$A22]/[.$B$5]*[.F$6])-[.$B$3]" office:value-type="float" office:value="-0.239832462009254" calcext:value-type="float">
            <text:p>-0,240</text:p>
          </table:table-cell>
          <table:table-cell table:formula="of:=1/([.$A22]/[.$B$5]*[.G$6])-[.$B$3]" office:value-type="float" office:value="-0.467734769406164" calcext:value-type="float">
            <text:p>-0,468</text:p>
          </table:table-cell>
          <table:table-cell table:formula="of:=1/([.$A22]/[.$B$5]*[.H$6])-[.$B$3]" office:value-type="float" office:value="-0.693903979408425" calcext:value-type="float">
            <text:p>-0,694</text:p>
          </table:table-cell>
          <table:table-cell table:formula="of:=1/([.$A22]/[.$B$5]*[.I$6])-[.$B$3]" office:value-type="float" office:value="-0.918359786304606" calcext:value-type="float">
            <text:p>-0,918</text:p>
          </table:table-cell>
          <table:table-cell table:formula="of:=1/([.$A22]/[.$B$5]*[.J$6])-[.$B$3]" office:value-type="float" office:value="-1.14112158711101" calcext:value-type="float">
            <text:p>-1,141</text:p>
          </table:table-cell>
          <table:table-cell table:formula="of:=1/([.$A22]/[.$B$5]*[.K$6])-[.$B$3]" office:value-type="float" office:value="-1.36220848715945" calcext:value-type="float">
            <text:p>-1,362</text:p>
          </table:table-cell>
          <table:table-cell table:number-columns-repeated="5"/>
        </table:table-row>
        <table:table-row table:style-name="ro1">
          <table:table-cell table:formula="of:=[.A22]+1" office:value-type="float" office:value="386" calcext:value-type="float">
            <text:p>386</text:p>
          </table:table-cell>
          <table:table-cell table:formula="of:=1/([.$A23]/[.$B$5]*[.B$6])-[.$B$3]" office:value-type="float" office:value="0.532414559444369" calcext:value-type="float">
            <text:p>0,532</text:p>
          </table:table-cell>
          <table:table-cell table:formula="of:=1/([.$A23]/[.$B$5]*[.C$6])-[.$B$3]" office:value-type="float" office:value="0.297985677431022" calcext:value-type="float">
            <text:p>0,298</text:p>
          </table:table-cell>
          <table:table-cell table:formula="of:=1/([.$A23]/[.$B$5]*[.D$6])-[.$B$3]" office:value-type="float" office:value="0.0653670570548428" calcext:value-type="float">
            <text:p>0,065</text:p>
          </table:table-cell>
          <table:table-cell table:formula="of:=1/([.$A23]/[.$B$5]*[.E$6])-[.$B$3]" office:value-type="float" office:value="-0.165462189318447" calcext:value-type="float">
            <text:p>-0,165</text:p>
          </table:table-cell>
          <table:table-cell table:formula="of:=1/([.$A23]/[.$B$5]*[.F$6])-[.$B$3]" office:value-type="float" office:value="-0.394522629206122" calcext:value-type="float">
            <text:p>-0,395</text:p>
          </table:table-cell>
          <table:table-cell table:formula="of:=1/([.$A23]/[.$B$5]*[.G$6])-[.$B$3]" office:value-type="float" office:value="-0.621834516117552" calcext:value-type="float">
            <text:p>-0,622</text:p>
          </table:table-cell>
          <table:table-cell table:formula="of:=1/([.$A23]/[.$B$5]*[.H$6])-[.$B$3]" office:value-type="float" office:value="-0.847417795523946" calcext:value-type="float">
            <text:p>-0,847</text:p>
          </table:table-cell>
          <table:table-cell table:formula="of:=1/([.$A23]/[.$B$5]*[.I$6])-[.$B$3]" office:value-type="float" office:value="-1.07129211069241" calcext:value-type="float">
            <text:p>-1,071</text:p>
          </table:table-cell>
          <table:table-cell table:formula="of:=1/([.$A23]/[.$B$5]*[.J$6])-[.$B$3]" office:value-type="float" office:value="-1.29347680838792" calcext:value-type="float">
            <text:p>-1,293</text:p>
          </table:table-cell>
          <table:table-cell table:formula="of:=1/([.$A23]/[.$B$5]*[.K$6])-[.$B$3]" office:value-type="float" office:value="-1.5139909444466" calcext:value-type="float">
            <text:p>-1,514</text:p>
          </table:table-cell>
          <table:table-cell table:number-columns-repeated="5"/>
        </table:table-row>
        <table:table-row table:style-name="ro1">
          <table:table-cell table:formula="of:=[.A23]+1" office:value-type="float" office:value="387" calcext:value-type="float">
            <text:p>387</text:p>
          </table:table-cell>
          <table:table-cell table:formula="of:=1/([.$A24]/[.$B$5]*[.B$6])-[.$B$3]" office:value-type="float" office:value="0.376128638102138" calcext:value-type="float">
            <text:p>0,376</text:p>
          </table:table-cell>
          <table:table-cell table:formula="of:=1/([.$A24]/[.$B$5]*[.C$6])-[.$B$3]" office:value-type="float" office:value="0.142305515473829" calcext:value-type="float">
            <text:p>0,142</text:p>
          </table:table-cell>
          <table:table-cell table:formula="of:=1/([.$A24]/[.$B$5]*[.D$6])-[.$B$3]" office:value-type="float" office:value="-0.0897120231959505" calcext:value-type="float">
            <text:p>-0,090</text:p>
          </table:table-cell>
          <table:table-cell table:formula="of:=1/([.$A24]/[.$B$5]*[.E$6])-[.$B$3]" office:value-type="float" office:value="-0.319944811568277" calcext:value-type="float">
            <text:p>-0,320</text:p>
          </table:table-cell>
          <table:table-cell table:formula="of:=1/([.$A24]/[.$B$5]*[.F$6])-[.$B$3]" office:value-type="float" office:value="-0.548413364014372" calcext:value-type="float">
            <text:p>-0,548</text:p>
          </table:table-cell>
          <table:table-cell table:formula="of:=1/([.$A24]/[.$B$5]*[.G$6])-[.$B$3]" office:value-type="float" office:value="-0.775137881708972" calcext:value-type="float">
            <text:p>-0,775</text:p>
          </table:table-cell>
          <table:table-cell table:formula="of:=1/([.$A24]/[.$B$5]*[.H$6])-[.$B$3]" office:value-type="float" office:value="-1.00013825858461" calcext:value-type="float">
            <text:p>-1,000</text:p>
          </table:table-cell>
          <table:table-cell table:formula="of:=1/([.$A24]/[.$B$5]*[.I$6])-[.$B$3]" office:value-type="float" office:value="-1.22343408715057" calcext:value-type="float">
            <text:p>-1,223</text:p>
          </table:table-cell>
          <table:table-cell table:formula="of:=1/([.$A24]/[.$B$5]*[.J$6])-[.$B$3]" office:value-type="float" office:value="-1.44504466418019" calcext:value-type="float">
            <text:p>-1,445</text:p>
          </table:table-cell>
          <table:table-cell table:formula="of:=1/([.$A24]/[.$B$5]*[.K$6])-[.$B$3]" office:value-type="float" office:value="-1.66498899626974" calcext:value-type="float">
            <text:p>-1,665</text:p>
          </table:table-cell>
          <table:table-cell table:number-columns-repeated="5"/>
        </table:table-row>
        <table:table-row table:style-name="ro1">
          <table:table-cell table:formula="of:=[.A24]+1" office:value-type="float" office:value="388" calcext:value-type="float">
            <text:p>388</text:p>
          </table:table-cell>
          <table:table-cell table:formula="of:=1/([.$A25]/[.$B$5]*[.B$6])-[.$B$3]" office:value-type="float" office:value="0.220648314292589" calcext:value-type="float">
            <text:p>0,221</text:p>
          </table:table-cell>
          <table:table-cell table:formula="of:=1/([.$A25]/[.$B$5]*[.C$6])-[.$B$3]" office:value-type="float" office:value="-0.0125721714217164" calcext:value-type="float">
            <text:p>-0,013</text:p>
          </table:table-cell>
          <table:table-cell table:formula="of:=1/([.$A25]/[.$B$5]*[.D$6])-[.$B$3]" office:value-type="float" office:value="-0.243991726744412" calcext:value-type="float">
            <text:p>-0,244</text:p>
          </table:table-cell>
          <table:table-cell table:formula="of:=1/([.$A25]/[.$B$5]*[.E$6])-[.$B$3]" office:value-type="float" office:value="-0.473631131641554" calcext:value-type="float">
            <text:p>-0,474</text:p>
          </table:table-cell>
          <table:table-cell table:formula="of:=1/([.$A25]/[.$B$5]*[.F$6])-[.$B$3]" office:value-type="float" office:value="-0.701510847612269" calcext:value-type="float">
            <text:p>-0,702</text:p>
          </table:table-cell>
          <table:table-cell table:formula="of:=1/([.$A25]/[.$B$5]*[.G$6])-[.$B$3]" office:value-type="float" office:value="-0.927651023766423" calcext:value-type="float">
            <text:p>-0,928</text:p>
          </table:table-cell>
          <table:table-cell table:formula="of:=1/([.$A25]/[.$B$5]*[.H$6])-[.$B$3]" office:value-type="float" office:value="-1.15207150276351" calcext:value-type="float">
            <text:p>-1,152</text:p>
          </table:table-cell>
          <table:table-cell table:formula="of:=1/([.$A25]/[.$B$5]*[.I$6])-[.$B$3]" office:value-type="float" office:value="-1.37479182661669" calcext:value-type="float">
            <text:p>-1,375</text:p>
          </table:table-cell>
          <table:table-cell table:formula="of:=1/([.$A25]/[.$B$5]*[.J$6])-[.$B$3]" office:value-type="float" office:value="-1.59583124236529" calcext:value-type="float">
            <text:p>-1,596</text:p>
          </table:table-cell>
          <table:table-cell table:formula="of:=1/([.$A25]/[.$B$5]*[.K$6])-[.$B$3]" office:value-type="float" office:value="-1.81520870761956" calcext:value-type="float">
            <text:p>-1,815</text:p>
          </table:table-cell>
          <table:table-cell table:number-columns-repeated="5"/>
        </table:table-row>
        <table:table-row table:style-name="ro1">
          <table:table-cell table:formula="of:=[.A25]+1" office:value-type="float" office:value="389" calcext:value-type="float">
            <text:p>389</text:p>
          </table:table-cell>
          <table:table-cell table:formula="of:=1/([.$A26]/[.$B$5]*[.B$6])-[.$B$3]" office:value-type="float" office:value="0.0659673751813017" calcext:value-type="float">
            <text:p>0,066</text:p>
          </table:table-cell>
          <table:table-cell table:formula="of:=1/([.$A26]/[.$B$5]*[.C$6])-[.$B$3]" office:value-type="float" office:value="-0.166653572009324" calcext:value-type="float">
            <text:p>-0,167</text:p>
          </table:table-cell>
          <table:table-cell table:formula="of:=1/([.$A26]/[.$B$5]*[.D$6])-[.$B$3]" office:value-type="float" office:value="-0.397478218449443" calcext:value-type="float">
            <text:p>-0,397</text:p>
          </table:table-cell>
          <table:table-cell table:formula="of:=1/([.$A26]/[.$B$5]*[.E$6])-[.$B$3]" office:value-type="float" office:value="-0.626527290686177" calcext:value-type="float">
            <text:p>-0,627</text:p>
          </table:table-cell>
          <table:table-cell table:formula="of:=1/([.$A26]/[.$B$5]*[.F$6])-[.$B$3]" office:value-type="float" office:value="-0.853821197618416" calcext:value-type="float">
            <text:p>-0,854</text:p>
          </table:table-cell>
          <table:table-cell table:formula="of:=1/([.$A26]/[.$B$5]*[.G$6])-[.$B$3]" office:value-type="float" office:value="-1.0793800365588" calcext:value-type="float">
            <text:p>-1,079</text:p>
          </table:table-cell>
          <table:table-cell table:formula="of:=1/([.$A26]/[.$B$5]*[.H$6])-[.$B$3]" office:value-type="float" office:value="-1.30322359915743" calcext:value-type="float">
            <text:p>-1,303</text:p>
          </table:table-cell>
          <table:table-cell table:formula="of:=1/([.$A26]/[.$B$5]*[.I$6])-[.$B$3]" office:value-type="float" office:value="-1.52537137719093" calcext:value-type="float">
            <text:p>-1,525</text:p>
          </table:table-cell>
          <table:table-cell table:formula="of:=1/([.$A26]/[.$B$5]*[.J$6])-[.$B$3]" office:value-type="float" office:value="-1.7458425682204" calcext:value-type="float">
            <text:p>-1,746</text:p>
          </table:table-cell>
          <table:table-cell table:formula="of:=1/([.$A26]/[.$B$5]*[.K$6])-[.$B$3]" office:value-type="float" office:value="-1.96465608112182" calcext:value-type="float">
            <text:p>-1,965</text:p>
          </table:table-cell>
          <table:table-cell table:number-columns-repeated="5"/>
        </table:table-row>
        <table:table-row table:style-name="ro1">
          <table:table-cell table:formula="of:=[.A26]+1" office:value-type="float" office:value="390" calcext:value-type="float">
            <text:p>390</text:p>
          </table:table-cell>
          <table:table-cell table:formula="of:=1/([.$A27]/[.$B$5]*[.B$6])-[.$B$3]" office:value-type="float" office:value="-0.0879203283448007" calcext:value-type="float">
            <text:p>-0,088</text:p>
          </table:table-cell>
          <table:table-cell table:formula="of:=1/([.$A27]/[.$B$5]*[.C$6])-[.$B$3]" office:value-type="float" office:value="-0.319944811568277" calcext:value-type="float">
            <text:p>-0,320</text:p>
          </table:table-cell>
          <table:table-cell table:formula="of:=1/([.$A27]/[.$B$5]*[.D$6])-[.$B$3]" office:value-type="float" office:value="-0.550177599940596" calcext:value-type="float">
            <text:p>-0,550</text:p>
          </table:table-cell>
          <table:table-cell table:formula="of:=1/([.$A27]/[.$B$5]*[.E$6])-[.$B$3]" office:value-type="float" office:value="-0.778639366863899" calcext:value-type="float">
            <text:p>-0,779</text:p>
          </table:table-cell>
          <table:table-cell table:formula="of:=1/([.$A27]/[.$B$5]*[.F$6])-[.$B$3]" office:value-type="float" office:value="-1.00535046890656" calcext:value-type="float">
            <text:p>-1,005</text:p>
          </table:table-cell>
          <table:table-cell table:formula="of:=1/([.$A27]/[.$B$5]*[.G$6])-[.$B$3]" office:value-type="float" office:value="-1.23033095184968" calcext:value-type="float">
            <text:p>-1,230</text:p>
          </table:table-cell>
          <table:table-cell table:formula="of:=1/([.$A27]/[.$B$5]*[.H$6])-[.$B$3]" office:value-type="float" office:value="-1.4536005565955" calcext:value-type="float">
            <text:p>-1,454</text:p>
          </table:table-cell>
          <table:table-cell table:formula="of:=1/([.$A27]/[.$B$5]*[.I$6])-[.$B$3]" office:value-type="float" office:value="-1.67517872494172" calcext:value-type="float">
            <text:p>-1,675</text:p>
          </table:table-cell>
          <table:table-cell table:formula="of:=1/([.$A27]/[.$B$5]*[.J$6])-[.$B$3]" office:value-type="float" office:value="-1.89508460522496" calcext:value-type="float">
            <text:p>-1,895</text:p>
          </table:table-cell>
          <table:table-cell table:formula="of:=1/([.$A27]/[.$B$5]*[.K$6])-[.$B$3]" office:value-type="float" office:value="-2.1133370578369" calcext:value-type="float">
            <text:p>-2,113</text:p>
          </table:table-cell>
          <table:table-cell table:number-columns-repeated="5"/>
        </table:table-row>
        <table:table-row table:style-name="ro1">
          <table:table-cell table:formula="of:=[.A27]+1" office:value-type="float" office:value="391" calcext:value-type="float">
            <text:p>391</text:p>
          </table:table-cell>
          <table:table-cell table:formula="of:=1/([.$A28]/[.$B$5]*[.B$6])-[.$B$3]" office:value-type="float" office:value="-0.241020882492265" calcext:value-type="float">
            <text:p>-0,241</text:p>
          </table:table-cell>
          <table:table-cell table:formula="of:=1/([.$A28]/[.$B$5]*[.C$6])-[.$B$3]" office:value-type="float" office:value="-0.472451952715154" calcext:value-type="float">
            <text:p>-0,472</text:p>
          </table:table-cell>
          <table:table-cell table:formula="of:=1/([.$A28]/[.$B$5]*[.D$6])-[.$B$3]" office:value-type="float" office:value="-0.702095910426685" calcext:value-type="float">
            <text:p>-0,702</text:p>
          </table:table-cell>
          <table:table-cell table:formula="of:=1/([.$A28]/[.$B$5]*[.E$6])-[.$B$3]" office:value-type="float" office:value="-0.929973376155807" calcext:value-type="float">
            <text:p>-0,930</text:p>
          </table:table-cell>
          <table:table-cell table:formula="of:=1/([.$A28]/[.$B$5]*[.F$6])-[.$B$3]" office:value-type="float" office:value="-1.15610465440809" calcext:value-type="float">
            <text:p>-1,156</text:p>
          </table:table-cell>
          <table:table-cell table:formula="of:=1/([.$A28]/[.$B$5]*[.G$6])-[.$B$3]" office:value-type="float" office:value="-1.3805097396966" calcext:value-type="float">
            <text:p>-1,381</text:p>
          </table:table-cell>
          <table:table-cell table:formula="of:=1/([.$A28]/[.$B$5]*[.H$6])-[.$B$3]" office:value-type="float" office:value="-1.6032083224354" calcext:value-type="float">
            <text:p>-1,603</text:p>
          </table:table-cell>
          <table:table-cell table:formula="of:=1/([.$A28]/[.$B$5]*[.I$6])-[.$B$3]" office:value-type="float" office:value="-1.8242197946989" calcext:value-type="float">
            <text:p>-1,824</text:p>
          </table:table-cell>
          <table:table-cell table:formula="of:=1/([.$A28]/[.$B$5]*[.J$6])-[.$B$3]" office:value-type="float" office:value="-2.04356325585098" calcext:value-type="float">
            <text:p>-2,044</text:p>
          </table:table-cell>
          <table:table-cell table:formula="of:=1/([.$A28]/[.$B$5]*[.K$6])-[.$B$3]" office:value-type="float" office:value="-2.26125751804702" calcext:value-type="float">
            <text:p>-2,261</text:p>
          </table:table-cell>
          <table:table-cell table:number-columns-repeated="5"/>
        </table:table-row>
        <table:table-row table:style-name="ro1">
          <table:table-cell table:formula="of:=[.A28]+1" office:value-type="float" office:value="392" calcext:value-type="float">
            <text:p>392</text:p>
          </table:table-cell>
          <table:table-cell table:formula="of:=1/([.$A29]/[.$B$5]*[.B$6])-[.$B$3]" office:value-type="float" office:value="-0.393340311363453" calcext:value-type="float">
            <text:p>-0,393</text:p>
          </table:table-cell>
          <table:table-cell table:formula="of:=1/([.$A29]/[.$B$5]*[.C$6])-[.$B$3]" office:value-type="float" office:value="-0.62418099620313" calcext:value-type="float">
            <text:p>-0,624</text:p>
          </table:table-cell>
          <table:table-cell table:formula="of:=1/([.$A29]/[.$B$5]*[.D$6])-[.$B$3]" office:value-type="float" office:value="-0.853239127491911" calcext:value-type="float">
            <text:p>-0,853</text:p>
          </table:table-cell>
          <table:table-cell table:formula="of:=1/([.$A29]/[.$B$5]*[.E$6])-[.$B$3]" office:value-type="float" office:value="-1.08053527315541" calcext:value-type="float">
            <text:p>-1,081</text:p>
          </table:table-cell>
          <table:table-cell table:formula="of:=1/([.$A29]/[.$B$5]*[.F$6])-[.$B$3]" office:value-type="float" office:value="-1.30608968590194" calcext:value-type="float">
            <text:p>-1,306</text:p>
          </table:table-cell>
          <table:table-cell table:formula="of:=1/([.$A29]/[.$B$5]*[.G$6])-[.$B$3]" office:value-type="float" office:value="-1.5299223092382" calcext:value-type="float">
            <text:p>-1,530</text:p>
          </table:table-cell>
          <table:table-cell table:formula="of:=1/([.$A29]/[.$B$5]*[.H$6])-[.$B$3]" office:value-type="float" office:value="-1.75205278334756" calcext:value-type="float">
            <text:p>-1,752</text:p>
          </table:table-cell>
          <table:table-cell table:formula="of:=1/([.$A29]/[.$B$5]*[.I$6])-[.$B$3]" office:value-type="float" office:value="-1.97250045083488" calcext:value-type="float">
            <text:p>-1,973</text:p>
          </table:table-cell>
          <table:table-cell table:formula="of:=1/([.$A29]/[.$B$5]*[.J$6])-[.$B$3]" office:value-type="float" office:value="-2.19128436234115" calcext:value-type="float">
            <text:p>-2,191</text:p>
          </table:table-cell>
          <table:table-cell table:formula="of:=1/([.$A29]/[.$B$5]*[.K$6])-[.$B$3]" office:value-type="float" office:value="-2.4084232820316" calcext:value-type="float">
            <text:p>-2,408</text:p>
          </table:table-cell>
          <table:table-cell table:number-columns-repeated="5"/>
        </table:table-row>
        <table:table-row table:style-name="ro1">
          <table:table-cell table:formula="of:=[.A29]+1" office:value-type="float" office:value="393" calcext:value-type="float">
            <text:p>393</text:p>
          </table:table-cell>
          <table:table-cell table:formula="of:=1/([.$A30]/[.$B$5]*[.B$6])-[.$B$3]" office:value-type="float" office:value="-0.544884577746764" calcext:value-type="float">
            <text:p>-0,545</text:p>
          </table:table-cell>
          <table:table-cell table:formula="of:=1/([.$A30]/[.$B$5]*[.C$6])-[.$B$3]" office:value-type="float" office:value="-0.775137881708979" calcext:value-type="float">
            <text:p>-0,775</text:p>
          </table:table-cell>
          <table:table-cell table:formula="of:=1/([.$A30]/[.$B$5]*[.D$6])-[.$B$3]" office:value-type="float" office:value="-1.00361316787999" calcext:value-type="float">
            <text:p>-1,004</text:p>
          </table:table-cell>
          <table:table-cell table:formula="of:=1/([.$A30]/[.$B$5]*[.E$6])-[.$B$3]" office:value-type="float" office:value="-1.23033095184968" calcext:value-type="float">
            <text:p>-1,230</text:p>
          </table:table-cell>
          <table:table-cell table:formula="of:=1/([.$A30]/[.$B$5]*[.F$6])-[.$B$3]" office:value-type="float" office:value="-1.45531143479279" calcext:value-type="float">
            <text:p>-1,455</text:p>
          </table:table-cell>
          <table:table-cell table:formula="of:=1/([.$A30]/[.$B$5]*[.G$6])-[.$B$3]" office:value-type="float" office:value="-1.67857450946916" calcext:value-type="float">
            <text:p>-1,679</text:p>
          </table:table-cell>
          <table:table-cell table:formula="of:=1/([.$A30]/[.$B$5]*[.H$6])-[.$B$3]" office:value-type="float" office:value="-1.90013976608714" calcext:value-type="float">
            <text:p>-1,900</text:p>
          </table:table-cell>
          <table:table-cell table:formula="of:=1/([.$A30]/[.$B$5]*[.I$6])-[.$B$3]" office:value-type="float" office:value="-2.12002649803378" calcext:value-type="float">
            <text:p>-2,120</text:p>
          </table:table-cell>
          <table:table-cell table:formula="of:=1/([.$A30]/[.$B$5]*[.J$6])-[.$B$3]" office:value-type="float" office:value="-2.33825370747516" calcext:value-type="float">
            <text:p>-2,338</text:p>
          </table:table-cell>
          <table:table-cell table:formula="of:=1/([.$A30]/[.$B$5]*[.K$6])-[.$B$3]" office:value-type="float" office:value="-2.55484011083052" calcext:value-type="float">
            <text:p>-2,555</text:p>
          </table:table-cell>
          <table:table-cell table:number-columns-repeated="5"/>
        </table:table-row>
        <table:table-row table:style-name="ro1">
          <table:table-cell table:formula="of:=[.A30]+1" office:value-type="float" office:value="394" calcext:value-type="float">
            <text:p>394</text:p>
          </table:table-cell>
          <table:table-cell table:formula="of:=1/([.$A31]/[.$B$5]*[.B$6])-[.$B$3]" office:value-type="float" office:value="-0.69565958389461" calcext:value-type="float">
            <text:p>-0,696</text:p>
          </table:table-cell>
          <table:table-cell table:formula="of:=1/([.$A31]/[.$B$5]*[.C$6])-[.$B$3]" office:value-type="float" office:value="-0.925328488608201" calcext:value-type="float">
            <text:p>-0,925</text:p>
          </table:table-cell>
          <table:table-cell table:formula="of:=1/([.$A31]/[.$B$5]*[.D$6])-[.$B$3]" office:value-type="float" office:value="-1.15322388826608" calcext:value-type="float">
            <text:p>-1,153</text:p>
          </table:table-cell>
          <table:table-cell table:formula="of:=1/([.$A31]/[.$B$5]*[.E$6])-[.$B$3]" office:value-type="float" office:value="-1.37936624638814" calcext:value-type="float">
            <text:p>-1,379</text:p>
          </table:table-cell>
          <table:table-cell table:formula="of:=1/([.$A31]/[.$B$5]*[.F$6])-[.$B$3]" office:value-type="float" office:value="-1.60377571287707" calcext:value-type="float">
            <text:p>-1,604</text:p>
          </table:table-cell>
          <table:table-cell table:formula="of:=1/([.$A31]/[.$B$5]*[.G$6])-[.$B$3]" office:value-type="float" office:value="-1.82647213000349" calcext:value-type="float">
            <text:p>-1,826</text:p>
          </table:table-cell>
          <table:table-cell table:formula="of:=1/([.$A31]/[.$B$5]*[.H$6])-[.$B$3]" office:value-type="float" office:value="-2.04747503825443" calcext:value-type="float">
            <text:p>-2,047</text:p>
          </table:table-cell>
          <table:table-cell table:formula="of:=1/([.$A31]/[.$B$5]*[.I$6])-[.$B$3]" office:value-type="float" office:value="-2.26680368204892" calcext:value-type="float">
            <text:p>-2,267</text:p>
          </table:table-cell>
          <table:table-cell table:formula="of:=1/([.$A31]/[.$B$5]*[.J$6])-[.$B$3]" office:value-type="float" office:value="-2.48447701532422" calcext:value-type="float">
            <text:p>-2,484</text:p>
          </table:table-cell>
          <table:table-cell table:formula="of:=1/([.$A31]/[.$B$5]*[.K$6])-[.$B$3]" office:value-type="float" office:value="-2.70051370699592" calcext:value-type="float">
            <text:p>-2,701</text:p>
          </table:table-cell>
          <table:table-cell table:number-columns-repeated="5"/>
        </table:table-row>
        <table:table-row table:style-name="ro1">
          <table:table-cell table:formula="of:=[.A31]+1" office:value-type="float" office:value="395" calcext:value-type="float">
            <text:p>395</text:p>
          </table:table-cell>
          <table:table-cell table:formula="of:=1/([.$A32]/[.$B$5]*[.B$6])-[.$B$3]" office:value-type="float" office:value="-0.845671172289819" calcext:value-type="float">
            <text:p>-0,846</text:p>
          </table:table-cell>
          <table:table-cell table:formula="of:=1/([.$A32]/[.$B$5]*[.C$6])-[.$B$3]" office:value-type="float" office:value="-1.0747586367383" calcext:value-type="float">
            <text:p>-1,075</text:p>
          </table:table-cell>
          <table:table-cell table:formula="of:=1/([.$A32]/[.$B$5]*[.D$6])-[.$B$3]" office:value-type="float" office:value="-1.30207708601731" calcext:value-type="float">
            <text:p>-1,302</text:p>
          </table:table-cell>
          <table:table-cell table:formula="of:=1/([.$A32]/[.$B$5]*[.E$6])-[.$B$3]" office:value-type="float" office:value="-1.52764693184032" calcext:value-type="float">
            <text:p>-1,528</text:p>
          </table:table-cell>
          <table:table-cell table:formula="of:=1/([.$A32]/[.$B$5]*[.F$6])-[.$B$3]" office:value-type="float" office:value="-1.75148827309763" calcext:value-type="float">
            <text:p>-1,751</text:p>
          </table:table-cell>
          <table:table-cell table:formula="of:=1/([.$A32]/[.$B$5]*[.G$6])-[.$B$3]" office:value-type="float" office:value="-1.97362090182627" calcext:value-type="float">
            <text:p>-1,974</text:p>
          </table:table-cell>
          <table:table-cell table:formula="of:=1/([.$A32]/[.$B$5]*[.H$6])-[.$B$3]" office:value-type="float" office:value="-2.19406430904366" calcext:value-type="float">
            <text:p>-2,194</text:p>
          </table:table-cell>
          <table:table-cell table:formula="of:=1/([.$A32]/[.$B$5]*[.I$6])-[.$B$3]" office:value-type="float" office:value="-2.4128376904488" calcext:value-type="float">
            <text:p>-2,413</text:p>
          </table:table-cell>
          <table:table-cell table:formula="of:=1/([.$A32]/[.$B$5]*[.J$6])-[.$B$3]" office:value-type="float" office:value="-2.62995995199427" calcext:value-type="float">
            <text:p>-2,630</text:p>
          </table:table-cell>
          <table:table-cell table:formula="of:=1/([.$A32]/[.$B$5]*[.K$6])-[.$B$3]" office:value-type="float" office:value="-2.84544971533264" calcext:value-type="float">
            <text:p>-2,845</text:p>
          </table:table-cell>
          <table:table-cell table:number-columns-repeated="5"/>
        </table:table-row>
        <table:table-row table:style-name="ro1">
          <table:table-cell table:formula="of:=[.A32]+1" office:value-type="float" office:value="396" calcext:value-type="float">
            <text:p>396</text:p>
          </table:table-cell>
          <table:table-cell table:formula="of:=1/([.$A33]/[.$B$5]*[.B$6])-[.$B$3]" office:value-type="float" office:value="-0.994925126400197" calcext:value-type="float">
            <text:p>-0,995</text:p>
          </table:table-cell>
          <table:table-cell table:formula="of:=1/([.$A33]/[.$B$5]*[.C$6])-[.$B$3]" office:value-type="float" office:value="-1.22343408715058" calcext:value-type="float">
            <text:p>-1,223</text:p>
          </table:table-cell>
          <table:table-cell table:formula="of:=1/([.$A33]/[.$B$5]*[.D$6])-[.$B$3]" office:value-type="float" office:value="-1.45017849994151" calcext:value-type="float">
            <text:p>-1,450</text:p>
          </table:table-cell>
          <table:table-cell table:formula="of:=1/([.$A33]/[.$B$5]*[.E$6])-[.$B$3]" office:value-type="float" office:value="-1.67517872494173" calcext:value-type="float">
            <text:p>-1,675</text:p>
          </table:table-cell>
          <table:table-cell table:formula="of:=1/([.$A33]/[.$B$5]*[.F$6])-[.$B$3]" office:value-type="float" office:value="-1.89845481028679" calcext:value-type="float">
            <text:p>-1,898</text:p>
          </table:table-cell>
          <table:table-cell table:formula="of:=1/([.$A33]/[.$B$5]*[.G$6])-[.$B$3]" office:value-type="float" office:value="-2.12002649803378" calcext:value-type="float">
            <text:p>-2,120</text:p>
          </table:table-cell>
          <table:table-cell table:formula="of:=1/([.$A33]/[.$B$5]*[.H$6])-[.$B$3]" office:value-type="float" office:value="-2.33991322998042" calcext:value-type="float">
            <text:p>-2,340</text:p>
          </table:table-cell>
          <table:table-cell table:formula="of:=1/([.$A33]/[.$B$5]*[.I$6])-[.$B$3]" office:value-type="float" office:value="-2.55813415335171" calcext:value-type="float">
            <text:p>-2,558</text:p>
          </table:table-cell>
          <table:table-cell table:formula="of:=1/([.$A33]/[.$B$5]*[.J$6])-[.$B$3]" office:value-type="float" office:value="-2.77470812635793" calcext:value-type="float">
            <text:p>-2,775</text:p>
          </table:table-cell>
          <table:table-cell table:formula="of:=1/([.$A33]/[.$B$5]*[.K$6])-[.$B$3]" office:value-type="float" office:value="-2.98965372362726" calcext:value-type="float">
            <text:p>-2,990</text:p>
          </table:table-cell>
          <table:table-cell table:number-columns-repeated="5"/>
        </table:table-row>
        <table:table-row table:style-name="ro1">
          <table:table-cell table:formula="of:=[.A33]+1" office:value-type="float" office:value="397" calcext:value-type="float">
            <text:p>397</text:p>
          </table:table-cell>
          <table:table-cell table:formula="of:=1/([.$A34]/[.$B$5]*[.B$6])-[.$B$3]" office:value-type="float" office:value="-1.14342717142186" calcext:value-type="float">
            <text:p>-1,143</text:p>
          </table:table-cell>
          <table:table-cell table:formula="of:=1/([.$A34]/[.$B$5]*[.C$6])-[.$B$3]" office:value-type="float" office:value="-1.37136054285046" calcext:value-type="float">
            <text:p>-1,371</text:p>
          </table:table-cell>
          <table:table-cell table:formula="of:=1/([.$A34]/[.$B$5]*[.D$6])-[.$B$3]" office:value-type="float" office:value="-1.59753381102478" calcext:value-type="float">
            <text:p>-1,598</text:p>
          </table:table-cell>
          <table:table-cell table:formula="of:=1/([.$A34]/[.$B$5]*[.E$6])-[.$B$3]" office:value-type="float" office:value="-1.82196728482852" calcext:value-type="float">
            <text:p>-1,822</text:p>
          </table:table-cell>
          <table:table-cell table:formula="of:=1/([.$A34]/[.$B$5]*[.F$6])-[.$B$3]" office:value-type="float" office:value="-2.04468096189814" calcext:value-type="float">
            <text:p>-2,045</text:p>
          </table:table-cell>
          <table:table-cell table:formula="of:=1/([.$A34]/[.$B$5]*[.G$6])-[.$B$3]" office:value-type="float" office:value="-2.26569453456266" calcext:value-type="float">
            <text:p>-2,266</text:p>
          </table:table-cell>
          <table:table-cell table:formula="of:=1/([.$A34]/[.$B$5]*[.H$6])-[.$B$3]" office:value-type="float" office:value="-2.48502739564798" calcext:value-type="float">
            <text:p>-2,485</text:p>
          </table:table-cell>
          <table:table-cell table:formula="of:=1/([.$A34]/[.$B$5]*[.I$6])-[.$B$3]" office:value-type="float" office:value="-2.70269864414931" calcext:value-type="float">
            <text:p>-2,703</text:p>
          </table:table-cell>
          <table:table-cell table:formula="of:=1/([.$A34]/[.$B$5]*[.J$6])-[.$B$3]" office:value-type="float" office:value="-2.91872709077516" calcext:value-type="float">
            <text:p>-2,919</text:p>
          </table:table-cell>
          <table:table-cell table:formula="of:=1/([.$A34]/[.$B$5]*[.K$6])-[.$B$3]" office:value-type="float" office:value="-3.13313126336623" calcext:value-type="float">
            <text:p>-3,133</text:p>
          </table:table-cell>
          <table:table-cell table:number-columns-repeated="5"/>
        </table:table-row>
        <table:table-row table:style-name="ro1">
          <table:table-cell table:formula="of:=[.A34]+1" office:value-type="float" office:value="398" calcext:value-type="float">
            <text:p>398</text:p>
          </table:table-cell>
          <table:table-cell table:formula="of:=1/([.$A35]/[.$B$5]*[.B$6])-[.$B$3]" office:value-type="float" office:value="-1.29118297501125" calcext:value-type="float">
            <text:p>-1,291</text:p>
          </table:table-cell>
          <table:table-cell table:formula="of:=1/([.$A35]/[.$B$5]*[.C$6])-[.$B$3]" office:value-type="float" office:value="-1.51854364952671" calcext:value-type="float">
            <text:p>-1,519</text:p>
          </table:table-cell>
          <table:table-cell table:formula="of:=1/([.$A35]/[.$B$5]*[.D$6])-[.$B$3]" office:value-type="float" office:value="-1.74414864315789" calcext:value-type="float">
            <text:p>-1,744</text:p>
          </table:table-cell>
          <table:table-cell table:formula="of:=1/([.$A35]/[.$B$5]*[.E$6])-[.$B$3]" office:value-type="float" office:value="-1.96801821376111" calcext:value-type="float">
            <text:p>-1,968</text:p>
          </table:table-cell>
          <table:table-cell table:formula="of:=1/([.$A35]/[.$B$5]*[.F$6])-[.$B$3]" office:value-type="float" office:value="-2.19017230872755" calcext:value-type="float">
            <text:p>-2,190</text:p>
          </table:table-cell>
          <table:table-cell table:formula="of:=1/([.$A35]/[.$B$5]*[.G$6])-[.$B$3]" office:value-type="float" office:value="-2.41063057090798" calcext:value-type="float">
            <text:p>-2,411</text:p>
          </table:table-cell>
          <table:table-cell table:formula="of:=1/([.$A35]/[.$B$5]*[.H$6])-[.$B$3]" office:value-type="float" office:value="-2.62941234440263" calcext:value-type="float">
            <text:p>-2,629</text:p>
          </table:table-cell>
          <table:table-cell table:formula="of:=1/([.$A35]/[.$B$5]*[.I$6])-[.$B$3]" office:value-type="float" office:value="-2.84653668021928" calcext:value-type="float">
            <text:p>-2,847</text:p>
          </table:table-cell>
          <table:table-cell table:formula="of:=1/([.$A35]/[.$B$5]*[.J$6])-[.$B$3]" office:value-type="float" office:value="-3.06202234180336" calcext:value-type="float">
            <text:p>-3,062</text:p>
          </table:table-cell>
          <table:table-cell table:formula="of:=1/([.$A35]/[.$B$5]*[.K$6])-[.$B$3]" office:value-type="float" office:value="-3.27588781044319" calcext:value-type="float">
            <text:p>-3,276</text:p>
          </table:table-cell>
          <table:table-cell table:number-columns-repeated="5"/>
        </table:table-row>
        <table:table-row table:style-name="ro1">
          <table:table-cell table:formula="of:=[.A35]+1" office:value-type="float" office:value="399" calcext:value-type="float">
            <text:p>399</text:p>
          </table:table-cell>
          <table:table-cell table:formula="of:=1/([.$A36]/[.$B$5]*[.B$6])-[.$B$3]" office:value-type="float" office:value="-1.43819814800621" calcext:value-type="float">
            <text:p>-1,438</text:p>
          </table:table-cell>
          <table:table-cell table:formula="of:=1/([.$A36]/[.$B$5]*[.C$6])-[.$B$3]" office:value-type="float" office:value="-1.66498899626976" calcext:value-type="float">
            <text:p>-1,665</text:p>
          </table:table-cell>
          <table:table-cell table:formula="of:=1/([.$A36]/[.$B$5]*[.D$6])-[.$B$3]" office:value-type="float" office:value="-1.89002856385171" calcext:value-type="float">
            <text:p>-1,890</text:p>
          </table:table-cell>
          <table:table-cell table:formula="of:=1/([.$A36]/[.$B$5]*[.E$6])-[.$B$3]" office:value-type="float" office:value="-2.1133370578369" calcext:value-type="float">
            <text:p>-2,113</text:p>
          </table:table-cell>
          <table:table-cell table:formula="of:=1/([.$A36]/[.$B$5]*[.F$6])-[.$B$3]" office:value-type="float" office:value="-2.33493437562297" calcext:value-type="float">
            <text:p>-2,335</text:p>
          </table:table-cell>
          <table:table-cell table:formula="of:=1/([.$A36]/[.$B$5]*[.G$6])-[.$B$3]" office:value-type="float" office:value="-2.55484011083052" calcext:value-type="float">
            <text:p>-2,555</text:p>
          </table:table-cell>
          <table:table-cell table:formula="of:=1/([.$A36]/[.$B$5]*[.H$6])-[.$B$3]" office:value-type="float" office:value="-2.77307355907831" calcext:value-type="float">
            <text:p>-2,773</text:p>
          </table:table-cell>
          <table:table-cell table:formula="of:=1/([.$A36]/[.$B$5]*[.I$6])-[.$B$3]" office:value-type="float" office:value="-2.98965372362726" calcext:value-type="float">
            <text:p>-2,990</text:p>
          </table:table-cell>
          <table:table-cell table:formula="of:=1/([.$A36]/[.$B$5]*[.J$6])-[.$B$3]" office:value-type="float" office:value="-3.20459932089658" calcext:value-type="float">
            <text:p>-3,205</text:p>
          </table:table-cell>
          <table:table-cell table:formula="of:=1/([.$A36]/[.$B$5]*[.K$6])-[.$B$3]" office:value-type="float" office:value="-3.41792878585561" calcext:value-type="float">
            <text:p>-3,418</text:p>
          </table:table-cell>
          <table:table-cell table:number-columns-repeated="5"/>
        </table:table-row>
        <table:table-row table:style-name="ro1">
          <table:table-cell table:formula="of:=[.A36]+1" office:value-type="float" office:value="400" calcext:value-type="float">
            <text:p>400</text:p>
          </table:table-cell>
          <table:table-cell table:formula="of:=1/([.$A37]/[.$B$5]*[.B$6])-[.$B$3]" office:value-type="float" office:value="-1.58447824513619" calcext:value-type="float">
            <text:p>-1,584</text:p>
          </table:table-cell>
          <table:table-cell table:formula="of:=1/([.$A37]/[.$B$5]*[.C$6])-[.$B$3]" office:value-type="float" office:value="-1.81070211627907" calcext:value-type="float">
            <text:p>-1,811</text:p>
          </table:table-cell>
          <table:table-cell table:formula="of:=1/([.$A37]/[.$B$5]*[.D$6])-[.$B$3]" office:value-type="float" office:value="-2.03517908494209" calcext:value-type="float">
            <text:p>-2,035</text:p>
          </table:table-cell>
          <table:table-cell table:formula="of:=1/([.$A37]/[.$B$5]*[.E$6])-[.$B$3]" office:value-type="float" office:value="-2.25792930769231" calcext:value-type="float">
            <text:p>-2,258</text:p>
          </table:table-cell>
          <table:table-cell table:formula="of:=1/([.$A37]/[.$B$5]*[.F$6])-[.$B$3]" office:value-type="float" office:value="-2.47897263218392" calcext:value-type="float">
            <text:p>-2,479</text:p>
          </table:table-cell>
          <table:table-cell table:formula="of:=1/([.$A37]/[.$B$5]*[.G$6])-[.$B$3]" office:value-type="float" office:value="-2.69832860305344" calcext:value-type="float">
            <text:p>-2,698</text:p>
          </table:table-cell>
          <table:table-cell table:formula="of:=1/([.$A37]/[.$B$5]*[.H$6])-[.$B$3]" office:value-type="float" office:value="-2.91601646768061" calcext:value-type="float">
            <text:p>-2,916</text:p>
          </table:table-cell>
          <table:table-cell table:formula="of:=1/([.$A37]/[.$B$5]*[.I$6])-[.$B$3]" office:value-type="float" office:value="-3.13205518181819" calcext:value-type="float">
            <text:p>-3,132</text:p>
          </table:table-cell>
          <table:table-cell table:formula="of:=1/([.$A37]/[.$B$5]*[.J$6])-[.$B$3]" office:value-type="float" office:value="-3.34646341509434" calcext:value-type="float">
            <text:p>-3,346</text:p>
          </table:table-cell>
          <table:table-cell table:formula="of:=1/([.$A37]/[.$B$5]*[.K$6])-[.$B$3]" office:value-type="float" office:value="-3.55925955639098" calcext:value-type="float">
            <text:p>-3,559</text:p>
          </table:table-cell>
          <table:table-cell table:number-columns-repeated="5"/>
        </table:table-row>
        <table:table-row table:style-name="ro1">
          <table:table-cell table:formula="of:=[.A37]+1" office:value-type="float" office:value="401" calcext:value-type="float">
            <text:p>401</text:p>
          </table:table-cell>
          <table:table-cell table:formula="of:=1/([.$A38]/[.$B$5]*[.B$6])-[.$B$3]" office:value-type="float" office:value="-1.73002876572188" calcext:value-type="float">
            <text:p>-1,730</text:p>
          </table:table-cell>
          <table:table-cell table:formula="of:=1/([.$A38]/[.$B$5]*[.C$6])-[.$B$3]" office:value-type="float" office:value="-1.95568848756017" calcext:value-type="float">
            <text:p>-1,956</text:p>
          </table:table-cell>
          <table:table-cell table:formula="of:=1/([.$A38]/[.$B$5]*[.D$6])-[.$B$3]" office:value-type="float" office:value="-2.17960566328388" calcext:value-type="float">
            <text:p>-2,180</text:p>
          </table:table-cell>
          <table:table-cell table:formula="of:=1/([.$A38]/[.$B$5]*[.E$6])-[.$B$3]" office:value-type="float" office:value="-2.40180039919433" calcext:value-type="float">
            <text:p>-2,402</text:p>
          </table:table-cell>
          <table:table-cell table:formula="of:=1/([.$A38]/[.$B$5]*[.F$6])-[.$B$3]" office:value-type="float" office:value="-2.62229249345029" calcext:value-type="float">
            <text:p>-2,622</text:p>
          </table:table-cell>
          <table:table-cell table:formula="of:=1/([.$A38]/[.$B$5]*[.G$6])-[.$B$3]" office:value-type="float" office:value="-2.84110144194856" calcext:value-type="float">
            <text:p>-2,841</text:p>
          </table:table-cell>
          <table:table-cell table:formula="of:=1/([.$A38]/[.$B$5]*[.H$6])-[.$B$3]" office:value-type="float" office:value="-3.05824644407044" calcext:value-type="float">
            <text:p>-3,058</text:p>
          </table:table-cell>
          <table:table-cell table:formula="of:=1/([.$A38]/[.$B$5]*[.I$6])-[.$B$3]" office:value-type="float" office:value="-3.27374640829744" calcext:value-type="float">
            <text:p>-3,274</text:p>
          </table:table-cell>
          <table:table-cell table:formula="of:=1/([.$A38]/[.$B$5]*[.J$6])-[.$B$3]" office:value-type="float" office:value="-3.4876199577001" calcext:value-type="float">
            <text:p>-3,488</text:p>
          </table:table-cell>
          <table:table-cell table:formula="of:=1/([.$A38]/[.$B$5]*[.K$6])-[.$B$3]" office:value-type="float" office:value="-3.69988543530273" calcext:value-type="float">
            <text:p>-3,700</text:p>
          </table:table-cell>
          <table:table-cell table:number-columns-repeated="5"/>
        </table:table-row>
        <table:table-row table:style-name="ro1">
          <table:table-cell table:formula="of:=[.A38]+1" office:value-type="float" office:value="402" calcext:value-type="float">
            <text:p>402</text:p>
          </table:table-cell>
          <table:table-cell table:formula="of:=1/([.$A39]/[.$B$5]*[.B$6])-[.$B$3]" office:value-type="float" office:value="-1.87485515436437" calcext:value-type="float">
            <text:p>-1,875</text:p>
          </table:table-cell>
          <table:table-cell table:formula="of:=1/([.$A39]/[.$B$5]*[.C$6])-[.$B$3]" office:value-type="float" office:value="-2.09995353361101" calcext:value-type="float">
            <text:p>-2,100</text:p>
          </table:table-cell>
          <table:table-cell table:formula="of:=1/([.$A39]/[.$B$5]*[.D$6])-[.$B$3]" office:value-type="float" office:value="-2.32331370143491" calcext:value-type="float">
            <text:p>-2,323</text:p>
          </table:table-cell>
          <table:table-cell table:formula="of:=1/([.$A39]/[.$B$5]*[.E$6])-[.$B$3]" office:value-type="float" office:value="-2.54495571412171" calcext:value-type="float">
            <text:p>-2,545</text:p>
          </table:table-cell>
          <table:table-cell table:formula="of:=1/([.$A39]/[.$B$5]*[.F$6])-[.$B$3]" office:value-type="float" office:value="-2.764899320581" calcext:value-type="float">
            <text:p>-2,765</text:p>
          </table:table-cell>
          <table:table-cell table:formula="of:=1/([.$A39]/[.$B$5]*[.G$6])-[.$B$3]" office:value-type="float" office:value="-2.98316396821237" calcext:value-type="float">
            <text:p>-2,983</text:p>
          </table:table-cell>
          <table:table-cell table:formula="of:=1/([.$A39]/[.$B$5]*[.H$6])-[.$B$3]" office:value-type="float" office:value="-3.19976880863743" calcext:value-type="float">
            <text:p>-3,200</text:p>
          </table:table-cell>
          <table:table-cell table:formula="of:=1/([.$A39]/[.$B$5]*[.I$6])-[.$B$3]" office:value-type="float" office:value="-3.41473270330168" calcext:value-type="float">
            <text:p>-3,415</text:p>
          </table:table-cell>
          <table:table-cell table:formula="of:=1/([.$A39]/[.$B$5]*[.J$6])-[.$B$3]" office:value-type="float" office:value="-3.62807422894959" calcext:value-type="float">
            <text:p>-3,628</text:p>
          </table:table-cell>
          <table:table-cell table:formula="of:=1/([.$A39]/[.$B$5]*[.K$6])-[.$B$3]" office:value-type="float" office:value="-3.83981168297611" calcext:value-type="float">
            <text:p>-3,840</text:p>
          </table:table-cell>
          <table:table-cell table:number-columns-repeated="5"/>
        </table:table-row>
        <table:table-row table:style-name="ro1">
          <table:table-cell table:formula="of:=[.A39]+1" office:value-type="float" office:value="403" calcext:value-type="float">
            <text:p>403</text:p>
          </table:table-cell>
          <table:table-cell table:formula="of:=1/([.$A40]/[.$B$5]*[.B$6])-[.$B$3]" office:value-type="float" office:value="-2.01896280162401" calcext:value-type="float">
            <text:p>-2,019</text:p>
          </table:table-cell>
          <table:table-cell table:formula="of:=1/([.$A40]/[.$B$5]*[.C$6])-[.$B$3]" office:value-type="float" office:value="-2.24350262409833" calcext:value-type="float">
            <text:p>-2,244</text:p>
          </table:table-cell>
          <table:table-cell table:formula="of:=1/([.$A40]/[.$B$5]*[.D$6])-[.$B$3]" office:value-type="float" office:value="-2.46630854832961" calcext:value-type="float">
            <text:p>-2,466</text:p>
          </table:table-cell>
          <table:table-cell table:formula="of:=1/([.$A40]/[.$B$5]*[.E$6])-[.$B$3]" office:value-type="float" office:value="-2.68740058083604" calcext:value-type="float">
            <text:p>-2,687</text:p>
          </table:table-cell>
          <table:table-cell table:formula="of:=1/([.$A40]/[.$B$5]*[.F$6])-[.$B$3]" office:value-type="float" office:value="-2.9067984215225" calcext:value-type="float">
            <text:p>-2,907</text:p>
          </table:table-cell>
          <table:table-cell table:formula="of:=1/([.$A40]/[.$B$5]*[.G$6])-[.$B$3]" office:value-type="float" office:value="-3.12452146953195" calcext:value-type="float">
            <text:p>-3,125</text:p>
          </table:table-cell>
          <table:table-cell table:formula="of:=1/([.$A40]/[.$B$5]*[.H$6])-[.$B$3]" office:value-type="float" office:value="-3.34058882896339" calcext:value-type="float">
            <text:p>-3,341</text:p>
          </table:table-cell>
          <table:table-cell table:formula="of:=1/([.$A40]/[.$B$5]*[.I$6])-[.$B$3]" office:value-type="float" office:value="-3.55501931445974" calcext:value-type="float">
            <text:p>-3,555</text:p>
          </table:table-cell>
          <table:table-cell table:formula="of:=1/([.$A40]/[.$B$5]*[.J$6])-[.$B$3]" office:value-type="float" office:value="-3.76783145666933" calcext:value-type="float">
            <text:p>-3,768</text:p>
          </table:table-cell>
          <table:table-cell table:formula="of:=1/([.$A40]/[.$B$5]*[.K$6])-[.$B$3]" office:value-type="float" office:value="-3.9790435075841" calcext:value-type="float">
            <text:p>-3,979</text:p>
          </table:table-cell>
          <table:table-cell table:number-columns-repeated="5"/>
        </table:table-row>
        <table:table-row table:style-name="ro1">
          <table:table-cell table:formula="of:=[.A40]+1" office:value-type="float" office:value="404" calcext:value-type="float">
            <text:p>404</text:p>
          </table:table-cell>
          <table:table-cell table:formula="of:=1/([.$A41]/[.$B$5]*[.B$6])-[.$B$3]" office:value-type="float" office:value="-2.16235704468929" calcext:value-type="float">
            <text:p>-2,162</text:p>
          </table:table-cell>
          <table:table-cell table:formula="of:=1/([.$A41]/[.$B$5]*[.C$6])-[.$B$3]" office:value-type="float" office:value="-2.38634107552384" calcext:value-type="float">
            <text:p>-2,386</text:p>
          </table:table-cell>
          <table:table-cell table:formula="of:=1/([.$A41]/[.$B$5]*[.D$6])-[.$B$3]" office:value-type="float" office:value="-2.60859549994267" calcext:value-type="float">
            <text:p>-2,609</text:p>
          </table:table-cell>
          <table:table-cell table:formula="of:=1/([.$A41]/[.$B$5]*[.E$6])-[.$B$3]" office:value-type="float" office:value="-2.82914027494288" calcext:value-type="float">
            <text:p>-2,829</text:p>
          </table:table-cell>
          <table:table-cell table:formula="of:=1/([.$A41]/[.$B$5]*[.F$6])-[.$B$3]" office:value-type="float" office:value="-3.04799505166724" calcext:value-type="float">
            <text:p>-3,048</text:p>
          </table:table-cell>
          <table:table-cell table:formula="of:=1/([.$A41]/[.$B$5]*[.G$6])-[.$B$3]" office:value-type="float" office:value="-3.26517918124103" calcext:value-type="float">
            <text:p>-3,265</text:p>
          </table:table-cell>
          <table:table-cell table:formula="of:=1/([.$A41]/[.$B$5]*[.H$6])-[.$B$3]" office:value-type="float" office:value="-3.48071172047585" calcext:value-type="float">
            <text:p>-3,481</text:p>
          </table:table-cell>
          <table:table-cell table:formula="of:=1/([.$A41]/[.$B$5]*[.I$6])-[.$B$3]" office:value-type="float" office:value="-3.69461143744375" calcext:value-type="float">
            <text:p>-3,695</text:p>
          </table:table-cell>
          <table:table-cell table:formula="of:=1/([.$A41]/[.$B$5]*[.J$6])-[.$B$3]" office:value-type="float" office:value="-3.90689681692509" calcext:value-type="float">
            <text:p>-3,907</text:p>
          </table:table-cell>
          <table:table-cell table:formula="of:=1/([.$A41]/[.$B$5]*[.K$6])-[.$B$3]" office:value-type="float" office:value="-4.11758606573365" calcext:value-type="float">
            <text:p>-4,118</text:p>
          </table:table-cell>
          <table:table-cell table:number-columns-repeated="5"/>
        </table:table-row>
        <table:table-row table:style-name="ro1">
          <table:table-cell table:formula="of:=[.A41]+1" office:value-type="float" office:value="405" calcext:value-type="float">
            <text:p>405</text:p>
          </table:table-cell>
          <table:table-cell table:formula="of:=1/([.$A42]/[.$B$5]*[.B$6])-[.$B$3]" office:value-type="float" office:value="-2.30504316803574" calcext:value-type="float">
            <text:p>-2,305</text:p>
          </table:table-cell>
          <table:table-cell table:formula="of:=1/([.$A42]/[.$B$5]*[.C$6])-[.$B$3]" office:value-type="float" office:value="-2.52847415188057" calcext:value-type="float">
            <text:p>-2,528</text:p>
          </table:table-cell>
          <table:table-cell table:formula="of:=1/([.$A42]/[.$B$5]*[.D$6])-[.$B$3]" office:value-type="float" office:value="-2.75017979994281" calcext:value-type="float">
            <text:p>-2,750</text:p>
          </table:table-cell>
          <table:table-cell table:formula="of:=1/([.$A42]/[.$B$5]*[.E$6])-[.$B$3]" office:value-type="float" office:value="-2.97018001994302" calcext:value-type="float">
            <text:p>-2,970</text:p>
          </table:table-cell>
          <table:table-cell table:formula="of:=1/([.$A42]/[.$B$5]*[.F$6])-[.$B$3]" office:value-type="float" office:value="-3.18849441450263" calcext:value-type="float">
            <text:p>-3,188</text:p>
          </table:table-cell>
          <table:table-cell table:formula="of:=1/([.$A42]/[.$B$5]*[.G$6])-[.$B$3]" office:value-type="float" office:value="-3.40514228696635" calcext:value-type="float">
            <text:p>-3,405</text:p>
          </table:table-cell>
          <table:table-cell table:formula="of:=1/([.$A42]/[.$B$5]*[.H$6])-[.$B$3]" office:value-type="float" office:value="-3.62014264709196" calcext:value-type="float">
            <text:p>-3,620</text:p>
          </table:table-cell>
          <table:table-cell table:formula="of:=1/([.$A42]/[.$B$5]*[.I$6])-[.$B$3]" office:value-type="float" office:value="-3.83351421661055" calcext:value-type="float">
            <text:p>-3,834</text:p>
          </table:table-cell>
          <table:table-cell table:formula="of:=1/([.$A42]/[.$B$5]*[.J$6])-[.$B$3]" office:value-type="float" office:value="-4.04527543466108" calcext:value-type="float">
            <text:p>-4,045</text:p>
          </table:table-cell>
          <table:table-cell table:formula="of:=1/([.$A42]/[.$B$5]*[.K$6])-[.$B$3]" office:value-type="float" office:value="-4.2554444631022" calcext:value-type="float">
            <text:p>-4,255</text:p>
          </table:table-cell>
          <table:table-cell table:number-columns-repeated="5"/>
        </table:table-row>
        <table:table-row table:style-name="ro1">
          <table:table-cell table:formula="of:=[.A42]+1" office:value-type="float" office:value="406" calcext:value-type="float">
            <text:p>406</text:p>
          </table:table-cell>
          <table:table-cell table:formula="of:=1/([.$A43]/[.$B$5]*[.B$6])-[.$B$3]" office:value-type="float" office:value="-2.44702640407507" calcext:value-type="float">
            <text:p>-2,447</text:p>
          </table:table-cell>
          <table:table-cell table:formula="of:=1/([.$A43]/[.$B$5]*[.C$6])-[.$B$3]" office:value-type="float" office:value="-2.66990706529958" calcext:value-type="float">
            <text:p>-2,670</text:p>
          </table:table-cell>
          <table:table-cell table:formula="of:=1/([.$A43]/[.$B$5]*[.D$6])-[.$B$3]" office:value-type="float" office:value="-2.89106664033702" calcext:value-type="float">
            <text:p>-2,891</text:p>
          </table:table-cell>
          <table:table-cell table:formula="of:=1/([.$A43]/[.$B$5]*[.E$6])-[.$B$3]" office:value-type="float" office:value="-3.11052498787419" calcext:value-type="float">
            <text:p>-3,111</text:p>
          </table:table-cell>
          <table:table-cell table:formula="of:=1/([.$A43]/[.$B$5]*[.F$6])-[.$B$3]" office:value-type="float" office:value="-3.32830166225015" calcext:value-type="float">
            <text:p>-3,328</text:p>
          </table:table-cell>
          <table:table-cell table:formula="of:=1/([.$A43]/[.$B$5]*[.G$6])-[.$B$3]" office:value-type="float" office:value="-3.54441591926447" calcext:value-type="float">
            <text:p>-3,544</text:p>
          </table:table-cell>
          <table:table-cell table:formula="of:=1/([.$A43]/[.$B$5]*[.H$6])-[.$B$3]" office:value-type="float" office:value="-3.75888672185282" calcext:value-type="float">
            <text:p>-3,759</text:p>
          </table:table-cell>
          <table:table-cell table:formula="of:=1/([.$A43]/[.$B$5]*[.I$6])-[.$B$3]" office:value-type="float" office:value="-3.97173274563368" calcext:value-type="float">
            <text:p>-3,972</text:p>
          </table:table-cell>
          <table:table-cell table:formula="of:=1/([.$A43]/[.$B$5]*[.J$6])-[.$B$3]" office:value-type="float" office:value="-4.1829723843294" calcext:value-type="float">
            <text:p>-4,183</text:p>
          </table:table-cell>
          <table:table-cell table:formula="of:=1/([.$A43]/[.$B$5]*[.K$6])-[.$B$3]" office:value-type="float" office:value="-4.392623755065" calcext:value-type="float">
            <text:p>-4,393</text:p>
          </table:table-cell>
          <table:table-cell table:number-columns-repeated="5"/>
        </table:table-row>
        <table:table-row table:style-name="ro1">
          <table:table-cell table:formula="of:=[.A43]+1" office:value-type="float" office:value="407" calcext:value-type="float">
            <text:p>407</text:p>
          </table:table-cell>
          <table:table-cell table:formula="of:=1/([.$A44]/[.$B$5]*[.B$6])-[.$B$3]" office:value-type="float" office:value="-2.58831193379478" calcext:value-type="float">
            <text:p>-2,588</text:p>
          </table:table-cell>
          <table:table-cell table:formula="of:=1/([.$A44]/[.$B$5]*[.C$6])-[.$B$3]" office:value-type="float" office:value="-2.81064497668704" calcext:value-type="float">
            <text:p>-2,811</text:p>
          </table:table-cell>
          <table:table-cell table:formula="of:=1/([.$A44]/[.$B$5]*[.D$6])-[.$B$3]" office:value-type="float" office:value="-3.03126116210524" calcext:value-type="float">
            <text:p>-3,031</text:p>
          </table:table-cell>
          <table:table-cell table:formula="of:=1/([.$A44]/[.$B$5]*[.E$6])-[.$B$3]" office:value-type="float" office:value="-3.2501802999433" calcext:value-type="float">
            <text:p>-3,250</text:p>
          </table:table-cell>
          <table:table-cell table:formula="of:=1/([.$A44]/[.$B$5]*[.F$6])-[.$B$3]" office:value-type="float" office:value="-3.46742189649525" calcext:value-type="float">
            <text:p>-3,467</text:p>
          </table:table-cell>
          <table:table-cell table:formula="of:=1/([.$A44]/[.$B$5]*[.G$6])-[.$B$3]" office:value-type="float" office:value="-3.68300516024908" calcext:value-type="float">
            <text:p>-3,683</text:p>
          </table:table-cell>
          <table:table-cell table:formula="of:=1/([.$A44]/[.$B$5]*[.H$6])-[.$B$3]" office:value-type="float" office:value="-3.89694900754851" calcext:value-type="float">
            <text:p>-3,897</text:p>
          </table:table-cell>
          <table:table-cell table:formula="of:=1/([.$A44]/[.$B$5]*[.I$6])-[.$B$3]" office:value-type="float" office:value="-4.10927206812598" calcext:value-type="float">
            <text:p>-4,109</text:p>
          </table:table-cell>
          <table:table-cell table:formula="of:=1/([.$A44]/[.$B$5]*[.J$6])-[.$B$3]" office:value-type="float" office:value="-4.31999269051041" calcext:value-type="float">
            <text:p>-4,320</text:p>
          </table:table-cell>
          <table:table-cell table:formula="of:=1/([.$A44]/[.$B$5]*[.K$6])-[.$B$3]" office:value-type="float" office:value="-4.529128947313" calcext:value-type="float">
            <text:p>-4,529</text:p>
          </table:table-cell>
          <table:table-cell table:number-columns-repeated="5"/>
        </table:table-row>
        <table:table-row table:style-name="ro1">
          <table:table-cell table:formula="of:=[.A44]+1" office:value-type="float" office:value="408" calcext:value-type="float">
            <text:p>408</text:p>
          </table:table-cell>
          <table:table-cell table:formula="of:=1/([.$A45]/[.$B$5]*[.B$6])-[.$B$3]" office:value-type="float" office:value="-2.72890488738842" calcext:value-type="float">
            <text:p>-2,729</text:p>
          </table:table-cell>
          <table:table-cell table:formula="of:=1/([.$A45]/[.$B$5]*[.C$6])-[.$B$3]" office:value-type="float" office:value="-2.95069299635203" calcext:value-type="float">
            <text:p>-2,951</text:p>
          </table:table-cell>
          <table:table-cell table:formula="of:=1/([.$A45]/[.$B$5]*[.D$6])-[.$B$3]" office:value-type="float" office:value="-3.17076845582557" calcext:value-type="float">
            <text:p>-3,171</text:p>
          </table:table-cell>
          <table:table-cell table:formula="of:=1/([.$A45]/[.$B$5]*[.E$6])-[.$B$3]" office:value-type="float" office:value="-3.38915102714932" calcext:value-type="float">
            <text:p>-3,389</text:p>
          </table:table-cell>
          <table:table-cell table:formula="of:=1/([.$A45]/[.$B$5]*[.F$6])-[.$B$3]" office:value-type="float" office:value="-3.60586016880775" calcext:value-type="float">
            <text:p>-3,606</text:p>
          </table:table-cell>
          <table:table-cell table:formula="of:=1/([.$A45]/[.$B$5]*[.G$6])-[.$B$3]" office:value-type="float" office:value="-3.82091504220924" calcext:value-type="float">
            <text:p>-3,821</text:p>
          </table:table-cell>
          <table:table-cell table:formula="of:=1/([.$A45]/[.$B$5]*[.H$6])-[.$B$3]" office:value-type="float" office:value="-4.03433451733393" calcext:value-type="float">
            <text:p>-4,034</text:p>
          </table:table-cell>
          <table:table-cell table:formula="of:=1/([.$A45]/[.$B$5]*[.I$6])-[.$B$3]" office:value-type="float" office:value="-4.24613717825312" calcext:value-type="float">
            <text:p>-4,246</text:p>
          </table:table-cell>
          <table:table-cell table:formula="of:=1/([.$A45]/[.$B$5]*[.J$6])-[.$B$3]" office:value-type="float" office:value="-4.45634132852387" calcext:value-type="float">
            <text:p>-4,456</text:p>
          </table:table-cell>
          <table:table-cell table:formula="of:=1/([.$A45]/[.$B$5]*[.K$6])-[.$B$3]" office:value-type="float" office:value="-4.66496499646174" calcext:value-type="float">
            <text:p>-4,665</text:p>
          </table:table-cell>
          <table:table-cell table:number-columns-repeated="5"/>
        </table:table-row>
        <table:table-row table:style-name="ro1">
          <table:table-cell table:formula="of:=[.A45]+1" office:value-type="float" office:value="409" calcext:value-type="float">
            <text:p>409</text:p>
          </table:table-cell>
          <table:table-cell table:formula="of:=1/([.$A46]/[.$B$5]*[.B$6])-[.$B$3]" office:value-type="float" office:value="-2.86881034487647" calcext:value-type="float">
            <text:p>-2,869</text:p>
          </table:table-cell>
          <table:table-cell table:formula="of:=1/([.$A46]/[.$B$5]*[.C$6])-[.$B$3]" office:value-type="float" office:value="-3.09005618462501" calcext:value-type="float">
            <text:p>-3,090</text:p>
          </table:table-cell>
          <table:table-cell table:formula="of:=1/([.$A46]/[.$B$5]*[.D$6])-[.$B$3]" office:value-type="float" office:value="-3.30959356229054" calcext:value-type="float">
            <text:p>-3,310</text:p>
          </table:table-cell>
          <table:table-cell table:formula="of:=1/([.$A46]/[.$B$5]*[.E$6])-[.$B$3]" office:value-type="float" office:value="-3.52744219089713" calcext:value-type="float">
            <text:p>-3,527</text:p>
          </table:table-cell>
          <table:table-cell table:formula="of:=1/([.$A46]/[.$B$5]*[.F$6])-[.$B$3]" office:value-type="float" office:value="-3.74362148135345" calcext:value-type="float">
            <text:p>-3,744</text:p>
          </table:table-cell>
          <table:table-cell table:formula="of:=1/([.$A46]/[.$B$5]*[.G$6])-[.$B$3]" office:value-type="float" office:value="-3.95815054821852" calcext:value-type="float">
            <text:p>-3,958</text:p>
          </table:table-cell>
          <table:table-cell table:formula="of:=1/([.$A46]/[.$B$5]*[.H$6])-[.$B$3]" office:value-type="float" office:value="-4.17104821533556" calcext:value-type="float">
            <text:p>-4,171</text:p>
          </table:table-cell>
          <table:table-cell table:formula="of:=1/([.$A46]/[.$B$5]*[.I$6])-[.$B$3]" office:value-type="float" office:value="-4.38233302133807" calcext:value-type="float">
            <text:p>-4,382</text:p>
          </table:table-cell>
          <table:table-cell table:formula="of:=1/([.$A46]/[.$B$5]*[.J$6])-[.$B$3]" office:value-type="float" office:value="-4.59202322503113" calcext:value-type="float">
            <text:p>-4,592</text:p>
          </table:table-cell>
          <table:table-cell table:formula="of:=1/([.$A46]/[.$B$5]*[.K$6])-[.$B$3]" office:value-type="float" office:value="-4.80013681065132" calcext:value-type="float">
            <text:p>-4,800</text:p>
          </table:table-cell>
          <table:table-cell table:number-columns-repeated="5"/>
        </table:table-row>
        <table:table-row table:style-name="ro1">
          <table:table-cell table:formula="of:=[.A46]+1" office:value-type="float" office:value="410" calcext:value-type="float">
            <text:p>410</text:p>
          </table:table-cell>
          <table:table-cell table:formula="of:=1/([.$A47]/[.$B$5]*[.B$6])-[.$B$3]" office:value-type="float" office:value="-3.00803333671823" calcext:value-type="float">
            <text:p>-3,008</text:p>
          </table:table-cell>
          <table:table-cell table:formula="of:=1/([.$A47]/[.$B$5]*[.C$6])-[.$B$3]" office:value-type="float" office:value="-3.22873955246739" calcext:value-type="float">
            <text:p>-3,229</text:p>
          </table:table-cell>
          <table:table-cell table:formula="of:=1/([.$A47]/[.$B$5]*[.D$6])-[.$B$3]" office:value-type="float" office:value="-3.44774147311423" calcext:value-type="float">
            <text:p>-3,448</text:p>
          </table:table-cell>
          <table:table-cell table:formula="of:=1/([.$A47]/[.$B$5]*[.E$6])-[.$B$3]" office:value-type="float" office:value="-3.66505876360225" calcext:value-type="float">
            <text:p>-3,665</text:p>
          </table:table-cell>
          <table:table-cell table:formula="of:=1/([.$A47]/[.$B$5]*[.F$6])-[.$B$3]" office:value-type="float" office:value="-3.8807107874965" calcext:value-type="float">
            <text:p>-3,881</text:p>
          </table:table-cell>
          <table:table-cell table:formula="of:=1/([.$A47]/[.$B$5]*[.G$6])-[.$B$3]" office:value-type="float" office:value="-4.09471661273506" calcext:value-type="float">
            <text:p>-4,095</text:p>
          </table:table-cell>
          <table:table-cell table:formula="of:=1/([.$A47]/[.$B$5]*[.H$6])-[.$B$3]" office:value-type="float" office:value="-4.30709501724937" calcext:value-type="float">
            <text:p>-4,307</text:p>
          </table:table-cell>
          <table:table-cell table:formula="of:=1/([.$A47]/[.$B$5]*[.I$6])-[.$B$3]" office:value-type="float" office:value="-4.51786449445677" calcext:value-type="float">
            <text:p>-4,518</text:p>
          </table:table-cell>
          <table:table-cell table:formula="of:=1/([.$A47]/[.$B$5]*[.J$6])-[.$B$3]" office:value-type="float" office:value="-4.72704325862863" calcext:value-type="float">
            <text:p>-4,727</text:p>
          </table:table-cell>
          <table:table-cell table:formula="of:=1/([.$A47]/[.$B$5]*[.K$6])-[.$B$3]" office:value-type="float" office:value="-4.93464925013754" calcext:value-type="float">
            <text:p>-4,935</text:p>
          </table:table-cell>
          <table:table-cell table:number-columns-repeated="5"/>
        </table:table-row>
        <table:table-row table:style-name="ro1">
          <table:table-cell table:formula="of:=[.A47]+1" office:value-type="float" office:value="411" calcext:value-type="float">
            <text:p>411</text:p>
          </table:table-cell>
          <table:table-cell table:formula="of:=1/([.$A48]/[.$B$5]*[.B$6])-[.$B$3]" office:value-type="float" office:value="-3.14657884441478" calcext:value-type="float">
            <text:p>-3,147</text:p>
          </table:table-cell>
          <table:table-cell table:formula="of:=1/([.$A48]/[.$B$5]*[.C$6])-[.$B$3]" office:value-type="float" office:value="-3.36674806207209" calcext:value-type="float">
            <text:p>-3,367</text:p>
          </table:table-cell>
          <table:table-cell table:formula="of:=1/([.$A48]/[.$B$5]*[.D$6])-[.$B$3]" office:value-type="float" office:value="-3.5852171313305" calcext:value-type="float">
            <text:p>-3,585</text:p>
          </table:table-cell>
          <table:table-cell table:formula="of:=1/([.$A48]/[.$B$5]*[.E$6])-[.$B$3]" office:value-type="float" office:value="-3.80200566928692" calcext:value-type="float">
            <text:p>-3,802</text:p>
          </table:table-cell>
          <table:table-cell table:formula="of:=1/([.$A48]/[.$B$5]*[.F$6])-[.$B$3]" office:value-type="float" office:value="-4.01713299239309" calcext:value-type="float">
            <text:p>-4,017</text:p>
          </table:table-cell>
          <table:table-cell table:formula="of:=1/([.$A48]/[.$B$5]*[.G$6])-[.$B$3]" office:value-type="float" office:value="-4.23061812219313" calcext:value-type="float">
            <text:p>-4,231</text:p>
          </table:table-cell>
          <table:table-cell table:formula="of:=1/([.$A48]/[.$B$5]*[.H$6])-[.$B$3]" office:value-type="float" office:value="-4.44247979093004" calcext:value-type="float">
            <text:p>-4,442</text:p>
          </table:table-cell>
          <table:table-cell table:formula="of:=1/([.$A48]/[.$B$5]*[.I$6])-[.$B$3]" office:value-type="float" office:value="-4.65273644702499" calcext:value-type="float">
            <text:p>-4,653</text:p>
          </table:table-cell>
          <table:table-cell table:formula="of:=1/([.$A48]/[.$B$5]*[.J$6])-[.$B$3]" office:value-type="float" office:value="-4.86140626043245" calcext:value-type="float">
            <text:p>-4,861</text:p>
          </table:table-cell>
          <table:table-cell table:formula="of:=1/([.$A48]/[.$B$5]*[.K$6])-[.$B$3]" office:value-type="float" office:value="-5.06850712787443" calcext:value-type="float">
            <text:p>-5,069</text:p>
          </table:table-cell>
          <table:table-cell table:number-columns-repeated="5"/>
        </table:table-row>
        <table:table-row table:style-name="ro1">
          <table:table-cell table:formula="of:=[.A48]+1" office:value-type="float" office:value="412" calcext:value-type="float">
            <text:p>412</text:p>
          </table:table-cell>
          <table:table-cell table:formula="of:=1/([.$A49]/[.$B$5]*[.B$6])-[.$B$3]" office:value-type="float" office:value="-3.2844518011031" calcext:value-type="float">
            <text:p>-3,284</text:p>
          </table:table-cell>
          <table:table-cell table:formula="of:=1/([.$A49]/[.$B$5]*[.C$6])-[.$B$3]" office:value-type="float" office:value="-3.50408662745541" calcext:value-type="float">
            <text:p>-3,504</text:p>
          </table:table-cell>
          <table:table-cell table:formula="of:=1/([.$A49]/[.$B$5]*[.D$6])-[.$B$3]" office:value-type="float" office:value="-3.72202543198261" calcext:value-type="float">
            <text:p>-3,722</text:p>
          </table:table-cell>
          <table:table-cell table:formula="of:=1/([.$A49]/[.$B$5]*[.E$6])-[.$B$3]" office:value-type="float" office:value="-3.93828778416729" calcext:value-type="float">
            <text:p>-3,938</text:p>
          </table:table-cell>
          <table:table-cell table:formula="of:=1/([.$A49]/[.$B$5]*[.F$6])-[.$B$3]" office:value-type="float" office:value="-4.15289295357661" calcext:value-type="float">
            <text:p>-4,153</text:p>
          </table:table-cell>
          <table:table-cell table:formula="of:=1/([.$A49]/[.$B$5]*[.G$6])-[.$B$3]" office:value-type="float" office:value="-4.36585991558586" calcext:value-type="float">
            <text:p>-4,366</text:p>
          </table:table-cell>
          <table:table-cell table:formula="of:=1/([.$A49]/[.$B$5]*[.H$6])-[.$B$3]" office:value-type="float" office:value="-4.57720735697146" calcext:value-type="float">
            <text:p>-4,577</text:p>
          </table:table-cell>
          <table:table-cell table:formula="of:=1/([.$A49]/[.$B$5]*[.I$6])-[.$B$3]" office:value-type="float" office:value="-4.78695368137687" calcext:value-type="float">
            <text:p>-4,787</text:p>
          </table:table-cell>
          <table:table-cell table:formula="of:=1/([.$A49]/[.$B$5]*[.J$6])-[.$B$3]" office:value-type="float" office:value="-4.9951170146547" calcext:value-type="float">
            <text:p>-4,995</text:p>
          </table:table-cell>
          <table:table-cell table:formula="of:=1/([.$A49]/[.$B$5]*[.K$6])-[.$B$3]" office:value-type="float" office:value="-5.20171521008832" calcext:value-type="float">
            <text:p>-5,202</text:p>
          </table:table-cell>
          <table:table-cell table:number-columns-repeated="5"/>
        </table:table-row>
        <table:table-row table:style-name="ro1">
          <table:table-cell table:formula="of:=[.A49]+1" office:value-type="float" office:value="413" calcext:value-type="float">
            <text:p>413</text:p>
          </table:table-cell>
          <table:table-cell table:formula="of:=1/([.$A50]/[.$B$5]*[.B$6])-[.$B$3]" office:value-type="float" office:value="-3.42165709214159" calcext:value-type="float">
            <text:p>-3,422</text:p>
          </table:table-cell>
          <table:table-cell table:formula="of:=1/([.$A50]/[.$B$5]*[.C$6])-[.$B$3]" office:value-type="float" office:value="-3.64076011504027" calcext:value-type="float">
            <text:p>-3,641</text:p>
          </table:table-cell>
          <table:table-cell table:formula="of:=1/([.$A50]/[.$B$5]*[.D$6])-[.$B$3]" office:value-type="float" office:value="-3.85817122270419" calcext:value-type="float">
            <text:p>-3,858</text:p>
          </table:table-cell>
          <table:table-cell table:formula="of:=1/([.$A50]/[.$B$5]*[.E$6])-[.$B$3]" office:value-type="float" office:value="-4.07390993723226" calcext:value-type="float">
            <text:p>-4,074</text:p>
          </table:table-cell>
          <table:table-cell table:formula="of:=1/([.$A50]/[.$B$5]*[.F$6])-[.$B$3]" office:value-type="float" office:value="-4.28799548153405" calcext:value-type="float">
            <text:p>-4,288</text:p>
          </table:table-cell>
          <table:table-cell table:formula="of:=1/([.$A50]/[.$B$5]*[.G$6])-[.$B$3]" office:value-type="float" office:value="-4.50044678503965" calcext:value-type="float">
            <text:p>-4,500</text:p>
          </table:table-cell>
          <table:table-cell table:formula="of:=1/([.$A50]/[.$B$5]*[.H$6])-[.$B$3]" office:value-type="float" office:value="-4.71128248927904" calcext:value-type="float">
            <text:p>-4,711</text:p>
          </table:table-cell>
          <table:table-cell table:formula="of:=1/([.$A50]/[.$B$5]*[.I$6])-[.$B$3]" office:value-type="float" office:value="-4.9205209533348" calcext:value-type="float">
            <text:p>-4,921</text:p>
          </table:table-cell>
          <table:table-cell table:formula="of:=1/([.$A50]/[.$B$5]*[.J$6])-[.$B$3]" office:value-type="float" office:value="-5.12818025917127" calcext:value-type="float">
            <text:p>-5,128</text:p>
          </table:table-cell>
          <table:table-cell table:formula="of:=1/([.$A50]/[.$B$5]*[.K$6])-[.$B$3]" office:value-type="float" office:value="-5.33427821684356" calcext:value-type="float">
            <text:p>-5,334</text:p>
          </table:table-cell>
          <table:table-cell table:number-columns-repeated="5"/>
        </table:table-row>
        <table:table-row table:style-name="ro1">
          <table:table-cell table:formula="of:=[.A50]+1" office:value-type="float" office:value="414" calcext:value-type="float">
            <text:p>414</text:p>
          </table:table-cell>
          <table:table-cell table:formula="of:=1/([.$A51]/[.$B$5]*[.B$6])-[.$B$3]" office:value-type="float" office:value="-3.55819955568713" calcext:value-type="float">
            <text:p>-3,558</text:p>
          </table:table-cell>
          <table:table-cell table:formula="of:=1/([.$A51]/[.$B$5]*[.C$6])-[.$B$3]" office:value-type="float" office:value="-3.77677334423098" calcext:value-type="float">
            <text:p>-3,777</text:p>
          </table:table-cell>
          <table:table-cell table:formula="of:=1/([.$A51]/[.$B$5]*[.D$6])-[.$B$3]" office:value-type="float" office:value="-3.99365930429187" calcext:value-type="float">
            <text:p>-3,994</text:p>
          </table:table-cell>
          <table:table-cell table:formula="of:=1/([.$A51]/[.$B$5]*[.E$6])-[.$B$3]" office:value-type="float" office:value="-4.20887691081382" calcext:value-type="float">
            <text:p>-4,209</text:p>
          </table:table-cell>
          <table:table-cell table:formula="of:=1/([.$A51]/[.$B$5]*[.F$6])-[.$B$3]" office:value-type="float" office:value="-4.42244534027431" calcext:value-type="float">
            <text:p>-4,422</text:p>
          </table:table-cell>
          <table:table-cell table:formula="of:=1/([.$A51]/[.$B$5]*[.G$6])-[.$B$3]" office:value-type="float" office:value="-4.63438347638013" calcext:value-type="float">
            <text:p>-4,634</text:p>
          </table:table-cell>
          <table:table-cell table:formula="of:=1/([.$A51]/[.$B$5]*[.H$6])-[.$B$3]" office:value-type="float" office:value="-4.84470991563344" calcext:value-type="float">
            <text:p>-4,845</text:p>
          </table:table-cell>
          <table:table-cell table:formula="of:=1/([.$A51]/[.$B$5]*[.I$6])-[.$B$3]" office:value-type="float" office:value="-5.05344297277119" calcext:value-type="float">
            <text:p>-5,053</text:p>
          </table:table-cell>
          <table:table-cell table:formula="of:=1/([.$A51]/[.$B$5]*[.J$6])-[.$B$3]" office:value-type="float" office:value="-5.26060068608149" calcext:value-type="float">
            <text:p>-5,261</text:p>
          </table:table-cell>
          <table:table-cell table:formula="of:=1/([.$A51]/[.$B$5]*[.K$6])-[.$B$3]" office:value-type="float" office:value="-5.46620082259997" calcext:value-type="float">
            <text:p>-5,466</text:p>
          </table:table-cell>
          <table:table-cell table:number-columns-repeated="5"/>
        </table:table-row>
        <table:table-row table:style-name="ro1">
          <table:table-cell table:formula="of:=[.A51]+1" office:value-type="float" office:value="415" calcext:value-type="float">
            <text:p>415</text:p>
          </table:table-cell>
          <table:table-cell table:formula="of:=1/([.$A52]/[.$B$5]*[.B$6])-[.$B$3]" office:value-type="float" office:value="-3.69408398326379" calcext:value-type="float">
            <text:p>-3,694</text:p>
          </table:table-cell>
          <table:table-cell table:formula="of:=1/([.$A52]/[.$B$5]*[.C$6])-[.$B$3]" office:value-type="float" office:value="-3.91213108797983" calcext:value-type="float">
            <text:p>-3,912</text:p>
          </table:table-cell>
          <table:table-cell table:formula="of:=1/([.$A52]/[.$B$5]*[.D$6])-[.$B$3]" office:value-type="float" office:value="-4.12849443126947" calcext:value-type="float">
            <text:p>-4,128</text:p>
          </table:table-cell>
          <table:table-cell table:formula="of:=1/([.$A52]/[.$B$5]*[.E$6])-[.$B$3]" office:value-type="float" office:value="-4.34319344114922" calcext:value-type="float">
            <text:p>-4,343</text:p>
          </table:table-cell>
          <table:table-cell table:formula="of:=1/([.$A52]/[.$B$5]*[.F$6])-[.$B$3]" office:value-type="float" office:value="-4.5562472478881" calcext:value-type="float">
            <text:p>-4,556</text:p>
          </table:table-cell>
          <table:table-cell table:formula="of:=1/([.$A52]/[.$B$5]*[.G$6])-[.$B$3]" office:value-type="float" office:value="-4.76767468969005" calcext:value-type="float">
            <text:p>-4,768</text:p>
          </table:table-cell>
          <table:table-cell table:formula="of:=1/([.$A52]/[.$B$5]*[.H$6])-[.$B$3]" office:value-type="float" office:value="-4.97749431824637" calcext:value-type="float">
            <text:p>-4,977</text:p>
          </table:table-cell>
          <table:table-cell table:formula="of:=1/([.$A52]/[.$B$5]*[.I$6])-[.$B$3]" office:value-type="float" office:value="-5.1857244041621" calcext:value-type="float">
            <text:p>-5,186</text:p>
          </table:table-cell>
          <table:table-cell table:formula="of:=1/([.$A52]/[.$B$5]*[.J$6])-[.$B$3]" office:value-type="float" office:value="-5.39238294225961" calcext:value-type="float">
            <text:p>-5,392</text:p>
          </table:table-cell>
          <table:table-cell table:formula="of:=1/([.$A52]/[.$B$5]*[.K$6])-[.$B$3]" office:value-type="float" office:value="-5.59748765676239" calcext:value-type="float">
            <text:p>-5,597</text:p>
          </table:table-cell>
          <table:table-cell table:number-columns-repeated="5"/>
        </table:table-row>
        <table:table-row table:style-name="ro1">
          <table:table-cell table:formula="of:=[.A52]+1" office:value-type="float" office:value="416" calcext:value-type="float">
            <text:p>416</text:p>
          </table:table-cell>
          <table:table-cell table:formula="of:=1/([.$A53]/[.$B$5]*[.B$6])-[.$B$3]" office:value-type="float" office:value="-3.82931512032326" calcext:value-type="float">
            <text:p>-3,829</text:p>
          </table:table-cell>
          <table:table-cell table:formula="of:=1/([.$A53]/[.$B$5]*[.C$6])-[.$B$3]" office:value-type="float" office:value="-4.04683807334526" calcext:value-type="float">
            <text:p>-4,047</text:p>
          </table:table-cell>
          <table:table-cell table:formula="of:=1/([.$A53]/[.$B$5]*[.D$6])-[.$B$3]" office:value-type="float" office:value="-4.26268131244431" calcext:value-type="float">
            <text:p>-4,263</text:p>
          </table:table-cell>
          <table:table-cell table:formula="of:=1/([.$A53]/[.$B$5]*[.E$6])-[.$B$3]" office:value-type="float" office:value="-4.47686421893491" calcext:value-type="float">
            <text:p>-4,477</text:p>
          </table:table-cell>
          <table:table-cell table:formula="of:=1/([.$A53]/[.$B$5]*[.F$6])-[.$B$3]" office:value-type="float" office:value="-4.68940587709991" calcext:value-type="float">
            <text:p>-4,689</text:p>
          </table:table-cell>
          <table:table-cell table:formula="of:=1/([.$A53]/[.$B$5]*[.G$6])-[.$B$3]" office:value-type="float" office:value="-4.90032507985907" calcext:value-type="float">
            <text:p>-4,900</text:p>
          </table:table-cell>
          <table:table-cell table:formula="of:=1/([.$A53]/[.$B$5]*[.H$6])-[.$B$3]" office:value-type="float" office:value="-5.10964033430828" calcext:value-type="float">
            <text:p>-5,110</text:p>
          </table:table-cell>
          <table:table-cell table:formula="of:=1/([.$A53]/[.$B$5]*[.I$6])-[.$B$3]" office:value-type="float" office:value="-5.31736986713286" calcext:value-type="float">
            <text:p>-5,317</text:p>
          </table:table-cell>
          <table:table-cell table:formula="of:=1/([.$A53]/[.$B$5]*[.J$6])-[.$B$3]" office:value-type="float" office:value="-5.5235316298984" calcext:value-type="float">
            <text:p>-5,524</text:p>
          </table:table-cell>
          <table:table-cell table:formula="of:=1/([.$A53]/[.$B$5]*[.K$6])-[.$B$3]" office:value-type="float" office:value="-5.72814330422209" calcext:value-type="float">
            <text:p>-5,728</text:p>
          </table:table-cell>
          <table:table-cell table:number-columns-repeated="5"/>
        </table:table-row>
        <table:table-row table:style-name="ro1">
          <table:table-cell table:formula="of:=[.A53]+1" office:value-type="float" office:value="417" calcext:value-type="float">
            <text:p>417</text:p>
          </table:table-cell>
          <table:table-cell table:formula="of:=1/([.$A54]/[.$B$5]*[.B$6])-[.$B$3]" office:value-type="float" office:value="-3.9638976667973" calcext:value-type="float">
            <text:p>-3,964</text:p>
          </table:table-cell>
          <table:table-cell table:formula="of:=1/([.$A54]/[.$B$5]*[.C$6])-[.$B$3]" office:value-type="float" office:value="-4.18089898204227" calcext:value-type="float">
            <text:p>-4,181</text:p>
          </table:table-cell>
          <table:table-cell table:formula="of:=1/([.$A54]/[.$B$5]*[.D$6])-[.$B$3]" office:value-type="float" office:value="-4.39622461145524" calcext:value-type="float">
            <text:p>-4,396</text:p>
          </table:table-cell>
          <table:table-cell table:formula="of:=1/([.$A54]/[.$B$5]*[.E$6])-[.$B$3]" office:value-type="float" office:value="-4.60989388987272" calcext:value-type="float">
            <text:p>-4,610</text:p>
          </table:table-cell>
          <table:table-cell table:formula="of:=1/([.$A54]/[.$B$5]*[.F$6])-[.$B$3]" office:value-type="float" office:value="-4.82192585581191" calcext:value-type="float">
            <text:p>-4,822</text:p>
          </table:table-cell>
          <table:table-cell table:formula="of:=1/([.$A54]/[.$B$5]*[.G$6])-[.$B$3]" office:value-type="float" office:value="-5.0323392571256" calcext:value-type="float">
            <text:p>-5,032</text:p>
          </table:table-cell>
          <table:table-cell table:formula="of:=1/([.$A54]/[.$B$5]*[.H$6])-[.$B$3]" office:value-type="float" office:value="-5.24115255652816" calcext:value-type="float">
            <text:p>-5,241</text:p>
          </table:table-cell>
          <table:table-cell table:formula="of:=1/([.$A54]/[.$B$5]*[.I$6])-[.$B$3]" office:value-type="float" office:value="-5.44838393699586" calcext:value-type="float">
            <text:p>-5,448</text:p>
          </table:table-cell>
          <table:table-cell table:formula="of:=1/([.$A54]/[.$B$5]*[.J$6])-[.$B$3]" office:value-type="float" office:value="-5.65405130704493" calcext:value-type="float">
            <text:p>-5,654</text:p>
          </table:table-cell>
          <table:table-cell table:formula="of:=1/([.$A54]/[.$B$5]*[.K$6])-[.$B$3]" office:value-type="float" office:value="-5.85817230589063" calcext:value-type="float">
            <text:p>-5,858</text:p>
          </table:table-cell>
          <table:table-cell table:number-columns-repeated="5"/>
        </table:table-row>
        <table:table-row table:style-name="ro1">
          <table:table-cell table:formula="of:=[.A54]+1" office:value-type="float" office:value="418" calcext:value-type="float">
            <text:p>418</text:p>
          </table:table-cell>
          <table:table-cell table:formula="of:=1/([.$A55]/[.$B$5]*[.B$6])-[.$B$3]" office:value-type="float" office:value="-4.09783627764228" calcext:value-type="float">
            <text:p>-4,098</text:p>
          </table:table-cell>
          <table:table-cell table:formula="of:=1/([.$A55]/[.$B$5]*[.C$6])-[.$B$3]" office:value-type="float" office:value="-4.31431845098475" calcext:value-type="float">
            <text:p>-4,314</text:p>
          </table:table-cell>
          <table:table-cell table:formula="of:=1/([.$A55]/[.$B$5]*[.D$6])-[.$B$3]" office:value-type="float" office:value="-4.529128947313" calcext:value-type="float">
            <text:p>-4,529</text:p>
          </table:table-cell>
          <table:table-cell table:formula="of:=1/([.$A55]/[.$B$5]*[.E$6])-[.$B$3]" office:value-type="float" office:value="-4.74228705520795" calcext:value-type="float">
            <text:p>-4,742</text:p>
          </table:table-cell>
          <table:table-cell table:formula="of:=1/([.$A55]/[.$B$5]*[.F$6])-[.$B$3]" office:value-type="float" office:value="-4.9538117676401" calcext:value-type="float">
            <text:p>-4,954</text:p>
          </table:table-cell>
          <table:table-cell table:formula="of:=1/([.$A55]/[.$B$5]*[.G$6])-[.$B$3]" office:value-type="float" office:value="-5.16372178761095" calcext:value-type="float">
            <text:p>-5,164</text:p>
          </table:table-cell>
          <table:table-cell table:formula="of:=1/([.$A55]/[.$B$5]*[.H$6])-[.$B$3]" office:value-type="float" office:value="-5.37203553366565" calcext:value-type="float">
            <text:p>-5,372</text:p>
          </table:table-cell>
          <table:table-cell table:formula="of:=1/([.$A55]/[.$B$5]*[.I$6])-[.$B$3]" office:value-type="float" office:value="-5.57877114528056" calcext:value-type="float">
            <text:p>-5,579</text:p>
          </table:table-cell>
          <table:table-cell table:formula="of:=1/([.$A55]/[.$B$5]*[.J$6])-[.$B$3]" office:value-type="float" office:value="-5.78394648812855" calcext:value-type="float">
            <text:p>-5,784</text:p>
          </table:table-cell>
          <table:table-cell table:formula="of:=1/([.$A55]/[.$B$5]*[.K$6])-[.$B$3]" office:value-type="float" office:value="-5.98757915922581" calcext:value-type="float">
            <text:p>-5,988</text:p>
          </table:table-cell>
          <table:table-cell table:number-columns-repeated="5"/>
        </table:table-row>
        <table:table-row table:style-name="ro1">
          <table:table-cell table:formula="of:=[.A55]+1" office:value-type="float" office:value="419" calcext:value-type="float">
            <text:p>419</text:p>
          </table:table-cell>
          <table:table-cell table:formula="of:=1/([.$A56]/[.$B$5]*[.B$6])-[.$B$3]" office:value-type="float" office:value="-4.23113556337584" calcext:value-type="float">
            <text:p>-4,231</text:p>
          </table:table-cell>
          <table:table-cell table:formula="of:=1/([.$A56]/[.$B$5]*[.C$6])-[.$B$3]" office:value-type="float" office:value="-4.44710107282011" calcext:value-type="float">
            <text:p>-4,447</text:p>
          </table:table-cell>
          <table:table-cell table:formula="of:=1/([.$A56]/[.$B$5]*[.D$6])-[.$B$3]" office:value-type="float" office:value="-4.66139889493278" calcext:value-type="float">
            <text:p>-4,661</text:p>
          </table:table-cell>
          <table:table-cell table:formula="of:=1/([.$A56]/[.$B$5]*[.E$6])-[.$B$3]" office:value-type="float" office:value="-4.87404827225996" calcext:value-type="float">
            <text:p>-4,874</text:p>
          </table:table-cell>
          <table:table-cell table:formula="of:=1/([.$A56]/[.$B$5]*[.F$6])-[.$B$3]" office:value-type="float" office:value="-5.08506815244287" calcext:value-type="float">
            <text:p>-5,085</text:p>
          </table:table-cell>
          <table:table-cell table:formula="of:=1/([.$A56]/[.$B$5]*[.G$6])-[.$B$3]" office:value-type="float" office:value="-5.29447719384576" calcext:value-type="float">
            <text:p>-5,294</text:p>
          </table:table-cell>
          <table:table-cell table:formula="of:=1/([.$A56]/[.$B$5]*[.H$6])-[.$B$3]" office:value-type="float" office:value="-5.50229377105547" calcext:value-type="float">
            <text:p>-5,502</text:p>
          </table:table-cell>
          <table:table-cell table:formula="of:=1/([.$A56]/[.$B$5]*[.I$6])-[.$B$3]" office:value-type="float" office:value="-5.70853598025602" calcext:value-type="float">
            <text:p>-5,709</text:p>
          </table:table-cell>
          <table:table-cell table:formula="of:=1/([.$A56]/[.$B$5]*[.J$6])-[.$B$3]" office:value-type="float" office:value="-5.91322164448147" calcext:value-type="float">
            <text:p>-5,913</text:p>
          </table:table-cell>
          <table:table-cell table:formula="of:=1/([.$A56]/[.$B$5]*[.K$6])-[.$B$3]" office:value-type="float" office:value="-6.11636831875033" calcext:value-type="float">
            <text:p>-6,116</text:p>
          </table:table-cell>
          <table:table-cell table:number-columns-repeated="5"/>
        </table:table-row>
        <table:table-row table:style-name="ro1">
          <table:table-cell table:formula="of:=[.A56]+1" office:value-type="float" office:value="420" calcext:value-type="float">
            <text:p>420</text:p>
          </table:table-cell>
          <table:table-cell table:formula="of:=1/([.$A57]/[.$B$5]*[.B$6])-[.$B$3]" office:value-type="float" office:value="-4.36380009060589" calcext:value-type="float">
            <text:p>-4,364</text:p>
          </table:table-cell>
          <table:table-cell table:formula="of:=1/([.$A57]/[.$B$5]*[.C$6])-[.$B$3]" office:value-type="float" office:value="-4.57925139645626" calcext:value-type="float">
            <text:p>-4,579</text:p>
          </table:table-cell>
          <table:table-cell table:formula="of:=1/([.$A57]/[.$B$5]*[.D$6])-[.$B$3]" office:value-type="float" office:value="-4.79303898565912" calcext:value-type="float">
            <text:p>-4,793</text:p>
          </table:table-cell>
          <table:table-cell table:formula="of:=1/([.$A57]/[.$B$5]*[.E$6])-[.$B$3]" office:value-type="float" office:value="-5.00518205494505" calcext:value-type="float">
            <text:p>-5,005</text:p>
          </table:table-cell>
          <table:table-cell table:formula="of:=1/([.$A57]/[.$B$5]*[.F$6])-[.$B$3]" office:value-type="float" office:value="-5.21569950684182" calcext:value-type="float">
            <text:p>-5,216</text:p>
          </table:table-cell>
          <table:table-cell table:formula="of:=1/([.$A57]/[.$B$5]*[.G$6])-[.$B$3]" office:value-type="float" office:value="-5.42460995528899" calcext:value-type="float">
            <text:p>-5,425</text:p>
          </table:table-cell>
          <table:table-cell table:formula="of:=1/([.$A57]/[.$B$5]*[.H$6])-[.$B$3]" office:value-type="float" office:value="-5.63193173112439" calcext:value-type="float">
            <text:p>-5,632</text:p>
          </table:table-cell>
          <table:table-cell table:formula="of:=1/([.$A57]/[.$B$5]*[.I$6])-[.$B$3]" office:value-type="float" office:value="-5.83768288744589" calcext:value-type="float">
            <text:p>-5,838</text:p>
          </table:table-cell>
          <table:table-cell table:formula="of:=1/([.$A57]/[.$B$5]*[.J$6])-[.$B$3]" office:value-type="float" office:value="-6.04188120485175" calcext:value-type="float">
            <text:p>-6,042</text:p>
          </table:table-cell>
          <table:table-cell table:formula="of:=1/([.$A57]/[.$B$5]*[.K$6])-[.$B$3]" office:value-type="float" office:value="-6.24454419656283" calcext:value-type="float">
            <text:p>-6,245</text:p>
          </table:table-cell>
          <table:table-cell table:number-columns-repeated="5"/>
        </table:table-row>
        <table:table-row table:style-name="ro1">
          <table:table-cell table:formula="of:=[.A57]+1" office:value-type="float" office:value="421" calcext:value-type="float">
            <text:p>421</text:p>
          </table:table-cell>
          <table:table-cell table:formula="of:=1/([.$A58]/[.$B$5]*[.B$6])-[.$B$3]" office:value-type="float" office:value="-4.49583438255219" calcext:value-type="float">
            <text:p>-4,496</text:p>
          </table:table-cell>
          <table:table-cell table:formula="of:=1/([.$A58]/[.$B$5]*[.C$6])-[.$B$3]" office:value-type="float" office:value="-4.71077392758106" calcext:value-type="float">
            <text:p>-4,711</text:p>
          </table:table-cell>
          <table:table-cell table:formula="of:=1/([.$A58]/[.$B$5]*[.D$6])-[.$B$3]" office:value-type="float" office:value="-4.92405370778344" calcext:value-type="float">
            <text:p>-4,924</text:p>
          </table:table-cell>
          <table:table-cell table:formula="of:=1/([.$A58]/[.$B$5]*[.E$6])-[.$B$3]" office:value-type="float" office:value="-5.13569287429197" calcext:value-type="float">
            <text:p>-5,136</text:p>
          </table:table-cell>
          <table:table-cell table:formula="of:=1/([.$A58]/[.$B$5]*[.F$6])-[.$B$3]" office:value-type="float" office:value="-5.3457102847353" calcext:value-type="float">
            <text:p>-5,346</text:p>
          </table:table-cell>
          <table:table-cell table:formula="of:=1/([.$A58]/[.$B$5]*[.G$6])-[.$B$3]" office:value-type="float" office:value="-5.55412450883937" calcext:value-type="float">
            <text:p>-5,554</text:p>
          </table:table-cell>
          <table:table-cell table:formula="of:=1/([.$A58]/[.$B$5]*[.H$6])-[.$B$3]" office:value-type="float" office:value="-5.76095383390081" calcext:value-type="float">
            <text:p>-5,761</text:p>
          </table:table-cell>
          <table:table-cell table:formula="of:=1/([.$A58]/[.$B$5]*[.I$6])-[.$B$3]" office:value-type="float" office:value="-5.96621627013604" calcext:value-type="float">
            <text:p>-5,966</text:p>
          </table:table-cell>
          <table:table-cell table:formula="of:=1/([.$A58]/[.$B$5]*[.J$6])-[.$B$3]" office:value-type="float" office:value="-6.16992955590911" calcext:value-type="float">
            <text:p>-6,170</text:p>
          </table:table-cell>
          <table:table-cell table:formula="of:=1/([.$A58]/[.$B$5]*[.K$6])-[.$B$3]" office:value-type="float" office:value="-6.37211116284178" calcext:value-type="float">
            <text:p>-6,372</text:p>
          </table:table-cell>
          <table:table-cell table:number-columns-repeated="5"/>
        </table:table-row>
        <table:table-row table:style-name="ro1">
          <table:table-cell table:formula="of:=[.A58]+1" office:value-type="float" office:value="422" calcext:value-type="float">
            <text:p>422</text:p>
          </table:table-cell>
          <table:table-cell table:formula="of:=1/([.$A59]/[.$B$5]*[.B$6])-[.$B$3]" office:value-type="float" office:value="-4.62724291956037" calcext:value-type="float">
            <text:p>-4,627</text:p>
          </table:table-cell>
          <table:table-cell table:formula="of:=1/([.$A59]/[.$B$5]*[.C$6])-[.$B$3]" office:value-type="float" office:value="-4.84167312917448" calcext:value-type="float">
            <text:p>-4,842</text:p>
          </table:table-cell>
          <table:table-cell table:formula="of:=1/([.$A59]/[.$B$5]*[.D$6])-[.$B$3]" office:value-type="float" office:value="-5.05444750705411" calcext:value-type="float">
            <text:p>-5,054</text:p>
          </table:table-cell>
          <table:table-cell table:formula="of:=1/([.$A59]/[.$B$5]*[.E$6])-[.$B$3]" office:value-type="float" office:value="-5.26558515895007" calcext:value-type="float">
            <text:p>-5,266</text:p>
          </table:table-cell>
          <table:table-cell table:formula="of:=1/([.$A59]/[.$B$5]*[.F$6])-[.$B$3]" office:value-type="float" office:value="-5.47510489780466" calcext:value-type="float">
            <text:p>-5,475</text:p>
          </table:table-cell>
          <table:table-cell table:formula="of:=1/([.$A59]/[.$B$5]*[.G$6])-[.$B$3]" office:value-type="float" office:value="-5.68302524933975" calcext:value-type="float">
            <text:p>-5,683</text:p>
          </table:table-cell>
          <table:table-cell table:formula="of:=1/([.$A59]/[.$B$5]*[.H$6])-[.$B$3]" office:value-type="float" office:value="-5.88936445751718" calcext:value-type="float">
            <text:p>-5,889</text:p>
          </table:table-cell>
          <table:table-cell table:formula="of:=1/([.$A59]/[.$B$5]*[.I$6])-[.$B$3]" office:value-type="float" office:value="-6.09414048987506" calcext:value-type="float">
            <text:p>-6,094</text:p>
          </table:table-cell>
          <table:table-cell table:formula="of:=1/([.$A59]/[.$B$5]*[.J$6])-[.$B$3]" office:value-type="float" office:value="-6.29737104274346" calcext:value-type="float">
            <text:p>-6,297</text:p>
          </table:table-cell>
          <table:table-cell table:formula="of:=1/([.$A59]/[.$B$5]*[.K$6])-[.$B$3]" office:value-type="float" office:value="-6.49907354634217" calcext:value-type="float">
            <text:p>-6,499</text:p>
          </table:table-cell>
          <table:table-cell table:number-columns-repeated="5"/>
        </table:table-row>
        <table:table-row table:style-name="ro1">
          <table:table-cell table:formula="of:=[.A59]+1" office:value-type="float" office:value="423" calcext:value-type="float">
            <text:p>423</text:p>
          </table:table-cell>
          <table:table-cell table:formula="of:=1/([.$A60]/[.$B$5]*[.B$6])-[.$B$3]" office:value-type="float" office:value="-4.7580301396087" calcext:value-type="float">
            <text:p>-4,758</text:p>
          </table:table-cell>
          <table:table-cell table:formula="of:=1/([.$A60]/[.$B$5]*[.C$6])-[.$B$3]" office:value-type="float" office:value="-4.97195342201331" calcext:value-type="float">
            <text:p>-4,972</text:p>
          </table:table-cell>
          <table:table-cell table:formula="of:=1/([.$A60]/[.$B$5]*[.D$6])-[.$B$3]" office:value-type="float" office:value="-5.18422478717928" calcext:value-type="float">
            <text:p>-5,184</text:p>
          </table:table-cell>
          <table:table-cell table:formula="of:=1/([.$A60]/[.$B$5]*[.E$6])-[.$B$3]" office:value-type="float" office:value="-5.39486329569014" calcext:value-type="float">
            <text:p>-5,395</text:p>
          </table:table-cell>
          <table:table-cell table:formula="of:=1/([.$A60]/[.$B$5]*[.F$6])-[.$B$3]" office:value-type="float" office:value="-5.60388771601316" calcext:value-type="float">
            <text:p>-5,604</text:p>
          </table:table-cell>
          <table:table-cell table:formula="of:=1/([.$A60]/[.$B$5]*[.G$6])-[.$B$3]" office:value-type="float" office:value="-5.81131653007417" calcext:value-type="float">
            <text:p>-5,811</text:p>
          </table:table-cell>
          <table:table-cell table:formula="of:=1/([.$A60]/[.$B$5]*[.H$6])-[.$B$3]" office:value-type="float" office:value="-6.01716793870508" calcext:value-type="float">
            <text:p>-6,017</text:p>
          </table:table-cell>
          <table:table-cell table:formula="of:=1/([.$A60]/[.$B$5]*[.I$6])-[.$B$3]" office:value-type="float" office:value="-6.22145986696755" calcext:value-type="float">
            <text:p>-6,221</text:p>
          </table:table-cell>
          <table:table-cell table:formula="of:=1/([.$A60]/[.$B$5]*[.J$6])-[.$B$3]" office:value-type="float" office:value="-6.42420996935635" calcext:value-type="float">
            <text:p>-6,424</text:p>
          </table:table-cell>
          <table:table-cell table:formula="of:=1/([.$A60]/[.$B$5]*[.K$6])-[.$B$3]" office:value-type="float" office:value="-6.62543563488509" calcext:value-type="float">
            <text:p>-6,625</text:p>
          </table:table-cell>
          <table:table-cell table:number-columns-repeated="5"/>
        </table:table-row>
        <table:table-row table:style-name="ro1">
          <table:table-cell table:formula="of:=[.A60]+1" office:value-type="float" office:value="424" calcext:value-type="float">
            <text:p>424</text:p>
          </table:table-cell>
          <table:table-cell table:formula="of:=1/([.$A61]/[.$B$5]*[.B$6])-[.$B$3]" office:value-type="float" office:value="-4.88820043880773" calcext:value-type="float">
            <text:p>-4,888</text:p>
          </table:table-cell>
          <table:table-cell table:formula="of:=1/([.$A61]/[.$B$5]*[.C$6])-[.$B$3]" office:value-type="float" office:value="-5.10161918516894" calcext:value-type="float">
            <text:p>-5,102</text:p>
          </table:table-cell>
          <table:table-cell table:formula="of:=1/([.$A61]/[.$B$5]*[.D$6])-[.$B$3]" office:value-type="float" office:value="-5.31338991032273" calcext:value-type="float">
            <text:p>-5,313</text:p>
          </table:table-cell>
          <table:table-cell table:formula="of:=1/([.$A61]/[.$B$5]*[.E$6])-[.$B$3]" office:value-type="float" office:value="-5.52353162989841" calcext:value-type="float">
            <text:p>-5,524</text:p>
          </table:table-cell>
          <table:table-cell table:formula="of:=1/([.$A61]/[.$B$5]*[.F$6])-[.$B$3]" office:value-type="float" office:value="-5.73206306809804" calcext:value-type="float">
            <text:p>-5,732</text:p>
          </table:table-cell>
          <table:table-cell table:formula="of:=1/([.$A61]/[.$B$5]*[.G$6])-[.$B$3]" office:value-type="float" office:value="-5.93900266325797" calcext:value-type="float">
            <text:p>-5,939</text:p>
          </table:table-cell>
          <table:table-cell table:formula="of:=1/([.$A61]/[.$B$5]*[.H$6])-[.$B$3]" office:value-type="float" office:value="-6.1443685732836" calcext:value-type="float">
            <text:p>-6,144</text:p>
          </table:table-cell>
          <table:table-cell table:formula="of:=1/([.$A61]/[.$B$5]*[.I$6])-[.$B$3]" office:value-type="float" office:value="-6.34817868096056" calcext:value-type="float">
            <text:p>-6,348</text:p>
          </table:table-cell>
          <table:table-cell table:formula="of:=1/([.$A61]/[.$B$5]*[.J$6])-[.$B$3]" office:value-type="float" office:value="-6.55045059914561" calcext:value-type="float">
            <text:p>-6,550</text:p>
          </table:table-cell>
          <table:table-cell table:formula="of:=1/([.$A61]/[.$B$5]*[.K$6])-[.$B$3]" office:value-type="float" office:value="-6.75120167584056" calcext:value-type="float">
            <text:p>-6,751</text:p>
          </table:table-cell>
          <table:table-cell table:number-columns-repeated="5"/>
        </table:table-row>
        <table:table-row table:style-name="ro1">
          <table:table-cell table:formula="of:=[.A61]+1" office:value-type="float" office:value="425" calcext:value-type="float">
            <text:p>425</text:p>
          </table:table-cell>
          <table:table-cell table:formula="of:=1/([.$A62]/[.$B$5]*[.B$6])-[.$B$3]" office:value-type="float" office:value="-5.01775817189289" calcext:value-type="float">
            <text:p>-5,018</text:p>
          </table:table-cell>
          <table:table-cell table:formula="of:=1/([.$A62]/[.$B$5]*[.C$6])-[.$B$3]" office:value-type="float" office:value="-5.23067475649795" calcext:value-type="float">
            <text:p>-5,231</text:p>
          </table:table-cell>
          <table:table-cell table:formula="of:=1/([.$A62]/[.$B$5]*[.D$6])-[.$B$3]" office:value-type="float" office:value="-5.44194719759256" calcext:value-type="float">
            <text:p>-5,442</text:p>
          </table:table-cell>
          <table:table-cell table:formula="of:=1/([.$A62]/[.$B$5]*[.E$6])-[.$B$3]" office:value-type="float" office:value="-5.65159446606335" calcext:value-type="float">
            <text:p>-5,652</text:p>
          </table:table-cell>
          <table:table-cell table:formula="of:=1/([.$A62]/[.$B$5]*[.F$6])-[.$B$3]" office:value-type="float" office:value="-5.85963524205545" calcext:value-type="float">
            <text:p>-5,860</text:p>
          </table:table-cell>
          <table:table-cell table:formula="of:=1/([.$A62]/[.$B$5]*[.G$6])-[.$B$3]" office:value-type="float" office:value="-6.06608792052089" calcext:value-type="float">
            <text:p>-6,066</text:p>
          </table:table-cell>
          <table:table-cell table:formula="of:=1/([.$A62]/[.$B$5]*[.H$6])-[.$B$3]" office:value-type="float" office:value="-6.27097061664058" calcext:value-type="float">
            <text:p>-6,271</text:p>
          </table:table-cell>
          <table:table-cell table:formula="of:=1/([.$A62]/[.$B$5]*[.I$6])-[.$B$3]" office:value-type="float" office:value="-6.474301171123" calcext:value-type="float">
            <text:p>-6,474</text:p>
          </table:table-cell>
          <table:table-cell table:formula="of:=1/([.$A62]/[.$B$5]*[.J$6])-[.$B$3]" office:value-type="float" office:value="-6.67609715538291" calcext:value-type="float">
            <text:p>-6,676</text:p>
          </table:table-cell>
          <table:table-cell table:formula="of:=1/([.$A62]/[.$B$5]*[.K$6])-[.$B$3]" office:value-type="float" office:value="-6.87637587660328" calcext:value-type="float">
            <text:p>-6,876</text:p>
          </table:table-cell>
          <table:table-cell table:number-columns-repeated="5"/>
        </table:table-row>
        <table:table-row table:style-name="ro1">
          <table:table-cell table:formula="of:=[.A62]+1" office:value-type="float" office:value="426" calcext:value-type="float">
            <text:p>426</text:p>
          </table:table-cell>
          <table:table-cell table:formula="of:=1/([.$A63]/[.$B$5]*[.B$6])-[.$B$3]" office:value-type="float" office:value="-5.14670765271004" calcext:value-type="float">
            <text:p>-5,147</text:p>
          </table:table-cell>
          <table:table-cell table:formula="of:=1/([.$A63]/[.$B$5]*[.C$6])-[.$B$3]" office:value-type="float" office:value="-5.35912443312589" calcext:value-type="float">
            <text:p>-5,359</text:p>
          </table:table-cell>
          <table:table-cell table:formula="of:=1/([.$A63]/[.$B$5]*[.D$6])-[.$B$3]" office:value-type="float" office:value="-5.56990092952309" calcext:value-type="float">
            <text:p>-5,570</text:p>
          </table:table-cell>
          <table:table-cell table:formula="of:=1/([.$A63]/[.$B$5]*[.E$6])-[.$B$3]" office:value-type="float" office:value="-5.77905606825569" calcext:value-type="float">
            <text:p>-5,779</text:p>
          </table:table-cell>
          <table:table-cell table:formula="of:=1/([.$A63]/[.$B$5]*[.F$6])-[.$B$3]" office:value-type="float" office:value="-5.9866084856187" calcext:value-type="float">
            <text:p>-5,987</text:p>
          </table:table-cell>
          <table:table-cell table:formula="of:=1/([.$A63]/[.$B$5]*[.G$6])-[.$B$3]" office:value-type="float" office:value="-6.19257653338351" calcext:value-type="float">
            <text:p>-6,193</text:p>
          </table:table-cell>
          <table:table-cell table:formula="of:=1/([.$A63]/[.$B$5]*[.H$6])-[.$B$3]" office:value-type="float" office:value="-6.39697828420715" calcext:value-type="float">
            <text:p>-6,397</text:p>
          </table:table-cell>
          <table:table-cell table:formula="of:=1/([.$A63]/[.$B$5]*[.I$6])-[.$B$3]" office:value-type="float" office:value="-6.59983153691848" calcext:value-type="float">
            <text:p>-6,600</text:p>
          </table:table-cell>
          <table:table-cell table:formula="of:=1/([.$A63]/[.$B$5]*[.J$6])-[.$B$3]" office:value-type="float" office:value="-6.80115382168484" calcext:value-type="float">
            <text:p>-6,801</text:p>
          </table:table-cell>
          <table:table-cell table:formula="of:=1/([.$A63]/[.$B$5]*[.K$6])-[.$B$3]" office:value-type="float" office:value="-7.00096240506196" calcext:value-type="float">
            <text:p>-7,001</text:p>
          </table:table-cell>
          <table:table-cell table:number-columns-repeated="5"/>
        </table:table-row>
        <table:table-row table:style-name="ro1">
          <table:table-cell table:formula="of:=[.A63]+1" office:value-type="float" office:value="427" calcext:value-type="float">
            <text:p>427</text:p>
          </table:table-cell>
          <table:table-cell table:formula="of:=1/([.$A64]/[.$B$5]*[.B$6])-[.$B$3]" office:value-type="float" office:value="-5.27505315469433" calcext:value-type="float">
            <text:p>-5,275</text:p>
          </table:table-cell>
          <table:table-cell table:formula="of:=1/([.$A64]/[.$B$5]*[.C$6])-[.$B$3]" office:value-type="float" office:value="-5.4869724719242" calcext:value-type="float">
            <text:p>-5,487</text:p>
          </table:table-cell>
          <table:table-cell table:formula="of:=1/([.$A64]/[.$B$5]*[.D$6])-[.$B$3]" office:value-type="float" office:value="-5.69725534654997" calcext:value-type="float">
            <text:p>-5,697</text:p>
          </table:table-cell>
          <table:table-cell table:formula="of:=1/([.$A64]/[.$B$5]*[.E$6])-[.$B$3]" office:value-type="float" office:value="-5.90592066060169" calcext:value-type="float">
            <text:p>-5,906</text:p>
          </table:table-cell>
          <table:table-cell table:formula="of:=1/([.$A64]/[.$B$5]*[.F$6])-[.$B$3]" office:value-type="float" office:value="-6.11298700672966" calcext:value-type="float">
            <text:p>-6,113</text:p>
          </table:table-cell>
          <table:table-cell table:formula="of:=1/([.$A64]/[.$B$5]*[.G$6])-[.$B$3]" office:value-type="float" office:value="-6.31847269372688" calcext:value-type="float">
            <text:p>-6,318</text:p>
          </table:table-cell>
          <table:table-cell table:formula="of:=1/([.$A64]/[.$B$5]*[.H$6])-[.$B$3]" office:value-type="float" office:value="-6.52239575192564" calcext:value-type="float">
            <text:p>-6,522</text:p>
          </table:table-cell>
          <table:table-cell table:formula="of:=1/([.$A64]/[.$B$5]*[.I$6])-[.$B$3]" office:value-type="float" office:value="-6.72477393847137" calcext:value-type="float">
            <text:p>-6,725</text:p>
          </table:table-cell>
          <table:table-cell table:formula="of:=1/([.$A64]/[.$B$5]*[.J$6])-[.$B$3]" office:value-type="float" office:value="-6.92562474247713" calcext:value-type="float">
            <text:p>-6,926</text:p>
          </table:table-cell>
          <table:table-cell table:formula="of:=1/([.$A64]/[.$B$5]*[.K$6])-[.$B$3]" office:value-type="float" office:value="-7.12496539006181" calcext:value-type="float">
            <text:p>-7,125</text:p>
          </table:table-cell>
          <table:table-cell table:number-columns-repeated="5"/>
        </table:table-row>
        <table:table-row table:style-name="ro1">
          <table:table-cell table:formula="of:=[.A64]+1" office:value-type="float" office:value="428" calcext:value-type="float">
            <text:p>428</text:p>
          </table:table-cell>
          <table:table-cell table:formula="of:=1/([.$A65]/[.$B$5]*[.B$6])-[.$B$3]" office:value-type="float" office:value="-5.40279891134223" calcext:value-type="float">
            <text:p>-5,403</text:p>
          </table:table-cell>
          <table:table-cell table:formula="of:=1/([.$A65]/[.$B$5]*[.C$6])-[.$B$3]" office:value-type="float" office:value="-5.61422308998044" calcext:value-type="float">
            <text:p>-5,614</text:p>
          </table:table-cell>
          <table:table-cell table:formula="of:=1/([.$A65]/[.$B$5]*[.D$6])-[.$B$3]" office:value-type="float" office:value="-5.82401464947859" calcext:value-type="float">
            <text:p>-5,824</text:p>
          </table:table-cell>
          <table:table-cell table:formula="of:=1/([.$A65]/[.$B$5]*[.E$6])-[.$B$3]" office:value-type="float" office:value="-6.03219242774982" calcext:value-type="float">
            <text:p>-6,032</text:p>
          </table:table-cell>
          <table:table-cell table:formula="of:=1/([.$A65]/[.$B$5]*[.F$6])-[.$B$3]" office:value-type="float" office:value="-6.23877497400366" calcext:value-type="float">
            <text:p>-6,239</text:p>
          </table:table-cell>
          <table:table-cell table:formula="of:=1/([.$A65]/[.$B$5]*[.G$6])-[.$B$3]" office:value-type="float" office:value="-6.44378055425555" calcext:value-type="float">
            <text:p>-6,444</text:p>
          </table:table-cell>
          <table:table-cell table:formula="of:=1/([.$A65]/[.$B$5]*[.H$6])-[.$B$3]" office:value-type="float" office:value="-6.64722715671086" calcext:value-type="float">
            <text:p>-6,647</text:p>
          </table:table-cell>
          <table:table-cell table:formula="of:=1/([.$A65]/[.$B$5]*[.I$6])-[.$B$3]" office:value-type="float" office:value="-6.84913249702635" calcext:value-type="float">
            <text:p>-6,849</text:p>
          </table:table-cell>
          <table:table-cell table:formula="of:=1/([.$A65]/[.$B$5]*[.J$6])-[.$B$3]" office:value-type="float" office:value="-7.04951402345266" calcext:value-type="float">
            <text:p>-7,050</text:p>
          </table:table-cell>
          <table:table-cell table:formula="of:=1/([.$A65]/[.$B$5]*[.K$6])-[.$B$3]" office:value-type="float" office:value="-7.24838892186073" calcext:value-type="float">
            <text:p>-7,248</text:p>
          </table:table-cell>
          <table:table-cell table:number-columns-repeated="5"/>
        </table:table-row>
        <table:table-row table:style-name="ro1">
          <table:table-cell table:formula="of:=[.A65]+1" office:value-type="float" office:value="429" calcext:value-type="float">
            <text:p>429</text:p>
          </table:table-cell>
          <table:table-cell table:formula="of:=1/([.$A66]/[.$B$5]*[.B$6])-[.$B$3]" office:value-type="float" office:value="-5.5299491166771" calcext:value-type="float">
            <text:p>-5,530</text:p>
          </table:table-cell>
          <table:table-cell table:formula="of:=1/([.$A66]/[.$B$5]*[.C$6])-[.$B$3]" office:value-type="float" office:value="-5.74088046506208" calcext:value-type="float">
            <text:p>-5,741</text:p>
          </table:table-cell>
          <table:table-cell table:formula="of:=1/([.$A66]/[.$B$5]*[.D$6])-[.$B$3]" office:value-type="float" office:value="-5.950182999946" calcext:value-type="float">
            <text:p>-5,950</text:p>
          </table:table-cell>
          <table:table-cell table:formula="of:=1/([.$A66]/[.$B$5]*[.E$6])-[.$B$3]" office:value-type="float" office:value="-6.15787551533083" calcext:value-type="float">
            <text:p>-6,158</text:p>
          </table:table-cell>
          <table:table-cell table:formula="of:=1/([.$A66]/[.$B$5]*[.F$6])-[.$B$3]" office:value-type="float" office:value="-6.36397651718779" calcext:value-type="float">
            <text:p>-6,364</text:p>
          </table:table-cell>
          <table:table-cell table:formula="of:=1/([.$A66]/[.$B$5]*[.G$6])-[.$B$3]" office:value-type="float" office:value="-6.56850422895425" calcext:value-type="float">
            <text:p>-6,569</text:p>
          </table:table-cell>
          <table:table-cell table:formula="of:=1/([.$A66]/[.$B$5]*[.H$6])-[.$B$3]" office:value-type="float" office:value="-6.771476596905" calcext:value-type="float">
            <text:p>-6,771</text:p>
          </table:table-cell>
          <table:table-cell table:formula="of:=1/([.$A66]/[.$B$5]*[.I$6])-[.$B$3]" office:value-type="float" office:value="-6.97291129540157" calcext:value-type="float">
            <text:p>-6,973</text:p>
          </table:table-cell>
          <table:table-cell table:formula="of:=1/([.$A66]/[.$B$5]*[.J$6])-[.$B$3]" office:value-type="float" office:value="-7.1728257320227" calcext:value-type="float">
            <text:p>-7,173</text:p>
          </table:table-cell>
          <table:table-cell table:formula="of:=1/([.$A66]/[.$B$5]*[.K$6])-[.$B$3]" office:value-type="float" office:value="-7.37123705257901" calcext:value-type="float">
            <text:p>-7,371</text:p>
          </table:table-cell>
          <table:table-cell table:number-columns-repeated="5"/>
        </table:table-row>
        <table:table-row table:style-name="ro1">
          <table:table-cell table:formula="of:=[.A66]+1" office:value-type="float" office:value="430" calcext:value-type="float">
            <text:p>430</text:p>
          </table:table-cell>
          <table:table-cell table:formula="of:=1/([.$A67]/[.$B$5]*[.B$6])-[.$B$3]" office:value-type="float" office:value="-5.65650792570808" calcext:value-type="float">
            <text:p>-5,657</text:p>
          </table:table-cell>
          <table:table-cell table:formula="of:=1/([.$A67]/[.$B$5]*[.C$6])-[.$B$3]" office:value-type="float" office:value="-5.86694873607355" calcext:value-type="float">
            <text:p>-5,867</text:p>
          </table:table-cell>
          <table:table-cell table:formula="of:=1/([.$A67]/[.$B$5]*[.D$6])-[.$B$3]" office:value-type="float" office:value="-6.07576452087636" calcext:value-type="float">
            <text:p>-6,076</text:p>
          </table:table-cell>
          <table:table-cell table:formula="of:=1/([.$A67]/[.$B$5]*[.E$6])-[.$B$3]" office:value-type="float" office:value="-6.28297403041145" calcext:value-type="float">
            <text:p>-6,283</text:p>
          </table:table-cell>
          <table:table-cell table:formula="of:=1/([.$A67]/[.$B$5]*[.F$6])-[.$B$3]" office:value-type="float" office:value="-6.48859572761294" calcext:value-type="float">
            <text:p>-6,489</text:p>
          </table:table-cell>
          <table:table-cell table:formula="of:=1/([.$A67]/[.$B$5]*[.G$6])-[.$B$3]" office:value-type="float" office:value="-6.69264779353808" calcext:value-type="float">
            <text:p>-6,693</text:p>
          </table:table-cell>
          <table:table-cell table:formula="of:=1/([.$A67]/[.$B$5]*[.H$6])-[.$B$3]" office:value-type="float" office:value="-6.89514813272616" calcext:value-type="float">
            <text:p>-6,895</text:p>
          </table:table-cell>
          <table:table-cell table:formula="of:=1/([.$A67]/[.$B$5]*[.I$6])-[.$B$3]" office:value-type="float" office:value="-7.09611437843552" calcext:value-type="float">
            <text:p>-7,096</text:p>
          </table:table-cell>
          <table:table-cell table:formula="of:=1/([.$A67]/[.$B$5]*[.J$6])-[.$B$3]" office:value-type="float" office:value="-7.29556389776218" calcext:value-type="float">
            <text:p>-7,296</text:p>
          </table:table-cell>
          <table:table-cell table:formula="of:=1/([.$A67]/[.$B$5]*[.K$6])-[.$B$3]" office:value-type="float" office:value="-7.49351379664277" calcext:value-type="float">
            <text:p>-7,494</text:p>
          </table:table-cell>
          <table:table-cell table:number-columns-repeated="5"/>
        </table:table-row>
        <table:table-row table:style-name="ro1">
          <table:table-cell table:formula="of:=[.A67]+1" office:value-type="float" office:value="431" calcext:value-type="float">
            <text:p>431</text:p>
          </table:table-cell>
          <table:table-cell table:formula="of:=1/([.$A68]/[.$B$5]*[.B$6])-[.$B$3]" office:value-type="float" office:value="-5.78247945488278" calcext:value-type="float">
            <text:p>-5,782</text:p>
          </table:table-cell>
          <table:table-cell table:formula="of:=1/([.$A68]/[.$B$5]*[.C$6])-[.$B$3]" office:value-type="float" office:value="-5.99243200350726" calcext:value-type="float">
            <text:p>-5,992</text:p>
          </table:table-cell>
          <table:table-cell table:formula="of:=1/([.$A68]/[.$B$5]*[.D$6])-[.$B$3]" office:value-type="float" office:value="-6.20076329693001" calcext:value-type="float">
            <text:p>-6,201</text:p>
          </table:table-cell>
          <table:table-cell table:formula="of:=1/([.$A68]/[.$B$5]*[.E$6])-[.$B$3]" office:value-type="float" office:value="-6.40749204194182" calcext:value-type="float">
            <text:p>-6,407</text:p>
          </table:table-cell>
          <table:table-cell table:formula="of:=1/([.$A68]/[.$B$5]*[.F$6])-[.$B$3]" office:value-type="float" office:value="-6.61263665863936" calcext:value-type="float">
            <text:p>-6,613</text:p>
          </table:table-cell>
          <table:table-cell table:formula="of:=1/([.$A68]/[.$B$5]*[.G$6])-[.$B$3]" office:value-type="float" office:value="-6.81621528589646" calcext:value-type="float">
            <text:p>-6,816</text:p>
          </table:table-cell>
          <table:table-cell table:formula="of:=1/([.$A68]/[.$B$5]*[.H$6])-[.$B$3]" office:value-type="float" office:value="-7.01824578671054" calcext:value-type="float">
            <text:p>-7,018</text:p>
          </table:table-cell>
          <table:table-cell table:formula="of:=1/([.$A68]/[.$B$5]*[.I$6])-[.$B$3]" office:value-type="float" office:value="-7.21874575342756" calcext:value-type="float">
            <text:p>-7,219</text:p>
          </table:table-cell>
          <table:table-cell table:formula="of:=1/([.$A68]/[.$B$5]*[.J$6])-[.$B$3]" office:value-type="float" office:value="-7.41773251284858" calcext:value-type="float">
            <text:p>-7,418</text:p>
          </table:table-cell>
          <table:table-cell table:formula="of:=1/([.$A68]/[.$B$5]*[.K$6])-[.$B$3]" office:value-type="float" office:value="-7.61522313122133" calcext:value-type="float">
            <text:p>-7,615</text:p>
          </table:table-cell>
          <table:table-cell table:number-columns-repeated="5"/>
        </table:table-row>
        <table:table-row table:style-name="ro1">
          <table:table-cell table:formula="of:=[.A68]+1" office:value-type="float" office:value="432" calcext:value-type="float">
            <text:p>432</text:p>
          </table:table-cell>
          <table:table-cell table:formula="of:=1/([.$A69]/[.$B$5]*[.B$6])-[.$B$3]" office:value-type="float" office:value="-5.90786778253351" calcext:value-type="float">
            <text:p>-5,908</text:p>
          </table:table-cell>
          <table:table-cell table:formula="of:=1/([.$A69]/[.$B$5]*[.C$6])-[.$B$3]" office:value-type="float" office:value="-6.11733432988802" calcext:value-type="float">
            <text:p>-6,117</text:p>
          </table:table-cell>
          <table:table-cell table:formula="of:=1/([.$A69]/[.$B$5]*[.D$6])-[.$B$3]" office:value-type="float" office:value="-6.32518337494638" calcext:value-type="float">
            <text:p>-6,325</text:p>
          </table:table-cell>
          <table:table-cell table:formula="of:=1/([.$A69]/[.$B$5]*[.E$6])-[.$B$3]" office:value-type="float" office:value="-6.53143358119659" calcext:value-type="float">
            <text:p>-6,531</text:p>
          </table:table-cell>
          <table:table-cell table:formula="of:=1/([.$A69]/[.$B$5]*[.F$6])-[.$B$3]" office:value-type="float" office:value="-6.73610332609621" calcext:value-type="float">
            <text:p>-6,736</text:p>
          </table:table-cell>
          <table:table-cell table:formula="of:=1/([.$A69]/[.$B$5]*[.G$6])-[.$B$3]" office:value-type="float" office:value="-6.93921070653096" calcext:value-type="float">
            <text:p>-6,939</text:p>
          </table:table-cell>
          <table:table-cell table:formula="of:=1/([.$A69]/[.$B$5]*[.H$6])-[.$B$3]" office:value-type="float" office:value="-7.14077354414872" calcext:value-type="float">
            <text:p>-7,141</text:p>
          </table:table-cell>
          <table:table-cell table:formula="of:=1/([.$A69]/[.$B$5]*[.I$6])-[.$B$3]" office:value-type="float" office:value="-7.3408093905724" calcext:value-type="float">
            <text:p>-7,341</text:p>
          </table:table-cell>
          <table:table-cell table:formula="of:=1/([.$A69]/[.$B$5]*[.J$6])-[.$B$3]" office:value-type="float" office:value="-7.53933553249476" calcext:value-type="float">
            <text:p>-7,539</text:p>
          </table:table-cell>
          <table:table-cell table:formula="of:=1/([.$A69]/[.$B$5]*[.K$6])-[.$B$3]" office:value-type="float" office:value="-7.73636899665831" calcext:value-type="float">
            <text:p>-7,736</text:p>
          </table:table-cell>
          <table:table-cell table:number-columns-repeated="5"/>
        </table:table-row>
        <table:table-row table:style-name="ro1">
          <table:table-cell table:formula="of:=[.A69]+1" office:value-type="float" office:value="433" calcext:value-type="float">
            <text:p>433</text:p>
          </table:table-cell>
          <table:table-cell table:formula="of:=1/([.$A70]/[.$B$5]*[.B$6])-[.$B$3]" office:value-type="float" office:value="-6.0326769493175" calcext:value-type="float">
            <text:p>-6,033</text:p>
          </table:table-cell>
          <table:table-cell table:formula="of:=1/([.$A70]/[.$B$5]*[.C$6])-[.$B$3]" office:value-type="float" office:value="-6.24165974021162" calcext:value-type="float">
            <text:p>-6,242</text:p>
          </table:table-cell>
          <table:table-cell table:formula="of:=1/([.$A70]/[.$B$5]*[.D$6])-[.$B$3]" office:value-type="float" office:value="-6.44902876438069" calcext:value-type="float">
            <text:p>-6,449</text:p>
          </table:table-cell>
          <table:table-cell table:formula="of:=1/([.$A70]/[.$B$5]*[.E$6])-[.$B$3]" office:value-type="float" office:value="-6.65480264220999" calcext:value-type="float">
            <text:p>-6,655</text:p>
          </table:table-cell>
          <table:table-cell table:formula="of:=1/([.$A70]/[.$B$5]*[.F$6])-[.$B$3]" office:value-type="float" office:value="-6.85899970871493" calcext:value-type="float">
            <text:p>-6,859</text:p>
          </table:table-cell>
          <table:table-cell table:formula="of:=1/([.$A70]/[.$B$5]*[.G$6])-[.$B$3]" office:value-type="float" office:value="-7.061638018987" calcext:value-type="float">
            <text:p>-7,062</text:p>
          </table:table-cell>
          <table:table-cell table:formula="of:=1/([.$A70]/[.$B$5]*[.H$6])-[.$B$3]" office:value-type="float" office:value="-7.26273535351558" calcext:value-type="float">
            <text:p>-7,263</text:p>
          </table:table-cell>
          <table:table-cell table:formula="of:=1/([.$A70]/[.$B$5]*[.I$6])-[.$B$3]" office:value-type="float" office:value="-7.46230922338862" calcext:value-type="float">
            <text:p>-7,462</text:p>
          </table:table-cell>
          <table:table-cell table:formula="of:=1/([.$A70]/[.$B$5]*[.J$6])-[.$B$3]" office:value-type="float" office:value="-7.66037687537584" calcext:value-type="float">
            <text:p>-7,660</text:p>
          </table:table-cell>
          <table:table-cell table:formula="of:=1/([.$A70]/[.$B$5]*[.K$6])-[.$B$3]" office:value-type="float" office:value="-7.85695529689698" calcext:value-type="float">
            <text:p>-7,857</text:p>
          </table:table-cell>
          <table:table-cell table:number-columns-repeated="5"/>
        </table:table-row>
        <table:table-row table:style-name="ro1">
          <table:table-cell table:formula="of:=[.A70]+1" office:value-type="float" office:value="434" calcext:value-type="float">
            <text:p>434</text:p>
          </table:table-cell>
          <table:table-cell table:formula="of:=1/([.$A71]/[.$B$5]*[.B$6])-[.$B$3]" office:value-type="float" office:value="-6.15691095865087" calcext:value-type="float">
            <text:p>-6,157</text:p>
          </table:table-cell>
          <table:table-cell table:formula="of:=1/([.$A71]/[.$B$5]*[.C$6])-[.$B$3]" office:value-type="float" office:value="-6.36541222237703" calcext:value-type="float">
            <text:p>-6,365</text:p>
          </table:table-cell>
          <table:table-cell table:formula="of:=1/([.$A71]/[.$B$5]*[.D$6])-[.$B$3]" office:value-type="float" office:value="-6.57230343773464" calcext:value-type="float">
            <text:p>-6,572</text:p>
          </table:table-cell>
          <table:table-cell table:formula="of:=1/([.$A71]/[.$B$5]*[.E$6])-[.$B$3]" office:value-type="float" office:value="-6.77760318220489" calcext:value-type="float">
            <text:p>-6,778</text:p>
          </table:table-cell>
          <table:table-cell table:formula="of:=1/([.$A71]/[.$B$5]*[.F$6])-[.$B$3]" office:value-type="float" office:value="-6.9813297485566" calcext:value-type="float">
            <text:p>-6,981</text:p>
          </table:table-cell>
          <table:table-cell table:formula="of:=1/([.$A71]/[.$B$5]*[.G$6])-[.$B$3]" office:value-type="float" office:value="-7.18350115027967" calcext:value-type="float">
            <text:p>-7,184</text:p>
          </table:table-cell>
          <table:table-cell table:formula="of:=1/([.$A71]/[.$B$5]*[.H$6])-[.$B$3]" office:value-type="float" office:value="-7.38413512689458" calcext:value-type="float">
            <text:p>-7,384</text:p>
          </table:table-cell>
          <table:table-cell table:formula="of:=1/([.$A71]/[.$B$5]*[.I$6])-[.$B$3]" office:value-type="float" office:value="-7.58324914914119" calcext:value-type="float">
            <text:p>-7,583</text:p>
          </table:table-cell>
          <table:table-cell table:formula="of:=1/([.$A71]/[.$B$5]*[.J$6])-[.$B$3]" office:value-type="float" office:value="-7.78086042405008" calcext:value-type="float">
            <text:p>-7,781</text:p>
          </table:table-cell>
          <table:table-cell table:formula="of:=1/([.$A71]/[.$B$5]*[.K$6])-[.$B$3]" office:value-type="float" office:value="-7.97698589989952" calcext:value-type="float">
            <text:p>-7,977</text:p>
          </table:table-cell>
          <table:table-cell table:number-columns-repeated="5"/>
        </table:table-row>
        <table:table-row table:style-name="ro1">
          <table:table-cell table:formula="of:=[.A71]+1" office:value-type="float" office:value="435" calcext:value-type="float">
            <text:p>435</text:p>
          </table:table-cell>
          <table:table-cell table:formula="of:=1/([.$A72]/[.$B$5]*[.B$6])-[.$B$3]" office:value-type="float" office:value="-6.28057377713672" calcext:value-type="float">
            <text:p>-6,281</text:p>
          </table:table-cell>
          <table:table-cell table:formula="of:=1/([.$A72]/[.$B$5]*[.C$6])-[.$B$3]" office:value-type="float" office:value="-6.48859572761294" calcext:value-type="float">
            <text:p>-6,489</text:p>
          </table:table-cell>
          <table:table-cell table:formula="of:=1/([.$A72]/[.$B$5]*[.D$6])-[.$B$3]" office:value-type="float" office:value="-6.69501133098122" calcext:value-type="float">
            <text:p>-6,695</text:p>
          </table:table-cell>
          <table:table-cell table:formula="of:=1/([.$A72]/[.$B$5]*[.E$6])-[.$B$3]" office:value-type="float" office:value="-6.89983912201591" calcext:value-type="float">
            <text:p>-6,900</text:p>
          </table:table-cell>
          <table:table-cell table:formula="of:=1/([.$A72]/[.$B$5]*[.F$6])-[.$B$3]" office:value-type="float" office:value="-7.10309735143348" calcext:value-type="float">
            <text:p>-7,103</text:p>
          </table:table-cell>
          <table:table-cell table:formula="of:=1/([.$A72]/[.$B$5]*[.G$6])-[.$B$3]" office:value-type="float" office:value="-7.30480399131351" calcext:value-type="float">
            <text:p>-7,305</text:p>
          </table:table-cell>
          <table:table-cell table:formula="of:=1/([.$A72]/[.$B$5]*[.H$6])-[.$B$3]" office:value-type="float" office:value="-7.50497674039597" calcext:value-type="float">
            <text:p>-7,505</text:p>
          </table:table-cell>
          <table:table-cell table:formula="of:=1/([.$A72]/[.$B$5]*[.I$6])-[.$B$3]" office:value-type="float" office:value="-7.7036330292581" calcext:value-type="float">
            <text:p>-7,704</text:p>
          </table:table-cell>
          <table:table-cell table:formula="of:=1/([.$A72]/[.$B$5]*[.J$6])-[.$B$3]" office:value-type="float" office:value="-7.90079002537411" calcext:value-type="float">
            <text:p>-7,901</text:p>
          </table:table-cell>
          <table:table-cell table:formula="of:=1/([.$A72]/[.$B$5]*[.K$6])-[.$B$3]" office:value-type="float" office:value="-8.09646463806067" calcext:value-type="float">
            <text:p>-8,096</text:p>
          </table:table-cell>
          <table:table-cell table:number-columns-repeated="5"/>
        </table:table-row>
        <table:table-row table:style-name="ro1">
          <table:table-cell table:formula="of:=[.A72]+1" office:value-type="float" office:value="436" calcext:value-type="float">
            <text:p>436</text:p>
          </table:table-cell>
          <table:table-cell table:formula="of:=1/([.$A73]/[.$B$5]*[.B$6])-[.$B$3]" office:value-type="float" office:value="-6.40366933498733" calcext:value-type="float">
            <text:p>-6,404</text:p>
          </table:table-cell>
          <table:table-cell table:formula="of:=1/([.$A73]/[.$B$5]*[.C$6])-[.$B$3]" office:value-type="float" office:value="-6.61121417089823" calcext:value-type="float">
            <text:p>-6,611</text:p>
          </table:table-cell>
          <table:table-cell table:formula="of:=1/([.$A73]/[.$B$5]*[.D$6])-[.$B$3]" office:value-type="float" office:value="-6.81715634398356" calcext:value-type="float">
            <text:p>-6,817</text:p>
          </table:table-cell>
          <table:table-cell table:formula="of:=1/([.$A73]/[.$B$5]*[.E$6])-[.$B$3]" office:value-type="float" office:value="-7.02151434650671" calcext:value-type="float">
            <text:p>-7,022</text:p>
          </table:table-cell>
          <table:table-cell table:formula="of:=1/([.$A73]/[.$B$5]*[.F$6])-[.$B$3]" office:value-type="float" office:value="-7.22430638732469" calcext:value-type="float">
            <text:p>-7,224</text:p>
          </table:table-cell>
          <table:table-cell table:formula="of:=1/([.$A73]/[.$B$5]*[.G$6])-[.$B$3]" office:value-type="float" office:value="-7.42555039729673" calcext:value-type="float">
            <text:p>-7,426</text:p>
          </table:table-cell>
          <table:table-cell table:formula="of:=1/([.$A73]/[.$B$5]*[.H$6])-[.$B$3]" office:value-type="float" office:value="-7.62526403456937" calcext:value-type="float">
            <text:p>-7,625</text:p>
          </table:table-cell>
          <table:table-cell table:formula="of:=1/([.$A73]/[.$B$5]*[.I$6])-[.$B$3]" office:value-type="float" office:value="-7.82346468974145" calcext:value-type="float">
            <text:p>-7,823</text:p>
          </table:table-cell>
          <table:table-cell table:formula="of:=1/([.$A73]/[.$B$5]*[.J$6])-[.$B$3]" office:value-type="float" office:value="-8.02016949091224" calcext:value-type="float">
            <text:p>-8,020</text:p>
          </table:table-cell>
          <table:table-cell table:formula="of:=1/([.$A73]/[.$B$5]*[.K$6])-[.$B$3]" office:value-type="float" office:value="-8.21539530861558" calcext:value-type="float">
            <text:p>-8,215</text:p>
          </table:table-cell>
          <table:table-cell table:number-columns-repeated="5"/>
        </table:table-row>
        <table:table-row table:style-name="ro1">
          <table:table-cell table:formula="of:=[.A73]+1" office:value-type="float" office:value="437" calcext:value-type="float">
            <text:p>437</text:p>
          </table:table-cell>
          <table:table-cell table:formula="of:=1/([.$A74]/[.$B$5]*[.B$6])-[.$B$3]" office:value-type="float" office:value="-6.52620152644045" calcext:value-type="float">
            <text:p>-6,526</text:p>
          </table:table-cell>
          <table:table-cell table:formula="of:=1/([.$A74]/[.$B$5]*[.C$6])-[.$B$3]" office:value-type="float" office:value="-6.73327143137672" calcext:value-type="float">
            <text:p>-6,733</text:p>
          </table:table-cell>
          <table:table-cell table:formula="of:=1/([.$A74]/[.$B$5]*[.D$6])-[.$B$3]" office:value-type="float" office:value="-6.93874234090809" calcext:value-type="float">
            <text:p>-6,939</text:p>
          </table:table-cell>
          <table:table-cell table:formula="of:=1/([.$A74]/[.$B$5]*[.E$6])-[.$B$3]" office:value-type="float" office:value="-7.14263270498152" calcext:value-type="float">
            <text:p>-7,143</text:p>
          </table:table-cell>
          <table:table-cell table:formula="of:=1/([.$A74]/[.$B$5]*[.F$6])-[.$B$3]" office:value-type="float" office:value="-7.34496069078618" calcext:value-type="float">
            <text:p>-7,345</text:p>
          </table:table-cell>
          <table:table-cell table:formula="of:=1/([.$A74]/[.$B$5]*[.G$6])-[.$B$3]" office:value-type="float" office:value="-7.5457441881496" calcext:value-type="float">
            <text:p>-7,546</text:p>
          </table:table-cell>
          <table:table-cell table:formula="of:=1/([.$A74]/[.$B$5]*[.H$6])-[.$B$3]" office:value-type="float" office:value="-7.74500081481063" calcext:value-type="float">
            <text:p>-7,745</text:p>
          </table:table-cell>
          <table:table-cell table:formula="of:=1/([.$A74]/[.$B$5]*[.I$6])-[.$B$3]" office:value-type="float" office:value="-7.9427479215727" calcext:value-type="float">
            <text:p>-7,943</text:p>
          </table:table-cell>
          <table:table-cell table:formula="of:=1/([.$A74]/[.$B$5]*[.J$6])-[.$B$3]" office:value-type="float" office:value="-8.13900259734036" calcext:value-type="float">
            <text:p>-8,139</text:p>
          </table:table-cell>
          <table:table-cell table:formula="of:=1/([.$A74]/[.$B$5]*[.K$6])-[.$B$3]" office:value-type="float" office:value="-8.33378167404209" calcext:value-type="float">
            <text:p>-8,334</text:p>
          </table:table-cell>
          <table:table-cell table:number-columns-repeated="5"/>
        </table:table-row>
        <table:table-row table:style-name="ro1">
          <table:table-cell table:formula="of:=[.A74]+1" office:value-type="float" office:value="438" calcext:value-type="float">
            <text:p>438</text:p>
          </table:table-cell>
          <table:table-cell table:formula="of:=1/([.$A75]/[.$B$5]*[.B$6])-[.$B$3]" office:value-type="float" office:value="-6.64817421017003" calcext:value-type="float">
            <text:p>-6,648</text:p>
          </table:table-cell>
          <table:table-cell table:formula="of:=1/([.$A75]/[.$B$5]*[.C$6])-[.$B$3]" office:value-type="float" office:value="-6.85477135276628" calcext:value-type="float">
            <text:p>-6,855</text:p>
          </table:table-cell>
          <table:table-cell table:formula="of:=1/([.$A75]/[.$B$5]*[.D$6])-[.$B$3]" office:value-type="float" office:value="-7.05977315063204" calcext:value-type="float">
            <text:p>-7,060</text:p>
          </table:table-cell>
          <table:table-cell table:formula="of:=1/([.$A75]/[.$B$5]*[.E$6])-[.$B$3]" office:value-type="float" office:value="-7.26319801159115" calcext:value-type="float">
            <text:p>-7,263</text:p>
          </table:table-cell>
          <table:table-cell table:formula="of:=1/([.$A75]/[.$B$5]*[.F$6])-[.$B$3]" office:value-type="float" office:value="-7.46506406135517" calcext:value-type="float">
            <text:p>-7,465</text:p>
          </table:table-cell>
          <table:table-cell table:formula="of:=1/([.$A75]/[.$B$5]*[.G$6])-[.$B$3]" office:value-type="float" office:value="-7.66538914890725" calcext:value-type="float">
            <text:p>-7,665</text:p>
          </table:table-cell>
          <table:table-cell table:formula="of:=1/([.$A75]/[.$B$5]*[.H$6])-[.$B$3]" office:value-type="float" office:value="-7.86419085176312" calcext:value-type="float">
            <text:p>-7,864</text:p>
          </table:table-cell>
          <table:table-cell table:formula="of:=1/([.$A75]/[.$B$5]*[.I$6])-[.$B$3]" office:value-type="float" office:value="-8.0614864811125" calcext:value-type="float">
            <text:p>-8,061</text:p>
          </table:table-cell>
          <table:table-cell table:formula="of:=1/([.$A75]/[.$B$5]*[.J$6])-[.$B$3]" office:value-type="float" office:value="-8.25729308684415" calcext:value-type="float">
            <text:p>-8,257</text:p>
          </table:table-cell>
          <table:table-cell table:formula="of:=1/([.$A75]/[.$B$5]*[.K$6])-[.$B$3]" office:value-type="float" office:value="-8.45162746245752" calcext:value-type="float">
            <text:p>-8,452</text:p>
          </table:table-cell>
          <table:table-cell table:number-columns-repeated="5"/>
        </table:table-row>
        <table:table-row table:style-name="ro1">
          <table:table-cell table:formula="of:=[.A75]+1" office:value-type="float" office:value="439" calcext:value-type="float">
            <text:p>439</text:p>
          </table:table-cell>
          <table:table-cell table:formula="of:=1/([.$A76]/[.$B$5]*[.B$6])-[.$B$3]" office:value-type="float" office:value="-6.76959120969129" calcext:value-type="float">
            <text:p>-6,770</text:p>
          </table:table-cell>
          <table:table-cell table:formula="of:=1/([.$A76]/[.$B$5]*[.C$6])-[.$B$3]" office:value-type="float" office:value="-6.97571774376225" calcext:value-type="float">
            <text:p>-6,976</text:p>
          </table:table-cell>
          <table:table-cell table:formula="of:=1/([.$A76]/[.$B$5]*[.D$6])-[.$B$3]" office:value-type="float" office:value="-7.18025256714541" calcext:value-type="float">
            <text:p>-7,180</text:p>
          </table:table-cell>
          <table:table-cell table:formula="of:=1/([.$A76]/[.$B$5]*[.E$6])-[.$B$3]" office:value-type="float" office:value="-7.38321404573331" calcext:value-type="float">
            <text:p>-7,383</text:p>
          </table:table-cell>
          <table:table-cell table:formula="of:=1/([.$A76]/[.$B$5]*[.F$6])-[.$B$3]" office:value-type="float" office:value="-7.58462026394889" calcext:value-type="float">
            <text:p>-7,585</text:p>
          </table:table-cell>
          <table:table-cell table:formula="of:=1/([.$A76]/[.$B$5]*[.G$6])-[.$B$3]" office:value-type="float" office:value="-7.78448903011702" calcext:value-type="float">
            <text:p>-7,784</text:p>
          </table:table-cell>
          <table:table-cell table:formula="of:=1/([.$A76]/[.$B$5]*[.H$6])-[.$B$3]" office:value-type="float" office:value="-7.98283788171354" calcext:value-type="float">
            <text:p>-7,983</text:p>
          </table:table-cell>
          <table:table-cell table:formula="of:=1/([.$A76]/[.$B$5]*[.I$6])-[.$B$3]" office:value-type="float" office:value="-8.17968409049493" calcext:value-type="float">
            <text:p>-8,180</text:p>
          </table:table-cell>
          <table:table-cell table:formula="of:=1/([.$A76]/[.$B$5]*[.J$6])-[.$B$3]" office:value-type="float" office:value="-8.37504466751192" calcext:value-type="float">
            <text:p>-8,375</text:p>
          </table:table-cell>
          <table:table-cell table:formula="of:=1/([.$A76]/[.$B$5]*[.K$6])-[.$B$3]" office:value-type="float" office:value="-8.56893636801" calcext:value-type="float">
            <text:p>-8,569</text:p>
          </table:table-cell>
          <table:table-cell table:number-columns-repeated="5"/>
        </table:table-row>
        <calcext:conditional-formats>
          <calcext:conditional-format calcext:target-range-address="Hoja1_2.B7:Hoja1_2.K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oja3" table:style-name="ta1"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;3)" office:value-type="string" office:string-value="000" calcext:value-type="string">
            <text:p>000</text:p>
          </table:table-cell>
          <table:table-cell table:formula="of:=DEC2HEX([.D1];2)" office:value-type="string" office:string-value="00" calcext:value-type="string">
            <text:p>00</text:p>
          </table:table-cell>
          <table:table-cell table:formula="of:=ROUND(([.A1]-1)/3;0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;3)" office:value-type="string" office:string-value="001" calcext:value-type="string">
            <text:p>001</text:p>
          </table:table-cell>
          <table:table-cell table:formula="of:=DEC2HEX([.D2];2)" office:value-type="string" office:string-value="00" calcext:value-type="string">
            <text:p>00</text:p>
          </table:table-cell>
          <table:table-cell table:formula="of:=ROUND(([.A2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;3)" office:value-type="string" office:string-value="002" calcext:value-type="string">
            <text:p>002</text:p>
          </table:table-cell>
          <table:table-cell table:formula="of:=DEC2HEX([.D3];2)" office:value-type="string" office:string-value="00" calcext:value-type="string">
            <text:p>00</text:p>
          </table:table-cell>
          <table:table-cell table:formula="of:=ROUND(([.A3]-1)/3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;3)" office:value-type="string" office:string-value="003" calcext:value-type="string">
            <text:p>003</text:p>
          </table:table-cell>
          <table:table-cell table:formula="of:=DEC2HEX([.D4];2)" office:value-type="string" office:string-value="01" calcext:value-type="string">
            <text:p>01</text:p>
          </table:table-cell>
          <table:table-cell table:formula="of:=ROUND(([.A4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;3)" office:value-type="string" office:string-value="004" calcext:value-type="string">
            <text:p>004</text:p>
          </table:table-cell>
          <table:table-cell table:formula="of:=DEC2HEX([.D5];2)" office:value-type="string" office:string-value="01" calcext:value-type="string">
            <text:p>01</text:p>
          </table:table-cell>
          <table:table-cell table:formula="of:=ROUND(([.A5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;3)" office:value-type="string" office:string-value="005" calcext:value-type="string">
            <text:p>005</text:p>
          </table:table-cell>
          <table:table-cell table:formula="of:=DEC2HEX([.D6];2)" office:value-type="string" office:string-value="01" calcext:value-type="string">
            <text:p>01</text:p>
          </table:table-cell>
          <table:table-cell table:formula="of:=ROUND(([.A6]-1)/3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;3)" office:value-type="string" office:string-value="006" calcext:value-type="string">
            <text:p>006</text:p>
          </table:table-cell>
          <table:table-cell table:formula="of:=DEC2HEX([.D7];2)" office:value-type="string" office:string-value="02" calcext:value-type="string">
            <text:p>02</text:p>
          </table:table-cell>
          <table:table-cell table:formula="of:=ROUND(([.A7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;3)" office:value-type="string" office:string-value="007" calcext:value-type="string">
            <text:p>007</text:p>
          </table:table-cell>
          <table:table-cell table:formula="of:=DEC2HEX([.D8];2)" office:value-type="string" office:string-value="02" calcext:value-type="string">
            <text:p>02</text:p>
          </table:table-cell>
          <table:table-cell table:formula="of:=ROUND(([.A8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;3)" office:value-type="string" office:string-value="008" calcext:value-type="string">
            <text:p>008</text:p>
          </table:table-cell>
          <table:table-cell table:formula="of:=DEC2HEX([.D9];2)" office:value-type="string" office:string-value="02" calcext:value-type="string">
            <text:p>02</text:p>
          </table:table-cell>
          <table:table-cell table:formula="of:=ROUND(([.A9]-1)/3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;3)" office:value-type="string" office:string-value="009" calcext:value-type="string">
            <text:p>009</text:p>
          </table:table-cell>
          <table:table-cell table:formula="of:=DEC2HEX([.D10];2)" office:value-type="string" office:string-value="03" calcext:value-type="string">
            <text:p>03</text:p>
          </table:table-cell>
          <table:table-cell table:formula="of:=ROUND(([.A10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;3)" office:value-type="string" office:string-value="00A" calcext:value-type="string">
            <text:p>00A</text:p>
          </table:table-cell>
          <table:table-cell table:formula="of:=DEC2HEX([.D11];2)" office:value-type="string" office:string-value="03" calcext:value-type="string">
            <text:p>03</text:p>
          </table:table-cell>
          <table:table-cell table:formula="of:=ROUND(([.A11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;3)" office:value-type="string" office:string-value="00B" calcext:value-type="string">
            <text:p>00B</text:p>
          </table:table-cell>
          <table:table-cell table:formula="of:=DEC2HEX([.D12];2)" office:value-type="string" office:string-value="03" calcext:value-type="string">
            <text:p>03</text:p>
          </table:table-cell>
          <table:table-cell table:formula="of:=ROUND(([.A12]-1)/3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;3)" office:value-type="string" office:string-value="00C" calcext:value-type="string">
            <text:p>00C</text:p>
          </table:table-cell>
          <table:table-cell table:formula="of:=DEC2HEX([.D13];2)" office:value-type="string" office:string-value="04" calcext:value-type="string">
            <text:p>04</text:p>
          </table:table-cell>
          <table:table-cell table:formula="of:=ROUND(([.A13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;3)" office:value-type="string" office:string-value="00D" calcext:value-type="string">
            <text:p>00D</text:p>
          </table:table-cell>
          <table:table-cell table:formula="of:=DEC2HEX([.D14];2)" office:value-type="string" office:string-value="04" calcext:value-type="string">
            <text:p>04</text:p>
          </table:table-cell>
          <table:table-cell table:formula="of:=ROUND(([.A14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;3)" office:value-type="string" office:string-value="00E" calcext:value-type="string">
            <text:p>00E</text:p>
          </table:table-cell>
          <table:table-cell table:formula="of:=DEC2HEX([.D15];2)" office:value-type="string" office:string-value="04" calcext:value-type="string">
            <text:p>04</text:p>
          </table:table-cell>
          <table:table-cell table:formula="of:=ROUND(([.A15]-1)/3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;3)" office:value-type="string" office:string-value="00F" calcext:value-type="string">
            <text:p>00F</text:p>
          </table:table-cell>
          <table:table-cell table:formula="of:=DEC2HEX([.D16];2)" office:value-type="string" office:string-value="05" calcext:value-type="string">
            <text:p>05</text:p>
          </table:table-cell>
          <table:table-cell table:formula="of:=ROUND(([.A16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;3)" office:value-type="string" office:string-value="010" calcext:value-type="string">
            <text:p>010</text:p>
          </table:table-cell>
          <table:table-cell table:formula="of:=DEC2HEX([.D17];2)" office:value-type="string" office:string-value="05" calcext:value-type="string">
            <text:p>05</text:p>
          </table:table-cell>
          <table:table-cell table:formula="of:=ROUND(([.A17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;3)" office:value-type="string" office:string-value="011" calcext:value-type="string">
            <text:p>011</text:p>
          </table:table-cell>
          <table:table-cell table:formula="of:=DEC2HEX([.D18];2)" office:value-type="string" office:string-value="05" calcext:value-type="string">
            <text:p>05</text:p>
          </table:table-cell>
          <table:table-cell table:formula="of:=ROUND(([.A18]-1)/3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;3)" office:value-type="string" office:string-value="012" calcext:value-type="string">
            <text:p>012</text:p>
          </table:table-cell>
          <table:table-cell table:formula="of:=DEC2HEX([.D19];2)" office:value-type="string" office:string-value="06" calcext:value-type="string">
            <text:p>06</text:p>
          </table:table-cell>
          <table:table-cell table:formula="of:=ROUND(([.A19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;3)" office:value-type="string" office:string-value="013" calcext:value-type="string">
            <text:p>013</text:p>
          </table:table-cell>
          <table:table-cell table:formula="of:=DEC2HEX([.D20];2)" office:value-type="string" office:string-value="06" calcext:value-type="string">
            <text:p>06</text:p>
          </table:table-cell>
          <table:table-cell table:formula="of:=ROUND(([.A20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;3)" office:value-type="string" office:string-value="014" calcext:value-type="string">
            <text:p>014</text:p>
          </table:table-cell>
          <table:table-cell table:formula="of:=DEC2HEX([.D21];2)" office:value-type="string" office:string-value="06" calcext:value-type="string">
            <text:p>06</text:p>
          </table:table-cell>
          <table:table-cell table:formula="of:=ROUND(([.A21]-1)/3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;3)" office:value-type="string" office:string-value="015" calcext:value-type="string">
            <text:p>015</text:p>
          </table:table-cell>
          <table:table-cell table:formula="of:=DEC2HEX([.D22];2)" office:value-type="string" office:string-value="07" calcext:value-type="string">
            <text:p>07</text:p>
          </table:table-cell>
          <table:table-cell table:formula="of:=ROUND(([.A22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;3)" office:value-type="string" office:string-value="016" calcext:value-type="string">
            <text:p>016</text:p>
          </table:table-cell>
          <table:table-cell table:formula="of:=DEC2HEX([.D23];2)" office:value-type="string" office:string-value="07" calcext:value-type="string">
            <text:p>07</text:p>
          </table:table-cell>
          <table:table-cell table:formula="of:=ROUND(([.A23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;3)" office:value-type="string" office:string-value="017" calcext:value-type="string">
            <text:p>017</text:p>
          </table:table-cell>
          <table:table-cell table:formula="of:=DEC2HEX([.D24];2)" office:value-type="string" office:string-value="07" calcext:value-type="string">
            <text:p>07</text:p>
          </table:table-cell>
          <table:table-cell table:formula="of:=ROUND(([.A24]-1)/3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;3)" office:value-type="string" office:string-value="018" calcext:value-type="string">
            <text:p>018</text:p>
          </table:table-cell>
          <table:table-cell table:formula="of:=DEC2HEX([.D25];2)" office:value-type="string" office:string-value="08" calcext:value-type="string">
            <text:p>08</text:p>
          </table:table-cell>
          <table:table-cell table:formula="of:=ROUND(([.A25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;3)" office:value-type="string" office:string-value="019" calcext:value-type="string">
            <text:p>019</text:p>
          </table:table-cell>
          <table:table-cell table:formula="of:=DEC2HEX([.D26];2)" office:value-type="string" office:string-value="08" calcext:value-type="string">
            <text:p>08</text:p>
          </table:table-cell>
          <table:table-cell table:formula="of:=ROUND(([.A26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;3)" office:value-type="string" office:string-value="01A" calcext:value-type="string">
            <text:p>01A</text:p>
          </table:table-cell>
          <table:table-cell table:formula="of:=DEC2HEX([.D27];2)" office:value-type="string" office:string-value="08" calcext:value-type="string">
            <text:p>08</text:p>
          </table:table-cell>
          <table:table-cell table:formula="of:=ROUND(([.A27]-1)/3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;3)" office:value-type="string" office:string-value="01B" calcext:value-type="string">
            <text:p>01B</text:p>
          </table:table-cell>
          <table:table-cell table:formula="of:=DEC2HEX([.D28];2)" office:value-type="string" office:string-value="09" calcext:value-type="string">
            <text:p>09</text:p>
          </table:table-cell>
          <table:table-cell table:formula="of:=ROUND(([.A28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;3)" office:value-type="string" office:string-value="01C" calcext:value-type="string">
            <text:p>01C</text:p>
          </table:table-cell>
          <table:table-cell table:formula="of:=DEC2HEX([.D29];2)" office:value-type="string" office:string-value="09" calcext:value-type="string">
            <text:p>09</text:p>
          </table:table-cell>
          <table:table-cell table:formula="of:=ROUND(([.A29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;3)" office:value-type="string" office:string-value="01D" calcext:value-type="string">
            <text:p>01D</text:p>
          </table:table-cell>
          <table:table-cell table:formula="of:=DEC2HEX([.D30];2)" office:value-type="string" office:string-value="09" calcext:value-type="string">
            <text:p>09</text:p>
          </table:table-cell>
          <table:table-cell table:formula="of:=ROUND(([.A30]-1)/3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;3)" office:value-type="string" office:string-value="01E" calcext:value-type="string">
            <text:p>01E</text:p>
          </table:table-cell>
          <table:table-cell table:formula="of:=DEC2HEX([.D31];2)" office:value-type="string" office:string-value="0A" calcext:value-type="string">
            <text:p>0A</text:p>
          </table:table-cell>
          <table:table-cell table:formula="of:=ROUND(([.A31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;3)" office:value-type="string" office:string-value="01F" calcext:value-type="string">
            <text:p>01F</text:p>
          </table:table-cell>
          <table:table-cell table:formula="of:=DEC2HEX([.D32];2)" office:value-type="string" office:string-value="0A" calcext:value-type="string">
            <text:p>0A</text:p>
          </table:table-cell>
          <table:table-cell table:formula="of:=ROUND(([.A32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;3)" office:value-type="string" office:string-value="020" calcext:value-type="string">
            <text:p>020</text:p>
          </table:table-cell>
          <table:table-cell table:formula="of:=DEC2HEX([.D33];2)" office:value-type="string" office:string-value="0A" calcext:value-type="string">
            <text:p>0A</text:p>
          </table:table-cell>
          <table:table-cell table:formula="of:=ROUND(([.A33]-1)/3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;3)" office:value-type="string" office:string-value="021" calcext:value-type="string">
            <text:p>021</text:p>
          </table:table-cell>
          <table:table-cell table:formula="of:=DEC2HEX([.D34];2)" office:value-type="string" office:string-value="0B" calcext:value-type="string">
            <text:p>0B</text:p>
          </table:table-cell>
          <table:table-cell table:formula="of:=ROUND(([.A34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;3)" office:value-type="string" office:string-value="022" calcext:value-type="string">
            <text:p>022</text:p>
          </table:table-cell>
          <table:table-cell table:formula="of:=DEC2HEX([.D35];2)" office:value-type="string" office:string-value="0B" calcext:value-type="string">
            <text:p>0B</text:p>
          </table:table-cell>
          <table:table-cell table:formula="of:=ROUND(([.A35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;3)" office:value-type="string" office:string-value="023" calcext:value-type="string">
            <text:p>023</text:p>
          </table:table-cell>
          <table:table-cell table:formula="of:=DEC2HEX([.D36];2)" office:value-type="string" office:string-value="0B" calcext:value-type="string">
            <text:p>0B</text:p>
          </table:table-cell>
          <table:table-cell table:formula="of:=ROUND(([.A36]-1)/3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;3)" office:value-type="string" office:string-value="024" calcext:value-type="string">
            <text:p>024</text:p>
          </table:table-cell>
          <table:table-cell table:formula="of:=DEC2HEX([.D37];2)" office:value-type="string" office:string-value="0C" calcext:value-type="string">
            <text:p>0C</text:p>
          </table:table-cell>
          <table:table-cell table:formula="of:=ROUND(([.A37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;3)" office:value-type="string" office:string-value="025" calcext:value-type="string">
            <text:p>025</text:p>
          </table:table-cell>
          <table:table-cell table:formula="of:=DEC2HEX([.D38];2)" office:value-type="string" office:string-value="0C" calcext:value-type="string">
            <text:p>0C</text:p>
          </table:table-cell>
          <table:table-cell table:formula="of:=ROUND(([.A38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;3)" office:value-type="string" office:string-value="026" calcext:value-type="string">
            <text:p>026</text:p>
          </table:table-cell>
          <table:table-cell table:formula="of:=DEC2HEX([.D39];2)" office:value-type="string" office:string-value="0C" calcext:value-type="string">
            <text:p>0C</text:p>
          </table:table-cell>
          <table:table-cell table:formula="of:=ROUND(([.A39]-1)/3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;3)" office:value-type="string" office:string-value="027" calcext:value-type="string">
            <text:p>027</text:p>
          </table:table-cell>
          <table:table-cell table:formula="of:=DEC2HEX([.D40];2)" office:value-type="string" office:string-value="0D" calcext:value-type="string">
            <text:p>0D</text:p>
          </table:table-cell>
          <table:table-cell table:formula="of:=ROUND(([.A40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;3)" office:value-type="string" office:string-value="028" calcext:value-type="string">
            <text:p>028</text:p>
          </table:table-cell>
          <table:table-cell table:formula="of:=DEC2HEX([.D41];2)" office:value-type="string" office:string-value="0D" calcext:value-type="string">
            <text:p>0D</text:p>
          </table:table-cell>
          <table:table-cell table:formula="of:=ROUND(([.A41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;3)" office:value-type="string" office:string-value="029" calcext:value-type="string">
            <text:p>029</text:p>
          </table:table-cell>
          <table:table-cell table:formula="of:=DEC2HEX([.D42];2)" office:value-type="string" office:string-value="0D" calcext:value-type="string">
            <text:p>0D</text:p>
          </table:table-cell>
          <table:table-cell table:formula="of:=ROUND(([.A42]-1)/3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;3)" office:value-type="string" office:string-value="02A" calcext:value-type="string">
            <text:p>02A</text:p>
          </table:table-cell>
          <table:table-cell table:formula="of:=DEC2HEX([.D43];2)" office:value-type="string" office:string-value="0E" calcext:value-type="string">
            <text:p>0E</text:p>
          </table:table-cell>
          <table:table-cell table:formula="of:=ROUND(([.A43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;3)" office:value-type="string" office:string-value="02B" calcext:value-type="string">
            <text:p>02B</text:p>
          </table:table-cell>
          <table:table-cell table:formula="of:=DEC2HEX([.D44];2)" office:value-type="string" office:string-value="0E" calcext:value-type="string">
            <text:p>0E</text:p>
          </table:table-cell>
          <table:table-cell table:formula="of:=ROUND(([.A44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;3)" office:value-type="string" office:string-value="02C" calcext:value-type="string">
            <text:p>02C</text:p>
          </table:table-cell>
          <table:table-cell table:formula="of:=DEC2HEX([.D45];2)" office:value-type="string" office:string-value="0E" calcext:value-type="string">
            <text:p>0E</text:p>
          </table:table-cell>
          <table:table-cell table:formula="of:=ROUND(([.A45]-1)/3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;3)" office:value-type="string" office:string-value="02D" calcext:value-type="string">
            <text:p>02D</text:p>
          </table:table-cell>
          <table:table-cell table:formula="of:=DEC2HEX([.D46];2)" office:value-type="string" office:string-value="0F" calcext:value-type="string">
            <text:p>0F</text:p>
          </table:table-cell>
          <table:table-cell table:formula="of:=ROUND(([.A46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;3)" office:value-type="string" office:string-value="02E" calcext:value-type="string">
            <text:p>02E</text:p>
          </table:table-cell>
          <table:table-cell table:formula="of:=DEC2HEX([.D47];2)" office:value-type="string" office:string-value="0F" calcext:value-type="string">
            <text:p>0F</text:p>
          </table:table-cell>
          <table:table-cell table:formula="of:=ROUND(([.A47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;3)" office:value-type="string" office:string-value="02F" calcext:value-type="string">
            <text:p>02F</text:p>
          </table:table-cell>
          <table:table-cell table:formula="of:=DEC2HEX([.D48];2)" office:value-type="string" office:string-value="0F" calcext:value-type="string">
            <text:p>0F</text:p>
          </table:table-cell>
          <table:table-cell table:formula="of:=ROUND(([.A48]-1)/3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;3)" office:value-type="string" office:string-value="030" calcext:value-type="string">
            <text:p>030</text:p>
          </table:table-cell>
          <table:table-cell table:formula="of:=DEC2HEX([.D49];2)" office:value-type="string" office:string-value="10" calcext:value-type="string">
            <text:p>10</text:p>
          </table:table-cell>
          <table:table-cell table:formula="of:=ROUND(([.A49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;3)" office:value-type="string" office:string-value="031" calcext:value-type="string">
            <text:p>031</text:p>
          </table:table-cell>
          <table:table-cell table:formula="of:=DEC2HEX([.D50];2)" office:value-type="string" office:string-value="10" calcext:value-type="string">
            <text:p>10</text:p>
          </table:table-cell>
          <table:table-cell table:formula="of:=ROUND(([.A50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;3)" office:value-type="string" office:string-value="032" calcext:value-type="string">
            <text:p>032</text:p>
          </table:table-cell>
          <table:table-cell table:formula="of:=DEC2HEX([.D51];2)" office:value-type="string" office:string-value="10" calcext:value-type="string">
            <text:p>10</text:p>
          </table:table-cell>
          <table:table-cell table:formula="of:=ROUND(([.A51]-1)/3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;3)" office:value-type="string" office:string-value="033" calcext:value-type="string">
            <text:p>033</text:p>
          </table:table-cell>
          <table:table-cell table:formula="of:=DEC2HEX([.D52];2)" office:value-type="string" office:string-value="11" calcext:value-type="string">
            <text:p>11</text:p>
          </table:table-cell>
          <table:table-cell table:formula="of:=ROUND(([.A52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;3)" office:value-type="string" office:string-value="034" calcext:value-type="string">
            <text:p>034</text:p>
          </table:table-cell>
          <table:table-cell table:formula="of:=DEC2HEX([.D53];2)" office:value-type="string" office:string-value="11" calcext:value-type="string">
            <text:p>11</text:p>
          </table:table-cell>
          <table:table-cell table:formula="of:=ROUND(([.A53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;3)" office:value-type="string" office:string-value="035" calcext:value-type="string">
            <text:p>035</text:p>
          </table:table-cell>
          <table:table-cell table:formula="of:=DEC2HEX([.D54];2)" office:value-type="string" office:string-value="11" calcext:value-type="string">
            <text:p>11</text:p>
          </table:table-cell>
          <table:table-cell table:formula="of:=ROUND(([.A54]-1)/3;0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;3)" office:value-type="string" office:string-value="036" calcext:value-type="string">
            <text:p>036</text:p>
          </table:table-cell>
          <table:table-cell table:formula="of:=DEC2HEX([.D55];2)" office:value-type="string" office:string-value="12" calcext:value-type="string">
            <text:p>12</text:p>
          </table:table-cell>
          <table:table-cell table:formula="of:=ROUND(([.A55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;3)" office:value-type="string" office:string-value="037" calcext:value-type="string">
            <text:p>037</text:p>
          </table:table-cell>
          <table:table-cell table:formula="of:=DEC2HEX([.D56];2)" office:value-type="string" office:string-value="12" calcext:value-type="string">
            <text:p>12</text:p>
          </table:table-cell>
          <table:table-cell table:formula="of:=ROUND(([.A56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;3)" office:value-type="string" office:string-value="038" calcext:value-type="string">
            <text:p>038</text:p>
          </table:table-cell>
          <table:table-cell table:formula="of:=DEC2HEX([.D57];2)" office:value-type="string" office:string-value="12" calcext:value-type="string">
            <text:p>12</text:p>
          </table:table-cell>
          <table:table-cell table:formula="of:=ROUND(([.A57]-1)/3;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;3)" office:value-type="string" office:string-value="039" calcext:value-type="string">
            <text:p>039</text:p>
          </table:table-cell>
          <table:table-cell table:formula="of:=DEC2HEX([.D58];2)" office:value-type="string" office:string-value="13" calcext:value-type="string">
            <text:p>13</text:p>
          </table:table-cell>
          <table:table-cell table:formula="of:=ROUND(([.A58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;3)" office:value-type="string" office:string-value="03A" calcext:value-type="string">
            <text:p>03A</text:p>
          </table:table-cell>
          <table:table-cell table:formula="of:=DEC2HEX([.D59];2)" office:value-type="string" office:string-value="13" calcext:value-type="string">
            <text:p>13</text:p>
          </table:table-cell>
          <table:table-cell table:formula="of:=ROUND(([.A59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;3)" office:value-type="string" office:string-value="03B" calcext:value-type="string">
            <text:p>03B</text:p>
          </table:table-cell>
          <table:table-cell table:formula="of:=DEC2HEX([.D60];2)" office:value-type="string" office:string-value="13" calcext:value-type="string">
            <text:p>13</text:p>
          </table:table-cell>
          <table:table-cell table:formula="of:=ROUND(([.A60]-1)/3;0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;3)" office:value-type="string" office:string-value="03C" calcext:value-type="string">
            <text:p>03C</text:p>
          </table:table-cell>
          <table:table-cell table:formula="of:=DEC2HEX([.D61];2)" office:value-type="string" office:string-value="14" calcext:value-type="string">
            <text:p>14</text:p>
          </table:table-cell>
          <table:table-cell table:formula="of:=ROUND(([.A61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;3)" office:value-type="string" office:string-value="03D" calcext:value-type="string">
            <text:p>03D</text:p>
          </table:table-cell>
          <table:table-cell table:formula="of:=DEC2HEX([.D62];2)" office:value-type="string" office:string-value="14" calcext:value-type="string">
            <text:p>14</text:p>
          </table:table-cell>
          <table:table-cell table:formula="of:=ROUND(([.A62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;3)" office:value-type="string" office:string-value="03E" calcext:value-type="string">
            <text:p>03E</text:p>
          </table:table-cell>
          <table:table-cell table:formula="of:=DEC2HEX([.D63];2)" office:value-type="string" office:string-value="14" calcext:value-type="string">
            <text:p>14</text:p>
          </table:table-cell>
          <table:table-cell table:formula="of:=ROUND(([.A63]-1)/3;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;3)" office:value-type="string" office:string-value="03F" calcext:value-type="string">
            <text:p>03F</text:p>
          </table:table-cell>
          <table:table-cell table:formula="of:=DEC2HEX([.D64];2)" office:value-type="string" office:string-value="15" calcext:value-type="string">
            <text:p>15</text:p>
          </table:table-cell>
          <table:table-cell table:formula="of:=ROUND(([.A64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;3)" office:value-type="string" office:string-value="040" calcext:value-type="string">
            <text:p>040</text:p>
          </table:table-cell>
          <table:table-cell table:formula="of:=DEC2HEX([.D65];2)" office:value-type="string" office:string-value="15" calcext:value-type="string">
            <text:p>15</text:p>
          </table:table-cell>
          <table:table-cell table:formula="of:=ROUND(([.A65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;3)" office:value-type="string" office:string-value="041" calcext:value-type="string">
            <text:p>041</text:p>
          </table:table-cell>
          <table:table-cell table:formula="of:=DEC2HEX([.D66];2)" office:value-type="string" office:string-value="15" calcext:value-type="string">
            <text:p>15</text:p>
          </table:table-cell>
          <table:table-cell table:formula="of:=ROUND(([.A66]-1)/3;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;3)" office:value-type="string" office:string-value="042" calcext:value-type="string">
            <text:p>042</text:p>
          </table:table-cell>
          <table:table-cell table:formula="of:=DEC2HEX([.D67];2)" office:value-type="string" office:string-value="16" calcext:value-type="string">
            <text:p>16</text:p>
          </table:table-cell>
          <table:table-cell table:formula="of:=ROUND(([.A67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;3)" office:value-type="string" office:string-value="043" calcext:value-type="string">
            <text:p>043</text:p>
          </table:table-cell>
          <table:table-cell table:formula="of:=DEC2HEX([.D68];2)" office:value-type="string" office:string-value="16" calcext:value-type="string">
            <text:p>16</text:p>
          </table:table-cell>
          <table:table-cell table:formula="of:=ROUND(([.A68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;3)" office:value-type="string" office:string-value="044" calcext:value-type="string">
            <text:p>044</text:p>
          </table:table-cell>
          <table:table-cell table:formula="of:=DEC2HEX([.D69];2)" office:value-type="string" office:string-value="16" calcext:value-type="string">
            <text:p>16</text:p>
          </table:table-cell>
          <table:table-cell table:formula="of:=ROUND(([.A69]-1)/3;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;3)" office:value-type="string" office:string-value="045" calcext:value-type="string">
            <text:p>045</text:p>
          </table:table-cell>
          <table:table-cell table:formula="of:=DEC2HEX([.D70];2)" office:value-type="string" office:string-value="17" calcext:value-type="string">
            <text:p>17</text:p>
          </table:table-cell>
          <table:table-cell table:formula="of:=ROUND(([.A70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;3)" office:value-type="string" office:string-value="046" calcext:value-type="string">
            <text:p>046</text:p>
          </table:table-cell>
          <table:table-cell table:formula="of:=DEC2HEX([.D71];2)" office:value-type="string" office:string-value="17" calcext:value-type="string">
            <text:p>17</text:p>
          </table:table-cell>
          <table:table-cell table:formula="of:=ROUND(([.A71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;3)" office:value-type="string" office:string-value="047" calcext:value-type="string">
            <text:p>047</text:p>
          </table:table-cell>
          <table:table-cell table:formula="of:=DEC2HEX([.D72];2)" office:value-type="string" office:string-value="17" calcext:value-type="string">
            <text:p>17</text:p>
          </table:table-cell>
          <table:table-cell table:formula="of:=ROUND(([.A72]-1)/3;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;3)" office:value-type="string" office:string-value="048" calcext:value-type="string">
            <text:p>048</text:p>
          </table:table-cell>
          <table:table-cell table:formula="of:=DEC2HEX([.D73];2)" office:value-type="string" office:string-value="18" calcext:value-type="string">
            <text:p>18</text:p>
          </table:table-cell>
          <table:table-cell table:formula="of:=ROUND(([.A73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;3)" office:value-type="string" office:string-value="049" calcext:value-type="string">
            <text:p>049</text:p>
          </table:table-cell>
          <table:table-cell table:formula="of:=DEC2HEX([.D74];2)" office:value-type="string" office:string-value="18" calcext:value-type="string">
            <text:p>18</text:p>
          </table:table-cell>
          <table:table-cell table:formula="of:=ROUND(([.A74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;3)" office:value-type="string" office:string-value="04A" calcext:value-type="string">
            <text:p>04A</text:p>
          </table:table-cell>
          <table:table-cell table:formula="of:=DEC2HEX([.D75];2)" office:value-type="string" office:string-value="18" calcext:value-type="string">
            <text:p>18</text:p>
          </table:table-cell>
          <table:table-cell table:formula="of:=ROUND(([.A75]-1)/3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;3)" office:value-type="string" office:string-value="04B" calcext:value-type="string">
            <text:p>04B</text:p>
          </table:table-cell>
          <table:table-cell table:formula="of:=DEC2HEX([.D76];2)" office:value-type="string" office:string-value="19" calcext:value-type="string">
            <text:p>19</text:p>
          </table:table-cell>
          <table:table-cell table:formula="of:=ROUND(([.A76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;3)" office:value-type="string" office:string-value="04C" calcext:value-type="string">
            <text:p>04C</text:p>
          </table:table-cell>
          <table:table-cell table:formula="of:=DEC2HEX([.D77];2)" office:value-type="string" office:string-value="19" calcext:value-type="string">
            <text:p>19</text:p>
          </table:table-cell>
          <table:table-cell table:formula="of:=ROUND(([.A77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;3)" office:value-type="string" office:string-value="04D" calcext:value-type="string">
            <text:p>04D</text:p>
          </table:table-cell>
          <table:table-cell table:formula="of:=DEC2HEX([.D78];2)" office:value-type="string" office:string-value="19" calcext:value-type="string">
            <text:p>19</text:p>
          </table:table-cell>
          <table:table-cell table:formula="of:=ROUND(([.A78]-1)/3;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;3)" office:value-type="string" office:string-value="04E" calcext:value-type="string">
            <text:p>04E</text:p>
          </table:table-cell>
          <table:table-cell table:formula="of:=DEC2HEX([.D79];2)" office:value-type="string" office:string-value="1A" calcext:value-type="string">
            <text:p>1A</text:p>
          </table:table-cell>
          <table:table-cell table:formula="of:=ROUND(([.A79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;3)" office:value-type="string" office:string-value="04F" calcext:value-type="string">
            <text:p>04F</text:p>
          </table:table-cell>
          <table:table-cell table:formula="of:=DEC2HEX([.D80];2)" office:value-type="string" office:string-value="1A" calcext:value-type="string">
            <text:p>1A</text:p>
          </table:table-cell>
          <table:table-cell table:formula="of:=ROUND(([.A80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;3)" office:value-type="string" office:string-value="050" calcext:value-type="string">
            <text:p>050</text:p>
          </table:table-cell>
          <table:table-cell table:formula="of:=DEC2HEX([.D81];2)" office:value-type="string" office:string-value="1A" calcext:value-type="string">
            <text:p>1A</text:p>
          </table:table-cell>
          <table:table-cell table:formula="of:=ROUND(([.A81]-1)/3;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;3)" office:value-type="string" office:string-value="051" calcext:value-type="string">
            <text:p>051</text:p>
          </table:table-cell>
          <table:table-cell table:formula="of:=DEC2HEX([.D82];2)" office:value-type="string" office:string-value="1B" calcext:value-type="string">
            <text:p>1B</text:p>
          </table:table-cell>
          <table:table-cell table:formula="of:=ROUND(([.A82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;3)" office:value-type="string" office:string-value="052" calcext:value-type="string">
            <text:p>052</text:p>
          </table:table-cell>
          <table:table-cell table:formula="of:=DEC2HEX([.D83];2)" office:value-type="string" office:string-value="1B" calcext:value-type="string">
            <text:p>1B</text:p>
          </table:table-cell>
          <table:table-cell table:formula="of:=ROUND(([.A83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;3)" office:value-type="string" office:string-value="053" calcext:value-type="string">
            <text:p>053</text:p>
          </table:table-cell>
          <table:table-cell table:formula="of:=DEC2HEX([.D84];2)" office:value-type="string" office:string-value="1B" calcext:value-type="string">
            <text:p>1B</text:p>
          </table:table-cell>
          <table:table-cell table:formula="of:=ROUND(([.A84]-1)/3;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;3)" office:value-type="string" office:string-value="054" calcext:value-type="string">
            <text:p>054</text:p>
          </table:table-cell>
          <table:table-cell table:formula="of:=DEC2HEX([.D85];2)" office:value-type="string" office:string-value="1C" calcext:value-type="string">
            <text:p>1C</text:p>
          </table:table-cell>
          <table:table-cell table:formula="of:=ROUND(([.A85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;3)" office:value-type="string" office:string-value="055" calcext:value-type="string">
            <text:p>055</text:p>
          </table:table-cell>
          <table:table-cell table:formula="of:=DEC2HEX([.D86];2)" office:value-type="string" office:string-value="1C" calcext:value-type="string">
            <text:p>1C</text:p>
          </table:table-cell>
          <table:table-cell table:formula="of:=ROUND(([.A86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;3)" office:value-type="string" office:string-value="056" calcext:value-type="string">
            <text:p>056</text:p>
          </table:table-cell>
          <table:table-cell table:formula="of:=DEC2HEX([.D87];2)" office:value-type="string" office:string-value="1C" calcext:value-type="string">
            <text:p>1C</text:p>
          </table:table-cell>
          <table:table-cell table:formula="of:=ROUND(([.A87]-1)/3;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;3)" office:value-type="string" office:string-value="057" calcext:value-type="string">
            <text:p>057</text:p>
          </table:table-cell>
          <table:table-cell table:formula="of:=DEC2HEX([.D88];2)" office:value-type="string" office:string-value="1D" calcext:value-type="string">
            <text:p>1D</text:p>
          </table:table-cell>
          <table:table-cell table:formula="of:=ROUND(([.A88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;3)" office:value-type="string" office:string-value="058" calcext:value-type="string">
            <text:p>058</text:p>
          </table:table-cell>
          <table:table-cell table:formula="of:=DEC2HEX([.D89];2)" office:value-type="string" office:string-value="1D" calcext:value-type="string">
            <text:p>1D</text:p>
          </table:table-cell>
          <table:table-cell table:formula="of:=ROUND(([.A89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;3)" office:value-type="string" office:string-value="059" calcext:value-type="string">
            <text:p>059</text:p>
          </table:table-cell>
          <table:table-cell table:formula="of:=DEC2HEX([.D90];2)" office:value-type="string" office:string-value="1D" calcext:value-type="string">
            <text:p>1D</text:p>
          </table:table-cell>
          <table:table-cell table:formula="of:=ROUND(([.A90]-1)/3;0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;3)" office:value-type="string" office:string-value="05A" calcext:value-type="string">
            <text:p>05A</text:p>
          </table:table-cell>
          <table:table-cell table:formula="of:=DEC2HEX([.D91];2)" office:value-type="string" office:string-value="1E" calcext:value-type="string">
            <text:p>1E</text:p>
          </table:table-cell>
          <table:table-cell table:formula="of:=ROUND(([.A91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;3)" office:value-type="string" office:string-value="05B" calcext:value-type="string">
            <text:p>05B</text:p>
          </table:table-cell>
          <table:table-cell table:formula="of:=DEC2HEX([.D92];2)" office:value-type="string" office:string-value="1E" calcext:value-type="string">
            <text:p>1E</text:p>
          </table:table-cell>
          <table:table-cell table:formula="of:=ROUND(([.A92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;3)" office:value-type="string" office:string-value="05C" calcext:value-type="string">
            <text:p>05C</text:p>
          </table:table-cell>
          <table:table-cell table:formula="of:=DEC2HEX([.D93];2)" office:value-type="string" office:string-value="1E" calcext:value-type="string">
            <text:p>1E</text:p>
          </table:table-cell>
          <table:table-cell table:formula="of:=ROUND(([.A93]-1)/3;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;3)" office:value-type="string" office:string-value="05D" calcext:value-type="string">
            <text:p>05D</text:p>
          </table:table-cell>
          <table:table-cell table:formula="of:=DEC2HEX([.D94];2)" office:value-type="string" office:string-value="1F" calcext:value-type="string">
            <text:p>1F</text:p>
          </table:table-cell>
          <table:table-cell table:formula="of:=ROUND(([.A94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;3)" office:value-type="string" office:string-value="05E" calcext:value-type="string">
            <text:p>05E</text:p>
          </table:table-cell>
          <table:table-cell table:formula="of:=DEC2HEX([.D95];2)" office:value-type="string" office:string-value="1F" calcext:value-type="string">
            <text:p>1F</text:p>
          </table:table-cell>
          <table:table-cell table:formula="of:=ROUND(([.A95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;3)" office:value-type="string" office:string-value="05F" calcext:value-type="string">
            <text:p>05F</text:p>
          </table:table-cell>
          <table:table-cell table:formula="of:=DEC2HEX([.D96];2)" office:value-type="string" office:string-value="1F" calcext:value-type="string">
            <text:p>1F</text:p>
          </table:table-cell>
          <table:table-cell table:formula="of:=ROUND(([.A96]-1)/3;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;3)" office:value-type="string" office:string-value="060" calcext:value-type="string">
            <text:p>060</text:p>
          </table:table-cell>
          <table:table-cell table:formula="of:=DEC2HEX([.D97];2)" office:value-type="string" office:string-value="20" calcext:value-type="string">
            <text:p>20</text:p>
          </table:table-cell>
          <table:table-cell table:formula="of:=ROUND(([.A97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;3)" office:value-type="string" office:string-value="061" calcext:value-type="string">
            <text:p>061</text:p>
          </table:table-cell>
          <table:table-cell table:formula="of:=DEC2HEX([.D98];2)" office:value-type="string" office:string-value="20" calcext:value-type="string">
            <text:p>20</text:p>
          </table:table-cell>
          <table:table-cell table:formula="of:=ROUND(([.A98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;3)" office:value-type="string" office:string-value="062" calcext:value-type="string">
            <text:p>062</text:p>
          </table:table-cell>
          <table:table-cell table:formula="of:=DEC2HEX([.D99];2)" office:value-type="string" office:string-value="20" calcext:value-type="string">
            <text:p>20</text:p>
          </table:table-cell>
          <table:table-cell table:formula="of:=ROUND(([.A99]-1)/3;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;3)" office:value-type="string" office:string-value="063" calcext:value-type="string">
            <text:p>063</text:p>
          </table:table-cell>
          <table:table-cell table:formula="of:=DEC2HEX([.D100];2)" office:value-type="string" office:string-value="21" calcext:value-type="string">
            <text:p>21</text:p>
          </table:table-cell>
          <table:table-cell table:formula="of:=ROUND(([.A100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;3)" office:value-type="string" office:string-value="064" calcext:value-type="string">
            <text:p>064</text:p>
          </table:table-cell>
          <table:table-cell table:formula="of:=DEC2HEX([.D101];2)" office:value-type="string" office:string-value="21" calcext:value-type="string">
            <text:p>21</text:p>
          </table:table-cell>
          <table:table-cell table:formula="of:=ROUND(([.A101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;3)" office:value-type="string" office:string-value="065" calcext:value-type="string">
            <text:p>065</text:p>
          </table:table-cell>
          <table:table-cell table:formula="of:=DEC2HEX([.D102];2)" office:value-type="string" office:string-value="21" calcext:value-type="string">
            <text:p>21</text:p>
          </table:table-cell>
          <table:table-cell table:formula="of:=ROUND(([.A102]-1)/3;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;3)" office:value-type="string" office:string-value="066" calcext:value-type="string">
            <text:p>066</text:p>
          </table:table-cell>
          <table:table-cell table:formula="of:=DEC2HEX([.D103];2)" office:value-type="string" office:string-value="22" calcext:value-type="string">
            <text:p>22</text:p>
          </table:table-cell>
          <table:table-cell table:formula="of:=ROUND(([.A103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;3)" office:value-type="string" office:string-value="067" calcext:value-type="string">
            <text:p>067</text:p>
          </table:table-cell>
          <table:table-cell table:formula="of:=DEC2HEX([.D104];2)" office:value-type="string" office:string-value="22" calcext:value-type="string">
            <text:p>22</text:p>
          </table:table-cell>
          <table:table-cell table:formula="of:=ROUND(([.A104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;3)" office:value-type="string" office:string-value="068" calcext:value-type="string">
            <text:p>068</text:p>
          </table:table-cell>
          <table:table-cell table:formula="of:=DEC2HEX([.D105];2)" office:value-type="string" office:string-value="22" calcext:value-type="string">
            <text:p>22</text:p>
          </table:table-cell>
          <table:table-cell table:formula="of:=ROUND(([.A105]-1)/3;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;3)" office:value-type="string" office:string-value="069" calcext:value-type="string">
            <text:p>069</text:p>
          </table:table-cell>
          <table:table-cell table:formula="of:=DEC2HEX([.D106];2)" office:value-type="string" office:string-value="23" calcext:value-type="string">
            <text:p>23</text:p>
          </table:table-cell>
          <table:table-cell table:formula="of:=ROUND(([.A106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;3)" office:value-type="string" office:string-value="06A" calcext:value-type="string">
            <text:p>06A</text:p>
          </table:table-cell>
          <table:table-cell table:formula="of:=DEC2HEX([.D107];2)" office:value-type="string" office:string-value="23" calcext:value-type="string">
            <text:p>23</text:p>
          </table:table-cell>
          <table:table-cell table:formula="of:=ROUND(([.A107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;3)" office:value-type="string" office:string-value="06B" calcext:value-type="string">
            <text:p>06B</text:p>
          </table:table-cell>
          <table:table-cell table:formula="of:=DEC2HEX([.D108];2)" office:value-type="string" office:string-value="23" calcext:value-type="string">
            <text:p>23</text:p>
          </table:table-cell>
          <table:table-cell table:formula="of:=ROUND(([.A108]-1)/3;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;3)" office:value-type="string" office:string-value="06C" calcext:value-type="string">
            <text:p>06C</text:p>
          </table:table-cell>
          <table:table-cell table:formula="of:=DEC2HEX([.D109];2)" office:value-type="string" office:string-value="24" calcext:value-type="string">
            <text:p>24</text:p>
          </table:table-cell>
          <table:table-cell table:formula="of:=ROUND(([.A109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;3)" office:value-type="string" office:string-value="06D" calcext:value-type="string">
            <text:p>06D</text:p>
          </table:table-cell>
          <table:table-cell table:formula="of:=DEC2HEX([.D110];2)" office:value-type="string" office:string-value="24" calcext:value-type="string">
            <text:p>24</text:p>
          </table:table-cell>
          <table:table-cell table:formula="of:=ROUND(([.A110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;3)" office:value-type="string" office:string-value="06E" calcext:value-type="string">
            <text:p>06E</text:p>
          </table:table-cell>
          <table:table-cell table:formula="of:=DEC2HEX([.D111];2)" office:value-type="string" office:string-value="24" calcext:value-type="string">
            <text:p>24</text:p>
          </table:table-cell>
          <table:table-cell table:formula="of:=ROUND(([.A111]-1)/3;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;3)" office:value-type="string" office:string-value="06F" calcext:value-type="string">
            <text:p>06F</text:p>
          </table:table-cell>
          <table:table-cell table:formula="of:=DEC2HEX([.D112];2)" office:value-type="string" office:string-value="25" calcext:value-type="string">
            <text:p>25</text:p>
          </table:table-cell>
          <table:table-cell table:formula="of:=ROUND(([.A112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;3)" office:value-type="string" office:string-value="070" calcext:value-type="string">
            <text:p>070</text:p>
          </table:table-cell>
          <table:table-cell table:formula="of:=DEC2HEX([.D113];2)" office:value-type="string" office:string-value="25" calcext:value-type="string">
            <text:p>25</text:p>
          </table:table-cell>
          <table:table-cell table:formula="of:=ROUND(([.A113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;3)" office:value-type="string" office:string-value="071" calcext:value-type="string">
            <text:p>071</text:p>
          </table:table-cell>
          <table:table-cell table:formula="of:=DEC2HEX([.D114];2)" office:value-type="string" office:string-value="25" calcext:value-type="string">
            <text:p>25</text:p>
          </table:table-cell>
          <table:table-cell table:formula="of:=ROUND(([.A114]-1)/3;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;3)" office:value-type="string" office:string-value="072" calcext:value-type="string">
            <text:p>072</text:p>
          </table:table-cell>
          <table:table-cell table:formula="of:=DEC2HEX([.D115];2)" office:value-type="string" office:string-value="26" calcext:value-type="string">
            <text:p>26</text:p>
          </table:table-cell>
          <table:table-cell table:formula="of:=ROUND(([.A115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;3)" office:value-type="string" office:string-value="073" calcext:value-type="string">
            <text:p>073</text:p>
          </table:table-cell>
          <table:table-cell table:formula="of:=DEC2HEX([.D116];2)" office:value-type="string" office:string-value="26" calcext:value-type="string">
            <text:p>26</text:p>
          </table:table-cell>
          <table:table-cell table:formula="of:=ROUND(([.A116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;3)" office:value-type="string" office:string-value="074" calcext:value-type="string">
            <text:p>074</text:p>
          </table:table-cell>
          <table:table-cell table:formula="of:=DEC2HEX([.D117];2)" office:value-type="string" office:string-value="26" calcext:value-type="string">
            <text:p>26</text:p>
          </table:table-cell>
          <table:table-cell table:formula="of:=ROUND(([.A117]-1)/3;0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;3)" office:value-type="string" office:string-value="075" calcext:value-type="string">
            <text:p>075</text:p>
          </table:table-cell>
          <table:table-cell table:formula="of:=DEC2HEX([.D118];2)" office:value-type="string" office:string-value="27" calcext:value-type="string">
            <text:p>27</text:p>
          </table:table-cell>
          <table:table-cell table:formula="of:=ROUND(([.A118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;3)" office:value-type="string" office:string-value="076" calcext:value-type="string">
            <text:p>076</text:p>
          </table:table-cell>
          <table:table-cell table:formula="of:=DEC2HEX([.D119];2)" office:value-type="string" office:string-value="27" calcext:value-type="string">
            <text:p>27</text:p>
          </table:table-cell>
          <table:table-cell table:formula="of:=ROUND(([.A119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;3)" office:value-type="string" office:string-value="077" calcext:value-type="string">
            <text:p>077</text:p>
          </table:table-cell>
          <table:table-cell table:formula="of:=DEC2HEX([.D120];2)" office:value-type="string" office:string-value="27" calcext:value-type="string">
            <text:p>27</text:p>
          </table:table-cell>
          <table:table-cell table:formula="of:=ROUND(([.A120]-1)/3;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;3)" office:value-type="string" office:string-value="078" calcext:value-type="string">
            <text:p>078</text:p>
          </table:table-cell>
          <table:table-cell table:formula="of:=DEC2HEX([.D121];2)" office:value-type="string" office:string-value="28" calcext:value-type="string">
            <text:p>28</text:p>
          </table:table-cell>
          <table:table-cell table:formula="of:=ROUND(([.A121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;3)" office:value-type="string" office:string-value="079" calcext:value-type="string">
            <text:p>079</text:p>
          </table:table-cell>
          <table:table-cell table:formula="of:=DEC2HEX([.D122];2)" office:value-type="string" office:string-value="28" calcext:value-type="string">
            <text:p>28</text:p>
          </table:table-cell>
          <table:table-cell table:formula="of:=ROUND(([.A122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;3)" office:value-type="string" office:string-value="07A" calcext:value-type="string">
            <text:p>07A</text:p>
          </table:table-cell>
          <table:table-cell table:formula="of:=DEC2HEX([.D123];2)" office:value-type="string" office:string-value="28" calcext:value-type="string">
            <text:p>28</text:p>
          </table:table-cell>
          <table:table-cell table:formula="of:=ROUND(([.A123]-1)/3;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;3)" office:value-type="string" office:string-value="07B" calcext:value-type="string">
            <text:p>07B</text:p>
          </table:table-cell>
          <table:table-cell table:formula="of:=DEC2HEX([.D124];2)" office:value-type="string" office:string-value="29" calcext:value-type="string">
            <text:p>29</text:p>
          </table:table-cell>
          <table:table-cell table:formula="of:=ROUND(([.A124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;3)" office:value-type="string" office:string-value="07C" calcext:value-type="string">
            <text:p>07C</text:p>
          </table:table-cell>
          <table:table-cell table:formula="of:=DEC2HEX([.D125];2)" office:value-type="string" office:string-value="29" calcext:value-type="string">
            <text:p>29</text:p>
          </table:table-cell>
          <table:table-cell table:formula="of:=ROUND(([.A125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;3)" office:value-type="string" office:string-value="07D" calcext:value-type="string">
            <text:p>07D</text:p>
          </table:table-cell>
          <table:table-cell table:formula="of:=DEC2HEX([.D126];2)" office:value-type="string" office:string-value="29" calcext:value-type="string">
            <text:p>29</text:p>
          </table:table-cell>
          <table:table-cell table:formula="of:=ROUND(([.A126]-1)/3;0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;3)" office:value-type="string" office:string-value="07E" calcext:value-type="string">
            <text:p>07E</text:p>
          </table:table-cell>
          <table:table-cell table:formula="of:=DEC2HEX([.D127];2)" office:value-type="string" office:string-value="2A" calcext:value-type="string">
            <text:p>2A</text:p>
          </table:table-cell>
          <table:table-cell table:formula="of:=ROUND(([.A127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;3)" office:value-type="string" office:string-value="07F" calcext:value-type="string">
            <text:p>07F</text:p>
          </table:table-cell>
          <table:table-cell table:formula="of:=DEC2HEX([.D128];2)" office:value-type="string" office:string-value="2A" calcext:value-type="string">
            <text:p>2A</text:p>
          </table:table-cell>
          <table:table-cell table:formula="of:=ROUND(([.A128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29];3)" office:value-type="string" office:string-value="080" calcext:value-type="string">
            <text:p>080</text:p>
          </table:table-cell>
          <table:table-cell table:formula="of:=DEC2HEX([.D129];2)" office:value-type="string" office:string-value="2A" calcext:value-type="string">
            <text:p>2A</text:p>
          </table:table-cell>
          <table:table-cell table:formula="of:=ROUND(([.A129]-1)/3;0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0];3)" office:value-type="string" office:string-value="081" calcext:value-type="string">
            <text:p>081</text:p>
          </table:table-cell>
          <table:table-cell table:formula="of:=DEC2HEX([.D130];2)" office:value-type="string" office:string-value="2B" calcext:value-type="string">
            <text:p>2B</text:p>
          </table:table-cell>
          <table:table-cell table:formula="of:=ROUND(([.A130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1];3)" office:value-type="string" office:string-value="082" calcext:value-type="string">
            <text:p>082</text:p>
          </table:table-cell>
          <table:table-cell table:formula="of:=DEC2HEX([.D131];2)" office:value-type="string" office:string-value="2B" calcext:value-type="string">
            <text:p>2B</text:p>
          </table:table-cell>
          <table:table-cell table:formula="of:=ROUND(([.A131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2];3)" office:value-type="string" office:string-value="083" calcext:value-type="string">
            <text:p>083</text:p>
          </table:table-cell>
          <table:table-cell table:formula="of:=DEC2HEX([.D132];2)" office:value-type="string" office:string-value="2B" calcext:value-type="string">
            <text:p>2B</text:p>
          </table:table-cell>
          <table:table-cell table:formula="of:=ROUND(([.A132]-1)/3;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3];3)" office:value-type="string" office:string-value="084" calcext:value-type="string">
            <text:p>084</text:p>
          </table:table-cell>
          <table:table-cell table:formula="of:=DEC2HEX([.D133];2)" office:value-type="string" office:string-value="2C" calcext:value-type="string">
            <text:p>2C</text:p>
          </table:table-cell>
          <table:table-cell table:formula="of:=ROUND(([.A133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4];3)" office:value-type="string" office:string-value="085" calcext:value-type="string">
            <text:p>085</text:p>
          </table:table-cell>
          <table:table-cell table:formula="of:=DEC2HEX([.D134];2)" office:value-type="string" office:string-value="2C" calcext:value-type="string">
            <text:p>2C</text:p>
          </table:table-cell>
          <table:table-cell table:formula="of:=ROUND(([.A134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5];3)" office:value-type="string" office:string-value="086" calcext:value-type="string">
            <text:p>086</text:p>
          </table:table-cell>
          <table:table-cell table:formula="of:=DEC2HEX([.D135];2)" office:value-type="string" office:string-value="2C" calcext:value-type="string">
            <text:p>2C</text:p>
          </table:table-cell>
          <table:table-cell table:formula="of:=ROUND(([.A135]-1)/3;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6];3)" office:value-type="string" office:string-value="087" calcext:value-type="string">
            <text:p>087</text:p>
          </table:table-cell>
          <table:table-cell table:formula="of:=DEC2HEX([.D136];2)" office:value-type="string" office:string-value="2D" calcext:value-type="string">
            <text:p>2D</text:p>
          </table:table-cell>
          <table:table-cell table:formula="of:=ROUND(([.A136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7];3)" office:value-type="string" office:string-value="088" calcext:value-type="string">
            <text:p>088</text:p>
          </table:table-cell>
          <table:table-cell table:formula="of:=DEC2HEX([.D137];2)" office:value-type="string" office:string-value="2D" calcext:value-type="string">
            <text:p>2D</text:p>
          </table:table-cell>
          <table:table-cell table:formula="of:=ROUND(([.A137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8];3)" office:value-type="string" office:string-value="089" calcext:value-type="string">
            <text:p>089</text:p>
          </table:table-cell>
          <table:table-cell table:formula="of:=DEC2HEX([.D138];2)" office:value-type="string" office:string-value="2D" calcext:value-type="string">
            <text:p>2D</text:p>
          </table:table-cell>
          <table:table-cell table:formula="of:=ROUND(([.A138]-1)/3;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39];3)" office:value-type="string" office:string-value="08A" calcext:value-type="string">
            <text:p>08A</text:p>
          </table:table-cell>
          <table:table-cell table:formula="of:=DEC2HEX([.D139];2)" office:value-type="string" office:string-value="2E" calcext:value-type="string">
            <text:p>2E</text:p>
          </table:table-cell>
          <table:table-cell table:formula="of:=ROUND(([.A139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0];3)" office:value-type="string" office:string-value="08B" calcext:value-type="string">
            <text:p>08B</text:p>
          </table:table-cell>
          <table:table-cell table:formula="of:=DEC2HEX([.D140];2)" office:value-type="string" office:string-value="2E" calcext:value-type="string">
            <text:p>2E</text:p>
          </table:table-cell>
          <table:table-cell table:formula="of:=ROUND(([.A140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1];3)" office:value-type="string" office:string-value="08C" calcext:value-type="string">
            <text:p>08C</text:p>
          </table:table-cell>
          <table:table-cell table:formula="of:=DEC2HEX([.D141];2)" office:value-type="string" office:string-value="2E" calcext:value-type="string">
            <text:p>2E</text:p>
          </table:table-cell>
          <table:table-cell table:formula="of:=ROUND(([.A141]-1)/3;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2];3)" office:value-type="string" office:string-value="08D" calcext:value-type="string">
            <text:p>08D</text:p>
          </table:table-cell>
          <table:table-cell table:formula="of:=DEC2HEX([.D142];2)" office:value-type="string" office:string-value="2F" calcext:value-type="string">
            <text:p>2F</text:p>
          </table:table-cell>
          <table:table-cell table:formula="of:=ROUND(([.A142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3];3)" office:value-type="string" office:string-value="08E" calcext:value-type="string">
            <text:p>08E</text:p>
          </table:table-cell>
          <table:table-cell table:formula="of:=DEC2HEX([.D143];2)" office:value-type="string" office:string-value="2F" calcext:value-type="string">
            <text:p>2F</text:p>
          </table:table-cell>
          <table:table-cell table:formula="of:=ROUND(([.A143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4];3)" office:value-type="string" office:string-value="08F" calcext:value-type="string">
            <text:p>08F</text:p>
          </table:table-cell>
          <table:table-cell table:formula="of:=DEC2HEX([.D144];2)" office:value-type="string" office:string-value="2F" calcext:value-type="string">
            <text:p>2F</text:p>
          </table:table-cell>
          <table:table-cell table:formula="of:=ROUND(([.A144]-1)/3;0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5];3)" office:value-type="string" office:string-value="090" calcext:value-type="string">
            <text:p>090</text:p>
          </table:table-cell>
          <table:table-cell table:formula="of:=DEC2HEX([.D145];2)" office:value-type="string" office:string-value="30" calcext:value-type="string">
            <text:p>30</text:p>
          </table:table-cell>
          <table:table-cell table:formula="of:=ROUND(([.A145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6];3)" office:value-type="string" office:string-value="091" calcext:value-type="string">
            <text:p>091</text:p>
          </table:table-cell>
          <table:table-cell table:formula="of:=DEC2HEX([.D146];2)" office:value-type="string" office:string-value="30" calcext:value-type="string">
            <text:p>30</text:p>
          </table:table-cell>
          <table:table-cell table:formula="of:=ROUND(([.A146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7];3)" office:value-type="string" office:string-value="092" calcext:value-type="string">
            <text:p>092</text:p>
          </table:table-cell>
          <table:table-cell table:formula="of:=DEC2HEX([.D147];2)" office:value-type="string" office:string-value="30" calcext:value-type="string">
            <text:p>30</text:p>
          </table:table-cell>
          <table:table-cell table:formula="of:=ROUND(([.A147]-1)/3;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8];3)" office:value-type="string" office:string-value="093" calcext:value-type="string">
            <text:p>093</text:p>
          </table:table-cell>
          <table:table-cell table:formula="of:=DEC2HEX([.D148];2)" office:value-type="string" office:string-value="31" calcext:value-type="string">
            <text:p>31</text:p>
          </table:table-cell>
          <table:table-cell table:formula="of:=ROUND(([.A148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49];3)" office:value-type="string" office:string-value="094" calcext:value-type="string">
            <text:p>094</text:p>
          </table:table-cell>
          <table:table-cell table:formula="of:=DEC2HEX([.D149];2)" office:value-type="string" office:string-value="31" calcext:value-type="string">
            <text:p>31</text:p>
          </table:table-cell>
          <table:table-cell table:formula="of:=ROUND(([.A149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0];3)" office:value-type="string" office:string-value="095" calcext:value-type="string">
            <text:p>095</text:p>
          </table:table-cell>
          <table:table-cell table:formula="of:=DEC2HEX([.D150];2)" office:value-type="string" office:string-value="31" calcext:value-type="string">
            <text:p>31</text:p>
          </table:table-cell>
          <table:table-cell table:formula="of:=ROUND(([.A150]-1)/3;0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1];3)" office:value-type="string" office:string-value="096" calcext:value-type="string">
            <text:p>096</text:p>
          </table:table-cell>
          <table:table-cell table:formula="of:=DEC2HEX([.D151];2)" office:value-type="string" office:string-value="32" calcext:value-type="string">
            <text:p>32</text:p>
          </table:table-cell>
          <table:table-cell table:formula="of:=ROUND(([.A151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2];3)" office:value-type="string" office:string-value="097" calcext:value-type="string">
            <text:p>097</text:p>
          </table:table-cell>
          <table:table-cell table:formula="of:=DEC2HEX([.D152];2)" office:value-type="string" office:string-value="32" calcext:value-type="string">
            <text:p>32</text:p>
          </table:table-cell>
          <table:table-cell table:formula="of:=ROUND(([.A152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3];3)" office:value-type="string" office:string-value="098" calcext:value-type="string">
            <text:p>098</text:p>
          </table:table-cell>
          <table:table-cell table:formula="of:=DEC2HEX([.D153];2)" office:value-type="string" office:string-value="32" calcext:value-type="string">
            <text:p>32</text:p>
          </table:table-cell>
          <table:table-cell table:formula="of:=ROUND(([.A153]-1)/3;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4];3)" office:value-type="string" office:string-value="099" calcext:value-type="string">
            <text:p>099</text:p>
          </table:table-cell>
          <table:table-cell table:formula="of:=DEC2HEX([.D154];2)" office:value-type="string" office:string-value="33" calcext:value-type="string">
            <text:p>33</text:p>
          </table:table-cell>
          <table:table-cell table:formula="of:=ROUND(([.A154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5];3)" office:value-type="string" office:string-value="09A" calcext:value-type="string">
            <text:p>09A</text:p>
          </table:table-cell>
          <table:table-cell table:formula="of:=DEC2HEX([.D155];2)" office:value-type="string" office:string-value="33" calcext:value-type="string">
            <text:p>33</text:p>
          </table:table-cell>
          <table:table-cell table:formula="of:=ROUND(([.A155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6];3)" office:value-type="string" office:string-value="09B" calcext:value-type="string">
            <text:p>09B</text:p>
          </table:table-cell>
          <table:table-cell table:formula="of:=DEC2HEX([.D156];2)" office:value-type="string" office:string-value="33" calcext:value-type="string">
            <text:p>33</text:p>
          </table:table-cell>
          <table:table-cell table:formula="of:=ROUND(([.A156]-1)/3;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7];3)" office:value-type="string" office:string-value="09C" calcext:value-type="string">
            <text:p>09C</text:p>
          </table:table-cell>
          <table:table-cell table:formula="of:=DEC2HEX([.D157];2)" office:value-type="string" office:string-value="34" calcext:value-type="string">
            <text:p>34</text:p>
          </table:table-cell>
          <table:table-cell table:formula="of:=ROUND(([.A157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8];3)" office:value-type="string" office:string-value="09D" calcext:value-type="string">
            <text:p>09D</text:p>
          </table:table-cell>
          <table:table-cell table:formula="of:=DEC2HEX([.D158];2)" office:value-type="string" office:string-value="34" calcext:value-type="string">
            <text:p>34</text:p>
          </table:table-cell>
          <table:table-cell table:formula="of:=ROUND(([.A158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59];3)" office:value-type="string" office:string-value="09E" calcext:value-type="string">
            <text:p>09E</text:p>
          </table:table-cell>
          <table:table-cell table:formula="of:=DEC2HEX([.D159];2)" office:value-type="string" office:string-value="34" calcext:value-type="string">
            <text:p>34</text:p>
          </table:table-cell>
          <table:table-cell table:formula="of:=ROUND(([.A159]-1)/3;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0];3)" office:value-type="string" office:string-value="09F" calcext:value-type="string">
            <text:p>09F</text:p>
          </table:table-cell>
          <table:table-cell table:formula="of:=DEC2HEX([.D160];2)" office:value-type="string" office:string-value="35" calcext:value-type="string">
            <text:p>35</text:p>
          </table:table-cell>
          <table:table-cell table:formula="of:=ROUND(([.A160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1];3)" office:value-type="string" office:string-value="0A0" calcext:value-type="string">
            <text:p>0A0</text:p>
          </table:table-cell>
          <table:table-cell table:formula="of:=DEC2HEX([.D161];2)" office:value-type="string" office:string-value="35" calcext:value-type="string">
            <text:p>35</text:p>
          </table:table-cell>
          <table:table-cell table:formula="of:=ROUND(([.A161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2];3)" office:value-type="string" office:string-value="0A1" calcext:value-type="string">
            <text:p>0A1</text:p>
          </table:table-cell>
          <table:table-cell table:formula="of:=DEC2HEX([.D162];2)" office:value-type="string" office:string-value="35" calcext:value-type="string">
            <text:p>35</text:p>
          </table:table-cell>
          <table:table-cell table:formula="of:=ROUND(([.A162]-1)/3;0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3];3)" office:value-type="string" office:string-value="0A2" calcext:value-type="string">
            <text:p>0A2</text:p>
          </table:table-cell>
          <table:table-cell table:formula="of:=DEC2HEX([.D163];2)" office:value-type="string" office:string-value="36" calcext:value-type="string">
            <text:p>36</text:p>
          </table:table-cell>
          <table:table-cell table:formula="of:=ROUND(([.A163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4];3)" office:value-type="string" office:string-value="0A3" calcext:value-type="string">
            <text:p>0A3</text:p>
          </table:table-cell>
          <table:table-cell table:formula="of:=DEC2HEX([.D164];2)" office:value-type="string" office:string-value="36" calcext:value-type="string">
            <text:p>36</text:p>
          </table:table-cell>
          <table:table-cell table:formula="of:=ROUND(([.A164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5];3)" office:value-type="string" office:string-value="0A4" calcext:value-type="string">
            <text:p>0A4</text:p>
          </table:table-cell>
          <table:table-cell table:formula="of:=DEC2HEX([.D165];2)" office:value-type="string" office:string-value="36" calcext:value-type="string">
            <text:p>36</text:p>
          </table:table-cell>
          <table:table-cell table:formula="of:=ROUND(([.A165]-1)/3;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6];3)" office:value-type="string" office:string-value="0A5" calcext:value-type="string">
            <text:p>0A5</text:p>
          </table:table-cell>
          <table:table-cell table:formula="of:=DEC2HEX([.D166];2)" office:value-type="string" office:string-value="37" calcext:value-type="string">
            <text:p>37</text:p>
          </table:table-cell>
          <table:table-cell table:formula="of:=ROUND(([.A166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7];3)" office:value-type="string" office:string-value="0A6" calcext:value-type="string">
            <text:p>0A6</text:p>
          </table:table-cell>
          <table:table-cell table:formula="of:=DEC2HEX([.D167];2)" office:value-type="string" office:string-value="37" calcext:value-type="string">
            <text:p>37</text:p>
          </table:table-cell>
          <table:table-cell table:formula="of:=ROUND(([.A167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8];3)" office:value-type="string" office:string-value="0A7" calcext:value-type="string">
            <text:p>0A7</text:p>
          </table:table-cell>
          <table:table-cell table:formula="of:=DEC2HEX([.D168];2)" office:value-type="string" office:string-value="37" calcext:value-type="string">
            <text:p>37</text:p>
          </table:table-cell>
          <table:table-cell table:formula="of:=ROUND(([.A168]-1)/3;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69];3)" office:value-type="string" office:string-value="0A8" calcext:value-type="string">
            <text:p>0A8</text:p>
          </table:table-cell>
          <table:table-cell table:formula="of:=DEC2HEX([.D169];2)" office:value-type="string" office:string-value="38" calcext:value-type="string">
            <text:p>38</text:p>
          </table:table-cell>
          <table:table-cell table:formula="of:=ROUND(([.A169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0];3)" office:value-type="string" office:string-value="0A9" calcext:value-type="string">
            <text:p>0A9</text:p>
          </table:table-cell>
          <table:table-cell table:formula="of:=DEC2HEX([.D170];2)" office:value-type="string" office:string-value="38" calcext:value-type="string">
            <text:p>38</text:p>
          </table:table-cell>
          <table:table-cell table:formula="of:=ROUND(([.A170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1];3)" office:value-type="string" office:string-value="0AA" calcext:value-type="string">
            <text:p>0AA</text:p>
          </table:table-cell>
          <table:table-cell table:formula="of:=DEC2HEX([.D171];2)" office:value-type="string" office:string-value="38" calcext:value-type="string">
            <text:p>38</text:p>
          </table:table-cell>
          <table:table-cell table:formula="of:=ROUND(([.A171]-1)/3;0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2];3)" office:value-type="string" office:string-value="0AB" calcext:value-type="string">
            <text:p>0AB</text:p>
          </table:table-cell>
          <table:table-cell table:formula="of:=DEC2HEX([.D172];2)" office:value-type="string" office:string-value="39" calcext:value-type="string">
            <text:p>39</text:p>
          </table:table-cell>
          <table:table-cell table:formula="of:=ROUND(([.A172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3];3)" office:value-type="string" office:string-value="0AC" calcext:value-type="string">
            <text:p>0AC</text:p>
          </table:table-cell>
          <table:table-cell table:formula="of:=DEC2HEX([.D173];2)" office:value-type="string" office:string-value="39" calcext:value-type="string">
            <text:p>39</text:p>
          </table:table-cell>
          <table:table-cell table:formula="of:=ROUND(([.A173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4];3)" office:value-type="string" office:string-value="0AD" calcext:value-type="string">
            <text:p>0AD</text:p>
          </table:table-cell>
          <table:table-cell table:formula="of:=DEC2HEX([.D174];2)" office:value-type="string" office:string-value="39" calcext:value-type="string">
            <text:p>39</text:p>
          </table:table-cell>
          <table:table-cell table:formula="of:=ROUND(([.A174]-1)/3;0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5];3)" office:value-type="string" office:string-value="0AE" calcext:value-type="string">
            <text:p>0AE</text:p>
          </table:table-cell>
          <table:table-cell table:formula="of:=DEC2HEX([.D175];2)" office:value-type="string" office:string-value="3A" calcext:value-type="string">
            <text:p>3A</text:p>
          </table:table-cell>
          <table:table-cell table:formula="of:=ROUND(([.A175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6];3)" office:value-type="string" office:string-value="0AF" calcext:value-type="string">
            <text:p>0AF</text:p>
          </table:table-cell>
          <table:table-cell table:formula="of:=DEC2HEX([.D176];2)" office:value-type="string" office:string-value="3A" calcext:value-type="string">
            <text:p>3A</text:p>
          </table:table-cell>
          <table:table-cell table:formula="of:=ROUND(([.A176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7];3)" office:value-type="string" office:string-value="0B0" calcext:value-type="string">
            <text:p>0B0</text:p>
          </table:table-cell>
          <table:table-cell table:formula="of:=DEC2HEX([.D177];2)" office:value-type="string" office:string-value="3A" calcext:value-type="string">
            <text:p>3A</text:p>
          </table:table-cell>
          <table:table-cell table:formula="of:=ROUND(([.A177]-1)/3;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8];3)" office:value-type="string" office:string-value="0B1" calcext:value-type="string">
            <text:p>0B1</text:p>
          </table:table-cell>
          <table:table-cell table:formula="of:=DEC2HEX([.D178];2)" office:value-type="string" office:string-value="3B" calcext:value-type="string">
            <text:p>3B</text:p>
          </table:table-cell>
          <table:table-cell table:formula="of:=ROUND(([.A178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79];3)" office:value-type="string" office:string-value="0B2" calcext:value-type="string">
            <text:p>0B2</text:p>
          </table:table-cell>
          <table:table-cell table:formula="of:=DEC2HEX([.D179];2)" office:value-type="string" office:string-value="3B" calcext:value-type="string">
            <text:p>3B</text:p>
          </table:table-cell>
          <table:table-cell table:formula="of:=ROUND(([.A179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0];3)" office:value-type="string" office:string-value="0B3" calcext:value-type="string">
            <text:p>0B3</text:p>
          </table:table-cell>
          <table:table-cell table:formula="of:=DEC2HEX([.D180];2)" office:value-type="string" office:string-value="3B" calcext:value-type="string">
            <text:p>3B</text:p>
          </table:table-cell>
          <table:table-cell table:formula="of:=ROUND(([.A180]-1)/3;0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1];3)" office:value-type="string" office:string-value="0B4" calcext:value-type="string">
            <text:p>0B4</text:p>
          </table:table-cell>
          <table:table-cell table:formula="of:=DEC2HEX([.D181];2)" office:value-type="string" office:string-value="3C" calcext:value-type="string">
            <text:p>3C</text:p>
          </table:table-cell>
          <table:table-cell table:formula="of:=ROUND(([.A181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2];3)" office:value-type="string" office:string-value="0B5" calcext:value-type="string">
            <text:p>0B5</text:p>
          </table:table-cell>
          <table:table-cell table:formula="of:=DEC2HEX([.D182];2)" office:value-type="string" office:string-value="3C" calcext:value-type="string">
            <text:p>3C</text:p>
          </table:table-cell>
          <table:table-cell table:formula="of:=ROUND(([.A182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3];3)" office:value-type="string" office:string-value="0B6" calcext:value-type="string">
            <text:p>0B6</text:p>
          </table:table-cell>
          <table:table-cell table:formula="of:=DEC2HEX([.D183];2)" office:value-type="string" office:string-value="3C" calcext:value-type="string">
            <text:p>3C</text:p>
          </table:table-cell>
          <table:table-cell table:formula="of:=ROUND(([.A183]-1)/3;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4];3)" office:value-type="string" office:string-value="0B7" calcext:value-type="string">
            <text:p>0B7</text:p>
          </table:table-cell>
          <table:table-cell table:formula="of:=DEC2HEX([.D184];2)" office:value-type="string" office:string-value="3D" calcext:value-type="string">
            <text:p>3D</text:p>
          </table:table-cell>
          <table:table-cell table:formula="of:=ROUND(([.A184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5];3)" office:value-type="string" office:string-value="0B8" calcext:value-type="string">
            <text:p>0B8</text:p>
          </table:table-cell>
          <table:table-cell table:formula="of:=DEC2HEX([.D185];2)" office:value-type="string" office:string-value="3D" calcext:value-type="string">
            <text:p>3D</text:p>
          </table:table-cell>
          <table:table-cell table:formula="of:=ROUND(([.A185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6];3)" office:value-type="string" office:string-value="0B9" calcext:value-type="string">
            <text:p>0B9</text:p>
          </table:table-cell>
          <table:table-cell table:formula="of:=DEC2HEX([.D186];2)" office:value-type="string" office:string-value="3D" calcext:value-type="string">
            <text:p>3D</text:p>
          </table:table-cell>
          <table:table-cell table:formula="of:=ROUND(([.A186]-1)/3;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7];3)" office:value-type="string" office:string-value="0BA" calcext:value-type="string">
            <text:p>0BA</text:p>
          </table:table-cell>
          <table:table-cell table:formula="of:=DEC2HEX([.D187];2)" office:value-type="string" office:string-value="3E" calcext:value-type="string">
            <text:p>3E</text:p>
          </table:table-cell>
          <table:table-cell table:formula="of:=ROUND(([.A187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8];3)" office:value-type="string" office:string-value="0BB" calcext:value-type="string">
            <text:p>0BB</text:p>
          </table:table-cell>
          <table:table-cell table:formula="of:=DEC2HEX([.D188];2)" office:value-type="string" office:string-value="3E" calcext:value-type="string">
            <text:p>3E</text:p>
          </table:table-cell>
          <table:table-cell table:formula="of:=ROUND(([.A188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89];3)" office:value-type="string" office:string-value="0BC" calcext:value-type="string">
            <text:p>0BC</text:p>
          </table:table-cell>
          <table:table-cell table:formula="of:=DEC2HEX([.D189];2)" office:value-type="string" office:string-value="3E" calcext:value-type="string">
            <text:p>3E</text:p>
          </table:table-cell>
          <table:table-cell table:formula="of:=ROUND(([.A189]-1)/3;0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0];3)" office:value-type="string" office:string-value="0BD" calcext:value-type="string">
            <text:p>0BD</text:p>
          </table:table-cell>
          <table:table-cell table:formula="of:=DEC2HEX([.D190];2)" office:value-type="string" office:string-value="3F" calcext:value-type="string">
            <text:p>3F</text:p>
          </table:table-cell>
          <table:table-cell table:formula="of:=ROUND(([.A190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1];3)" office:value-type="string" office:string-value="0BE" calcext:value-type="string">
            <text:p>0BE</text:p>
          </table:table-cell>
          <table:table-cell table:formula="of:=DEC2HEX([.D191];2)" office:value-type="string" office:string-value="3F" calcext:value-type="string">
            <text:p>3F</text:p>
          </table:table-cell>
          <table:table-cell table:formula="of:=ROUND(([.A191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2];3)" office:value-type="string" office:string-value="0BF" calcext:value-type="string">
            <text:p>0BF</text:p>
          </table:table-cell>
          <table:table-cell table:formula="of:=DEC2HEX([.D192];2)" office:value-type="string" office:string-value="3F" calcext:value-type="string">
            <text:p>3F</text:p>
          </table:table-cell>
          <table:table-cell table:formula="of:=ROUND(([.A192]-1)/3;0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3];3)" office:value-type="string" office:string-value="0C0" calcext:value-type="string">
            <text:p>0C0</text:p>
          </table:table-cell>
          <table:table-cell table:formula="of:=DEC2HEX([.D193];2)" office:value-type="string" office:string-value="40" calcext:value-type="string">
            <text:p>40</text:p>
          </table:table-cell>
          <table:table-cell table:formula="of:=ROUND(([.A193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4];3)" office:value-type="string" office:string-value="0C1" calcext:value-type="string">
            <text:p>0C1</text:p>
          </table:table-cell>
          <table:table-cell table:formula="of:=DEC2HEX([.D194];2)" office:value-type="string" office:string-value="40" calcext:value-type="string">
            <text:p>40</text:p>
          </table:table-cell>
          <table:table-cell table:formula="of:=ROUND(([.A194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5];3)" office:value-type="string" office:string-value="0C2" calcext:value-type="string">
            <text:p>0C2</text:p>
          </table:table-cell>
          <table:table-cell table:formula="of:=DEC2HEX([.D195];2)" office:value-type="string" office:string-value="40" calcext:value-type="string">
            <text:p>40</text:p>
          </table:table-cell>
          <table:table-cell table:formula="of:=ROUND(([.A195]-1)/3;0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6];3)" office:value-type="string" office:string-value="0C3" calcext:value-type="string">
            <text:p>0C3</text:p>
          </table:table-cell>
          <table:table-cell table:formula="of:=DEC2HEX([.D196];2)" office:value-type="string" office:string-value="41" calcext:value-type="string">
            <text:p>41</text:p>
          </table:table-cell>
          <table:table-cell table:formula="of:=ROUND(([.A196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7];3)" office:value-type="string" office:string-value="0C4" calcext:value-type="string">
            <text:p>0C4</text:p>
          </table:table-cell>
          <table:table-cell table:formula="of:=DEC2HEX([.D197];2)" office:value-type="string" office:string-value="41" calcext:value-type="string">
            <text:p>41</text:p>
          </table:table-cell>
          <table:table-cell table:formula="of:=ROUND(([.A197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8];3)" office:value-type="string" office:string-value="0C5" calcext:value-type="string">
            <text:p>0C5</text:p>
          </table:table-cell>
          <table:table-cell table:formula="of:=DEC2HEX([.D198];2)" office:value-type="string" office:string-value="41" calcext:value-type="string">
            <text:p>41</text:p>
          </table:table-cell>
          <table:table-cell table:formula="of:=ROUND(([.A198]-1)/3;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199];3)" office:value-type="string" office:string-value="0C6" calcext:value-type="string">
            <text:p>0C6</text:p>
          </table:table-cell>
          <table:table-cell table:formula="of:=DEC2HEX([.D199];2)" office:value-type="string" office:string-value="42" calcext:value-type="string">
            <text:p>42</text:p>
          </table:table-cell>
          <table:table-cell table:formula="of:=ROUND(([.A199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0];3)" office:value-type="string" office:string-value="0C7" calcext:value-type="string">
            <text:p>0C7</text:p>
          </table:table-cell>
          <table:table-cell table:formula="of:=DEC2HEX([.D200];2)" office:value-type="string" office:string-value="42" calcext:value-type="string">
            <text:p>42</text:p>
          </table:table-cell>
          <table:table-cell table:formula="of:=ROUND(([.A200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1];3)" office:value-type="string" office:string-value="0C8" calcext:value-type="string">
            <text:p>0C8</text:p>
          </table:table-cell>
          <table:table-cell table:formula="of:=DEC2HEX([.D201];2)" office:value-type="string" office:string-value="42" calcext:value-type="string">
            <text:p>42</text:p>
          </table:table-cell>
          <table:table-cell table:formula="of:=ROUND(([.A201]-1)/3;0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2];3)" office:value-type="string" office:string-value="0C9" calcext:value-type="string">
            <text:p>0C9</text:p>
          </table:table-cell>
          <table:table-cell table:formula="of:=DEC2HEX([.D202];2)" office:value-type="string" office:string-value="43" calcext:value-type="string">
            <text:p>43</text:p>
          </table:table-cell>
          <table:table-cell table:formula="of:=ROUND(([.A202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3];3)" office:value-type="string" office:string-value="0CA" calcext:value-type="string">
            <text:p>0CA</text:p>
          </table:table-cell>
          <table:table-cell table:formula="of:=DEC2HEX([.D203];2)" office:value-type="string" office:string-value="43" calcext:value-type="string">
            <text:p>43</text:p>
          </table:table-cell>
          <table:table-cell table:formula="of:=ROUND(([.A203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4];3)" office:value-type="string" office:string-value="0CB" calcext:value-type="string">
            <text:p>0CB</text:p>
          </table:table-cell>
          <table:table-cell table:formula="of:=DEC2HEX([.D204];2)" office:value-type="string" office:string-value="43" calcext:value-type="string">
            <text:p>43</text:p>
          </table:table-cell>
          <table:table-cell table:formula="of:=ROUND(([.A204]-1)/3;0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5];3)" office:value-type="string" office:string-value="0CC" calcext:value-type="string">
            <text:p>0CC</text:p>
          </table:table-cell>
          <table:table-cell table:formula="of:=DEC2HEX([.D205];2)" office:value-type="string" office:string-value="44" calcext:value-type="string">
            <text:p>44</text:p>
          </table:table-cell>
          <table:table-cell table:formula="of:=ROUND(([.A205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6];3)" office:value-type="string" office:string-value="0CD" calcext:value-type="string">
            <text:p>0CD</text:p>
          </table:table-cell>
          <table:table-cell table:formula="of:=DEC2HEX([.D206];2)" office:value-type="string" office:string-value="44" calcext:value-type="string">
            <text:p>44</text:p>
          </table:table-cell>
          <table:table-cell table:formula="of:=ROUND(([.A206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7];3)" office:value-type="string" office:string-value="0CE" calcext:value-type="string">
            <text:p>0CE</text:p>
          </table:table-cell>
          <table:table-cell table:formula="of:=DEC2HEX([.D207];2)" office:value-type="string" office:string-value="44" calcext:value-type="string">
            <text:p>44</text:p>
          </table:table-cell>
          <table:table-cell table:formula="of:=ROUND(([.A207]-1)/3;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8];3)" office:value-type="string" office:string-value="0CF" calcext:value-type="string">
            <text:p>0CF</text:p>
          </table:table-cell>
          <table:table-cell table:formula="of:=DEC2HEX([.D208];2)" office:value-type="string" office:string-value="45" calcext:value-type="string">
            <text:p>45</text:p>
          </table:table-cell>
          <table:table-cell table:formula="of:=ROUND(([.A208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09];3)" office:value-type="string" office:string-value="0D0" calcext:value-type="string">
            <text:p>0D0</text:p>
          </table:table-cell>
          <table:table-cell table:formula="of:=DEC2HEX([.D209];2)" office:value-type="string" office:string-value="45" calcext:value-type="string">
            <text:p>45</text:p>
          </table:table-cell>
          <table:table-cell table:formula="of:=ROUND(([.A209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0];3)" office:value-type="string" office:string-value="0D1" calcext:value-type="string">
            <text:p>0D1</text:p>
          </table:table-cell>
          <table:table-cell table:formula="of:=DEC2HEX([.D210];2)" office:value-type="string" office:string-value="45" calcext:value-type="string">
            <text:p>45</text:p>
          </table:table-cell>
          <table:table-cell table:formula="of:=ROUND(([.A210]-1)/3;0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1];3)" office:value-type="string" office:string-value="0D2" calcext:value-type="string">
            <text:p>0D2</text:p>
          </table:table-cell>
          <table:table-cell table:formula="of:=DEC2HEX([.D211];2)" office:value-type="string" office:string-value="46" calcext:value-type="string">
            <text:p>46</text:p>
          </table:table-cell>
          <table:table-cell table:formula="of:=ROUND(([.A211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2];3)" office:value-type="string" office:string-value="0D3" calcext:value-type="string">
            <text:p>0D3</text:p>
          </table:table-cell>
          <table:table-cell table:formula="of:=DEC2HEX([.D212];2)" office:value-type="string" office:string-value="46" calcext:value-type="string">
            <text:p>46</text:p>
          </table:table-cell>
          <table:table-cell table:formula="of:=ROUND(([.A212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3];3)" office:value-type="string" office:string-value="0D4" calcext:value-type="string">
            <text:p>0D4</text:p>
          </table:table-cell>
          <table:table-cell table:formula="of:=DEC2HEX([.D213];2)" office:value-type="string" office:string-value="46" calcext:value-type="string">
            <text:p>46</text:p>
          </table:table-cell>
          <table:table-cell table:formula="of:=ROUND(([.A213]-1)/3;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4];3)" office:value-type="string" office:string-value="0D5" calcext:value-type="string">
            <text:p>0D5</text:p>
          </table:table-cell>
          <table:table-cell table:formula="of:=DEC2HEX([.D214];2)" office:value-type="string" office:string-value="47" calcext:value-type="string">
            <text:p>47</text:p>
          </table:table-cell>
          <table:table-cell table:formula="of:=ROUND(([.A214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5];3)" office:value-type="string" office:string-value="0D6" calcext:value-type="string">
            <text:p>0D6</text:p>
          </table:table-cell>
          <table:table-cell table:formula="of:=DEC2HEX([.D215];2)" office:value-type="string" office:string-value="47" calcext:value-type="string">
            <text:p>47</text:p>
          </table:table-cell>
          <table:table-cell table:formula="of:=ROUND(([.A215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6];3)" office:value-type="string" office:string-value="0D7" calcext:value-type="string">
            <text:p>0D7</text:p>
          </table:table-cell>
          <table:table-cell table:formula="of:=DEC2HEX([.D216];2)" office:value-type="string" office:string-value="47" calcext:value-type="string">
            <text:p>47</text:p>
          </table:table-cell>
          <table:table-cell table:formula="of:=ROUND(([.A216]-1)/3;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7];3)" office:value-type="string" office:string-value="0D8" calcext:value-type="string">
            <text:p>0D8</text:p>
          </table:table-cell>
          <table:table-cell table:formula="of:=DEC2HEX([.D217];2)" office:value-type="string" office:string-value="48" calcext:value-type="string">
            <text:p>48</text:p>
          </table:table-cell>
          <table:table-cell table:formula="of:=ROUND(([.A217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8];3)" office:value-type="string" office:string-value="0D9" calcext:value-type="string">
            <text:p>0D9</text:p>
          </table:table-cell>
          <table:table-cell table:formula="of:=DEC2HEX([.D218];2)" office:value-type="string" office:string-value="48" calcext:value-type="string">
            <text:p>48</text:p>
          </table:table-cell>
          <table:table-cell table:formula="of:=ROUND(([.A218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19];3)" office:value-type="string" office:string-value="0DA" calcext:value-type="string">
            <text:p>0DA</text:p>
          </table:table-cell>
          <table:table-cell table:formula="of:=DEC2HEX([.D219];2)" office:value-type="string" office:string-value="48" calcext:value-type="string">
            <text:p>48</text:p>
          </table:table-cell>
          <table:table-cell table:formula="of:=ROUND(([.A219]-1)/3;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0];3)" office:value-type="string" office:string-value="0DB" calcext:value-type="string">
            <text:p>0DB</text:p>
          </table:table-cell>
          <table:table-cell table:formula="of:=DEC2HEX([.D220];2)" office:value-type="string" office:string-value="49" calcext:value-type="string">
            <text:p>49</text:p>
          </table:table-cell>
          <table:table-cell table:formula="of:=ROUND(([.A220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1];3)" office:value-type="string" office:string-value="0DC" calcext:value-type="string">
            <text:p>0DC</text:p>
          </table:table-cell>
          <table:table-cell table:formula="of:=DEC2HEX([.D221];2)" office:value-type="string" office:string-value="49" calcext:value-type="string">
            <text:p>49</text:p>
          </table:table-cell>
          <table:table-cell table:formula="of:=ROUND(([.A221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2];3)" office:value-type="string" office:string-value="0DD" calcext:value-type="string">
            <text:p>0DD</text:p>
          </table:table-cell>
          <table:table-cell table:formula="of:=DEC2HEX([.D222];2)" office:value-type="string" office:string-value="49" calcext:value-type="string">
            <text:p>49</text:p>
          </table:table-cell>
          <table:table-cell table:formula="of:=ROUND(([.A222]-1)/3;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3];3)" office:value-type="string" office:string-value="0DE" calcext:value-type="string">
            <text:p>0DE</text:p>
          </table:table-cell>
          <table:table-cell table:formula="of:=DEC2HEX([.D223];2)" office:value-type="string" office:string-value="4A" calcext:value-type="string">
            <text:p>4A</text:p>
          </table:table-cell>
          <table:table-cell table:formula="of:=ROUND(([.A223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4];3)" office:value-type="string" office:string-value="0DF" calcext:value-type="string">
            <text:p>0DF</text:p>
          </table:table-cell>
          <table:table-cell table:formula="of:=DEC2HEX([.D224];2)" office:value-type="string" office:string-value="4A" calcext:value-type="string">
            <text:p>4A</text:p>
          </table:table-cell>
          <table:table-cell table:formula="of:=ROUND(([.A224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5];3)" office:value-type="string" office:string-value="0E0" calcext:value-type="string">
            <text:p>0E0</text:p>
          </table:table-cell>
          <table:table-cell table:formula="of:=DEC2HEX([.D225];2)" office:value-type="string" office:string-value="4A" calcext:value-type="string">
            <text:p>4A</text:p>
          </table:table-cell>
          <table:table-cell table:formula="of:=ROUND(([.A225]-1)/3;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6];3)" office:value-type="string" office:string-value="0E1" calcext:value-type="string">
            <text:p>0E1</text:p>
          </table:table-cell>
          <table:table-cell table:formula="of:=DEC2HEX([.D226];2)" office:value-type="string" office:string-value="4B" calcext:value-type="string">
            <text:p>4B</text:p>
          </table:table-cell>
          <table:table-cell table:formula="of:=ROUND(([.A226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7];3)" office:value-type="string" office:string-value="0E2" calcext:value-type="string">
            <text:p>0E2</text:p>
          </table:table-cell>
          <table:table-cell table:formula="of:=DEC2HEX([.D227];2)" office:value-type="string" office:string-value="4B" calcext:value-type="string">
            <text:p>4B</text:p>
          </table:table-cell>
          <table:table-cell table:formula="of:=ROUND(([.A227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8];3)" office:value-type="string" office:string-value="0E3" calcext:value-type="string">
            <text:p>0E3</text:p>
          </table:table-cell>
          <table:table-cell table:formula="of:=DEC2HEX([.D228];2)" office:value-type="string" office:string-value="4B" calcext:value-type="string">
            <text:p>4B</text:p>
          </table:table-cell>
          <table:table-cell table:formula="of:=ROUND(([.A228]-1)/3;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29];3)" office:value-type="string" office:string-value="0E4" calcext:value-type="string">
            <text:p>0E4</text:p>
          </table:table-cell>
          <table:table-cell table:formula="of:=DEC2HEX([.D229];2)" office:value-type="string" office:string-value="4C" calcext:value-type="string">
            <text:p>4C</text:p>
          </table:table-cell>
          <table:table-cell table:formula="of:=ROUND(([.A229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0];3)" office:value-type="string" office:string-value="0E5" calcext:value-type="string">
            <text:p>0E5</text:p>
          </table:table-cell>
          <table:table-cell table:formula="of:=DEC2HEX([.D230];2)" office:value-type="string" office:string-value="4C" calcext:value-type="string">
            <text:p>4C</text:p>
          </table:table-cell>
          <table:table-cell table:formula="of:=ROUND(([.A230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1];3)" office:value-type="string" office:string-value="0E6" calcext:value-type="string">
            <text:p>0E6</text:p>
          </table:table-cell>
          <table:table-cell table:formula="of:=DEC2HEX([.D231];2)" office:value-type="string" office:string-value="4C" calcext:value-type="string">
            <text:p>4C</text:p>
          </table:table-cell>
          <table:table-cell table:formula="of:=ROUND(([.A231]-1)/3;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2];3)" office:value-type="string" office:string-value="0E7" calcext:value-type="string">
            <text:p>0E7</text:p>
          </table:table-cell>
          <table:table-cell table:formula="of:=DEC2HEX([.D232];2)" office:value-type="string" office:string-value="4D" calcext:value-type="string">
            <text:p>4D</text:p>
          </table:table-cell>
          <table:table-cell table:formula="of:=ROUND(([.A232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3];3)" office:value-type="string" office:string-value="0E8" calcext:value-type="string">
            <text:p>0E8</text:p>
          </table:table-cell>
          <table:table-cell table:formula="of:=DEC2HEX([.D233];2)" office:value-type="string" office:string-value="4D" calcext:value-type="string">
            <text:p>4D</text:p>
          </table:table-cell>
          <table:table-cell table:formula="of:=ROUND(([.A233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4];3)" office:value-type="string" office:string-value="0E9" calcext:value-type="string">
            <text:p>0E9</text:p>
          </table:table-cell>
          <table:table-cell table:formula="of:=DEC2HEX([.D234];2)" office:value-type="string" office:string-value="4D" calcext:value-type="string">
            <text:p>4D</text:p>
          </table:table-cell>
          <table:table-cell table:formula="of:=ROUND(([.A234]-1)/3;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5];3)" office:value-type="string" office:string-value="0EA" calcext:value-type="string">
            <text:p>0EA</text:p>
          </table:table-cell>
          <table:table-cell table:formula="of:=DEC2HEX([.D235];2)" office:value-type="string" office:string-value="4E" calcext:value-type="string">
            <text:p>4E</text:p>
          </table:table-cell>
          <table:table-cell table:formula="of:=ROUND(([.A235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6];3)" office:value-type="string" office:string-value="0EB" calcext:value-type="string">
            <text:p>0EB</text:p>
          </table:table-cell>
          <table:table-cell table:formula="of:=DEC2HEX([.D236];2)" office:value-type="string" office:string-value="4E" calcext:value-type="string">
            <text:p>4E</text:p>
          </table:table-cell>
          <table:table-cell table:formula="of:=ROUND(([.A236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7];3)" office:value-type="string" office:string-value="0EC" calcext:value-type="string">
            <text:p>0EC</text:p>
          </table:table-cell>
          <table:table-cell table:formula="of:=DEC2HEX([.D237];2)" office:value-type="string" office:string-value="4E" calcext:value-type="string">
            <text:p>4E</text:p>
          </table:table-cell>
          <table:table-cell table:formula="of:=ROUND(([.A237]-1)/3;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8];3)" office:value-type="string" office:string-value="0ED" calcext:value-type="string">
            <text:p>0ED</text:p>
          </table:table-cell>
          <table:table-cell table:formula="of:=DEC2HEX([.D238];2)" office:value-type="string" office:string-value="4F" calcext:value-type="string">
            <text:p>4F</text:p>
          </table:table-cell>
          <table:table-cell table:formula="of:=ROUND(([.A238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39];3)" office:value-type="string" office:string-value="0EE" calcext:value-type="string">
            <text:p>0EE</text:p>
          </table:table-cell>
          <table:table-cell table:formula="of:=DEC2HEX([.D239];2)" office:value-type="string" office:string-value="4F" calcext:value-type="string">
            <text:p>4F</text:p>
          </table:table-cell>
          <table:table-cell table:formula="of:=ROUND(([.A239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0];3)" office:value-type="string" office:string-value="0EF" calcext:value-type="string">
            <text:p>0EF</text:p>
          </table:table-cell>
          <table:table-cell table:formula="of:=DEC2HEX([.D240];2)" office:value-type="string" office:string-value="4F" calcext:value-type="string">
            <text:p>4F</text:p>
          </table:table-cell>
          <table:table-cell table:formula="of:=ROUND(([.A240]-1)/3;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1];3)" office:value-type="string" office:string-value="0F0" calcext:value-type="string">
            <text:p>0F0</text:p>
          </table:table-cell>
          <table:table-cell table:formula="of:=DEC2HEX([.D241];2)" office:value-type="string" office:string-value="50" calcext:value-type="string">
            <text:p>50</text:p>
          </table:table-cell>
          <table:table-cell table:formula="of:=ROUND(([.A241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2];3)" office:value-type="string" office:string-value="0F1" calcext:value-type="string">
            <text:p>0F1</text:p>
          </table:table-cell>
          <table:table-cell table:formula="of:=DEC2HEX([.D242];2)" office:value-type="string" office:string-value="50" calcext:value-type="string">
            <text:p>50</text:p>
          </table:table-cell>
          <table:table-cell table:formula="of:=ROUND(([.A242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3];3)" office:value-type="string" office:string-value="0F2" calcext:value-type="string">
            <text:p>0F2</text:p>
          </table:table-cell>
          <table:table-cell table:formula="of:=DEC2HEX([.D243];2)" office:value-type="string" office:string-value="50" calcext:value-type="string">
            <text:p>50</text:p>
          </table:table-cell>
          <table:table-cell table:formula="of:=ROUND(([.A243]-1)/3;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4];3)" office:value-type="string" office:string-value="0F3" calcext:value-type="string">
            <text:p>0F3</text:p>
          </table:table-cell>
          <table:table-cell table:formula="of:=DEC2HEX([.D244];2)" office:value-type="string" office:string-value="51" calcext:value-type="string">
            <text:p>51</text:p>
          </table:table-cell>
          <table:table-cell table:formula="of:=ROUND(([.A244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5];3)" office:value-type="string" office:string-value="0F4" calcext:value-type="string">
            <text:p>0F4</text:p>
          </table:table-cell>
          <table:table-cell table:formula="of:=DEC2HEX([.D245];2)" office:value-type="string" office:string-value="51" calcext:value-type="string">
            <text:p>51</text:p>
          </table:table-cell>
          <table:table-cell table:formula="of:=ROUND(([.A245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6];3)" office:value-type="string" office:string-value="0F5" calcext:value-type="string">
            <text:p>0F5</text:p>
          </table:table-cell>
          <table:table-cell table:formula="of:=DEC2HEX([.D246];2)" office:value-type="string" office:string-value="51" calcext:value-type="string">
            <text:p>51</text:p>
          </table:table-cell>
          <table:table-cell table:formula="of:=ROUND(([.A246]-1)/3;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7];3)" office:value-type="string" office:string-value="0F6" calcext:value-type="string">
            <text:p>0F6</text:p>
          </table:table-cell>
          <table:table-cell table:formula="of:=DEC2HEX([.D247];2)" office:value-type="string" office:string-value="52" calcext:value-type="string">
            <text:p>52</text:p>
          </table:table-cell>
          <table:table-cell table:formula="of:=ROUND(([.A247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8];3)" office:value-type="string" office:string-value="0F7" calcext:value-type="string">
            <text:p>0F7</text:p>
          </table:table-cell>
          <table:table-cell table:formula="of:=DEC2HEX([.D248];2)" office:value-type="string" office:string-value="52" calcext:value-type="string">
            <text:p>52</text:p>
          </table:table-cell>
          <table:table-cell table:formula="of:=ROUND(([.A248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49];3)" office:value-type="string" office:string-value="0F8" calcext:value-type="string">
            <text:p>0F8</text:p>
          </table:table-cell>
          <table:table-cell table:formula="of:=DEC2HEX([.D249];2)" office:value-type="string" office:string-value="52" calcext:value-type="string">
            <text:p>52</text:p>
          </table:table-cell>
          <table:table-cell table:formula="of:=ROUND(([.A249]-1)/3;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0];3)" office:value-type="string" office:string-value="0F9" calcext:value-type="string">
            <text:p>0F9</text:p>
          </table:table-cell>
          <table:table-cell table:formula="of:=DEC2HEX([.D250];2)" office:value-type="string" office:string-value="53" calcext:value-type="string">
            <text:p>53</text:p>
          </table:table-cell>
          <table:table-cell table:formula="of:=ROUND(([.A250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1];3)" office:value-type="string" office:string-value="0FA" calcext:value-type="string">
            <text:p>0FA</text:p>
          </table:table-cell>
          <table:table-cell table:formula="of:=DEC2HEX([.D251];2)" office:value-type="string" office:string-value="53" calcext:value-type="string">
            <text:p>53</text:p>
          </table:table-cell>
          <table:table-cell table:formula="of:=ROUND(([.A251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2];3)" office:value-type="string" office:string-value="0FB" calcext:value-type="string">
            <text:p>0FB</text:p>
          </table:table-cell>
          <table:table-cell table:formula="of:=DEC2HEX([.D252];2)" office:value-type="string" office:string-value="53" calcext:value-type="string">
            <text:p>53</text:p>
          </table:table-cell>
          <table:table-cell table:formula="of:=ROUND(([.A252]-1)/3;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3];3)" office:value-type="string" office:string-value="0FC" calcext:value-type="string">
            <text:p>0FC</text:p>
          </table:table-cell>
          <table:table-cell table:formula="of:=DEC2HEX([.D253];2)" office:value-type="string" office:string-value="54" calcext:value-type="string">
            <text:p>54</text:p>
          </table:table-cell>
          <table:table-cell table:formula="of:=ROUND(([.A253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4];3)" office:value-type="string" office:string-value="0FD" calcext:value-type="string">
            <text:p>0FD</text:p>
          </table:table-cell>
          <table:table-cell table:formula="of:=DEC2HEX([.D254];2)" office:value-type="string" office:string-value="54" calcext:value-type="string">
            <text:p>54</text:p>
          </table:table-cell>
          <table:table-cell table:formula="of:=ROUND(([.A254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5];3)" office:value-type="string" office:string-value="0FE" calcext:value-type="string">
            <text:p>0FE</text:p>
          </table:table-cell>
          <table:table-cell table:formula="of:=DEC2HEX([.D255];2)" office:value-type="string" office:string-value="54" calcext:value-type="string">
            <text:p>54</text:p>
          </table:table-cell>
          <table:table-cell table:formula="of:=ROUND(([.A255]-1)/3;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6];3)" office:value-type="string" office:string-value="0FF" calcext:value-type="string">
            <text:p>0FF</text:p>
          </table:table-cell>
          <table:table-cell table:formula="of:=DEC2HEX([.D256];2)" office:value-type="string" office:string-value="55" calcext:value-type="string">
            <text:p>55</text:p>
          </table:table-cell>
          <table:table-cell table:formula="of:=ROUND(([.A256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DEC2HEX([.A257];3)" office:value-type="string" office:string-value="100" calcext:value-type="string">
            <text:p>100</text:p>
          </table:table-cell>
          <table:table-cell table:formula="of:=DEC2HEX([.D257];2)" office:value-type="string" office:string-value="55" calcext:value-type="string">
            <text:p>55</text:p>
          </table:table-cell>
          <table:table-cell table:formula="of:=ROUND(([.A257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DEC2HEX([.A258];3)" office:value-type="string" office:string-value="101" calcext:value-type="string">
            <text:p>101</text:p>
          </table:table-cell>
          <table:table-cell table:formula="of:=DEC2HEX([.D258];2)" office:value-type="string" office:string-value="55" calcext:value-type="string">
            <text:p>55</text:p>
          </table:table-cell>
          <table:table-cell table:formula="of:=ROUND(([.A258]-1)/3;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DEC2HEX([.A259];3)" office:value-type="string" office:string-value="102" calcext:value-type="string">
            <text:p>102</text:p>
          </table:table-cell>
          <table:table-cell table:formula="of:=DEC2HEX([.D259];2)" office:value-type="string" office:string-value="56" calcext:value-type="string">
            <text:p>56</text:p>
          </table:table-cell>
          <table:table-cell table:formula="of:=ROUND(([.A259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DEC2HEX([.A260];3)" office:value-type="string" office:string-value="103" calcext:value-type="string">
            <text:p>103</text:p>
          </table:table-cell>
          <table:table-cell table:formula="of:=DEC2HEX([.D260];2)" office:value-type="string" office:string-value="56" calcext:value-type="string">
            <text:p>56</text:p>
          </table:table-cell>
          <table:table-cell table:formula="of:=ROUND(([.A260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DEC2HEX([.A261];3)" office:value-type="string" office:string-value="104" calcext:value-type="string">
            <text:p>104</text:p>
          </table:table-cell>
          <table:table-cell table:formula="of:=DEC2HEX([.D261];2)" office:value-type="string" office:string-value="56" calcext:value-type="string">
            <text:p>56</text:p>
          </table:table-cell>
          <table:table-cell table:formula="of:=ROUND(([.A261]-1)/3;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DEC2HEX([.A262];3)" office:value-type="string" office:string-value="105" calcext:value-type="string">
            <text:p>105</text:p>
          </table:table-cell>
          <table:table-cell table:formula="of:=DEC2HEX([.D262];2)" office:value-type="string" office:string-value="57" calcext:value-type="string">
            <text:p>57</text:p>
          </table:table-cell>
          <table:table-cell table:formula="of:=ROUND(([.A262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DEC2HEX([.A263];3)" office:value-type="string" office:string-value="106" calcext:value-type="string">
            <text:p>106</text:p>
          </table:table-cell>
          <table:table-cell table:formula="of:=DEC2HEX([.D263];2)" office:value-type="string" office:string-value="57" calcext:value-type="string">
            <text:p>57</text:p>
          </table:table-cell>
          <table:table-cell table:formula="of:=ROUND(([.A263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DEC2HEX([.A264];3)" office:value-type="string" office:string-value="107" calcext:value-type="string">
            <text:p>107</text:p>
          </table:table-cell>
          <table:table-cell table:formula="of:=DEC2HEX([.D264];2)" office:value-type="string" office:string-value="57" calcext:value-type="string">
            <text:p>57</text:p>
          </table:table-cell>
          <table:table-cell table:formula="of:=ROUND(([.A264]-1)/3;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DEC2HEX([.A265];3)" office:value-type="string" office:string-value="108" calcext:value-type="string">
            <text:p>108</text:p>
          </table:table-cell>
          <table:table-cell table:formula="of:=DEC2HEX([.D265];2)" office:value-type="string" office:string-value="58" calcext:value-type="string">
            <text:p>58</text:p>
          </table:table-cell>
          <table:table-cell table:formula="of:=ROUND(([.A265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DEC2HEX([.A266];3)" office:value-type="string" office:string-value="109" calcext:value-type="string">
            <text:p>109</text:p>
          </table:table-cell>
          <table:table-cell table:formula="of:=DEC2HEX([.D266];2)" office:value-type="string" office:string-value="58" calcext:value-type="string">
            <text:p>58</text:p>
          </table:table-cell>
          <table:table-cell table:formula="of:=ROUND(([.A266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DEC2HEX([.A267];3)" office:value-type="string" office:string-value="10A" calcext:value-type="string">
            <text:p>10A</text:p>
          </table:table-cell>
          <table:table-cell table:formula="of:=DEC2HEX([.D267];2)" office:value-type="string" office:string-value="58" calcext:value-type="string">
            <text:p>58</text:p>
          </table:table-cell>
          <table:table-cell table:formula="of:=ROUND(([.A267]-1)/3;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DEC2HEX([.A268];3)" office:value-type="string" office:string-value="10B" calcext:value-type="string">
            <text:p>10B</text:p>
          </table:table-cell>
          <table:table-cell table:formula="of:=DEC2HEX([.D268];2)" office:value-type="string" office:string-value="59" calcext:value-type="string">
            <text:p>59</text:p>
          </table:table-cell>
          <table:table-cell table:formula="of:=ROUND(([.A268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DEC2HEX([.A269];3)" office:value-type="string" office:string-value="10C" calcext:value-type="string">
            <text:p>10C</text:p>
          </table:table-cell>
          <table:table-cell table:formula="of:=DEC2HEX([.D269];2)" office:value-type="string" office:string-value="59" calcext:value-type="string">
            <text:p>59</text:p>
          </table:table-cell>
          <table:table-cell table:formula="of:=ROUND(([.A269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DEC2HEX([.A270];3)" office:value-type="string" office:string-value="10D" calcext:value-type="string">
            <text:p>10D</text:p>
          </table:table-cell>
          <table:table-cell table:formula="of:=DEC2HEX([.D270];2)" office:value-type="string" office:string-value="59" calcext:value-type="string">
            <text:p>59</text:p>
          </table:table-cell>
          <table:table-cell table:formula="of:=ROUND(([.A270]-1)/3;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DEC2HEX([.A271];3)" office:value-type="string" office:string-value="10E" calcext:value-type="string">
            <text:p>10E</text:p>
          </table:table-cell>
          <table:table-cell table:formula="of:=DEC2HEX([.D271];2)" office:value-type="string" office:string-value="5A" calcext:value-type="string">
            <text:p>5A</text:p>
          </table:table-cell>
          <table:table-cell table:formula="of:=ROUND(([.A271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DEC2HEX([.A272];3)" office:value-type="string" office:string-value="10F" calcext:value-type="string">
            <text:p>10F</text:p>
          </table:table-cell>
          <table:table-cell table:formula="of:=DEC2HEX([.D272];2)" office:value-type="string" office:string-value="5A" calcext:value-type="string">
            <text:p>5A</text:p>
          </table:table-cell>
          <table:table-cell table:formula="of:=ROUND(([.A272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DEC2HEX([.A273];3)" office:value-type="string" office:string-value="110" calcext:value-type="string">
            <text:p>110</text:p>
          </table:table-cell>
          <table:table-cell table:formula="of:=DEC2HEX([.D273];2)" office:value-type="string" office:string-value="5A" calcext:value-type="string">
            <text:p>5A</text:p>
          </table:table-cell>
          <table:table-cell table:formula="of:=ROUND(([.A273]-1)/3;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DEC2HEX([.A274];3)" office:value-type="string" office:string-value="111" calcext:value-type="string">
            <text:p>111</text:p>
          </table:table-cell>
          <table:table-cell table:formula="of:=DEC2HEX([.D274];2)" office:value-type="string" office:string-value="5B" calcext:value-type="string">
            <text:p>5B</text:p>
          </table:table-cell>
          <table:table-cell table:formula="of:=ROUND(([.A274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DEC2HEX([.A275];3)" office:value-type="string" office:string-value="112" calcext:value-type="string">
            <text:p>112</text:p>
          </table:table-cell>
          <table:table-cell table:formula="of:=DEC2HEX([.D275];2)" office:value-type="string" office:string-value="5B" calcext:value-type="string">
            <text:p>5B</text:p>
          </table:table-cell>
          <table:table-cell table:formula="of:=ROUND(([.A275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DEC2HEX([.A276];3)" office:value-type="string" office:string-value="113" calcext:value-type="string">
            <text:p>113</text:p>
          </table:table-cell>
          <table:table-cell table:formula="of:=DEC2HEX([.D276];2)" office:value-type="string" office:string-value="5B" calcext:value-type="string">
            <text:p>5B</text:p>
          </table:table-cell>
          <table:table-cell table:formula="of:=ROUND(([.A276]-1)/3;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DEC2HEX([.A277];3)" office:value-type="string" office:string-value="114" calcext:value-type="string">
            <text:p>114</text:p>
          </table:table-cell>
          <table:table-cell table:formula="of:=DEC2HEX([.D277];2)" office:value-type="string" office:string-value="5C" calcext:value-type="string">
            <text:p>5C</text:p>
          </table:table-cell>
          <table:table-cell table:formula="of:=ROUND(([.A277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DEC2HEX([.A278];3)" office:value-type="string" office:string-value="115" calcext:value-type="string">
            <text:p>115</text:p>
          </table:table-cell>
          <table:table-cell table:formula="of:=DEC2HEX([.D278];2)" office:value-type="string" office:string-value="5C" calcext:value-type="string">
            <text:p>5C</text:p>
          </table:table-cell>
          <table:table-cell table:formula="of:=ROUND(([.A278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DEC2HEX([.A279];3)" office:value-type="string" office:string-value="116" calcext:value-type="string">
            <text:p>116</text:p>
          </table:table-cell>
          <table:table-cell table:formula="of:=DEC2HEX([.D279];2)" office:value-type="string" office:string-value="5C" calcext:value-type="string">
            <text:p>5C</text:p>
          </table:table-cell>
          <table:table-cell table:formula="of:=ROUND(([.A279]-1)/3;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DEC2HEX([.A280];3)" office:value-type="string" office:string-value="117" calcext:value-type="string">
            <text:p>117</text:p>
          </table:table-cell>
          <table:table-cell table:formula="of:=DEC2HEX([.D280];2)" office:value-type="string" office:string-value="5D" calcext:value-type="string">
            <text:p>5D</text:p>
          </table:table-cell>
          <table:table-cell table:formula="of:=ROUND(([.A280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DEC2HEX([.A281];3)" office:value-type="string" office:string-value="118" calcext:value-type="string">
            <text:p>118</text:p>
          </table:table-cell>
          <table:table-cell table:formula="of:=DEC2HEX([.D281];2)" office:value-type="string" office:string-value="5D" calcext:value-type="string">
            <text:p>5D</text:p>
          </table:table-cell>
          <table:table-cell table:formula="of:=ROUND(([.A281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DEC2HEX([.A282];3)" office:value-type="string" office:string-value="119" calcext:value-type="string">
            <text:p>119</text:p>
          </table:table-cell>
          <table:table-cell table:formula="of:=DEC2HEX([.D282];2)" office:value-type="string" office:string-value="5D" calcext:value-type="string">
            <text:p>5D</text:p>
          </table:table-cell>
          <table:table-cell table:formula="of:=ROUND(([.A282]-1)/3;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DEC2HEX([.A283];3)" office:value-type="string" office:string-value="11A" calcext:value-type="string">
            <text:p>11A</text:p>
          </table:table-cell>
          <table:table-cell table:formula="of:=DEC2HEX([.D283];2)" office:value-type="string" office:string-value="5E" calcext:value-type="string">
            <text:p>5E</text:p>
          </table:table-cell>
          <table:table-cell table:formula="of:=ROUND(([.A283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DEC2HEX([.A284];3)" office:value-type="string" office:string-value="11B" calcext:value-type="string">
            <text:p>11B</text:p>
          </table:table-cell>
          <table:table-cell table:formula="of:=DEC2HEX([.D284];2)" office:value-type="string" office:string-value="5E" calcext:value-type="string">
            <text:p>5E</text:p>
          </table:table-cell>
          <table:table-cell table:formula="of:=ROUND(([.A284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DEC2HEX([.A285];3)" office:value-type="string" office:string-value="11C" calcext:value-type="string">
            <text:p>11C</text:p>
          </table:table-cell>
          <table:table-cell table:formula="of:=DEC2HEX([.D285];2)" office:value-type="string" office:string-value="5E" calcext:value-type="string">
            <text:p>5E</text:p>
          </table:table-cell>
          <table:table-cell table:formula="of:=ROUND(([.A285]-1)/3;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DEC2HEX([.A286];3)" office:value-type="string" office:string-value="11D" calcext:value-type="string">
            <text:p>11D</text:p>
          </table:table-cell>
          <table:table-cell table:formula="of:=DEC2HEX([.D286];2)" office:value-type="string" office:string-value="5F" calcext:value-type="string">
            <text:p>5F</text:p>
          </table:table-cell>
          <table:table-cell table:formula="of:=ROUND(([.A286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DEC2HEX([.A287];3)" office:value-type="string" office:string-value="11E" calcext:value-type="string">
            <text:p>11E</text:p>
          </table:table-cell>
          <table:table-cell table:formula="of:=DEC2HEX([.D287];2)" office:value-type="string" office:string-value="5F" calcext:value-type="string">
            <text:p>5F</text:p>
          </table:table-cell>
          <table:table-cell table:formula="of:=ROUND(([.A287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DEC2HEX([.A288];3)" office:value-type="string" office:string-value="11F" calcext:value-type="string">
            <text:p>11F</text:p>
          </table:table-cell>
          <table:table-cell table:formula="of:=DEC2HEX([.D288];2)" office:value-type="string" office:string-value="5F" calcext:value-type="string">
            <text:p>5F</text:p>
          </table:table-cell>
          <table:table-cell table:formula="of:=ROUND(([.A288]-1)/3;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DEC2HEX([.A289];3)" office:value-type="string" office:string-value="120" calcext:value-type="string">
            <text:p>120</text:p>
          </table:table-cell>
          <table:table-cell table:formula="of:=DEC2HEX([.D289];2)" office:value-type="string" office:string-value="60" calcext:value-type="string">
            <text:p>60</text:p>
          </table:table-cell>
          <table:table-cell table:formula="of:=ROUND(([.A289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DEC2HEX([.A290];3)" office:value-type="string" office:string-value="121" calcext:value-type="string">
            <text:p>121</text:p>
          </table:table-cell>
          <table:table-cell table:formula="of:=DEC2HEX([.D290];2)" office:value-type="string" office:string-value="60" calcext:value-type="string">
            <text:p>60</text:p>
          </table:table-cell>
          <table:table-cell table:formula="of:=ROUND(([.A290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DEC2HEX([.A291];3)" office:value-type="string" office:string-value="122" calcext:value-type="string">
            <text:p>122</text:p>
          </table:table-cell>
          <table:table-cell table:formula="of:=DEC2HEX([.D291];2)" office:value-type="string" office:string-value="60" calcext:value-type="string">
            <text:p>60</text:p>
          </table:table-cell>
          <table:table-cell table:formula="of:=ROUND(([.A291]-1)/3;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DEC2HEX([.A292];3)" office:value-type="string" office:string-value="123" calcext:value-type="string">
            <text:p>123</text:p>
          </table:table-cell>
          <table:table-cell table:formula="of:=DEC2HEX([.D292];2)" office:value-type="string" office:string-value="61" calcext:value-type="string">
            <text:p>61</text:p>
          </table:table-cell>
          <table:table-cell table:formula="of:=ROUND(([.A292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DEC2HEX([.A293];3)" office:value-type="string" office:string-value="124" calcext:value-type="string">
            <text:p>124</text:p>
          </table:table-cell>
          <table:table-cell table:formula="of:=DEC2HEX([.D293];2)" office:value-type="string" office:string-value="61" calcext:value-type="string">
            <text:p>61</text:p>
          </table:table-cell>
          <table:table-cell table:formula="of:=ROUND(([.A293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DEC2HEX([.A294];3)" office:value-type="string" office:string-value="125" calcext:value-type="string">
            <text:p>125</text:p>
          </table:table-cell>
          <table:table-cell table:formula="of:=DEC2HEX([.D294];2)" office:value-type="string" office:string-value="61" calcext:value-type="string">
            <text:p>61</text:p>
          </table:table-cell>
          <table:table-cell table:formula="of:=ROUND(([.A294]-1)/3;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DEC2HEX([.A295];3)" office:value-type="string" office:string-value="126" calcext:value-type="string">
            <text:p>126</text:p>
          </table:table-cell>
          <table:table-cell table:formula="of:=DEC2HEX([.D295];2)" office:value-type="string" office:string-value="62" calcext:value-type="string">
            <text:p>62</text:p>
          </table:table-cell>
          <table:table-cell table:formula="of:=ROUND(([.A295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DEC2HEX([.A296];3)" office:value-type="string" office:string-value="127" calcext:value-type="string">
            <text:p>127</text:p>
          </table:table-cell>
          <table:table-cell table:formula="of:=DEC2HEX([.D296];2)" office:value-type="string" office:string-value="62" calcext:value-type="string">
            <text:p>62</text:p>
          </table:table-cell>
          <table:table-cell table:formula="of:=ROUND(([.A296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DEC2HEX([.A297];3)" office:value-type="string" office:string-value="128" calcext:value-type="string">
            <text:p>128</text:p>
          </table:table-cell>
          <table:table-cell table:formula="of:=DEC2HEX([.D297];2)" office:value-type="string" office:string-value="62" calcext:value-type="string">
            <text:p>62</text:p>
          </table:table-cell>
          <table:table-cell table:formula="of:=ROUND(([.A297]-1)/3;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DEC2HEX([.A298];3)" office:value-type="string" office:string-value="129" calcext:value-type="string">
            <text:p>129</text:p>
          </table:table-cell>
          <table:table-cell table:formula="of:=DEC2HEX([.D298];2)" office:value-type="string" office:string-value="63" calcext:value-type="string">
            <text:p>63</text:p>
          </table:table-cell>
          <table:table-cell table:formula="of:=ROUND(([.A298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DEC2HEX([.A299];3)" office:value-type="string" office:string-value="12A" calcext:value-type="string">
            <text:p>12A</text:p>
          </table:table-cell>
          <table:table-cell table:formula="of:=DEC2HEX([.D299];2)" office:value-type="string" office:string-value="63" calcext:value-type="string">
            <text:p>63</text:p>
          </table:table-cell>
          <table:table-cell table:formula="of:=ROUND(([.A299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DEC2HEX([.A300];3)" office:value-type="string" office:string-value="12B" calcext:value-type="string">
            <text:p>12B</text:p>
          </table:table-cell>
          <table:table-cell table:formula="of:=DEC2HEX([.D300];2)" office:value-type="string" office:string-value="63" calcext:value-type="string">
            <text:p>63</text:p>
          </table:table-cell>
          <table:table-cell table:formula="of:=ROUND(([.A300]-1)/3;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DEC2HEX([.A301];3)" office:value-type="string" office:string-value="12C" calcext:value-type="string">
            <text:p>12C</text:p>
          </table:table-cell>
          <table:table-cell table:formula="of:=DEC2HEX([.D301];2)" office:value-type="string" office:string-value="64" calcext:value-type="string">
            <text:p>64</text:p>
          </table:table-cell>
          <table:table-cell table:formula="of:=ROUND(([.A301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DEC2HEX([.A302];3)" office:value-type="string" office:string-value="12D" calcext:value-type="string">
            <text:p>12D</text:p>
          </table:table-cell>
          <table:table-cell table:formula="of:=DEC2HEX([.D302];2)" office:value-type="string" office:string-value="64" calcext:value-type="string">
            <text:p>64</text:p>
          </table:table-cell>
          <table:table-cell table:formula="of:=ROUND(([.A302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DEC2HEX([.A303];3)" office:value-type="string" office:string-value="12E" calcext:value-type="string">
            <text:p>12E</text:p>
          </table:table-cell>
          <table:table-cell table:formula="of:=DEC2HEX([.D303];2)" office:value-type="string" office:string-value="64" calcext:value-type="string">
            <text:p>64</text:p>
          </table:table-cell>
          <table:table-cell table:formula="of:=ROUND(([.A303]-1)/3;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DEC2HEX([.A304];3)" office:value-type="string" office:string-value="12F" calcext:value-type="string">
            <text:p>12F</text:p>
          </table:table-cell>
          <table:table-cell table:formula="of:=DEC2HEX([.D304];2)" office:value-type="string" office:string-value="65" calcext:value-type="string">
            <text:p>65</text:p>
          </table:table-cell>
          <table:table-cell table:formula="of:=ROUND(([.A304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DEC2HEX([.A305];3)" office:value-type="string" office:string-value="130" calcext:value-type="string">
            <text:p>130</text:p>
          </table:table-cell>
          <table:table-cell table:formula="of:=DEC2HEX([.D305];2)" office:value-type="string" office:string-value="65" calcext:value-type="string">
            <text:p>65</text:p>
          </table:table-cell>
          <table:table-cell table:formula="of:=ROUND(([.A305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DEC2HEX([.A306];3)" office:value-type="string" office:string-value="131" calcext:value-type="string">
            <text:p>131</text:p>
          </table:table-cell>
          <table:table-cell table:formula="of:=DEC2HEX([.D306];2)" office:value-type="string" office:string-value="65" calcext:value-type="string">
            <text:p>65</text:p>
          </table:table-cell>
          <table:table-cell table:formula="of:=ROUND(([.A306]-1)/3;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DEC2HEX([.A307];3)" office:value-type="string" office:string-value="132" calcext:value-type="string">
            <text:p>132</text:p>
          </table:table-cell>
          <table:table-cell table:formula="of:=DEC2HEX([.D307];2)" office:value-type="string" office:string-value="66" calcext:value-type="string">
            <text:p>66</text:p>
          </table:table-cell>
          <table:table-cell table:formula="of:=ROUND(([.A307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DEC2HEX([.A308];3)" office:value-type="string" office:string-value="133" calcext:value-type="string">
            <text:p>133</text:p>
          </table:table-cell>
          <table:table-cell table:formula="of:=DEC2HEX([.D308];2)" office:value-type="string" office:string-value="66" calcext:value-type="string">
            <text:p>66</text:p>
          </table:table-cell>
          <table:table-cell table:formula="of:=ROUND(([.A308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DEC2HEX([.A309];3)" office:value-type="string" office:string-value="134" calcext:value-type="string">
            <text:p>134</text:p>
          </table:table-cell>
          <table:table-cell table:formula="of:=DEC2HEX([.D309];2)" office:value-type="string" office:string-value="66" calcext:value-type="string">
            <text:p>66</text:p>
          </table:table-cell>
          <table:table-cell table:formula="of:=ROUND(([.A309]-1)/3;0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DEC2HEX([.A310];3)" office:value-type="string" office:string-value="135" calcext:value-type="string">
            <text:p>135</text:p>
          </table:table-cell>
          <table:table-cell table:formula="of:=DEC2HEX([.D310];2)" office:value-type="string" office:string-value="67" calcext:value-type="string">
            <text:p>67</text:p>
          </table:table-cell>
          <table:table-cell table:formula="of:=ROUND(([.A310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DEC2HEX([.A311];3)" office:value-type="string" office:string-value="136" calcext:value-type="string">
            <text:p>136</text:p>
          </table:table-cell>
          <table:table-cell table:formula="of:=DEC2HEX([.D311];2)" office:value-type="string" office:string-value="67" calcext:value-type="string">
            <text:p>67</text:p>
          </table:table-cell>
          <table:table-cell table:formula="of:=ROUND(([.A311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DEC2HEX([.A312];3)" office:value-type="string" office:string-value="137" calcext:value-type="string">
            <text:p>137</text:p>
          </table:table-cell>
          <table:table-cell table:formula="of:=DEC2HEX([.D312];2)" office:value-type="string" office:string-value="67" calcext:value-type="string">
            <text:p>67</text:p>
          </table:table-cell>
          <table:table-cell table:formula="of:=ROUND(([.A312]-1)/3;0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DEC2HEX([.A313];3)" office:value-type="string" office:string-value="138" calcext:value-type="string">
            <text:p>138</text:p>
          </table:table-cell>
          <table:table-cell table:formula="of:=DEC2HEX([.D313];2)" office:value-type="string" office:string-value="68" calcext:value-type="string">
            <text:p>68</text:p>
          </table:table-cell>
          <table:table-cell table:formula="of:=ROUND(([.A313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DEC2HEX([.A314];3)" office:value-type="string" office:string-value="139" calcext:value-type="string">
            <text:p>139</text:p>
          </table:table-cell>
          <table:table-cell table:formula="of:=DEC2HEX([.D314];2)" office:value-type="string" office:string-value="68" calcext:value-type="string">
            <text:p>68</text:p>
          </table:table-cell>
          <table:table-cell table:formula="of:=ROUND(([.A314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DEC2HEX([.A315];3)" office:value-type="string" office:string-value="13A" calcext:value-type="string">
            <text:p>13A</text:p>
          </table:table-cell>
          <table:table-cell table:formula="of:=DEC2HEX([.D315];2)" office:value-type="string" office:string-value="68" calcext:value-type="string">
            <text:p>68</text:p>
          </table:table-cell>
          <table:table-cell table:formula="of:=ROUND(([.A315]-1)/3;0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DEC2HEX([.A316];3)" office:value-type="string" office:string-value="13B" calcext:value-type="string">
            <text:p>13B</text:p>
          </table:table-cell>
          <table:table-cell table:formula="of:=DEC2HEX([.D316];2)" office:value-type="string" office:string-value="69" calcext:value-type="string">
            <text:p>69</text:p>
          </table:table-cell>
          <table:table-cell table:formula="of:=ROUND(([.A316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DEC2HEX([.A317];3)" office:value-type="string" office:string-value="13C" calcext:value-type="string">
            <text:p>13C</text:p>
          </table:table-cell>
          <table:table-cell table:formula="of:=DEC2HEX([.D317];2)" office:value-type="string" office:string-value="69" calcext:value-type="string">
            <text:p>69</text:p>
          </table:table-cell>
          <table:table-cell table:formula="of:=ROUND(([.A317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DEC2HEX([.A318];3)" office:value-type="string" office:string-value="13D" calcext:value-type="string">
            <text:p>13D</text:p>
          </table:table-cell>
          <table:table-cell table:formula="of:=DEC2HEX([.D318];2)" office:value-type="string" office:string-value="69" calcext:value-type="string">
            <text:p>69</text:p>
          </table:table-cell>
          <table:table-cell table:formula="of:=ROUND(([.A318]-1)/3;0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DEC2HEX([.A319];3)" office:value-type="string" office:string-value="13E" calcext:value-type="string">
            <text:p>13E</text:p>
          </table:table-cell>
          <table:table-cell table:formula="of:=DEC2HEX([.D319];2)" office:value-type="string" office:string-value="6A" calcext:value-type="string">
            <text:p>6A</text:p>
          </table:table-cell>
          <table:table-cell table:formula="of:=ROUND(([.A319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DEC2HEX([.A320];3)" office:value-type="string" office:string-value="13F" calcext:value-type="string">
            <text:p>13F</text:p>
          </table:table-cell>
          <table:table-cell table:formula="of:=DEC2HEX([.D320];2)" office:value-type="string" office:string-value="6A" calcext:value-type="string">
            <text:p>6A</text:p>
          </table:table-cell>
          <table:table-cell table:formula="of:=ROUND(([.A320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DEC2HEX([.A321];3)" office:value-type="string" office:string-value="140" calcext:value-type="string">
            <text:p>140</text:p>
          </table:table-cell>
          <table:table-cell table:formula="of:=DEC2HEX([.D321];2)" office:value-type="string" office:string-value="6A" calcext:value-type="string">
            <text:p>6A</text:p>
          </table:table-cell>
          <table:table-cell table:formula="of:=ROUND(([.A321]-1)/3;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DEC2HEX([.A322];3)" office:value-type="string" office:string-value="141" calcext:value-type="string">
            <text:p>141</text:p>
          </table:table-cell>
          <table:table-cell table:formula="of:=DEC2HEX([.D322];2)" office:value-type="string" office:string-value="6B" calcext:value-type="string">
            <text:p>6B</text:p>
          </table:table-cell>
          <table:table-cell table:formula="of:=ROUND(([.A322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DEC2HEX([.A323];3)" office:value-type="string" office:string-value="142" calcext:value-type="string">
            <text:p>142</text:p>
          </table:table-cell>
          <table:table-cell table:formula="of:=DEC2HEX([.D323];2)" office:value-type="string" office:string-value="6B" calcext:value-type="string">
            <text:p>6B</text:p>
          </table:table-cell>
          <table:table-cell table:formula="of:=ROUND(([.A323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DEC2HEX([.A324];3)" office:value-type="string" office:string-value="143" calcext:value-type="string">
            <text:p>143</text:p>
          </table:table-cell>
          <table:table-cell table:formula="of:=DEC2HEX([.D324];2)" office:value-type="string" office:string-value="6B" calcext:value-type="string">
            <text:p>6B</text:p>
          </table:table-cell>
          <table:table-cell table:formula="of:=ROUND(([.A324]-1)/3;0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DEC2HEX([.A325];3)" office:value-type="string" office:string-value="144" calcext:value-type="string">
            <text:p>144</text:p>
          </table:table-cell>
          <table:table-cell table:formula="of:=DEC2HEX([.D325];2)" office:value-type="string" office:string-value="6C" calcext:value-type="string">
            <text:p>6C</text:p>
          </table:table-cell>
          <table:table-cell table:formula="of:=ROUND(([.A325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DEC2HEX([.A326];3)" office:value-type="string" office:string-value="145" calcext:value-type="string">
            <text:p>145</text:p>
          </table:table-cell>
          <table:table-cell table:formula="of:=DEC2HEX([.D326];2)" office:value-type="string" office:string-value="6C" calcext:value-type="string">
            <text:p>6C</text:p>
          </table:table-cell>
          <table:table-cell table:formula="of:=ROUND(([.A326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DEC2HEX([.A327];3)" office:value-type="string" office:string-value="146" calcext:value-type="string">
            <text:p>146</text:p>
          </table:table-cell>
          <table:table-cell table:formula="of:=DEC2HEX([.D327];2)" office:value-type="string" office:string-value="6C" calcext:value-type="string">
            <text:p>6C</text:p>
          </table:table-cell>
          <table:table-cell table:formula="of:=ROUND(([.A327]-1)/3;0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DEC2HEX([.A328];3)" office:value-type="string" office:string-value="147" calcext:value-type="string">
            <text:p>147</text:p>
          </table:table-cell>
          <table:table-cell table:formula="of:=DEC2HEX([.D328];2)" office:value-type="string" office:string-value="6D" calcext:value-type="string">
            <text:p>6D</text:p>
          </table:table-cell>
          <table:table-cell table:formula="of:=ROUND(([.A328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DEC2HEX([.A329];3)" office:value-type="string" office:string-value="148" calcext:value-type="string">
            <text:p>148</text:p>
          </table:table-cell>
          <table:table-cell table:formula="of:=DEC2HEX([.D329];2)" office:value-type="string" office:string-value="6D" calcext:value-type="string">
            <text:p>6D</text:p>
          </table:table-cell>
          <table:table-cell table:formula="of:=ROUND(([.A329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DEC2HEX([.A330];3)" office:value-type="string" office:string-value="149" calcext:value-type="string">
            <text:p>149</text:p>
          </table:table-cell>
          <table:table-cell table:formula="of:=DEC2HEX([.D330];2)" office:value-type="string" office:string-value="6D" calcext:value-type="string">
            <text:p>6D</text:p>
          </table:table-cell>
          <table:table-cell table:formula="of:=ROUND(([.A330]-1)/3;0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DEC2HEX([.A331];3)" office:value-type="string" office:string-value="14A" calcext:value-type="string">
            <text:p>14A</text:p>
          </table:table-cell>
          <table:table-cell table:formula="of:=DEC2HEX([.D331];2)" office:value-type="string" office:string-value="6E" calcext:value-type="string">
            <text:p>6E</text:p>
          </table:table-cell>
          <table:table-cell table:formula="of:=ROUND(([.A331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DEC2HEX([.A332];3)" office:value-type="string" office:string-value="14B" calcext:value-type="string">
            <text:p>14B</text:p>
          </table:table-cell>
          <table:table-cell table:formula="of:=DEC2HEX([.D332];2)" office:value-type="string" office:string-value="6E" calcext:value-type="string">
            <text:p>6E</text:p>
          </table:table-cell>
          <table:table-cell table:formula="of:=ROUND(([.A332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DEC2HEX([.A333];3)" office:value-type="string" office:string-value="14C" calcext:value-type="string">
            <text:p>14C</text:p>
          </table:table-cell>
          <table:table-cell table:formula="of:=DEC2HEX([.D333];2)" office:value-type="string" office:string-value="6E" calcext:value-type="string">
            <text:p>6E</text:p>
          </table:table-cell>
          <table:table-cell table:formula="of:=ROUND(([.A333]-1)/3;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DEC2HEX([.A334];3)" office:value-type="string" office:string-value="14D" calcext:value-type="string">
            <text:p>14D</text:p>
          </table:table-cell>
          <table:table-cell table:formula="of:=DEC2HEX([.D334];2)" office:value-type="string" office:string-value="6F" calcext:value-type="string">
            <text:p>6F</text:p>
          </table:table-cell>
          <table:table-cell table:formula="of:=ROUND(([.A334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DEC2HEX([.A335];3)" office:value-type="string" office:string-value="14E" calcext:value-type="string">
            <text:p>14E</text:p>
          </table:table-cell>
          <table:table-cell table:formula="of:=DEC2HEX([.D335];2)" office:value-type="string" office:string-value="6F" calcext:value-type="string">
            <text:p>6F</text:p>
          </table:table-cell>
          <table:table-cell table:formula="of:=ROUND(([.A335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DEC2HEX([.A336];3)" office:value-type="string" office:string-value="14F" calcext:value-type="string">
            <text:p>14F</text:p>
          </table:table-cell>
          <table:table-cell table:formula="of:=DEC2HEX([.D336];2)" office:value-type="string" office:string-value="6F" calcext:value-type="string">
            <text:p>6F</text:p>
          </table:table-cell>
          <table:table-cell table:formula="of:=ROUND(([.A336]-1)/3;0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DEC2HEX([.A337];3)" office:value-type="string" office:string-value="150" calcext:value-type="string">
            <text:p>150</text:p>
          </table:table-cell>
          <table:table-cell table:formula="of:=DEC2HEX([.D337];2)" office:value-type="string" office:string-value="70" calcext:value-type="string">
            <text:p>70</text:p>
          </table:table-cell>
          <table:table-cell table:formula="of:=ROUND(([.A337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DEC2HEX([.A338];3)" office:value-type="string" office:string-value="151" calcext:value-type="string">
            <text:p>151</text:p>
          </table:table-cell>
          <table:table-cell table:formula="of:=DEC2HEX([.D338];2)" office:value-type="string" office:string-value="70" calcext:value-type="string">
            <text:p>70</text:p>
          </table:table-cell>
          <table:table-cell table:formula="of:=ROUND(([.A338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DEC2HEX([.A339];3)" office:value-type="string" office:string-value="152" calcext:value-type="string">
            <text:p>152</text:p>
          </table:table-cell>
          <table:table-cell table:formula="of:=DEC2HEX([.D339];2)" office:value-type="string" office:string-value="70" calcext:value-type="string">
            <text:p>70</text:p>
          </table:table-cell>
          <table:table-cell table:formula="of:=ROUND(([.A339]-1)/3;0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DEC2HEX([.A340];3)" office:value-type="string" office:string-value="153" calcext:value-type="string">
            <text:p>153</text:p>
          </table:table-cell>
          <table:table-cell table:formula="of:=DEC2HEX([.D340];2)" office:value-type="string" office:string-value="71" calcext:value-type="string">
            <text:p>71</text:p>
          </table:table-cell>
          <table:table-cell table:formula="of:=ROUND(([.A340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DEC2HEX([.A341];3)" office:value-type="string" office:string-value="154" calcext:value-type="string">
            <text:p>154</text:p>
          </table:table-cell>
          <table:table-cell table:formula="of:=DEC2HEX([.D341];2)" office:value-type="string" office:string-value="71" calcext:value-type="string">
            <text:p>71</text:p>
          </table:table-cell>
          <table:table-cell table:formula="of:=ROUND(([.A341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DEC2HEX([.A342];3)" office:value-type="string" office:string-value="155" calcext:value-type="string">
            <text:p>155</text:p>
          </table:table-cell>
          <table:table-cell table:formula="of:=DEC2HEX([.D342];2)" office:value-type="string" office:string-value="71" calcext:value-type="string">
            <text:p>71</text:p>
          </table:table-cell>
          <table:table-cell table:formula="of:=ROUND(([.A342]-1)/3;0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DEC2HEX([.A343];3)" office:value-type="string" office:string-value="156" calcext:value-type="string">
            <text:p>156</text:p>
          </table:table-cell>
          <table:table-cell table:formula="of:=DEC2HEX([.D343];2)" office:value-type="string" office:string-value="72" calcext:value-type="string">
            <text:p>72</text:p>
          </table:table-cell>
          <table:table-cell table:formula="of:=ROUND(([.A343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DEC2HEX([.A344];3)" office:value-type="string" office:string-value="157" calcext:value-type="string">
            <text:p>157</text:p>
          </table:table-cell>
          <table:table-cell table:formula="of:=DEC2HEX([.D344];2)" office:value-type="string" office:string-value="72" calcext:value-type="string">
            <text:p>72</text:p>
          </table:table-cell>
          <table:table-cell table:formula="of:=ROUND(([.A344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DEC2HEX([.A345];3)" office:value-type="string" office:string-value="158" calcext:value-type="string">
            <text:p>158</text:p>
          </table:table-cell>
          <table:table-cell table:formula="of:=DEC2HEX([.D345];2)" office:value-type="string" office:string-value="72" calcext:value-type="string">
            <text:p>72</text:p>
          </table:table-cell>
          <table:table-cell table:formula="of:=ROUND(([.A345]-1)/3;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DEC2HEX([.A346];3)" office:value-type="string" office:string-value="159" calcext:value-type="string">
            <text:p>159</text:p>
          </table:table-cell>
          <table:table-cell table:formula="of:=DEC2HEX([.D346];2)" office:value-type="string" office:string-value="73" calcext:value-type="string">
            <text:p>73</text:p>
          </table:table-cell>
          <table:table-cell table:formula="of:=ROUND(([.A346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DEC2HEX([.A347];3)" office:value-type="string" office:string-value="15A" calcext:value-type="string">
            <text:p>15A</text:p>
          </table:table-cell>
          <table:table-cell table:formula="of:=DEC2HEX([.D347];2)" office:value-type="string" office:string-value="73" calcext:value-type="string">
            <text:p>73</text:p>
          </table:table-cell>
          <table:table-cell table:formula="of:=ROUND(([.A347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DEC2HEX([.A348];3)" office:value-type="string" office:string-value="15B" calcext:value-type="string">
            <text:p>15B</text:p>
          </table:table-cell>
          <table:table-cell table:formula="of:=DEC2HEX([.D348];2)" office:value-type="string" office:string-value="73" calcext:value-type="string">
            <text:p>73</text:p>
          </table:table-cell>
          <table:table-cell table:formula="of:=ROUND(([.A348]-1)/3;0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DEC2HEX([.A349];3)" office:value-type="string" office:string-value="15C" calcext:value-type="string">
            <text:p>15C</text:p>
          </table:table-cell>
          <table:table-cell table:formula="of:=DEC2HEX([.D349];2)" office:value-type="string" office:string-value="74" calcext:value-type="string">
            <text:p>74</text:p>
          </table:table-cell>
          <table:table-cell table:formula="of:=ROUND(([.A349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DEC2HEX([.A350];3)" office:value-type="string" office:string-value="15D" calcext:value-type="string">
            <text:p>15D</text:p>
          </table:table-cell>
          <table:table-cell table:formula="of:=DEC2HEX([.D350];2)" office:value-type="string" office:string-value="74" calcext:value-type="string">
            <text:p>74</text:p>
          </table:table-cell>
          <table:table-cell table:formula="of:=ROUND(([.A350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DEC2HEX([.A351];3)" office:value-type="string" office:string-value="15E" calcext:value-type="string">
            <text:p>15E</text:p>
          </table:table-cell>
          <table:table-cell table:formula="of:=DEC2HEX([.D351];2)" office:value-type="string" office:string-value="74" calcext:value-type="string">
            <text:p>74</text:p>
          </table:table-cell>
          <table:table-cell table:formula="of:=ROUND(([.A351]-1)/3;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DEC2HEX([.A352];3)" office:value-type="string" office:string-value="15F" calcext:value-type="string">
            <text:p>15F</text:p>
          </table:table-cell>
          <table:table-cell table:formula="of:=DEC2HEX([.D352];2)" office:value-type="string" office:string-value="75" calcext:value-type="string">
            <text:p>75</text:p>
          </table:table-cell>
          <table:table-cell table:formula="of:=ROUND(([.A352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DEC2HEX([.A353];3)" office:value-type="string" office:string-value="160" calcext:value-type="string">
            <text:p>160</text:p>
          </table:table-cell>
          <table:table-cell table:formula="of:=DEC2HEX([.D353];2)" office:value-type="string" office:string-value="75" calcext:value-type="string">
            <text:p>75</text:p>
          </table:table-cell>
          <table:table-cell table:formula="of:=ROUND(([.A353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DEC2HEX([.A354];3)" office:value-type="string" office:string-value="161" calcext:value-type="string">
            <text:p>161</text:p>
          </table:table-cell>
          <table:table-cell table:formula="of:=DEC2HEX([.D354];2)" office:value-type="string" office:string-value="75" calcext:value-type="string">
            <text:p>75</text:p>
          </table:table-cell>
          <table:table-cell table:formula="of:=ROUND(([.A354]-1)/3;0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DEC2HEX([.A355];3)" office:value-type="string" office:string-value="162" calcext:value-type="string">
            <text:p>162</text:p>
          </table:table-cell>
          <table:table-cell table:formula="of:=DEC2HEX([.D355];2)" office:value-type="string" office:string-value="76" calcext:value-type="string">
            <text:p>76</text:p>
          </table:table-cell>
          <table:table-cell table:formula="of:=ROUND(([.A355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DEC2HEX([.A356];3)" office:value-type="string" office:string-value="163" calcext:value-type="string">
            <text:p>163</text:p>
          </table:table-cell>
          <table:table-cell table:formula="of:=DEC2HEX([.D356];2)" office:value-type="string" office:string-value="76" calcext:value-type="string">
            <text:p>76</text:p>
          </table:table-cell>
          <table:table-cell table:formula="of:=ROUND(([.A356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DEC2HEX([.A357];3)" office:value-type="string" office:string-value="164" calcext:value-type="string">
            <text:p>164</text:p>
          </table:table-cell>
          <table:table-cell table:formula="of:=DEC2HEX([.D357];2)" office:value-type="string" office:string-value="76" calcext:value-type="string">
            <text:p>76</text:p>
          </table:table-cell>
          <table:table-cell table:formula="of:=ROUND(([.A357]-1)/3;0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DEC2HEX([.A358];3)" office:value-type="string" office:string-value="165" calcext:value-type="string">
            <text:p>165</text:p>
          </table:table-cell>
          <table:table-cell table:formula="of:=DEC2HEX([.D358];2)" office:value-type="string" office:string-value="77" calcext:value-type="string">
            <text:p>77</text:p>
          </table:table-cell>
          <table:table-cell table:formula="of:=ROUND(([.A358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DEC2HEX([.A359];3)" office:value-type="string" office:string-value="166" calcext:value-type="string">
            <text:p>166</text:p>
          </table:table-cell>
          <table:table-cell table:formula="of:=DEC2HEX([.D359];2)" office:value-type="string" office:string-value="77" calcext:value-type="string">
            <text:p>77</text:p>
          </table:table-cell>
          <table:table-cell table:formula="of:=ROUND(([.A359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DEC2HEX([.A360];3)" office:value-type="string" office:string-value="167" calcext:value-type="string">
            <text:p>167</text:p>
          </table:table-cell>
          <table:table-cell table:formula="of:=DEC2HEX([.D360];2)" office:value-type="string" office:string-value="77" calcext:value-type="string">
            <text:p>77</text:p>
          </table:table-cell>
          <table:table-cell table:formula="of:=ROUND(([.A360]-1)/3;0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DEC2HEX([.A361];3)" office:value-type="string" office:string-value="168" calcext:value-type="string">
            <text:p>168</text:p>
          </table:table-cell>
          <table:table-cell table:formula="of:=DEC2HEX([.D361];2)" office:value-type="string" office:string-value="78" calcext:value-type="string">
            <text:p>78</text:p>
          </table:table-cell>
          <table:table-cell table:formula="of:=ROUND(([.A361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DEC2HEX([.A362];3)" office:value-type="string" office:string-value="169" calcext:value-type="string">
            <text:p>169</text:p>
          </table:table-cell>
          <table:table-cell table:formula="of:=DEC2HEX([.D362];2)" office:value-type="string" office:string-value="78" calcext:value-type="string">
            <text:p>78</text:p>
          </table:table-cell>
          <table:table-cell table:formula="of:=ROUND(([.A362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DEC2HEX([.A363];3)" office:value-type="string" office:string-value="16A" calcext:value-type="string">
            <text:p>16A</text:p>
          </table:table-cell>
          <table:table-cell table:formula="of:=DEC2HEX([.D363];2)" office:value-type="string" office:string-value="78" calcext:value-type="string">
            <text:p>78</text:p>
          </table:table-cell>
          <table:table-cell table:formula="of:=ROUND(([.A363]-1)/3;0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DEC2HEX([.A364];3)" office:value-type="string" office:string-value="16B" calcext:value-type="string">
            <text:p>16B</text:p>
          </table:table-cell>
          <table:table-cell table:formula="of:=DEC2HEX([.D364];2)" office:value-type="string" office:string-value="79" calcext:value-type="string">
            <text:p>79</text:p>
          </table:table-cell>
          <table:table-cell table:formula="of:=ROUND(([.A364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DEC2HEX([.A365];3)" office:value-type="string" office:string-value="16C" calcext:value-type="string">
            <text:p>16C</text:p>
          </table:table-cell>
          <table:table-cell table:formula="of:=DEC2HEX([.D365];2)" office:value-type="string" office:string-value="79" calcext:value-type="string">
            <text:p>79</text:p>
          </table:table-cell>
          <table:table-cell table:formula="of:=ROUND(([.A365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DEC2HEX([.A366];3)" office:value-type="string" office:string-value="16D" calcext:value-type="string">
            <text:p>16D</text:p>
          </table:table-cell>
          <table:table-cell table:formula="of:=DEC2HEX([.D366];2)" office:value-type="string" office:string-value="79" calcext:value-type="string">
            <text:p>79</text:p>
          </table:table-cell>
          <table:table-cell table:formula="of:=ROUND(([.A366]-1)/3;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DEC2HEX([.A367];3)" office:value-type="string" office:string-value="16E" calcext:value-type="string">
            <text:p>16E</text:p>
          </table:table-cell>
          <table:table-cell table:formula="of:=DEC2HEX([.D367];2)" office:value-type="string" office:string-value="7A" calcext:value-type="string">
            <text:p>7A</text:p>
          </table:table-cell>
          <table:table-cell table:formula="of:=ROUND(([.A367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DEC2HEX([.A368];3)" office:value-type="string" office:string-value="16F" calcext:value-type="string">
            <text:p>16F</text:p>
          </table:table-cell>
          <table:table-cell table:formula="of:=DEC2HEX([.D368];2)" office:value-type="string" office:string-value="7A" calcext:value-type="string">
            <text:p>7A</text:p>
          </table:table-cell>
          <table:table-cell table:formula="of:=ROUND(([.A368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DEC2HEX([.A369];3)" office:value-type="string" office:string-value="170" calcext:value-type="string">
            <text:p>170</text:p>
          </table:table-cell>
          <table:table-cell table:formula="of:=DEC2HEX([.D369];2)" office:value-type="string" office:string-value="7A" calcext:value-type="string">
            <text:p>7A</text:p>
          </table:table-cell>
          <table:table-cell table:formula="of:=ROUND(([.A369]-1)/3;0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DEC2HEX([.A370];3)" office:value-type="string" office:string-value="171" calcext:value-type="string">
            <text:p>171</text:p>
          </table:table-cell>
          <table:table-cell table:formula="of:=DEC2HEX([.D370];2)" office:value-type="string" office:string-value="7B" calcext:value-type="string">
            <text:p>7B</text:p>
          </table:table-cell>
          <table:table-cell table:formula="of:=ROUND(([.A370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DEC2HEX([.A371];3)" office:value-type="string" office:string-value="172" calcext:value-type="string">
            <text:p>172</text:p>
          </table:table-cell>
          <table:table-cell table:formula="of:=DEC2HEX([.D371];2)" office:value-type="string" office:string-value="7B" calcext:value-type="string">
            <text:p>7B</text:p>
          </table:table-cell>
          <table:table-cell table:formula="of:=ROUND(([.A371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DEC2HEX([.A372];3)" office:value-type="string" office:string-value="173" calcext:value-type="string">
            <text:p>173</text:p>
          </table:table-cell>
          <table:table-cell table:formula="of:=DEC2HEX([.D372];2)" office:value-type="string" office:string-value="7B" calcext:value-type="string">
            <text:p>7B</text:p>
          </table:table-cell>
          <table:table-cell table:formula="of:=ROUND(([.A372]-1)/3;0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DEC2HEX([.A373];3)" office:value-type="string" office:string-value="174" calcext:value-type="string">
            <text:p>174</text:p>
          </table:table-cell>
          <table:table-cell table:formula="of:=DEC2HEX([.D373];2)" office:value-type="string" office:string-value="7C" calcext:value-type="string">
            <text:p>7C</text:p>
          </table:table-cell>
          <table:table-cell table:formula="of:=ROUND(([.A373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DEC2HEX([.A374];3)" office:value-type="string" office:string-value="175" calcext:value-type="string">
            <text:p>175</text:p>
          </table:table-cell>
          <table:table-cell table:formula="of:=DEC2HEX([.D374];2)" office:value-type="string" office:string-value="7C" calcext:value-type="string">
            <text:p>7C</text:p>
          </table:table-cell>
          <table:table-cell table:formula="of:=ROUND(([.A374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DEC2HEX([.A375];3)" office:value-type="string" office:string-value="176" calcext:value-type="string">
            <text:p>176</text:p>
          </table:table-cell>
          <table:table-cell table:formula="of:=DEC2HEX([.D375];2)" office:value-type="string" office:string-value="7C" calcext:value-type="string">
            <text:p>7C</text:p>
          </table:table-cell>
          <table:table-cell table:formula="of:=ROUND(([.A375]-1)/3;0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DEC2HEX([.A376];3)" office:value-type="string" office:string-value="177" calcext:value-type="string">
            <text:p>177</text:p>
          </table:table-cell>
          <table:table-cell table:formula="of:=DEC2HEX([.D376];2)" office:value-type="string" office:string-value="7D" calcext:value-type="string">
            <text:p>7D</text:p>
          </table:table-cell>
          <table:table-cell table:formula="of:=ROUND(([.A376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DEC2HEX([.A377];3)" office:value-type="string" office:string-value="178" calcext:value-type="string">
            <text:p>178</text:p>
          </table:table-cell>
          <table:table-cell table:formula="of:=DEC2HEX([.D377];2)" office:value-type="string" office:string-value="7D" calcext:value-type="string">
            <text:p>7D</text:p>
          </table:table-cell>
          <table:table-cell table:formula="of:=ROUND(([.A377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DEC2HEX([.A378];3)" office:value-type="string" office:string-value="179" calcext:value-type="string">
            <text:p>179</text:p>
          </table:table-cell>
          <table:table-cell table:formula="of:=DEC2HEX([.D378];2)" office:value-type="string" office:string-value="7D" calcext:value-type="string">
            <text:p>7D</text:p>
          </table:table-cell>
          <table:table-cell table:formula="of:=ROUND(([.A378]-1)/3;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DEC2HEX([.A379];3)" office:value-type="string" office:string-value="17A" calcext:value-type="string">
            <text:p>17A</text:p>
          </table:table-cell>
          <table:table-cell table:formula="of:=DEC2HEX([.D379];2)" office:value-type="string" office:string-value="7E" calcext:value-type="string">
            <text:p>7E</text:p>
          </table:table-cell>
          <table:table-cell table:formula="of:=ROUND(([.A379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DEC2HEX([.A380];3)" office:value-type="string" office:string-value="17B" calcext:value-type="string">
            <text:p>17B</text:p>
          </table:table-cell>
          <table:table-cell table:formula="of:=DEC2HEX([.D380];2)" office:value-type="string" office:string-value="7E" calcext:value-type="string">
            <text:p>7E</text:p>
          </table:table-cell>
          <table:table-cell table:formula="of:=ROUND(([.A380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DEC2HEX([.A381];3)" office:value-type="string" office:string-value="17C" calcext:value-type="string">
            <text:p>17C</text:p>
          </table:table-cell>
          <table:table-cell table:formula="of:=DEC2HEX([.D381];2)" office:value-type="string" office:string-value="7E" calcext:value-type="string">
            <text:p>7E</text:p>
          </table:table-cell>
          <table:table-cell table:formula="of:=ROUND(([.A381]-1)/3;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DEC2HEX([.A382];3)" office:value-type="string" office:string-value="17D" calcext:value-type="string">
            <text:p>17D</text:p>
          </table:table-cell>
          <table:table-cell table:formula="of:=DEC2HEX([.D382];2)" office:value-type="string" office:string-value="7F" calcext:value-type="string">
            <text:p>7F</text:p>
          </table:table-cell>
          <table:table-cell table:formula="of:=ROUND(([.A382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DEC2HEX([.A383];3)" office:value-type="string" office:string-value="17E" calcext:value-type="string">
            <text:p>17E</text:p>
          </table:table-cell>
          <table:table-cell table:formula="of:=DEC2HEX([.D383];2)" office:value-type="string" office:string-value="7F" calcext:value-type="string">
            <text:p>7F</text:p>
          </table:table-cell>
          <table:table-cell table:formula="of:=ROUND(([.A383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DEC2HEX([.A384];3)" office:value-type="string" office:string-value="17F" calcext:value-type="string">
            <text:p>17F</text:p>
          </table:table-cell>
          <table:table-cell table:formula="of:=DEC2HEX([.D384];2)" office:value-type="string" office:string-value="7F" calcext:value-type="string">
            <text:p>7F</text:p>
          </table:table-cell>
          <table:table-cell table:formula="of:=ROUND(([.A384]-1)/3;0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DEC2HEX([.A385];3)" office:value-type="string" office:string-value="180" calcext:value-type="string">
            <text:p>180</text:p>
          </table:table-cell>
          <table:table-cell table:formula="of:=DEC2HEX([.D385];2)" office:value-type="string" office:string-value="80" calcext:value-type="string">
            <text:p>80</text:p>
          </table:table-cell>
          <table:table-cell table:formula="of:=ROUND(([.A385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DEC2HEX([.A386];3)" office:value-type="string" office:string-value="181" calcext:value-type="string">
            <text:p>181</text:p>
          </table:table-cell>
          <table:table-cell table:formula="of:=DEC2HEX([.D386];2)" office:value-type="string" office:string-value="80" calcext:value-type="string">
            <text:p>80</text:p>
          </table:table-cell>
          <table:table-cell table:formula="of:=ROUND(([.A386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DEC2HEX([.A387];3)" office:value-type="string" office:string-value="182" calcext:value-type="string">
            <text:p>182</text:p>
          </table:table-cell>
          <table:table-cell table:formula="of:=DEC2HEX([.D387];2)" office:value-type="string" office:string-value="80" calcext:value-type="string">
            <text:p>80</text:p>
          </table:table-cell>
          <table:table-cell table:formula="of:=ROUND(([.A387]-1)/3;0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DEC2HEX([.A388];3)" office:value-type="string" office:string-value="183" calcext:value-type="string">
            <text:p>183</text:p>
          </table:table-cell>
          <table:table-cell table:formula="of:=DEC2HEX([.D388];2)" office:value-type="string" office:string-value="81" calcext:value-type="string">
            <text:p>81</text:p>
          </table:table-cell>
          <table:table-cell table:formula="of:=ROUND(([.A388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DEC2HEX([.A389];3)" office:value-type="string" office:string-value="184" calcext:value-type="string">
            <text:p>184</text:p>
          </table:table-cell>
          <table:table-cell table:formula="of:=DEC2HEX([.D389];2)" office:value-type="string" office:string-value="81" calcext:value-type="string">
            <text:p>81</text:p>
          </table:table-cell>
          <table:table-cell table:formula="of:=ROUND(([.A389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DEC2HEX([.A390];3)" office:value-type="string" office:string-value="185" calcext:value-type="string">
            <text:p>185</text:p>
          </table:table-cell>
          <table:table-cell table:formula="of:=DEC2HEX([.D390];2)" office:value-type="string" office:string-value="81" calcext:value-type="string">
            <text:p>81</text:p>
          </table:table-cell>
          <table:table-cell table:formula="of:=ROUND(([.A390]-1)/3;0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DEC2HEX([.A391];3)" office:value-type="string" office:string-value="186" calcext:value-type="string">
            <text:p>186</text:p>
          </table:table-cell>
          <table:table-cell table:formula="of:=DEC2HEX([.D391];2)" office:value-type="string" office:string-value="82" calcext:value-type="string">
            <text:p>82</text:p>
          </table:table-cell>
          <table:table-cell table:formula="of:=ROUND(([.A391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DEC2HEX([.A392];3)" office:value-type="string" office:string-value="187" calcext:value-type="string">
            <text:p>187</text:p>
          </table:table-cell>
          <table:table-cell table:formula="of:=DEC2HEX([.D392];2)" office:value-type="string" office:string-value="82" calcext:value-type="string">
            <text:p>82</text:p>
          </table:table-cell>
          <table:table-cell table:formula="of:=ROUND(([.A392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DEC2HEX([.A393];3)" office:value-type="string" office:string-value="188" calcext:value-type="string">
            <text:p>188</text:p>
          </table:table-cell>
          <table:table-cell table:formula="of:=DEC2HEX([.D393];2)" office:value-type="string" office:string-value="82" calcext:value-type="string">
            <text:p>82</text:p>
          </table:table-cell>
          <table:table-cell table:formula="of:=ROUND(([.A393]-1)/3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DEC2HEX([.A394];3)" office:value-type="string" office:string-value="189" calcext:value-type="string">
            <text:p>189</text:p>
          </table:table-cell>
          <table:table-cell table:formula="of:=DEC2HEX([.D394];2)" office:value-type="string" office:string-value="83" calcext:value-type="string">
            <text:p>83</text:p>
          </table:table-cell>
          <table:table-cell table:formula="of:=ROUND(([.A394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DEC2HEX([.A395];3)" office:value-type="string" office:string-value="18A" calcext:value-type="string">
            <text:p>18A</text:p>
          </table:table-cell>
          <table:table-cell table:formula="of:=DEC2HEX([.D395];2)" office:value-type="string" office:string-value="83" calcext:value-type="string">
            <text:p>83</text:p>
          </table:table-cell>
          <table:table-cell table:formula="of:=ROUND(([.A395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DEC2HEX([.A396];3)" office:value-type="string" office:string-value="18B" calcext:value-type="string">
            <text:p>18B</text:p>
          </table:table-cell>
          <table:table-cell table:formula="of:=DEC2HEX([.D396];2)" office:value-type="string" office:string-value="83" calcext:value-type="string">
            <text:p>83</text:p>
          </table:table-cell>
          <table:table-cell table:formula="of:=ROUND(([.A396]-1)/3;0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DEC2HEX([.A397];3)" office:value-type="string" office:string-value="18C" calcext:value-type="string">
            <text:p>18C</text:p>
          </table:table-cell>
          <table:table-cell table:formula="of:=DEC2HEX([.D397];2)" office:value-type="string" office:string-value="84" calcext:value-type="string">
            <text:p>84</text:p>
          </table:table-cell>
          <table:table-cell table:formula="of:=ROUND(([.A397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DEC2HEX([.A398];3)" office:value-type="string" office:string-value="18D" calcext:value-type="string">
            <text:p>18D</text:p>
          </table:table-cell>
          <table:table-cell table:formula="of:=DEC2HEX([.D398];2)" office:value-type="string" office:string-value="84" calcext:value-type="string">
            <text:p>84</text:p>
          </table:table-cell>
          <table:table-cell table:formula="of:=ROUND(([.A398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DEC2HEX([.A399];3)" office:value-type="string" office:string-value="18E" calcext:value-type="string">
            <text:p>18E</text:p>
          </table:table-cell>
          <table:table-cell table:formula="of:=DEC2HEX([.D399];2)" office:value-type="string" office:string-value="84" calcext:value-type="string">
            <text:p>84</text:p>
          </table:table-cell>
          <table:table-cell table:formula="of:=ROUND(([.A399]-1)/3;0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DEC2HEX([.A400];3)" office:value-type="string" office:string-value="18F" calcext:value-type="string">
            <text:p>18F</text:p>
          </table:table-cell>
          <table:table-cell table:formula="of:=DEC2HEX([.D400];2)" office:value-type="string" office:string-value="85" calcext:value-type="string">
            <text:p>85</text:p>
          </table:table-cell>
          <table:table-cell table:formula="of:=ROUND(([.A400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DEC2HEX([.A401];3)" office:value-type="string" office:string-value="190" calcext:value-type="string">
            <text:p>190</text:p>
          </table:table-cell>
          <table:table-cell table:formula="of:=DEC2HEX([.D401];2)" office:value-type="string" office:string-value="85" calcext:value-type="string">
            <text:p>85</text:p>
          </table:table-cell>
          <table:table-cell table:formula="of:=ROUND(([.A401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DEC2HEX([.A402];3)" office:value-type="string" office:string-value="191" calcext:value-type="string">
            <text:p>191</text:p>
          </table:table-cell>
          <table:table-cell table:formula="of:=DEC2HEX([.D402];2)" office:value-type="string" office:string-value="85" calcext:value-type="string">
            <text:p>85</text:p>
          </table:table-cell>
          <table:table-cell table:formula="of:=ROUND(([.A402]-1)/3;0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DEC2HEX([.A403];3)" office:value-type="string" office:string-value="192" calcext:value-type="string">
            <text:p>192</text:p>
          </table:table-cell>
          <table:table-cell table:formula="of:=DEC2HEX([.D403];2)" office:value-type="string" office:string-value="86" calcext:value-type="string">
            <text:p>86</text:p>
          </table:table-cell>
          <table:table-cell table:formula="of:=ROUND(([.A403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DEC2HEX([.A404];3)" office:value-type="string" office:string-value="193" calcext:value-type="string">
            <text:p>193</text:p>
          </table:table-cell>
          <table:table-cell table:formula="of:=DEC2HEX([.D404];2)" office:value-type="string" office:string-value="86" calcext:value-type="string">
            <text:p>86</text:p>
          </table:table-cell>
          <table:table-cell table:formula="of:=ROUND(([.A404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DEC2HEX([.A405];3)" office:value-type="string" office:string-value="194" calcext:value-type="string">
            <text:p>194</text:p>
          </table:table-cell>
          <table:table-cell table:formula="of:=DEC2HEX([.D405];2)" office:value-type="string" office:string-value="86" calcext:value-type="string">
            <text:p>86</text:p>
          </table:table-cell>
          <table:table-cell table:formula="of:=ROUND(([.A405]-1)/3;0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DEC2HEX([.A406];3)" office:value-type="string" office:string-value="195" calcext:value-type="string">
            <text:p>195</text:p>
          </table:table-cell>
          <table:table-cell table:formula="of:=DEC2HEX([.D406];2)" office:value-type="string" office:string-value="87" calcext:value-type="string">
            <text:p>87</text:p>
          </table:table-cell>
          <table:table-cell table:formula="of:=ROUND(([.A406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DEC2HEX([.A407];3)" office:value-type="string" office:string-value="196" calcext:value-type="string">
            <text:p>196</text:p>
          </table:table-cell>
          <table:table-cell table:formula="of:=DEC2HEX([.D407];2)" office:value-type="string" office:string-value="87" calcext:value-type="string">
            <text:p>87</text:p>
          </table:table-cell>
          <table:table-cell table:formula="of:=ROUND(([.A407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DEC2HEX([.A408];3)" office:value-type="string" office:string-value="197" calcext:value-type="string">
            <text:p>197</text:p>
          </table:table-cell>
          <table:table-cell table:formula="of:=DEC2HEX([.D408];2)" office:value-type="string" office:string-value="87" calcext:value-type="string">
            <text:p>87</text:p>
          </table:table-cell>
          <table:table-cell table:formula="of:=ROUND(([.A408]-1)/3;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DEC2HEX([.A409];3)" office:value-type="string" office:string-value="198" calcext:value-type="string">
            <text:p>198</text:p>
          </table:table-cell>
          <table:table-cell table:formula="of:=DEC2HEX([.D409];2)" office:value-type="string" office:string-value="88" calcext:value-type="string">
            <text:p>88</text:p>
          </table:table-cell>
          <table:table-cell table:formula="of:=ROUND(([.A409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DEC2HEX([.A410];3)" office:value-type="string" office:string-value="199" calcext:value-type="string">
            <text:p>199</text:p>
          </table:table-cell>
          <table:table-cell table:formula="of:=DEC2HEX([.D410];2)" office:value-type="string" office:string-value="88" calcext:value-type="string">
            <text:p>88</text:p>
          </table:table-cell>
          <table:table-cell table:formula="of:=ROUND(([.A410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DEC2HEX([.A411];3)" office:value-type="string" office:string-value="19A" calcext:value-type="string">
            <text:p>19A</text:p>
          </table:table-cell>
          <table:table-cell table:formula="of:=DEC2HEX([.D411];2)" office:value-type="string" office:string-value="88" calcext:value-type="string">
            <text:p>88</text:p>
          </table:table-cell>
          <table:table-cell table:formula="of:=ROUND(([.A411]-1)/3;0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DEC2HEX([.A412];3)" office:value-type="string" office:string-value="19B" calcext:value-type="string">
            <text:p>19B</text:p>
          </table:table-cell>
          <table:table-cell table:formula="of:=DEC2HEX([.D412];2)" office:value-type="string" office:string-value="89" calcext:value-type="string">
            <text:p>89</text:p>
          </table:table-cell>
          <table:table-cell table:formula="of:=ROUND(([.A412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DEC2HEX([.A413];3)" office:value-type="string" office:string-value="19C" calcext:value-type="string">
            <text:p>19C</text:p>
          </table:table-cell>
          <table:table-cell table:formula="of:=DEC2HEX([.D413];2)" office:value-type="string" office:string-value="89" calcext:value-type="string">
            <text:p>89</text:p>
          </table:table-cell>
          <table:table-cell table:formula="of:=ROUND(([.A413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DEC2HEX([.A414];3)" office:value-type="string" office:string-value="19D" calcext:value-type="string">
            <text:p>19D</text:p>
          </table:table-cell>
          <table:table-cell table:formula="of:=DEC2HEX([.D414];2)" office:value-type="string" office:string-value="89" calcext:value-type="string">
            <text:p>89</text:p>
          </table:table-cell>
          <table:table-cell table:formula="of:=ROUND(([.A414]-1)/3;0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DEC2HEX([.A415];3)" office:value-type="string" office:string-value="19E" calcext:value-type="string">
            <text:p>19E</text:p>
          </table:table-cell>
          <table:table-cell table:formula="of:=DEC2HEX([.D415];2)" office:value-type="string" office:string-value="8A" calcext:value-type="string">
            <text:p>8A</text:p>
          </table:table-cell>
          <table:table-cell table:formula="of:=ROUND(([.A415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DEC2HEX([.A416];3)" office:value-type="string" office:string-value="19F" calcext:value-type="string">
            <text:p>19F</text:p>
          </table:table-cell>
          <table:table-cell table:formula="of:=DEC2HEX([.D416];2)" office:value-type="string" office:string-value="8A" calcext:value-type="string">
            <text:p>8A</text:p>
          </table:table-cell>
          <table:table-cell table:formula="of:=ROUND(([.A416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DEC2HEX([.A417];3)" office:value-type="string" office:string-value="1A0" calcext:value-type="string">
            <text:p>1A0</text:p>
          </table:table-cell>
          <table:table-cell table:formula="of:=DEC2HEX([.D417];2)" office:value-type="string" office:string-value="8A" calcext:value-type="string">
            <text:p>8A</text:p>
          </table:table-cell>
          <table:table-cell table:formula="of:=ROUND(([.A417]-1)/3;0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DEC2HEX([.A418];3)" office:value-type="string" office:string-value="1A1" calcext:value-type="string">
            <text:p>1A1</text:p>
          </table:table-cell>
          <table:table-cell table:formula="of:=DEC2HEX([.D418];2)" office:value-type="string" office:string-value="8B" calcext:value-type="string">
            <text:p>8B</text:p>
          </table:table-cell>
          <table:table-cell table:formula="of:=ROUND(([.A418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DEC2HEX([.A419];3)" office:value-type="string" office:string-value="1A2" calcext:value-type="string">
            <text:p>1A2</text:p>
          </table:table-cell>
          <table:table-cell table:formula="of:=DEC2HEX([.D419];2)" office:value-type="string" office:string-value="8B" calcext:value-type="string">
            <text:p>8B</text:p>
          </table:table-cell>
          <table:table-cell table:formula="of:=ROUND(([.A419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DEC2HEX([.A420];3)" office:value-type="string" office:string-value="1A3" calcext:value-type="string">
            <text:p>1A3</text:p>
          </table:table-cell>
          <table:table-cell table:formula="of:=DEC2HEX([.D420];2)" office:value-type="string" office:string-value="8B" calcext:value-type="string">
            <text:p>8B</text:p>
          </table:table-cell>
          <table:table-cell table:formula="of:=ROUND(([.A420]-1)/3;0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DEC2HEX([.A421];3)" office:value-type="string" office:string-value="1A4" calcext:value-type="string">
            <text:p>1A4</text:p>
          </table:table-cell>
          <table:table-cell table:formula="of:=DEC2HEX([.D421];2)" office:value-type="string" office:string-value="8C" calcext:value-type="string">
            <text:p>8C</text:p>
          </table:table-cell>
          <table:table-cell table:formula="of:=ROUND(([.A421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DEC2HEX([.A422];3)" office:value-type="string" office:string-value="1A5" calcext:value-type="string">
            <text:p>1A5</text:p>
          </table:table-cell>
          <table:table-cell table:formula="of:=DEC2HEX([.D422];2)" office:value-type="string" office:string-value="8C" calcext:value-type="string">
            <text:p>8C</text:p>
          </table:table-cell>
          <table:table-cell table:formula="of:=ROUND(([.A422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DEC2HEX([.A423];3)" office:value-type="string" office:string-value="1A6" calcext:value-type="string">
            <text:p>1A6</text:p>
          </table:table-cell>
          <table:table-cell table:formula="of:=DEC2HEX([.D423];2)" office:value-type="string" office:string-value="8C" calcext:value-type="string">
            <text:p>8C</text:p>
          </table:table-cell>
          <table:table-cell table:formula="of:=ROUND(([.A423]-1)/3;0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DEC2HEX([.A424];3)" office:value-type="string" office:string-value="1A7" calcext:value-type="string">
            <text:p>1A7</text:p>
          </table:table-cell>
          <table:table-cell table:formula="of:=DEC2HEX([.D424];2)" office:value-type="string" office:string-value="8D" calcext:value-type="string">
            <text:p>8D</text:p>
          </table:table-cell>
          <table:table-cell table:formula="of:=ROUND(([.A424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DEC2HEX([.A425];3)" office:value-type="string" office:string-value="1A8" calcext:value-type="string">
            <text:p>1A8</text:p>
          </table:table-cell>
          <table:table-cell table:formula="of:=DEC2HEX([.D425];2)" office:value-type="string" office:string-value="8D" calcext:value-type="string">
            <text:p>8D</text:p>
          </table:table-cell>
          <table:table-cell table:formula="of:=ROUND(([.A425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DEC2HEX([.A426];3)" office:value-type="string" office:string-value="1A9" calcext:value-type="string">
            <text:p>1A9</text:p>
          </table:table-cell>
          <table:table-cell table:formula="of:=DEC2HEX([.D426];2)" office:value-type="string" office:string-value="8D" calcext:value-type="string">
            <text:p>8D</text:p>
          </table:table-cell>
          <table:table-cell table:formula="of:=ROUND(([.A426]-1)/3;0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DEC2HEX([.A427];3)" office:value-type="string" office:string-value="1AA" calcext:value-type="string">
            <text:p>1AA</text:p>
          </table:table-cell>
          <table:table-cell table:formula="of:=DEC2HEX([.D427];2)" office:value-type="string" office:string-value="8E" calcext:value-type="string">
            <text:p>8E</text:p>
          </table:table-cell>
          <table:table-cell table:formula="of:=ROUND(([.A427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DEC2HEX([.A428];3)" office:value-type="string" office:string-value="1AB" calcext:value-type="string">
            <text:p>1AB</text:p>
          </table:table-cell>
          <table:table-cell table:formula="of:=DEC2HEX([.D428];2)" office:value-type="string" office:string-value="8E" calcext:value-type="string">
            <text:p>8E</text:p>
          </table:table-cell>
          <table:table-cell table:formula="of:=ROUND(([.A428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DEC2HEX([.A429];3)" office:value-type="string" office:string-value="1AC" calcext:value-type="string">
            <text:p>1AC</text:p>
          </table:table-cell>
          <table:table-cell table:formula="of:=DEC2HEX([.D429];2)" office:value-type="string" office:string-value="8E" calcext:value-type="string">
            <text:p>8E</text:p>
          </table:table-cell>
          <table:table-cell table:formula="of:=ROUND(([.A429]-1)/3;0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DEC2HEX([.A430];3)" office:value-type="string" office:string-value="1AD" calcext:value-type="string">
            <text:p>1AD</text:p>
          </table:table-cell>
          <table:table-cell table:formula="of:=DEC2HEX([.D430];2)" office:value-type="string" office:string-value="8F" calcext:value-type="string">
            <text:p>8F</text:p>
          </table:table-cell>
          <table:table-cell table:formula="of:=ROUND(([.A430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DEC2HEX([.A431];3)" office:value-type="string" office:string-value="1AE" calcext:value-type="string">
            <text:p>1AE</text:p>
          </table:table-cell>
          <table:table-cell table:formula="of:=DEC2HEX([.D431];2)" office:value-type="string" office:string-value="8F" calcext:value-type="string">
            <text:p>8F</text:p>
          </table:table-cell>
          <table:table-cell table:formula="of:=ROUND(([.A431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DEC2HEX([.A432];3)" office:value-type="string" office:string-value="1AF" calcext:value-type="string">
            <text:p>1AF</text:p>
          </table:table-cell>
          <table:table-cell table:formula="of:=DEC2HEX([.D432];2)" office:value-type="string" office:string-value="8F" calcext:value-type="string">
            <text:p>8F</text:p>
          </table:table-cell>
          <table:table-cell table:formula="of:=ROUND(([.A432]-1)/3;0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DEC2HEX([.A433];3)" office:value-type="string" office:string-value="1B0" calcext:value-type="string">
            <text:p>1B0</text:p>
          </table:table-cell>
          <table:table-cell table:formula="of:=DEC2HEX([.D433];2)" office:value-type="string" office:string-value="90" calcext:value-type="string">
            <text:p>90</text:p>
          </table:table-cell>
          <table:table-cell table:formula="of:=ROUND(([.A433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DEC2HEX([.A434];3)" office:value-type="string" office:string-value="1B1" calcext:value-type="string">
            <text:p>1B1</text:p>
          </table:table-cell>
          <table:table-cell table:formula="of:=DEC2HEX([.D434];2)" office:value-type="string" office:string-value="90" calcext:value-type="string">
            <text:p>90</text:p>
          </table:table-cell>
          <table:table-cell table:formula="of:=ROUND(([.A434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DEC2HEX([.A435];3)" office:value-type="string" office:string-value="1B2" calcext:value-type="string">
            <text:p>1B2</text:p>
          </table:table-cell>
          <table:table-cell table:formula="of:=DEC2HEX([.D435];2)" office:value-type="string" office:string-value="90" calcext:value-type="string">
            <text:p>90</text:p>
          </table:table-cell>
          <table:table-cell table:formula="of:=ROUND(([.A435]-1)/3;0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DEC2HEX([.A436];3)" office:value-type="string" office:string-value="1B3" calcext:value-type="string">
            <text:p>1B3</text:p>
          </table:table-cell>
          <table:table-cell table:formula="of:=DEC2HEX([.D436];2)" office:value-type="string" office:string-value="91" calcext:value-type="string">
            <text:p>91</text:p>
          </table:table-cell>
          <table:table-cell table:formula="of:=ROUND(([.A436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DEC2HEX([.A437];3)" office:value-type="string" office:string-value="1B4" calcext:value-type="string">
            <text:p>1B4</text:p>
          </table:table-cell>
          <table:table-cell table:formula="of:=DEC2HEX([.D437];2)" office:value-type="string" office:string-value="91" calcext:value-type="string">
            <text:p>91</text:p>
          </table:table-cell>
          <table:table-cell table:formula="of:=ROUND(([.A437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DEC2HEX([.A438];3)" office:value-type="string" office:string-value="1B5" calcext:value-type="string">
            <text:p>1B5</text:p>
          </table:table-cell>
          <table:table-cell table:formula="of:=DEC2HEX([.D438];2)" office:value-type="string" office:string-value="91" calcext:value-type="string">
            <text:p>91</text:p>
          </table:table-cell>
          <table:table-cell table:formula="of:=ROUND(([.A438]-1)/3;0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DEC2HEX([.A439];3)" office:value-type="string" office:string-value="1B6" calcext:value-type="string">
            <text:p>1B6</text:p>
          </table:table-cell>
          <table:table-cell table:formula="of:=DEC2HEX([.D439];2)" office:value-type="string" office:string-value="92" calcext:value-type="string">
            <text:p>92</text:p>
          </table:table-cell>
          <table:table-cell table:formula="of:=ROUND(([.A439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DEC2HEX([.A440];3)" office:value-type="string" office:string-value="1B7" calcext:value-type="string">
            <text:p>1B7</text:p>
          </table:table-cell>
          <table:table-cell table:formula="of:=DEC2HEX([.D440];2)" office:value-type="string" office:string-value="92" calcext:value-type="string">
            <text:p>92</text:p>
          </table:table-cell>
          <table:table-cell table:formula="of:=ROUND(([.A440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DEC2HEX([.A441];3)" office:value-type="string" office:string-value="1B8" calcext:value-type="string">
            <text:p>1B8</text:p>
          </table:table-cell>
          <table:table-cell table:formula="of:=DEC2HEX([.D441];2)" office:value-type="string" office:string-value="92" calcext:value-type="string">
            <text:p>92</text:p>
          </table:table-cell>
          <table:table-cell table:formula="of:=ROUND(([.A441]-1)/3;0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DEC2HEX([.A442];3)" office:value-type="string" office:string-value="1B9" calcext:value-type="string">
            <text:p>1B9</text:p>
          </table:table-cell>
          <table:table-cell table:formula="of:=DEC2HEX([.D442];2)" office:value-type="string" office:string-value="93" calcext:value-type="string">
            <text:p>93</text:p>
          </table:table-cell>
          <table:table-cell table:formula="of:=ROUND(([.A442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DEC2HEX([.A443];3)" office:value-type="string" office:string-value="1BA" calcext:value-type="string">
            <text:p>1BA</text:p>
          </table:table-cell>
          <table:table-cell table:formula="of:=DEC2HEX([.D443];2)" office:value-type="string" office:string-value="93" calcext:value-type="string">
            <text:p>93</text:p>
          </table:table-cell>
          <table:table-cell table:formula="of:=ROUND(([.A443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DEC2HEX([.A444];3)" office:value-type="string" office:string-value="1BB" calcext:value-type="string">
            <text:p>1BB</text:p>
          </table:table-cell>
          <table:table-cell table:formula="of:=DEC2HEX([.D444];2)" office:value-type="string" office:string-value="93" calcext:value-type="string">
            <text:p>93</text:p>
          </table:table-cell>
          <table:table-cell table:formula="of:=ROUND(([.A444]-1)/3;0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DEC2HEX([.A445];3)" office:value-type="string" office:string-value="1BC" calcext:value-type="string">
            <text:p>1BC</text:p>
          </table:table-cell>
          <table:table-cell table:formula="of:=DEC2HEX([.D445];2)" office:value-type="string" office:string-value="94" calcext:value-type="string">
            <text:p>94</text:p>
          </table:table-cell>
          <table:table-cell table:formula="of:=ROUND(([.A445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DEC2HEX([.A446];3)" office:value-type="string" office:string-value="1BD" calcext:value-type="string">
            <text:p>1BD</text:p>
          </table:table-cell>
          <table:table-cell table:formula="of:=DEC2HEX([.D446];2)" office:value-type="string" office:string-value="94" calcext:value-type="string">
            <text:p>94</text:p>
          </table:table-cell>
          <table:table-cell table:formula="of:=ROUND(([.A446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DEC2HEX([.A447];3)" office:value-type="string" office:string-value="1BE" calcext:value-type="string">
            <text:p>1BE</text:p>
          </table:table-cell>
          <table:table-cell table:formula="of:=DEC2HEX([.D447];2)" office:value-type="string" office:string-value="94" calcext:value-type="string">
            <text:p>94</text:p>
          </table:table-cell>
          <table:table-cell table:formula="of:=ROUND(([.A447]-1)/3;0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DEC2HEX([.A448];3)" office:value-type="string" office:string-value="1BF" calcext:value-type="string">
            <text:p>1BF</text:p>
          </table:table-cell>
          <table:table-cell table:formula="of:=DEC2HEX([.D448];2)" office:value-type="string" office:string-value="95" calcext:value-type="string">
            <text:p>95</text:p>
          </table:table-cell>
          <table:table-cell table:formula="of:=ROUND(([.A448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DEC2HEX([.A449];3)" office:value-type="string" office:string-value="1C0" calcext:value-type="string">
            <text:p>1C0</text:p>
          </table:table-cell>
          <table:table-cell table:formula="of:=DEC2HEX([.D449];2)" office:value-type="string" office:string-value="95" calcext:value-type="string">
            <text:p>95</text:p>
          </table:table-cell>
          <table:table-cell table:formula="of:=ROUND(([.A449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DEC2HEX([.A450];3)" office:value-type="string" office:string-value="1C1" calcext:value-type="string">
            <text:p>1C1</text:p>
          </table:table-cell>
          <table:table-cell table:formula="of:=DEC2HEX([.D450];2)" office:value-type="string" office:string-value="95" calcext:value-type="string">
            <text:p>95</text:p>
          </table:table-cell>
          <table:table-cell table:formula="of:=ROUND(([.A450]-1)/3;0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DEC2HEX([.A451];3)" office:value-type="string" office:string-value="1C2" calcext:value-type="string">
            <text:p>1C2</text:p>
          </table:table-cell>
          <table:table-cell table:formula="of:=DEC2HEX([.D451];2)" office:value-type="string" office:string-value="96" calcext:value-type="string">
            <text:p>96</text:p>
          </table:table-cell>
          <table:table-cell table:formula="of:=ROUND(([.A451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DEC2HEX([.A452];3)" office:value-type="string" office:string-value="1C3" calcext:value-type="string">
            <text:p>1C3</text:p>
          </table:table-cell>
          <table:table-cell table:formula="of:=DEC2HEX([.D452];2)" office:value-type="string" office:string-value="96" calcext:value-type="string">
            <text:p>96</text:p>
          </table:table-cell>
          <table:table-cell table:formula="of:=ROUND(([.A452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DEC2HEX([.A453];3)" office:value-type="string" office:string-value="1C4" calcext:value-type="string">
            <text:p>1C4</text:p>
          </table:table-cell>
          <table:table-cell table:formula="of:=DEC2HEX([.D453];2)" office:value-type="string" office:string-value="96" calcext:value-type="string">
            <text:p>96</text:p>
          </table:table-cell>
          <table:table-cell table:formula="of:=ROUND(([.A453]-1)/3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DEC2HEX([.A454];3)" office:value-type="string" office:string-value="1C5" calcext:value-type="string">
            <text:p>1C5</text:p>
          </table:table-cell>
          <table:table-cell table:formula="of:=DEC2HEX([.D454];2)" office:value-type="string" office:string-value="97" calcext:value-type="string">
            <text:p>97</text:p>
          </table:table-cell>
          <table:table-cell table:formula="of:=ROUND(([.A454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DEC2HEX([.A455];3)" office:value-type="string" office:string-value="1C6" calcext:value-type="string">
            <text:p>1C6</text:p>
          </table:table-cell>
          <table:table-cell table:formula="of:=DEC2HEX([.D455];2)" office:value-type="string" office:string-value="97" calcext:value-type="string">
            <text:p>97</text:p>
          </table:table-cell>
          <table:table-cell table:formula="of:=ROUND(([.A455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DEC2HEX([.A456];3)" office:value-type="string" office:string-value="1C7" calcext:value-type="string">
            <text:p>1C7</text:p>
          </table:table-cell>
          <table:table-cell table:formula="of:=DEC2HEX([.D456];2)" office:value-type="string" office:string-value="97" calcext:value-type="string">
            <text:p>97</text:p>
          </table:table-cell>
          <table:table-cell table:formula="of:=ROUND(([.A456]-1)/3;0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DEC2HEX([.A457];3)" office:value-type="string" office:string-value="1C8" calcext:value-type="string">
            <text:p>1C8</text:p>
          </table:table-cell>
          <table:table-cell table:formula="of:=DEC2HEX([.D457];2)" office:value-type="string" office:string-value="98" calcext:value-type="string">
            <text:p>98</text:p>
          </table:table-cell>
          <table:table-cell table:formula="of:=ROUND(([.A457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DEC2HEX([.A458];3)" office:value-type="string" office:string-value="1C9" calcext:value-type="string">
            <text:p>1C9</text:p>
          </table:table-cell>
          <table:table-cell table:formula="of:=DEC2HEX([.D458];2)" office:value-type="string" office:string-value="98" calcext:value-type="string">
            <text:p>98</text:p>
          </table:table-cell>
          <table:table-cell table:formula="of:=ROUND(([.A458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DEC2HEX([.A459];3)" office:value-type="string" office:string-value="1CA" calcext:value-type="string">
            <text:p>1CA</text:p>
          </table:table-cell>
          <table:table-cell table:formula="of:=DEC2HEX([.D459];2)" office:value-type="string" office:string-value="98" calcext:value-type="string">
            <text:p>98</text:p>
          </table:table-cell>
          <table:table-cell table:formula="of:=ROUND(([.A459]-1)/3;0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DEC2HEX([.A460];3)" office:value-type="string" office:string-value="1CB" calcext:value-type="string">
            <text:p>1CB</text:p>
          </table:table-cell>
          <table:table-cell table:formula="of:=DEC2HEX([.D460];2)" office:value-type="string" office:string-value="99" calcext:value-type="string">
            <text:p>99</text:p>
          </table:table-cell>
          <table:table-cell table:formula="of:=ROUND(([.A460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DEC2HEX([.A461];3)" office:value-type="string" office:string-value="1CC" calcext:value-type="string">
            <text:p>1CC</text:p>
          </table:table-cell>
          <table:table-cell table:formula="of:=DEC2HEX([.D461];2)" office:value-type="string" office:string-value="99" calcext:value-type="string">
            <text:p>99</text:p>
          </table:table-cell>
          <table:table-cell table:formula="of:=ROUND(([.A461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DEC2HEX([.A462];3)" office:value-type="string" office:string-value="1CD" calcext:value-type="string">
            <text:p>1CD</text:p>
          </table:table-cell>
          <table:table-cell table:formula="of:=DEC2HEX([.D462];2)" office:value-type="string" office:string-value="99" calcext:value-type="string">
            <text:p>99</text:p>
          </table:table-cell>
          <table:table-cell table:formula="of:=ROUND(([.A462]-1)/3;0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DEC2HEX([.A463];3)" office:value-type="string" office:string-value="1CE" calcext:value-type="string">
            <text:p>1CE</text:p>
          </table:table-cell>
          <table:table-cell table:formula="of:=DEC2HEX([.D463];2)" office:value-type="string" office:string-value="9A" calcext:value-type="string">
            <text:p>9A</text:p>
          </table:table-cell>
          <table:table-cell table:formula="of:=ROUND(([.A463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DEC2HEX([.A464];3)" office:value-type="string" office:string-value="1CF" calcext:value-type="string">
            <text:p>1CF</text:p>
          </table:table-cell>
          <table:table-cell table:formula="of:=DEC2HEX([.D464];2)" office:value-type="string" office:string-value="9A" calcext:value-type="string">
            <text:p>9A</text:p>
          </table:table-cell>
          <table:table-cell table:formula="of:=ROUND(([.A464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DEC2HEX([.A465];3)" office:value-type="string" office:string-value="1D0" calcext:value-type="string">
            <text:p>1D0</text:p>
          </table:table-cell>
          <table:table-cell table:formula="of:=DEC2HEX([.D465];2)" office:value-type="string" office:string-value="9A" calcext:value-type="string">
            <text:p>9A</text:p>
          </table:table-cell>
          <table:table-cell table:formula="of:=ROUND(([.A465]-1)/3;0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DEC2HEX([.A466];3)" office:value-type="string" office:string-value="1D1" calcext:value-type="string">
            <text:p>1D1</text:p>
          </table:table-cell>
          <table:table-cell table:formula="of:=DEC2HEX([.D466];2)" office:value-type="string" office:string-value="9B" calcext:value-type="string">
            <text:p>9B</text:p>
          </table:table-cell>
          <table:table-cell table:formula="of:=ROUND(([.A466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7];3)" office:value-type="string" office:string-value="1D2" calcext:value-type="string">
            <text:p>1D2</text:p>
          </table:table-cell>
          <table:table-cell table:formula="of:=DEC2HEX([.D467];2)" office:value-type="string" office:string-value="9B" calcext:value-type="string">
            <text:p>9B</text:p>
          </table:table-cell>
          <table:table-cell table:formula="of:=ROUND(([.A467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8];3)" office:value-type="string" office:string-value="1D3" calcext:value-type="string">
            <text:p>1D3</text:p>
          </table:table-cell>
          <table:table-cell table:formula="of:=DEC2HEX([.D468];2)" office:value-type="string" office:string-value="9B" calcext:value-type="string">
            <text:p>9B</text:p>
          </table:table-cell>
          <table:table-cell table:formula="of:=ROUND(([.A468]-1)/3;0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69];3)" office:value-type="string" office:string-value="1D4" calcext:value-type="string">
            <text:p>1D4</text:p>
          </table:table-cell>
          <table:table-cell table:formula="of:=DEC2HEX([.D469];2)" office:value-type="string" office:string-value="9C" calcext:value-type="string">
            <text:p>9C</text:p>
          </table:table-cell>
          <table:table-cell table:formula="of:=ROUND(([.A469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0];3)" office:value-type="string" office:string-value="1D5" calcext:value-type="string">
            <text:p>1D5</text:p>
          </table:table-cell>
          <table:table-cell table:formula="of:=DEC2HEX([.D470];2)" office:value-type="string" office:string-value="9C" calcext:value-type="string">
            <text:p>9C</text:p>
          </table:table-cell>
          <table:table-cell table:formula="of:=ROUND(([.A470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1];3)" office:value-type="string" office:string-value="1D6" calcext:value-type="string">
            <text:p>1D6</text:p>
          </table:table-cell>
          <table:table-cell table:formula="of:=DEC2HEX([.D471];2)" office:value-type="string" office:string-value="9C" calcext:value-type="string">
            <text:p>9C</text:p>
          </table:table-cell>
          <table:table-cell table:formula="of:=ROUND(([.A471]-1)/3;0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2];3)" office:value-type="string" office:string-value="1D7" calcext:value-type="string">
            <text:p>1D7</text:p>
          </table:table-cell>
          <table:table-cell table:formula="of:=DEC2HEX([.D472];2)" office:value-type="string" office:string-value="9D" calcext:value-type="string">
            <text:p>9D</text:p>
          </table:table-cell>
          <table:table-cell table:formula="of:=ROUND(([.A472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3];3)" office:value-type="string" office:string-value="1D8" calcext:value-type="string">
            <text:p>1D8</text:p>
          </table:table-cell>
          <table:table-cell table:formula="of:=DEC2HEX([.D473];2)" office:value-type="string" office:string-value="9D" calcext:value-type="string">
            <text:p>9D</text:p>
          </table:table-cell>
          <table:table-cell table:formula="of:=ROUND(([.A473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4];3)" office:value-type="string" office:string-value="1D9" calcext:value-type="string">
            <text:p>1D9</text:p>
          </table:table-cell>
          <table:table-cell table:formula="of:=DEC2HEX([.D474];2)" office:value-type="string" office:string-value="9D" calcext:value-type="string">
            <text:p>9D</text:p>
          </table:table-cell>
          <table:table-cell table:formula="of:=ROUND(([.A474]-1)/3;0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5];3)" office:value-type="string" office:string-value="1DA" calcext:value-type="string">
            <text:p>1DA</text:p>
          </table:table-cell>
          <table:table-cell table:formula="of:=DEC2HEX([.D475];2)" office:value-type="string" office:string-value="9E" calcext:value-type="string">
            <text:p>9E</text:p>
          </table:table-cell>
          <table:table-cell table:formula="of:=ROUND(([.A475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6];3)" office:value-type="string" office:string-value="1DB" calcext:value-type="string">
            <text:p>1DB</text:p>
          </table:table-cell>
          <table:table-cell table:formula="of:=DEC2HEX([.D476];2)" office:value-type="string" office:string-value="9E" calcext:value-type="string">
            <text:p>9E</text:p>
          </table:table-cell>
          <table:table-cell table:formula="of:=ROUND(([.A476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7];3)" office:value-type="string" office:string-value="1DC" calcext:value-type="string">
            <text:p>1DC</text:p>
          </table:table-cell>
          <table:table-cell table:formula="of:=DEC2HEX([.D477];2)" office:value-type="string" office:string-value="9E" calcext:value-type="string">
            <text:p>9E</text:p>
          </table:table-cell>
          <table:table-cell table:formula="of:=ROUND(([.A477]-1)/3;0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8];3)" office:value-type="string" office:string-value="1DD" calcext:value-type="string">
            <text:p>1DD</text:p>
          </table:table-cell>
          <table:table-cell table:formula="of:=DEC2HEX([.D478];2)" office:value-type="string" office:string-value="9F" calcext:value-type="string">
            <text:p>9F</text:p>
          </table:table-cell>
          <table:table-cell table:formula="of:=ROUND(([.A478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79];3)" office:value-type="string" office:string-value="1DE" calcext:value-type="string">
            <text:p>1DE</text:p>
          </table:table-cell>
          <table:table-cell table:formula="of:=DEC2HEX([.D479];2)" office:value-type="string" office:string-value="9F" calcext:value-type="string">
            <text:p>9F</text:p>
          </table:table-cell>
          <table:table-cell table:formula="of:=ROUND(([.A479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0];3)" office:value-type="string" office:string-value="1DF" calcext:value-type="string">
            <text:p>1DF</text:p>
          </table:table-cell>
          <table:table-cell table:formula="of:=DEC2HEX([.D480];2)" office:value-type="string" office:string-value="9F" calcext:value-type="string">
            <text:p>9F</text:p>
          </table:table-cell>
          <table:table-cell table:formula="of:=ROUND(([.A480]-1)/3;0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1];3)" office:value-type="string" office:string-value="1E0" calcext:value-type="string">
            <text:p>1E0</text:p>
          </table:table-cell>
          <table:table-cell table:formula="of:=DEC2HEX([.D481];2)" office:value-type="string" office:string-value="A0" calcext:value-type="string">
            <text:p>A0</text:p>
          </table:table-cell>
          <table:table-cell table:formula="of:=ROUND(([.A481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2];3)" office:value-type="string" office:string-value="1E1" calcext:value-type="string">
            <text:p>1E1</text:p>
          </table:table-cell>
          <table:table-cell table:formula="of:=DEC2HEX([.D482];2)" office:value-type="string" office:string-value="A0" calcext:value-type="string">
            <text:p>A0</text:p>
          </table:table-cell>
          <table:table-cell table:formula="of:=ROUND(([.A482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3];3)" office:value-type="string" office:string-value="1E2" calcext:value-type="string">
            <text:p>1E2</text:p>
          </table:table-cell>
          <table:table-cell table:formula="of:=DEC2HEX([.D483];2)" office:value-type="string" office:string-value="A0" calcext:value-type="string">
            <text:p>A0</text:p>
          </table:table-cell>
          <table:table-cell table:formula="of:=ROUND(([.A483]-1)/3;0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4];3)" office:value-type="string" office:string-value="1E3" calcext:value-type="string">
            <text:p>1E3</text:p>
          </table:table-cell>
          <table:table-cell table:formula="of:=DEC2HEX([.D484];2)" office:value-type="string" office:string-value="A1" calcext:value-type="string">
            <text:p>A1</text:p>
          </table:table-cell>
          <table:table-cell table:formula="of:=ROUND(([.A484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5];3)" office:value-type="string" office:string-value="1E4" calcext:value-type="string">
            <text:p>1E4</text:p>
          </table:table-cell>
          <table:table-cell table:formula="of:=DEC2HEX([.D485];2)" office:value-type="string" office:string-value="A1" calcext:value-type="string">
            <text:p>A1</text:p>
          </table:table-cell>
          <table:table-cell table:formula="of:=ROUND(([.A485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6];3)" office:value-type="string" office:string-value="1E5" calcext:value-type="string">
            <text:p>1E5</text:p>
          </table:table-cell>
          <table:table-cell table:formula="of:=DEC2HEX([.D486];2)" office:value-type="string" office:string-value="A1" calcext:value-type="string">
            <text:p>A1</text:p>
          </table:table-cell>
          <table:table-cell table:formula="of:=ROUND(([.A486]-1)/3;0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7];3)" office:value-type="string" office:string-value="1E6" calcext:value-type="string">
            <text:p>1E6</text:p>
          </table:table-cell>
          <table:table-cell table:formula="of:=DEC2HEX([.D487];2)" office:value-type="string" office:string-value="A2" calcext:value-type="string">
            <text:p>A2</text:p>
          </table:table-cell>
          <table:table-cell table:formula="of:=ROUND(([.A487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8];3)" office:value-type="string" office:string-value="1E7" calcext:value-type="string">
            <text:p>1E7</text:p>
          </table:table-cell>
          <table:table-cell table:formula="of:=DEC2HEX([.D488];2)" office:value-type="string" office:string-value="A2" calcext:value-type="string">
            <text:p>A2</text:p>
          </table:table-cell>
          <table:table-cell table:formula="of:=ROUND(([.A488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89];3)" office:value-type="string" office:string-value="1E8" calcext:value-type="string">
            <text:p>1E8</text:p>
          </table:table-cell>
          <table:table-cell table:formula="of:=DEC2HEX([.D489];2)" office:value-type="string" office:string-value="A2" calcext:value-type="string">
            <text:p>A2</text:p>
          </table:table-cell>
          <table:table-cell table:formula="of:=ROUND(([.A489]-1)/3;0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0];3)" office:value-type="string" office:string-value="1E9" calcext:value-type="string">
            <text:p>1E9</text:p>
          </table:table-cell>
          <table:table-cell table:formula="of:=DEC2HEX([.D490];2)" office:value-type="string" office:string-value="A3" calcext:value-type="string">
            <text:p>A3</text:p>
          </table:table-cell>
          <table:table-cell table:formula="of:=ROUND(([.A490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1];3)" office:value-type="string" office:string-value="1EA" calcext:value-type="string">
            <text:p>1EA</text:p>
          </table:table-cell>
          <table:table-cell table:formula="of:=DEC2HEX([.D491];2)" office:value-type="string" office:string-value="A3" calcext:value-type="string">
            <text:p>A3</text:p>
          </table:table-cell>
          <table:table-cell table:formula="of:=ROUND(([.A491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2];3)" office:value-type="string" office:string-value="1EB" calcext:value-type="string">
            <text:p>1EB</text:p>
          </table:table-cell>
          <table:table-cell table:formula="of:=DEC2HEX([.D492];2)" office:value-type="string" office:string-value="A3" calcext:value-type="string">
            <text:p>A3</text:p>
          </table:table-cell>
          <table:table-cell table:formula="of:=ROUND(([.A492]-1)/3;0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3];3)" office:value-type="string" office:string-value="1EC" calcext:value-type="string">
            <text:p>1EC</text:p>
          </table:table-cell>
          <table:table-cell table:formula="of:=DEC2HEX([.D493];2)" office:value-type="string" office:string-value="A4" calcext:value-type="string">
            <text:p>A4</text:p>
          </table:table-cell>
          <table:table-cell table:formula="of:=ROUND(([.A493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4];3)" office:value-type="string" office:string-value="1ED" calcext:value-type="string">
            <text:p>1ED</text:p>
          </table:table-cell>
          <table:table-cell table:formula="of:=DEC2HEX([.D494];2)" office:value-type="string" office:string-value="A4" calcext:value-type="string">
            <text:p>A4</text:p>
          </table:table-cell>
          <table:table-cell table:formula="of:=ROUND(([.A494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5];3)" office:value-type="string" office:string-value="1EE" calcext:value-type="string">
            <text:p>1EE</text:p>
          </table:table-cell>
          <table:table-cell table:formula="of:=DEC2HEX([.D495];2)" office:value-type="string" office:string-value="A4" calcext:value-type="string">
            <text:p>A4</text:p>
          </table:table-cell>
          <table:table-cell table:formula="of:=ROUND(([.A495]-1)/3;0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6];3)" office:value-type="string" office:string-value="1EF" calcext:value-type="string">
            <text:p>1EF</text:p>
          </table:table-cell>
          <table:table-cell table:formula="of:=DEC2HEX([.D496];2)" office:value-type="string" office:string-value="A5" calcext:value-type="string">
            <text:p>A5</text:p>
          </table:table-cell>
          <table:table-cell table:formula="of:=ROUND(([.A496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7];3)" office:value-type="string" office:string-value="1F0" calcext:value-type="string">
            <text:p>1F0</text:p>
          </table:table-cell>
          <table:table-cell table:formula="of:=DEC2HEX([.D497];2)" office:value-type="string" office:string-value="A5" calcext:value-type="string">
            <text:p>A5</text:p>
          </table:table-cell>
          <table:table-cell table:formula="of:=ROUND(([.A497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8];3)" office:value-type="string" office:string-value="1F1" calcext:value-type="string">
            <text:p>1F1</text:p>
          </table:table-cell>
          <table:table-cell table:formula="of:=DEC2HEX([.D498];2)" office:value-type="string" office:string-value="A5" calcext:value-type="string">
            <text:p>A5</text:p>
          </table:table-cell>
          <table:table-cell table:formula="of:=ROUND(([.A498]-1)/3;0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499];3)" office:value-type="string" office:string-value="1F2" calcext:value-type="string">
            <text:p>1F2</text:p>
          </table:table-cell>
          <table:table-cell table:formula="of:=DEC2HEX([.D499];2)" office:value-type="string" office:string-value="A6" calcext:value-type="string">
            <text:p>A6</text:p>
          </table:table-cell>
          <table:table-cell table:formula="of:=ROUND(([.A499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0];3)" office:value-type="string" office:string-value="1F3" calcext:value-type="string">
            <text:p>1F3</text:p>
          </table:table-cell>
          <table:table-cell table:formula="of:=DEC2HEX([.D500];2)" office:value-type="string" office:string-value="A6" calcext:value-type="string">
            <text:p>A6</text:p>
          </table:table-cell>
          <table:table-cell table:formula="of:=ROUND(([.A500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1];3)" office:value-type="string" office:string-value="1F4" calcext:value-type="string">
            <text:p>1F4</text:p>
          </table:table-cell>
          <table:table-cell table:formula="of:=DEC2HEX([.D501];2)" office:value-type="string" office:string-value="A6" calcext:value-type="string">
            <text:p>A6</text:p>
          </table:table-cell>
          <table:table-cell table:formula="of:=ROUND(([.A501]-1)/3;0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2];3)" office:value-type="string" office:string-value="1F5" calcext:value-type="string">
            <text:p>1F5</text:p>
          </table:table-cell>
          <table:table-cell table:formula="of:=DEC2HEX([.D502];2)" office:value-type="string" office:string-value="A7" calcext:value-type="string">
            <text:p>A7</text:p>
          </table:table-cell>
          <table:table-cell table:formula="of:=ROUND(([.A502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3];3)" office:value-type="string" office:string-value="1F6" calcext:value-type="string">
            <text:p>1F6</text:p>
          </table:table-cell>
          <table:table-cell table:formula="of:=DEC2HEX([.D503];2)" office:value-type="string" office:string-value="A7" calcext:value-type="string">
            <text:p>A7</text:p>
          </table:table-cell>
          <table:table-cell table:formula="of:=ROUND(([.A503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4];3)" office:value-type="string" office:string-value="1F7" calcext:value-type="string">
            <text:p>1F7</text:p>
          </table:table-cell>
          <table:table-cell table:formula="of:=DEC2HEX([.D504];2)" office:value-type="string" office:string-value="A7" calcext:value-type="string">
            <text:p>A7</text:p>
          </table:table-cell>
          <table:table-cell table:formula="of:=ROUND(([.A504]-1)/3;0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5];3)" office:value-type="string" office:string-value="1F8" calcext:value-type="string">
            <text:p>1F8</text:p>
          </table:table-cell>
          <table:table-cell table:formula="of:=DEC2HEX([.D505];2)" office:value-type="string" office:string-value="A8" calcext:value-type="string">
            <text:p>A8</text:p>
          </table:table-cell>
          <table:table-cell table:formula="of:=ROUND(([.A505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6];3)" office:value-type="string" office:string-value="1F9" calcext:value-type="string">
            <text:p>1F9</text:p>
          </table:table-cell>
          <table:table-cell table:formula="of:=DEC2HEX([.D506];2)" office:value-type="string" office:string-value="A8" calcext:value-type="string">
            <text:p>A8</text:p>
          </table:table-cell>
          <table:table-cell table:formula="of:=ROUND(([.A506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7];3)" office:value-type="string" office:string-value="1FA" calcext:value-type="string">
            <text:p>1FA</text:p>
          </table:table-cell>
          <table:table-cell table:formula="of:=DEC2HEX([.D507];2)" office:value-type="string" office:string-value="A8" calcext:value-type="string">
            <text:p>A8</text:p>
          </table:table-cell>
          <table:table-cell table:formula="of:=ROUND(([.A507]-1)/3;0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8];3)" office:value-type="string" office:string-value="1FB" calcext:value-type="string">
            <text:p>1FB</text:p>
          </table:table-cell>
          <table:table-cell table:formula="of:=DEC2HEX([.D508];2)" office:value-type="string" office:string-value="A9" calcext:value-type="string">
            <text:p>A9</text:p>
          </table:table-cell>
          <table:table-cell table:formula="of:=ROUND(([.A508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09];3)" office:value-type="string" office:string-value="1FC" calcext:value-type="string">
            <text:p>1FC</text:p>
          </table:table-cell>
          <table:table-cell table:formula="of:=DEC2HEX([.D509];2)" office:value-type="string" office:string-value="A9" calcext:value-type="string">
            <text:p>A9</text:p>
          </table:table-cell>
          <table:table-cell table:formula="of:=ROUND(([.A509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0];3)" office:value-type="string" office:string-value="1FD" calcext:value-type="string">
            <text:p>1FD</text:p>
          </table:table-cell>
          <table:table-cell table:formula="of:=DEC2HEX([.D510];2)" office:value-type="string" office:string-value="A9" calcext:value-type="string">
            <text:p>A9</text:p>
          </table:table-cell>
          <table:table-cell table:formula="of:=ROUND(([.A510]-1)/3;0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1];3)" office:value-type="string" office:string-value="1FE" calcext:value-type="string">
            <text:p>1FE</text:p>
          </table:table-cell>
          <table:table-cell table:formula="of:=DEC2HEX([.D511];2)" office:value-type="string" office:string-value="AA" calcext:value-type="string">
            <text:p>AA</text:p>
          </table:table-cell>
          <table:table-cell table:formula="of:=ROUND(([.A511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2];3)" office:value-type="string" office:string-value="1FF" calcext:value-type="string">
            <text:p>1FF</text:p>
          </table:table-cell>
          <table:table-cell table:formula="of:=DEC2HEX([.D512];2)" office:value-type="string" office:string-value="AA" calcext:value-type="string">
            <text:p>AA</text:p>
          </table:table-cell>
          <table:table-cell table:formula="of:=ROUND(([.A512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DEC2HEX([.A513];3)" office:value-type="string" office:string-value="200" calcext:value-type="string">
            <text:p>200</text:p>
          </table:table-cell>
          <table:table-cell table:formula="of:=DEC2HEX([.D513];2)" office:value-type="string" office:string-value="AA" calcext:value-type="string">
            <text:p>AA</text:p>
          </table:table-cell>
          <table:table-cell table:formula="of:=ROUND(([.A513]-1)/3;0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DEC2HEX([.A514];3)" office:value-type="string" office:string-value="201" calcext:value-type="string">
            <text:p>201</text:p>
          </table:table-cell>
          <table:table-cell table:formula="of:=DEC2HEX([.D514];2)" office:value-type="string" office:string-value="AB" calcext:value-type="string">
            <text:p>AB</text:p>
          </table:table-cell>
          <table:table-cell table:formula="of:=ROUND(([.A514]-1)/3;0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DEC2HEX([.A515];3)" office:value-type="string" office:string-value="202" calcext:value-type="string">
            <text:p>202</text:p>
          </table:table-cell>
          <table:table-cell table:formula="of:=DEC2HEX([.D515];2)" office:value-type="string" office:string-value="AB" calcext:value-type="string">
            <text:p>AB</text:p>
          </table:table-cell>
          <table:table-cell table:formula="of:=ROUND(([.A515]-1)/3;0)"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2" loext:min-decimal-places="2" number:min-integer-digits="1"/>
      <number:text> us</number:text>
    </number:number-style>
    <number:number-style style:name="N105" number:title="Definido por el usuario">
      <number:number number:min-integer-digits="1"/>
      <number:text> lines</number:text>
    </number:number-style>
    <number:number-style style:name="N106" number:title="Definido por el usuario">
      <number:number number:min-integer-digits="1"/>
      <number:text> pxls</number:text>
    </number:number-style>
    <number:number-style style:name="N107">
      <number:number number:min-integer-digits="1"/>
      <number:text> pxl</number:text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min-integer-digits="1"/>
      <number:text> </number:text>
    </number:number-style>
    <number:number-style style:name="N110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17:09:10.3188290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2-03-22T19:33:47.716300905</meta:creation-date>
    <dc:date>2023-06-18T17:47:46.397071970</dc:date>
    <dc:creator>Pepe </dc:creator>
    <meta:editing-duration>P7DT2H22M19S</meta:editing-duration>
    <meta:editing-cycles>3</meta:editing-cycles>
    <meta:generator>LibreOffice/6.4.7.2$Linux_X86_64 LibreOffice_project/40$Build-2</meta:generator>
    <meta:document-statistic meta:table-count="3" meta:cell-count="2905" meta:object-count="0"/>
  </office:meta>
</office:document-meta>
</file>